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style:font-name="Arial"/>
    </style:style>
    <style:style style:name="P3" style:family="paragraph" style:parent-style-name="Text_20_body">
      <style:text-properties fo:font-size="11pt" style:font-size-asian="11pt"/>
    </style:style>
    <style:style style:name="P4" style:family="paragraph" style:parent-style-name="Text_20_body">
      <style:text-properties fo:font-size="12pt" style:font-size-asian="12pt"/>
    </style:style>
    <style:style style:name="P5" style:family="paragraph" style:parent-style-name="Text_20_body">
      <style:text-properties style:use-window-font-color="true"/>
    </style:style>
    <style:style style:name="P6" style:family="paragraph" style:parent-style-name="Text_20_body">
      <style:text-properties fo:font-size="10.5pt" style:font-size-asian="10.5pt"/>
    </style:style>
    <style:style style:name="P7" style:family="paragraph" style:parent-style-name="Text_20_body">
      <style:text-properties fo:font-size="3.5pt" style:font-size-asian="3.5pt"/>
    </style:style>
    <style:style style:name="P8" style:family="paragraph" style:parent-style-name="Text_20_body">
      <style:text-properties style:font-name="Monaco"/>
    </style:style>
    <style:style style:name="P9" style:family="paragraph" style:parent-style-name="Text_20_body">
      <style:text-properties style:font-name="Monaco" fo:font-size="11pt" style:font-size-asian="11pt"/>
    </style:style>
    <style:style style:name="P10" style:family="paragraph" style:parent-style-name="Text_20_body">
      <style:text-properties fo:font-size="15pt" style:font-size-asian="15pt"/>
    </style:style>
    <style:style style:name="P11" style:family="paragraph" style:parent-style-name="Text_20_body">
      <style:text-properties fo:font-size="9.5pt" style:font-size-asian="9.5pt"/>
    </style:style>
    <style:style style:name="P12" style:family="paragraph" style:parent-style-name="Text_20_body">
      <style:text-properties fo:font-size="9pt" style:font-size-asian="9pt"/>
    </style:style>
    <style:style style:name="P13" style:family="paragraph" style:parent-style-name="Text_20_body">
      <style:text-properties fo:font-size="13pt" style:font-size-asian="13pt"/>
    </style:style>
    <style:style style:name="P14" style:family="paragraph" style:parent-style-name="Text_20_body">
      <style:paragraph-properties fo:line-height="0.3291in"/>
    </style:style>
    <style:style style:name="P15" style:family="paragraph" style:parent-style-name="Text_20_body">
      <style:paragraph-properties fo:line-height="0.1575in"/>
    </style:style>
    <style:style style:name="P16" style:family="paragraph" style:parent-style-name="Text_20_body">
      <style:paragraph-properties fo:line-height="0.1575in">
        <style:tab-stops>
          <style:tab-stop style:position="4.3744in"/>
          <style:tab-stop style:position="4.9374in"/>
        </style:tab-stops>
      </style:paragraph-properties>
    </style:style>
    <style:style style:name="P17" style:family="paragraph" style:parent-style-name="Text_20_body">
      <style:paragraph-properties fo:line-height="0.1575in">
        <style:tab-stops>
          <style:tab-stop style:position="0.7701in"/>
        </style:tab-stops>
      </style:paragraph-properties>
    </style:style>
    <style:style style:name="P18" style:family="paragraph" style:parent-style-name="Text_20_body">
      <style:paragraph-properties fo:line-height="0.2965in"/>
    </style:style>
    <style:style style:name="P19" style:family="paragraph" style:parent-style-name="Text_20_body">
      <style:paragraph-properties fo:line-height="0.1717in">
        <style:tab-stops>
          <style:tab-stop style:position="1.1819in"/>
        </style:tab-stops>
      </style:paragraph-properties>
    </style:style>
    <style:style style:name="P20" style:family="paragraph" style:parent-style-name="Text_20_body">
      <style:text-properties style:font-name="Times New Roman1" fo:font-size="10pt" style:font-size-asian="10pt" style:font-size-complex="10pt"/>
    </style:style>
    <style:style style:name="P21" style:family="paragraph" style:parent-style-name="Frame_20_contents">
      <style:paragraph-properties fo:margin-left="0.0138in" fo:margin-right="0in" fo:margin-top="0.0118in" fo:margin-bottom="0in" loext:contextual-spacing="false" fo:text-indent="0in" style:auto-text-indent="false"/>
    </style:style>
    <style:style style:name="P22" style:family="paragraph" style:parent-style-name="Frame_20_contents">
      <style:paragraph-properties fo:margin-left="0.0138in" fo:margin-right="0in" fo:margin-top="0.0118in" fo:margin-bottom="0in" loext:contextual-spacing="false" fo:text-indent="0in" style:auto-text-indent="false"/>
      <style:text-properties style:use-window-font-color="true"/>
    </style:style>
    <style:style style:name="P23" style:family="paragraph" style:parent-style-name="Standard">
      <style:paragraph-properties fo:line-height="0.1957in" fo:text-align="end" style:justify-single-word="false"/>
    </style:style>
    <style:style style:name="P24" style:family="paragraph" style:parent-style-name="Standard">
      <style:paragraph-properties fo:line-height="0.172in" fo:text-align="end" style:justify-single-word="false"/>
    </style:style>
    <style:style style:name="P25" style:family="paragraph" style:parent-style-name="Standard">
      <style:paragraph-properties fo:line-height="0.1709in" fo:text-align="end" style:justify-single-word="false"/>
    </style:style>
    <style:style style:name="P26" style:family="paragraph" style:parent-style-name="Standard">
      <style:paragraph-properties fo:line-height="0.1909in" fo:text-align="end" style:justify-single-word="false"/>
    </style:style>
    <style:style style:name="P27" style:family="paragraph" style:parent-style-name="Standard">
      <style:paragraph-properties fo:line-height="0.0134in" fo:text-align="end" style:justify-single-word="false"/>
      <style:text-properties style:font-name="Arial Unicode MS" fo:font-size="7pt" style:font-size-asian="7pt" style:text-scale="125%"/>
    </style:style>
    <style:style style:name="P28" style:family="paragraph" style:parent-style-name="Standard">
      <style:paragraph-properties fo:margin-top="0.0764in" fo:margin-bottom="0in" loext:contextual-spacing="false" fo:text-align="center" style:justify-single-word="false"/>
    </style:style>
    <style:style style:name="P29" style:family="paragraph" style:parent-style-name="Standard">
      <style:paragraph-properties fo:margin-left="0.3957in" fo:margin-right="0.3945in" fo:line-height="0.139in" fo:text-align="justify" style:justify-single-word="false" fo:text-indent="0in" style:auto-text-indent="false"/>
    </style:style>
    <style:style style:name="P30" style:family="paragraph" style:parent-style-name="Standard">
      <style:paragraph-properties fo:margin-left="0.3957in" fo:margin-right="0in" fo:margin-top="0.0764in" fo:margin-bottom="0in" loext:contextual-spacing="false" fo:text-align="justify" style:justify-single-word="false" fo:text-indent="0in" style:auto-text-indent="false"/>
    </style:style>
    <style:style style:name="P31" style:family="paragraph" style:parent-style-name="Standard">
      <style:paragraph-properties fo:margin-left="0.0807in" fo:margin-right="0in" fo:margin-top="0.0835in" fo:margin-bottom="0in" loext:contextual-spacing="false" fo:text-indent="0in" style:auto-text-indent="false" fo:break-before="column"/>
    </style:style>
    <style:style style:name="P32" style:family="paragraph" style:parent-style-name="Standard">
      <style:paragraph-properties fo:margin-left="0.0807in" fo:margin-right="0in" fo:text-indent="0in" style:auto-text-indent="false" fo:break-before="column"/>
    </style:style>
    <style:style style:name="P33" style:family="paragraph" style:parent-style-name="Standard">
      <style:paragraph-properties fo:margin-left="0.0807in" fo:margin-right="0in" fo:line-height="0.2484in" fo:text-indent="0in" style:auto-text-indent="false" fo:break-before="column"/>
    </style:style>
    <style:style style:name="P34" style:family="paragraph" style:parent-style-name="Standard">
      <style:paragraph-properties fo:margin-left="0.0807in" fo:margin-right="0in" fo:line-height="0.1591in" fo:text-indent="0in" style:auto-text-indent="false" fo:break-before="column"/>
    </style:style>
    <style:style style:name="P35" style:family="paragraph" style:parent-style-name="Text_20_body">
      <style:paragraph-properties fo:margin-left="0.0807in" fo:margin-right="0in" fo:text-indent="0in" style:auto-text-indent="false" fo:break-before="column"/>
    </style:style>
    <style:style style:name="P36" style:family="paragraph" style:parent-style-name="Text_20_body">
      <style:paragraph-properties fo:margin-left="0.0807in" fo:margin-right="0in" fo:line-height="0.2634in" fo:text-indent="0in" style:auto-text-indent="false" fo:break-before="column">
        <style:tab-stops>
          <style:tab-stop style:position="0.461in"/>
          <style:tab-stop style:position="0.911in"/>
          <style:tab-stop style:position="1.1945in"/>
        </style:tab-stops>
      </style:paragraph-properties>
    </style:style>
    <style:style style:name="P37" style:family="paragraph" style:parent-style-name="Standard">
      <style:paragraph-properties fo:margin-left="0.0807in" fo:margin-right="0in" fo:margin-top="0.0299in" fo:margin-bottom="0in" loext:contextual-spacing="false" style:line-height-at-least="0.4307in" fo:text-align="justify" style:justify-single-word="false" fo:text-indent="0in" style:auto-text-indent="false">
        <style:tab-stops>
          <style:tab-stop style:position="1.4701in"/>
          <style:tab-stop style:position="2.1429in"/>
        </style:tab-stops>
      </style:paragraph-properties>
    </style:style>
    <style:style style:name="P38" style:family="paragraph" style:parent-style-name="Standard">
      <style:paragraph-properties fo:margin-left="0.0807in" fo:margin-right="0in" fo:margin-top="0.0783in" fo:margin-bottom="0in" loext:contextual-spacing="false" fo:line-height="0.139in" fo:text-indent="0in" style:auto-text-indent="false"/>
    </style:style>
    <style:style style:name="P39" style:family="paragraph" style:parent-style-name="Standard">
      <style:paragraph-properties fo:margin-left="0.0807in" fo:margin-right="0in" fo:margin-top="0.0728in" fo:margin-bottom="0in" loext:contextual-spacing="false" fo:line-height="0.139in" fo:text-indent="0in" style:auto-text-indent="false"/>
    </style:style>
    <style:style style:name="P40" style:family="paragraph" style:parent-style-name="Standard">
      <style:paragraph-properties fo:margin-left="0.0807in" fo:margin-right="0in" fo:margin-top="0.078in" fo:margin-bottom="0in" loext:contextual-spacing="false" fo:line-height="0.139in" fo:text-align="justify" style:justify-single-word="false" fo:text-indent="0in" style:auto-text-indent="false"/>
    </style:style>
    <style:style style:name="P41" style:family="paragraph" style:parent-style-name="Text_20_body">
      <style:paragraph-properties fo:margin-left="0.0807in" fo:margin-right="0in" fo:line-height="95%" fo:text-indent="0in" style:auto-text-indent="false"/>
    </style:style>
    <style:style style:name="P42" style:family="paragraph" style:parent-style-name="Text_20_body">
      <style:paragraph-properties fo:margin-left="0.0807in" fo:margin-right="0in" fo:line-height="0.1516in" fo:text-indent="0in" style:auto-text-indent="false"/>
    </style:style>
    <style:style style:name="P43" style:family="paragraph" style:parent-style-name="Text_20_body">
      <style:paragraph-properties fo:margin-left="0.0807in" fo:margin-right="0in" fo:line-height="0.1516in" fo:text-align="justify" style:justify-single-word="false" fo:text-indent="0in" style:auto-text-indent="false"/>
    </style:style>
    <style:style style:name="P44" style:family="paragraph" style:parent-style-name="Text_20_body">
      <style:paragraph-properties fo:margin-left="0.0807in" fo:margin-right="0in" fo:line-height="0.0972in" fo:text-indent="0in" style:auto-text-indent="false">
        <style:tab-stops>
          <style:tab-stop style:position="3.7819in"/>
          <style:tab-stop style:position="5.2299in"/>
        </style:tab-stops>
      </style:paragraph-properties>
    </style:style>
    <style:style style:name="P45" style:family="paragraph" style:parent-style-name="Text_20_body">
      <style:paragraph-properties fo:margin-left="0.0807in" fo:margin-right="0in" fo:line-height="0.1575in" fo:text-indent="0in" style:auto-text-indent="false"/>
    </style:style>
    <style:style style:name="P46" style:family="paragraph" style:parent-style-name="Text_20_body">
      <style:paragraph-properties fo:margin-left="0.0807in" fo:margin-right="0in" fo:line-height="0.1528in" fo:text-align="justify" style:justify-single-word="false" fo:text-indent="0in" style:auto-text-indent="false"/>
    </style:style>
    <style:style style:name="P47" style:family="paragraph" style:parent-style-name="Text_20_body">
      <style:paragraph-properties fo:margin-left="0.0807in" fo:margin-right="0in" fo:line-height="0.1374in" fo:text-indent="0in" style:auto-text-indent="false">
        <style:tab-stops>
          <style:tab-stop style:position="3.7819in"/>
          <style:tab-stop style:position="5.2299in"/>
        </style:tab-stops>
      </style:paragraph-properties>
    </style:style>
    <style:style style:name="P48" style:family="paragraph" style:parent-style-name="Text_20_body">
      <style:paragraph-properties fo:margin-left="0.0807in" fo:margin-right="0in" fo:line-height="0.1in" fo:text-align="justify" style:justify-single-word="false" fo:text-indent="0in" style:auto-text-indent="false"/>
    </style:style>
    <style:style style:name="P49" style:family="paragraph" style:parent-style-name="Text_20_body">
      <style:paragraph-properties fo:margin-left="0.0807in" fo:margin-right="0in" fo:line-height="0.1917in" fo:text-align="justify" style:justify-single-word="false" fo:text-indent="0in" style:auto-text-indent="false"/>
    </style:style>
    <style:style style:name="P50" style:family="paragraph" style:parent-style-name="Text_20_body">
      <style:paragraph-properties fo:margin-left="0.0807in" fo:margin-right="0in" fo:line-height="0.152in" fo:text-align="justify" style:justify-single-word="false" fo:text-indent="0in" style:auto-text-indent="false"/>
    </style:style>
    <style:style style:name="P51" style:family="paragraph" style:parent-style-name="Text_20_body">
      <style:paragraph-properties fo:margin-left="0.0807in" fo:margin-right="0in" fo:line-height="0.1575in" fo:text-indent="0in" style:auto-text-indent="false"/>
      <style:text-properties style:text-scale="95%"/>
    </style:style>
    <style:style style:name="P52" style:family="paragraph" style:parent-style-name="Text_20_body">
      <style:paragraph-properties fo:margin-left="0.0807in" fo:margin-right="0in" fo:margin-top="0.002in" fo:margin-bottom="0in" loext:contextual-spacing="false" fo:text-indent="0in" style:auto-text-indent="false"/>
    </style:style>
    <style:style style:name="P53" style:family="paragraph" style:parent-style-name="Text_20_body">
      <style:paragraph-properties fo:margin-left="0.0807in" fo:margin-right="0in" fo:margin-top="0.089in" fo:margin-bottom="0in" loext:contextual-spacing="false" fo:line-height="0.1528in" fo:text-indent="0in" style:auto-text-indent="false"/>
    </style:style>
    <style:style style:name="P54" style:family="paragraph" style:parent-style-name="Text_20_body">
      <style:paragraph-properties fo:margin-left="0.0807in" fo:margin-right="0in" fo:margin-top="0.1417in" fo:margin-bottom="0in" loext:contextual-spacing="false" fo:text-indent="0in" style:auto-text-indent="false" fo:break-before="column">
        <style:tab-stops>
          <style:tab-stop style:position="0.6783in"/>
        </style:tab-stops>
      </style:paragraph-properties>
    </style:style>
    <style:style style:name="P55" style:family="paragraph" style:parent-style-name="Text_20_body">
      <style:paragraph-properties fo:margin-left="0.0807in" fo:margin-right="0in" fo:margin-top="0.0008in" fo:margin-bottom="0in" loext:contextual-spacing="false" fo:text-indent="0in" style:auto-text-indent="false" fo:break-before="column"/>
    </style:style>
    <style:style style:name="P56" style:family="paragraph" style:parent-style-name="Text_20_body">
      <style:paragraph-properties fo:margin-left="0.0807in" fo:margin-right="0in" fo:margin-top="0.0508in" fo:margin-bottom="0in" loext:contextual-spacing="false" fo:line-height="0.1528in" fo:text-align="justify" style:justify-single-word="false" fo:text-indent="0in" style:auto-text-indent="false"/>
    </style:style>
    <style:style style:name="P57" style:family="paragraph" style:parent-style-name="Text_20_body">
      <style:paragraph-properties fo:margin-left="0.0807in" fo:margin-right="0in" fo:margin-top="0.1in" fo:margin-bottom="0in" loext:contextual-spacing="false" fo:line-height="0.1528in" fo:text-indent="0in" style:auto-text-indent="false" fo:break-before="column"/>
    </style:style>
    <style:style style:name="P58" style:family="paragraph" style:parent-style-name="Text_20_body">
      <style:paragraph-properties fo:margin-left="0.0807in" fo:margin-right="0in" fo:margin-top="0.0673in" fo:margin-bottom="0in" loext:contextual-spacing="false" fo:text-align="justify" style:justify-single-word="false" fo:text-indent="0in" style:auto-text-indent="false"/>
    </style:style>
    <style:style style:name="P59" style:family="paragraph" style:parent-style-name="Text_20_body">
      <style:paragraph-properties fo:margin-left="0.0807in" fo:margin-right="0in" fo:margin-top="0.1138in" fo:margin-bottom="0in" loext:contextual-spacing="false" fo:line-height="0.1528in" fo:text-align="justify" style:justify-single-word="false" fo:text-indent="0in" style:auto-text-indent="false"/>
    </style:style>
    <style:style style:name="P60" style:family="paragraph" style:parent-style-name="Text_20_body">
      <style:paragraph-properties fo:margin-left="0.0807in" fo:margin-right="0in" fo:margin-top="0.128in" fo:margin-bottom="0in" loext:contextual-spacing="false" fo:line-height="0.1528in" fo:text-align="justify" style:justify-single-word="false" fo:text-indent="0in" style:auto-text-indent="false"/>
    </style:style>
    <style:style style:name="P61" style:family="paragraph" style:parent-style-name="Text_20_body">
      <style:paragraph-properties fo:margin-left="0.0807in" fo:margin-right="0in" fo:margin-top="0.0965in" fo:margin-bottom="0in" loext:contextual-spacing="false" fo:line-height="0.1528in" fo:text-align="justify" style:justify-single-word="false" fo:text-indent="0in" style:auto-text-indent="false"/>
    </style:style>
    <style:style style:name="P62" style:family="paragraph" style:parent-style-name="Text_20_body">
      <style:paragraph-properties fo:margin-left="0.0807in" fo:margin-right="0in" fo:margin-top="0.0417in" fo:margin-bottom="0in" loext:contextual-spacing="false" fo:line-height="55%" fo:text-align="justify" style:justify-single-word="false" fo:text-indent="0in" style:auto-text-indent="false"/>
    </style:style>
    <style:style style:name="P63" style:family="paragraph" style:parent-style-name="Text_20_body">
      <style:paragraph-properties fo:margin-left="0.0807in" fo:margin-right="0in" fo:margin-top="0.0028in" fo:margin-bottom="0in" loext:contextual-spacing="false" fo:line-height="83%" fo:text-align="justify" style:justify-single-word="false" fo:text-indent="0in" style:auto-text-indent="false"/>
    </style:style>
    <style:style style:name="P64" style:family="paragraph" style:parent-style-name="Text_20_body">
      <style:paragraph-properties fo:margin-left="0.0807in" fo:margin-right="0in" fo:margin-top="0.0791in" fo:margin-bottom="0in" loext:contextual-spacing="false" fo:text-indent="0in" style:auto-text-indent="false"/>
    </style:style>
    <style:style style:name="P65" style:family="paragraph" style:parent-style-name="Text_20_body">
      <style:paragraph-properties fo:margin-left="0.0807in" fo:margin-right="0in" fo:margin-top="0.0874in" fo:margin-bottom="0in" loext:contextual-spacing="false" fo:line-height="0.1563in" fo:text-align="justify" style:justify-single-word="false" fo:text-indent="0in" style:auto-text-indent="false"/>
    </style:style>
    <style:style style:name="P66" style:family="paragraph" style:parent-style-name="Standard">
      <style:paragraph-properties fo:margin-left="0.0807in" fo:margin-right="0in" fo:text-align="justify" style:justify-single-word="false" fo:text-indent="0in" style:auto-text-indent="false"/>
      <style:text-properties style:font-name="Arial" fo:font-size="9.5pt" fo:font-style="italic" style:font-size-asian="9.5pt" style:font-style-asian="italic"/>
    </style:style>
    <style:style style:name="P67" style:family="paragraph" style:parent-style-name="Standard">
      <style:paragraph-properties fo:margin-left="0.0807in" fo:margin-right="0in" fo:margin-top="0.111in" fo:margin-bottom="0in" loext:contextual-spacing="false" fo:text-indent="0in" style:auto-text-indent="false"/>
      <style:text-properties style:font-name="Arial" fo:font-size="9.5pt" fo:font-style="italic" style:font-size-asian="9.5pt" style:font-style-asian="italic"/>
    </style:style>
    <style:style style:name="P68" style:family="paragraph" style:parent-style-name="Standard">
      <style:paragraph-properties fo:margin-left="0.1535in" fo:margin-right="0in" fo:line-height="0.2598in" fo:text-indent="0in" style:auto-text-indent="false">
        <style:tab-stops>
          <style:tab-stop style:position="0.9146in"/>
        </style:tab-stops>
      </style:paragraph-properties>
    </style:style>
    <style:style style:name="P69" style:family="paragraph" style:parent-style-name="Text_20_body">
      <style:paragraph-properties fo:margin-left="0.1535in" fo:margin-right="0in" fo:line-height="0.1055in" fo:text-indent="0in" style:auto-text-indent="false" fo:break-before="column">
        <style:tab-stops>
          <style:tab-stop style:position="0.3311in"/>
          <style:tab-stop style:position="0.578in"/>
        </style:tab-stops>
      </style:paragraph-properties>
    </style:style>
    <style:style style:name="P70" style:family="paragraph" style:parent-style-name="Standard">
      <style:paragraph-properties fo:margin-left="-0.0118in" fo:margin-right="0in" fo:line-height="0.2083in" fo:text-indent="0in" style:auto-text-indent="false" fo:break-before="column">
        <style:tab-stops>
          <style:tab-stop style:position="2.0366in"/>
        </style:tab-stops>
      </style:paragraph-properties>
    </style:style>
    <style:style style:name="P71" style:family="paragraph" style:parent-style-name="Standard">
      <style:paragraph-properties fo:margin-left="0.1646in" fo:margin-right="0in" fo:line-height="0.1311in" fo:text-indent="0in" style:auto-text-indent="false"/>
    </style:style>
    <style:style style:name="P72" style:family="paragraph" style:parent-style-name="Standard">
      <style:paragraph-properties fo:margin-left="0.0646in" fo:margin-right="0in" fo:margin-top="0.0555in" fo:margin-bottom="0in" loext:contextual-spacing="false" fo:text-indent="0in" style:auto-text-indent="false" fo:break-before="column"/>
    </style:style>
    <style:style style:name="P73" style:family="paragraph" style:parent-style-name="Standard">
      <style:paragraph-properties fo:margin-left="0.0717in" fo:margin-right="0in" fo:margin-top="0.0272in" fo:margin-bottom="0in" loext:contextual-spacing="false" fo:text-indent="0in" style:auto-text-indent="false"/>
    </style:style>
    <style:style style:name="P74" style:family="paragraph" style:parent-style-name="Standard">
      <style:paragraph-properties fo:margin-left="0.0811in" fo:margin-right="0.0799in" fo:margin-top="0.078in" fo:margin-bottom="0in" loext:contextual-spacing="false" fo:line-height="0.139in" fo:text-align="justify" style:justify-single-word="false" fo:text-indent="0in" style:auto-text-indent="false"/>
    </style:style>
    <style:style style:name="P75"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76" style:family="paragraph" style:parent-style-name="Standard">
      <style:paragraph-properties fo:margin-left="2.7929in" fo:margin-right="0in" fo:margin-top="0.0008in" fo:margin-bottom="0in" loext:contextual-spacing="false" fo:text-indent="0in" style:auto-text-indent="false">
        <style:tab-stops>
          <style:tab-stop style:position="3.5693in"/>
          <style:tab-stop style:position="4.322in"/>
          <style:tab-stop style:position="5.5102in"/>
        </style:tab-stops>
      </style:paragraph-properties>
    </style:style>
    <style:style style:name="P77" style:family="paragraph" style:parent-style-name="Standard">
      <style:paragraph-properties fo:margin-left="0.0811in" fo:margin-right="0in" fo:margin-top="0.0764in" fo:margin-bottom="0in" loext:contextual-spacing="false" fo:text-indent="0in" style:auto-text-indent="false"/>
    </style:style>
    <style:style style:name="P78" style:family="paragraph" style:parent-style-name="Standard">
      <style:paragraph-properties fo:margin-left="0.0811in" fo:margin-right="0in" fo:margin-top="0.0008in" fo:margin-bottom="0in" loext:contextual-spacing="false" fo:text-indent="0in" style:auto-text-indent="false">
        <style:tab-stops>
          <style:tab-stop style:position="3.4626in"/>
        </style:tab-stops>
      </style:paragraph-properties>
    </style:style>
    <style:style style:name="P79"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80" style:family="paragraph" style:parent-style-name="Standard">
      <style:paragraph-properties fo:margin-left="0.0811in" fo:margin-right="0in" fo:line-height="0.1591in" fo:text-indent="0in" style:auto-text-indent="false" fo:break-before="column"/>
    </style:style>
    <style:style style:name="P81" style:family="paragraph" style:parent-style-name="Standard">
      <style:paragraph-properties fo:margin-left="0.0811in" fo:margin-right="0in" fo:line-height="0.139in" fo:text-align="justify" style:justify-single-word="false" fo:text-indent="0in" style:auto-text-indent="false"/>
    </style:style>
    <style:style style:name="P82" style:family="paragraph" style:parent-style-name="Standard">
      <style:paragraph-properties fo:margin-left="0.0811in" fo:margin-right="0in" fo:line-height="0.1236in" fo:text-align="justify" style:justify-single-word="false" fo:text-indent="0in" style:auto-text-indent="false"/>
    </style:style>
    <style:style style:name="P83" style:family="paragraph" style:parent-style-name="Standard">
      <style:paragraph-properties fo:margin-left="0.0811in" fo:margin-right="0in" fo:line-height="0.1228in" fo:text-align="justify" style:justify-single-word="false" fo:text-indent="0in" style:auto-text-indent="false"/>
      <style:text-properties fo:font-size="8pt" style:font-size-asian="8pt"/>
    </style:style>
    <style:style style:name="P84" style:family="paragraph" style:parent-style-name="Standard">
      <style:paragraph-properties fo:margin-left="0.0811in" fo:margin-right="0in" fo:line-height="0.1244in" fo:text-indent="0in" style:auto-text-indent="false"/>
      <style:text-properties fo:font-size="8pt" fo:language="de" fo:country="DE" style:font-size-asian="8pt"/>
    </style:style>
    <style:style style:name="P85"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86" style:family="paragraph" style:parent-style-name="Standard">
      <style:paragraph-properties fo:margin-left="0.0811in" fo:margin-right="0in" fo:margin-top="0.0846in" fo:margin-bottom="0in" loext:contextual-spacing="false" fo:text-align="justify" style:justify-single-word="false" fo:text-indent="0in" style:auto-text-indent="false">
        <style:tab-stops>
          <style:tab-stop style:position="3.4626in"/>
        </style:tab-stops>
      </style:paragraph-properties>
    </style:style>
    <style:style style:name="P87" style:family="paragraph" style:parent-style-name="Standard">
      <style:paragraph-properties fo:margin-left="0.0811in" fo:margin-right="0in" fo:margin-top="0.0791in" fo:margin-bottom="0in" loext:contextual-spacing="false" fo:text-indent="0in" style:auto-text-indent="false"/>
    </style:style>
    <style:style style:name="P88" style:family="paragraph" style:parent-style-name="Standard">
      <style:paragraph-properties fo:margin-left="0.0811in" fo:margin-right="0in" fo:margin-top="0.1098in" fo:margin-bottom="0in" loext:contextual-spacing="false" fo:text-indent="0in" style:auto-text-indent="false"/>
    </style:style>
    <style:style style:name="P89" style:family="paragraph" style:parent-style-name="Standard">
      <style:paragraph-properties fo:margin-left="0.0811in" fo:margin-right="0in" fo:margin-top="0.1063in" fo:margin-bottom="0in" loext:contextual-spacing="false" fo:line-height="0.139in" fo:text-indent="0in" style:auto-text-indent="false"/>
    </style:style>
    <style:style style:name="P90" style:family="paragraph" style:parent-style-name="Text_20_body">
      <style:paragraph-properties fo:margin-left="0.0811in" fo:margin-right="0in" fo:text-indent="0in" style:auto-text-indent="false"/>
    </style:style>
    <style:style style:name="P91" style:family="paragraph" style:parent-style-name="Text_20_body">
      <style:paragraph-properties fo:margin-left="0.0811in" fo:margin-right="0in" fo:text-indent="0in" style:auto-text-indent="false">
        <style:tab-stops>
          <style:tab-stop style:position="0.5791in"/>
        </style:tab-stops>
      </style:paragraph-properties>
    </style:style>
    <style:style style:name="P92" style:family="paragraph" style:parent-style-name="Text_20_body">
      <style:paragraph-properties fo:margin-left="0.0811in" fo:margin-right="0in" fo:line-height="0.1528in" fo:text-indent="0in" style:auto-text-indent="false"/>
    </style:style>
    <style:style style:name="P93" style:family="paragraph" style:parent-style-name="Text_20_body">
      <style:paragraph-properties fo:margin-left="0.0811in" fo:margin-right="0in" fo:line-height="0.1528in" fo:text-align="justify" style:justify-single-word="false" fo:text-indent="0in" style:auto-text-indent="false"/>
    </style:style>
    <style:style style:name="P94" style:family="paragraph" style:parent-style-name="Text_20_body">
      <style:paragraph-properties fo:margin-left="0.0811in" fo:margin-right="0in" fo:line-height="0.1189in" fo:text-indent="0in" style:auto-text-indent="false">
        <style:tab-stops>
          <style:tab-stop style:position="3.7819in"/>
          <style:tab-stop style:position="5.2299in"/>
        </style:tab-stops>
      </style:paragraph-properties>
    </style:style>
    <style:style style:name="P95" style:family="paragraph" style:parent-style-name="Text_20_body">
      <style:paragraph-properties fo:margin-left="0.0811in" fo:margin-right="0in" fo:text-align="justify" style:justify-single-word="false" fo:text-indent="0in" style:auto-text-indent="false"/>
    </style:style>
    <style:style style:name="P96" style:family="paragraph" style:parent-style-name="Text_20_body">
      <style:paragraph-properties fo:margin-left="0.0811in" fo:margin-right="0in" fo:line-height="0.1516in" fo:text-align="justify" style:justify-single-word="false" fo:text-indent="0in" style:auto-text-indent="false"/>
    </style:style>
    <style:style style:name="P97"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98" style:family="paragraph" style:parent-style-name="Text_20_body">
      <style:paragraph-properties fo:margin-left="0.0811in" fo:margin-right="0in" fo:margin-top="0.0752in" fo:margin-bottom="0in" loext:contextual-spacing="false" fo:line-height="0.1528in" fo:text-indent="0in" style:auto-text-indent="false" fo:break-before="column"/>
    </style:style>
    <style:style style:name="P99" style:family="paragraph" style:parent-style-name="Text_20_body">
      <style:paragraph-properties fo:margin-left="0.0811in" fo:margin-right="0in" fo:margin-top="0.0673in" fo:margin-bottom="0in" loext:contextual-spacing="false" fo:text-indent="0in" style:auto-text-indent="false" fo:break-before="column"/>
    </style:style>
    <style:style style:name="P100" style:family="paragraph" style:parent-style-name="Text_20_body">
      <style:paragraph-properties fo:margin-left="0.0811in" fo:margin-right="0in" fo:margin-top="0.2138in" fo:margin-bottom="0in" loext:contextual-spacing="false" fo:line-height="0.1528in" fo:text-indent="0in" style:auto-text-indent="false"/>
    </style:style>
    <style:style style:name="P101" style:family="paragraph" style:parent-style-name="Text_20_body">
      <style:paragraph-properties fo:margin-left="0.0811in" fo:margin-right="0in" fo:margin-top="0.0992in" fo:margin-bottom="0in" loext:contextual-spacing="false" fo:line-height="0.1528in" fo:text-align="justify" style:justify-single-word="false" fo:text-indent="0in" style:auto-text-indent="false"/>
    </style:style>
    <style:style style:name="P102" style:family="paragraph" style:parent-style-name="Text_20_body">
      <style:paragraph-properties fo:margin-left="0.0811in" fo:margin-right="0in" fo:margin-top="0.0957in" fo:margin-bottom="0in" loext:contextual-spacing="false" fo:line-height="0.1528in" fo:text-align="justify" style:justify-single-word="false" fo:text-indent="0in" style:auto-text-indent="false"/>
    </style:style>
    <style:style style:name="P103" style:family="paragraph" style:parent-style-name="Text_20_body">
      <style:paragraph-properties fo:margin-left="0.0811in" fo:margin-right="0in" fo:margin-top="0.128in" fo:margin-bottom="0in" loext:contextual-spacing="false" fo:line-height="0.1528in" fo:text-align="justify" style:justify-single-word="false" fo:text-indent="0in" style:auto-text-indent="false"/>
    </style:style>
    <style:style style:name="P104" style:family="paragraph" style:parent-style-name="Text_20_body">
      <style:paragraph-properties fo:margin-left="0.0811in" fo:margin-right="0in" fo:margin-top="0.0965in" fo:margin-bottom="0in" loext:contextual-spacing="false" fo:line-height="0.1528in" fo:text-align="justify" style:justify-single-word="false" fo:text-indent="0in" style:auto-text-indent="false"/>
    </style:style>
    <style:style style:name="P105" style:family="paragraph" style:parent-style-name="Text_20_body">
      <style:paragraph-properties fo:margin-left="0.0811in" fo:margin-right="0in" fo:margin-top="0.1417in" fo:margin-bottom="0in" loext:contextual-spacing="false" fo:line-height="0.1528in" fo:text-align="justify" style:justify-single-word="false" fo:text-indent="0in" style:auto-text-indent="false"/>
    </style:style>
    <style:style style:name="P106" style:family="paragraph" style:parent-style-name="Text_20_body">
      <style:paragraph-properties fo:margin-left="0.0811in" fo:margin-right="0in" fo:margin-top="0.0835in" fo:margin-bottom="0in" loext:contextual-spacing="false" fo:text-align="justify" style:justify-single-word="false" fo:text-indent="0in" style:auto-text-indent="false"/>
    </style:style>
    <style:style style:name="P107" style:family="paragraph" style:parent-style-name="Text_20_body">
      <style:paragraph-properties fo:margin-left="0.0811in" fo:margin-right="0in" fo:margin-top="0.0866in" fo:margin-bottom="0in" loext:contextual-spacing="false" fo:line-height="0.1528in" fo:text-indent="0in" style:auto-text-indent="false" fo:break-before="column"/>
    </style:style>
    <style:style style:name="P108" style:family="paragraph" style:parent-style-name="Text_20_body">
      <style:paragraph-properties fo:margin-left="0.0811in" fo:margin-right="0in" fo:margin-top="0.078in" fo:margin-bottom="0in" loext:contextual-spacing="false" fo:line-height="0.1528in" fo:text-align="justify" style:justify-single-word="false" fo:text-indent="0in" style:auto-text-indent="false"/>
    </style:style>
    <style:style style:name="P109" style:family="paragraph" style:parent-style-name="Text_20_body">
      <style:paragraph-properties fo:margin-left="0.0811in" fo:margin-right="0in" fo:margin-top="0.0984in" fo:margin-bottom="0in" loext:contextual-spacing="false" fo:line-height="0.1528in" fo:text-align="justify" style:justify-single-word="false" fo:text-indent="0in" style:auto-text-indent="false"/>
    </style:style>
    <style:style style:name="P110" style:family="paragraph" style:parent-style-name="Text_20_body">
      <style:paragraph-properties fo:margin-left="0.0811in" fo:margin-right="0in" fo:margin-top="0.1283in" fo:margin-bottom="0in" loext:contextual-spacing="false" fo:line-height="0.1528in" fo:text-align="justify" style:justify-single-word="false" fo:text-indent="0in" style:auto-text-indent="false"/>
    </style:style>
    <style:style style:name="P111" style:family="paragraph" style:parent-style-name="Text_20_body">
      <style:paragraph-properties fo:margin-left="0.0811in" fo:margin-right="0in" fo:margin-top="0.0898in" fo:margin-bottom="0in" loext:contextual-spacing="false" fo:line-height="0.1528in" fo:text-align="justify" style:justify-single-word="false" fo:text-indent="0in" style:auto-text-indent="false"/>
    </style:style>
    <style:style style:name="P112" style:family="paragraph" style:parent-style-name="Text_20_body">
      <style:paragraph-properties fo:margin-left="0.0811in" fo:margin-right="0in" fo:margin-top="0.0028in" fo:margin-bottom="0in" loext:contextual-spacing="false" fo:line-height="0.1528in" fo:text-align="justify" style:justify-single-word="false" fo:text-indent="0in" style:auto-text-indent="false"/>
    </style:style>
    <style:style style:name="P113" style:family="paragraph" style:parent-style-name="Standard">
      <style:paragraph-properties fo:margin-left="0.0811in" fo:margin-right="0in" fo:margin-top="0.0055in" fo:margin-bottom="0in" loext:contextual-spacing="false" fo:line-height="0.1193in" fo:text-align="justify" style:justify-single-word="false" fo:text-indent="0in" style:auto-text-indent="false"/>
      <style:text-properties fo:font-size="8pt" style:font-size-asian="8pt"/>
    </style:style>
    <style:style style:name="P114"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120968"/>
    </style:style>
    <style:style style:name="P115" style:family="paragraph" style:parent-style-name="Text_20_body">
      <style:paragraph-properties fo:margin-left="0.0811in" fo:margin-right="0in" fo:margin-top="0.0917in" fo:margin-bottom="0in" loext:contextual-spacing="false" fo:line-height="0.1528in" fo:text-indent="0in" style:auto-text-indent="false"/>
      <style:text-properties style:font-name="Times New Roman1" fo:font-size="10pt" style:font-size-asian="10pt" style:font-size-complex="10pt"/>
    </style:style>
    <style:style style:name="P116" style:family="paragraph" style:parent-style-name="Text_20_body">
      <style:paragraph-properties fo:margin-left="0.0811in" fo:margin-right="0in" fo:margin-top="0.0917in" fo:margin-bottom="0in" loext:contextual-spacing="false" fo:line-height="0.1528in" fo:text-indent="0in" style:auto-text-indent="false"/>
      <style:text-properties fo:color="#ff0000" style:font-name="Times New Roman1" fo:font-size="10pt" fo:language="en" fo:country="none" style:font-size-asian="10pt" style:font-size-complex="10pt"/>
    </style:style>
    <style:style style:name="P117" style:family="paragraph" style:parent-style-name="Heading_20_1">
      <style:paragraph-properties fo:margin-left="0.0811in" fo:margin-right="0in" fo:text-indent="0in" style:auto-text-indent="false"/>
      <style:text-properties style:text-scale="105%"/>
    </style:style>
    <style:style style:name="P118" style:family="paragraph" style:parent-style-name="Standard">
      <style:paragraph-properties fo:margin-left="0.0807in" fo:margin-right="3.7807in" fo:margin-top="0.078in" fo:margin-bottom="0in" loext:contextual-spacing="false" fo:line-height="0.139in" fo:text-align="justify" style:justify-single-word="false" fo:text-indent="0in" style:auto-text-indent="false"/>
    </style:style>
    <style:style style:name="P119" style:family="paragraph" style:parent-style-name="Standard">
      <style:paragraph-properties fo:margin-left="0.0807in" fo:margin-right="0.0791in" fo:margin-top="0.0937in" fo:margin-bottom="0in" loext:contextual-spacing="false" fo:line-height="0.139in" fo:text-align="justify" style:justify-single-word="false" fo:text-indent="0in" style:auto-text-indent="false"/>
    </style:style>
    <style:style style:name="P120"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21"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22" style:family="paragraph" style:parent-style-name="Text_20_body">
      <style:paragraph-properties fo:margin-left="0.0807in" fo:margin-right="0.0791in" fo:margin-top="0.0902in" fo:margin-bottom="0in" loext:contextual-spacing="false" fo:line-height="0.1528in" fo:text-align="justify" style:justify-single-word="false" fo:text-indent="0in" style:auto-text-indent="false"/>
    </style:style>
    <style:style style:name="P123" style:family="paragraph" style:parent-style-name="Text_20_body">
      <style:paragraph-properties fo:margin-left="0.0807in" fo:margin-right="0.0791in" fo:margin-top="0.0055in" fo:margin-bottom="0in" loext:contextual-spacing="false" fo:line-height="0.1528in" fo:text-align="justify" style:justify-single-word="false" fo:text-indent="0in" style:auto-text-indent="false" fo:break-before="column"/>
    </style:style>
    <style:style style:name="P124" style:family="paragraph" style:parent-style-name="Text_20_body">
      <style:paragraph-properties fo:margin-left="0.0807in" fo:margin-right="0.0791in" fo:margin-top="0.1209in" fo:margin-bottom="0in" loext:contextual-spacing="false" fo:line-height="0.1528in" fo:text-align="justify" style:justify-single-word="false" fo:text-indent="0in" style:auto-text-indent="false" fo:break-before="column"/>
    </style:style>
    <style:style style:name="P125" style:family="paragraph" style:parent-style-name="Text_20_body">
      <style:paragraph-properties fo:margin-left="0.0807in" fo:margin-right="0.0791in" fo:margin-top="0.1in" fo:margin-bottom="0in" loext:contextual-spacing="false" fo:line-height="0.1528in" fo:text-align="justify" style:justify-single-word="false" fo:text-indent="0in" style:auto-text-indent="false"/>
    </style:style>
    <style:style style:name="P126" style:family="paragraph" style:parent-style-name="Text_20_body">
      <style:paragraph-properties fo:margin-left="0.0807in" fo:margin-right="0.0791in" fo:line-height="0.1528in" fo:text-align="justify" style:justify-single-word="false" fo:text-indent="0in" style:auto-text-indent="false"/>
    </style:style>
    <style:style style:name="P127" style:family="paragraph" style:parent-style-name="Standard">
      <style:paragraph-properties fo:margin-left="0.0811in" fo:margin-right="0in" fo:margin-top="0.1126in" fo:margin-bottom="0in" loext:contextual-spacing="false" fo:text-align="justify" style:justify-single-word="false" fo:text-indent="0.0071in" style:auto-text-indent="false">
        <style:tab-stops>
          <style:tab-stop style:position="3.4626in"/>
        </style:tab-stops>
      </style:paragraph-properties>
    </style:style>
    <style:style style:name="P128" style:family="paragraph" style:parent-style-name="Standard">
      <style:paragraph-properties fo:margin-left="0.0807in" fo:margin-right="0in" fo:margin-top="0.1134in" fo:margin-bottom="0in" loext:contextual-spacing="false" fo:text-align="justify" style:justify-single-word="false" fo:text-indent="0.0071in" style:auto-text-indent="false">
        <style:tab-stops>
          <style:tab-stop style:position="3.4626in"/>
        </style:tab-stops>
      </style:paragraph-properties>
    </style:style>
    <style:style style:name="P129" style:family="paragraph" style:parent-style-name="Standard">
      <style:paragraph-properties fo:margin-left="0.0811in" fo:margin-right="0.0791in" fo:margin-top="0.0756in" fo:margin-bottom="0in" loext:contextual-spacing="false" fo:line-height="91%" fo:text-align="justify" style:justify-single-word="false" fo:text-indent="0in" style:auto-text-indent="false" fo:break-before="column"/>
    </style:style>
    <style:style style:name="P130" style:family="paragraph" style:parent-style-name="Standard">
      <style:paragraph-properties fo:margin-left="0.0811in" fo:margin-right="0.0791in" fo:margin-top="0.0728in" fo:margin-bottom="0in" loext:contextual-spacing="false" fo:line-height="0.139in" fo:text-align="justify" style:justify-single-word="false" fo:text-indent="0in" style:auto-text-indent="false"/>
    </style:style>
    <style:style style:name="P131"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32" style:family="paragraph" style:parent-style-name="Text_20_body">
      <style:paragraph-properties fo:margin-left="0.0811in" fo:margin-right="0.0791in" fo:line-height="0.1528in" fo:text-align="justify" style:justify-single-word="false" fo:text-indent="0in" style:auto-text-indent="false"/>
    </style:style>
    <style:style style:name="P133" style:family="paragraph" style:parent-style-name="Text_20_body">
      <style:paragraph-properties fo:margin-left="0.0811in" fo:margin-right="0.0791in" fo:margin-top="0.0992in" fo:margin-bottom="0in" loext:contextual-spacing="false" fo:line-height="0.1528in" fo:text-align="justify" style:justify-single-word="false" fo:text-indent="0in" style:auto-text-indent="false"/>
    </style:style>
    <style:style style:name="P134" style:family="paragraph" style:parent-style-name="Text_20_body">
      <style:paragraph-properties fo:margin-left="0.0811in" fo:margin-right="0.0791in" fo:margin-top="0.002in" fo:margin-bottom="0in" loext:contextual-spacing="false" fo:line-height="0.1528in" fo:text-align="justify" style:justify-single-word="false" fo:text-indent="0in" style:auto-text-indent="false"/>
    </style:style>
    <style:style style:name="P135" style:family="paragraph" style:parent-style-name="Text_20_body">
      <style:paragraph-properties fo:margin-left="0.0811in" fo:margin-right="0.0791in" fo:margin-top="0.089in" fo:margin-bottom="0in" loext:contextual-spacing="false" fo:line-height="0.1528in" fo:text-align="justify" style:justify-single-word="false" fo:text-indent="0in" style:auto-text-indent="false"/>
    </style:style>
    <style:style style:name="P136" style:family="paragraph" style:parent-style-name="Text_20_body">
      <style:paragraph-properties fo:margin-left="0.0811in" fo:margin-right="0.0791in" fo:margin-top="0.0909in" fo:margin-bottom="0in" loext:contextual-spacing="false" fo:line-height="0.1528in" fo:text-align="justify" style:justify-single-word="false" fo:text-indent="0in" style:auto-text-indent="false"/>
    </style:style>
    <style:style style:name="P137"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fo:break-before="column"/>
    </style:style>
    <style:style style:name="P138" style:family="paragraph" style:parent-style-name="Text_20_body">
      <style:paragraph-properties fo:margin-left="0.0811in" fo:margin-right="0.0791in" fo:margin-top="0.0957in" fo:margin-bottom="0in" loext:contextual-spacing="false" fo:line-height="0.1528in" fo:text-align="justify" style:justify-single-word="false" fo:text-indent="0in" style:auto-text-indent="false"/>
    </style:style>
    <style:style style:name="P139"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40" style:family="paragraph" style:parent-style-name="Text_20_body">
      <style:paragraph-properties fo:margin-left="0.0811in" fo:margin-right="0.0791in" fo:margin-top="0.0217in" fo:margin-bottom="0in" loext:contextual-spacing="false" fo:line-height="76%" fo:text-align="justify" style:justify-single-word="false" fo:text-indent="0in" style:auto-text-indent="false"/>
    </style:style>
    <style:style style:name="P141" style:family="paragraph" style:parent-style-name="Text_20_body">
      <style:paragraph-properties fo:margin-left="0.0811in" fo:margin-right="0.0791in" fo:margin-top="0.1008in" fo:margin-bottom="0in" loext:contextual-spacing="false" fo:line-height="0.1528in" fo:text-align="justify" style:justify-single-word="false" fo:text-indent="0in" style:auto-text-indent="false"/>
    </style:style>
    <style:style style:name="P142" style:family="paragraph" style:parent-style-name="Text_20_body">
      <style:paragraph-properties fo:margin-left="0.0811in" fo:margin-right="0.0791in" fo:margin-top="0.1138in" fo:margin-bottom="0in" loext:contextual-spacing="false" fo:line-height="0.1528in" fo:text-align="justify" style:justify-single-word="false" fo:text-indent="0in" style:auto-text-indent="false"/>
    </style:style>
    <style:style style:name="P143"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44"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45" style:family="paragraph" style:parent-style-name="Standard">
      <style:paragraph-properties fo:margin-left="0.1083in" fo:margin-right="0in" fo:text-indent="0in" style:auto-text-indent="false"/>
    </style:style>
    <style:style style:name="P146" style:family="paragraph" style:parent-style-name="Standard">
      <style:paragraph-properties fo:margin-left="0.1083in" fo:margin-right="0in" fo:line-height="0.1535in" fo:text-indent="0in" style:auto-text-indent="false"/>
    </style:style>
    <style:style style:name="P147" style:family="paragraph" style:parent-style-name="Standard">
      <style:paragraph-properties fo:margin-left="0.1083in" fo:margin-right="0in" fo:line-height="0.1535in" fo:text-indent="0in" style:auto-text-indent="false" fo:break-before="column"/>
      <style:text-properties style:font-name="Monaco" fo:font-size="9pt" style:font-size-asian="9pt" style:text-scale="95%"/>
    </style:style>
    <style:style style:name="P148" style:family="paragraph" style:parent-style-name="Standard">
      <style:paragraph-properties fo:margin-left="0.0874in" fo:margin-right="0in" fo:margin-top="0.1173in" fo:margin-bottom="0in" loext:contextual-spacing="false" fo:text-align="justify" style:justify-single-word="false" fo:text-indent="0in" style:auto-text-indent="false">
        <style:tab-stops>
          <style:tab-stop style:position="3.3937in"/>
        </style:tab-stops>
      </style:paragraph-properties>
    </style:style>
    <style:style style:name="P149" style:family="paragraph" style:parent-style-name="Text_20_body">
      <style:paragraph-properties fo:margin-left="0.0874in" fo:margin-right="0in" fo:margin-top="0.0882in" fo:margin-bottom="0in" loext:contextual-spacing="false" fo:text-align="justify" style:justify-single-word="false" fo:text-indent="0in" style:auto-text-indent="false">
        <style:tab-stops>
          <style:tab-stop style:position="1.6091in"/>
          <style:tab-stop style:position="3.4626in"/>
        </style:tab-stops>
      </style:paragraph-properties>
    </style:style>
    <style:style style:name="P150" style:family="paragraph" style:parent-style-name="Standard">
      <style:paragraph-properties fo:margin-left="0.2882in" fo:margin-right="0.0799in" fo:margin-top="0.0453in" fo:margin-bottom="0in" loext:contextual-spacing="false" style:line-height-at-least="0.2362in" fo:text-indent="-0.2008in" style:auto-text-indent="false">
        <style:tab-stops>
          <style:tab-stop style:position="3.3937in"/>
        </style:tab-stops>
      </style:paragraph-properties>
    </style:style>
    <style:style style:name="P151"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52"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53" style:family="paragraph" style:parent-style-name="Standard">
      <style:paragraph-properties fo:margin-left="3.8091in" fo:margin-right="0in" fo:line-height="0.1453in" fo:text-indent="0in" style:auto-text-indent="false"/>
    </style:style>
    <style:style style:name="P154" style:family="paragraph" style:parent-style-name="Standard">
      <style:paragraph-properties fo:margin-left="0.0811in" fo:margin-right="0.3571in" fo:margin-top="0.078in" fo:margin-bottom="0in" loext:contextual-spacing="false" fo:line-height="0.139in" fo:text-align="justify" style:justify-single-word="false" fo:text-indent="0in" style:auto-text-indent="false" fo:break-before="column"/>
    </style:style>
    <style:style style:name="P155" style:family="paragraph" style:parent-style-name="Text_20_body">
      <style:paragraph-properties fo:margin-left="0.0811in" fo:margin-right="0.3571in" fo:line-height="0.1528in" fo:text-align="justify" style:justify-single-word="false" fo:text-indent="0in" style:auto-text-indent="false"/>
    </style:style>
    <style:style style:name="P156" style:family="paragraph" style:parent-style-name="Standard">
      <style:paragraph-properties fo:margin-left="0.0811in" fo:margin-right="0.3772in" fo:margin-top="0.0055in" fo:margin-bottom="0in" loext:contextual-spacing="false" fo:line-height="0.1193in" fo:text-indent="0in" style:auto-text-indent="false"/>
    </style:style>
    <style:style style:name="P157" style:family="paragraph" style:parent-style-name="Standard">
      <style:paragraph-properties fo:margin-left="0.0811in" fo:margin-right="0in" fo:margin-top="0.0043in" fo:margin-bottom="0in" loext:contextual-spacing="false" fo:line-height="0.1193in" fo:text-indent="0.1382in" style:auto-text-indent="false"/>
    </style:style>
    <style:style style:name="P158" style:family="paragraph" style:parent-style-name="Standard">
      <style:paragraph-properties fo:margin-left="0.2193in" fo:margin-right="0.0791in" fo:margin-top="0.002in" fo:margin-bottom="0in" loext:contextual-spacing="false" fo:line-height="0.1252in" fo:text-align="justify" style:justify-single-word="false" fo:text-indent="-0.139in" style:auto-text-indent="false"/>
    </style:style>
    <style:style style:name="P159" style:family="paragraph" style:parent-style-name="Text_20_body">
      <style:paragraph-properties fo:margin-top="0.002in" fo:margin-bottom="0in" loext:contextual-spacing="false"/>
      <style:text-properties fo:font-size="12.5pt" style:font-size-asian="12.5pt"/>
    </style:style>
    <style:style style:name="P160" style:family="paragraph" style:parent-style-name="Text_20_body">
      <style:paragraph-properties fo:margin-top="0.002in" fo:margin-bottom="0in" loext:contextual-spacing="false"/>
      <style:text-properties fo:font-size="4pt" fo:language="de" fo:country="DE" style:font-size-asian="4pt"/>
    </style:style>
    <style:style style:name="P161" style:family="paragraph" style:parent-style-name="Text_20_body">
      <style:paragraph-properties fo:margin-top="0.002in" fo:margin-bottom="0in" loext:contextual-spacing="false"/>
      <style:text-properties style:font-name="Monaco" fo:font-size="7.5pt" style:font-size-asian="7.5pt"/>
    </style:style>
    <style:style style:name="P162" style:family="paragraph" style:parent-style-name="Text_20_body">
      <style:paragraph-properties fo:margin-top="0.002in" fo:margin-bottom="0in" loext:contextual-spacing="false"/>
      <style:text-properties fo:font-size="14.5pt" style:font-size-asian="14.5pt"/>
    </style:style>
    <style:style style:name="P163" style:family="paragraph" style:parent-style-name="Text_20_body">
      <style:paragraph-properties fo:margin-top="0.002in" fo:margin-bottom="0in" loext:contextual-spacing="false"/>
      <style:text-properties fo:font-size="8.5pt" style:font-size-asian="8.5pt"/>
    </style:style>
    <style:style style:name="P164" style:family="paragraph" style:parent-style-name="Text_20_body">
      <style:paragraph-properties fo:margin-top="0.002in" fo:margin-bottom="0in" loext:contextual-spacing="false"/>
      <style:text-properties fo:font-size="15.5pt" style:font-size-asian="15.5pt"/>
    </style:style>
    <style:style style:name="P165" style:family="paragraph" style:parent-style-name="Text_20_body">
      <style:paragraph-properties fo:margin-top="0.002in" fo:margin-bottom="0in" loext:contextual-spacing="false"/>
      <style:text-properties fo:font-size="15pt" style:font-size-asian="15pt"/>
    </style:style>
    <style:style style:name="P166" style:family="paragraph" style:parent-style-name="Text_20_body">
      <style:paragraph-properties fo:margin-top="0.0008in" fo:margin-bottom="0in" loext:contextual-spacing="false"/>
      <style:text-properties fo:font-size="13.5pt" style:font-size-asian="13.5pt"/>
    </style:style>
    <style:style style:name="P167" style:family="paragraph" style:parent-style-name="Text_20_body">
      <style:paragraph-properties fo:margin-top="0.0008in" fo:margin-bottom="0in" loext:contextual-spacing="false"/>
      <style:text-properties fo:font-size="15pt" style:font-size-asian="15pt"/>
    </style:style>
    <style:style style:name="P168" style:family="paragraph" style:parent-style-name="Text_20_body">
      <style:paragraph-properties fo:margin-top="0.0008in" fo:margin-bottom="0in" loext:contextual-spacing="false"/>
      <style:text-properties fo:font-size="9.5pt" style:font-size-asian="9.5pt"/>
    </style:style>
    <style:style style:name="P169" style:family="paragraph" style:parent-style-name="Text_20_body">
      <style:paragraph-properties fo:margin-top="0.0008in" fo:margin-bottom="0in" loext:contextual-spacing="false"/>
      <style:text-properties fo:font-size="10.5pt" style:font-size-asian="10.5pt"/>
    </style:style>
    <style:style style:name="P170" style:family="paragraph" style:parent-style-name="Text_20_body">
      <style:paragraph-properties fo:margin-top="0.0008in" fo:margin-bottom="0in" loext:contextual-spacing="false"/>
      <style:text-properties style:font-name="Monaco" fo:font-size="9pt" style:font-size-asian="9pt"/>
    </style:style>
    <style:style style:name="P171"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72" style:family="paragraph" style:parent-style-name="Text_20_body">
      <style:paragraph-properties fo:margin-top="0.0063in" fo:margin-bottom="0in" loext:contextual-spacing="false"/>
      <style:text-properties style:font-name="Arial" fo:font-size="2.5pt" style:font-size-asian="2.5pt"/>
    </style:style>
    <style:style style:name="P173" style:family="paragraph" style:parent-style-name="Text_20_body">
      <style:paragraph-properties fo:margin-top="0.0063in" fo:margin-bottom="0in" loext:contextual-spacing="false"/>
      <style:text-properties fo:font-size="10.5pt" style:font-size-asian="10.5pt"/>
    </style:style>
    <style:style style:name="P174" style:family="paragraph" style:parent-style-name="Text_20_body">
      <style:paragraph-properties fo:margin-top="0.0063in" fo:margin-bottom="0in" loext:contextual-spacing="false"/>
      <style:text-properties fo:font-size="16pt" style:font-size-asian="16pt"/>
    </style:style>
    <style:style style:name="P175" style:family="paragraph" style:parent-style-name="Text_20_body">
      <style:paragraph-properties fo:margin-top="0.0063in" fo:margin-bottom="0in" loext:contextual-spacing="false"/>
      <style:text-properties fo:font-size="9.5pt" style:font-size-asian="9.5pt"/>
    </style:style>
    <style:style style:name="P176" style:family="paragraph" style:parent-style-name="Text_20_body">
      <style:paragraph-properties fo:margin-top="0.0063in" fo:margin-bottom="0in" loext:contextual-spacing="false"/>
      <style:text-properties fo:font-size="9pt" style:font-size-asian="9pt"/>
    </style:style>
    <style:style style:name="P177" style:family="paragraph" style:parent-style-name="Text_20_body">
      <style:paragraph-properties fo:margin-top="0.0063in" fo:margin-bottom="0in" loext:contextual-spacing="false"/>
      <style:text-properties fo:font-size="15pt" style:font-size-asian="15pt"/>
    </style:style>
    <style:style style:name="P178" style:family="paragraph" style:parent-style-name="Text_20_body">
      <style:paragraph-properties fo:margin-top="0.0063in" fo:margin-bottom="0in" loext:contextual-spacing="false"/>
      <style:text-properties fo:font-size="14pt" style:font-size-asian="14pt"/>
    </style:style>
    <style:style style:name="P179" style:family="paragraph" style:parent-style-name="Text_20_body">
      <style:paragraph-properties fo:margin-top="0.0043in" fo:margin-bottom="0in" loext:contextual-spacing="false"/>
      <style:text-properties fo:font-size="11pt" style:font-size-asian="11pt"/>
    </style:style>
    <style:style style:name="P180" style:family="paragraph" style:parent-style-name="Text_20_body">
      <style:paragraph-properties fo:margin-top="0.0043in" fo:margin-bottom="0in" loext:contextual-spacing="false"/>
      <style:text-properties fo:font-size="14.5pt" style:font-size-asian="14.5pt"/>
    </style:style>
    <style:style style:name="P181" style:family="paragraph" style:parent-style-name="Text_20_body">
      <style:paragraph-properties fo:margin-top="0.0043in" fo:margin-bottom="0in" loext:contextual-spacing="false"/>
      <style:text-properties fo:font-size="7.5pt" style:font-size-asian="7.5pt"/>
    </style:style>
    <style:style style:name="P182" style:family="paragraph" style:parent-style-name="Text_20_body">
      <style:paragraph-properties fo:margin-top="0.0043in" fo:margin-bottom="0in" loext:contextual-spacing="false"/>
      <style:text-properties fo:font-size="16pt" style:font-size-asian="16pt"/>
    </style:style>
    <style:style style:name="P183" style:family="paragraph" style:parent-style-name="Text_20_body">
      <style:paragraph-properties fo:margin-top="0.0043in" fo:margin-bottom="0in" loext:contextual-spacing="false"/>
      <style:text-properties fo:font-size="13pt" style:font-size-asian="13pt"/>
    </style:style>
    <style:style style:name="P184" style:family="paragraph" style:parent-style-name="Text_20_body">
      <style:paragraph-properties fo:margin-top="0.0055in" fo:margin-bottom="0in" loext:contextual-spacing="false"/>
      <style:text-properties fo:font-size="11.5pt" style:font-size-asian="11.5pt"/>
    </style:style>
    <style:style style:name="P185" style:family="paragraph" style:parent-style-name="Text_20_body">
      <style:paragraph-properties fo:margin-top="0.0055in" fo:margin-bottom="0in" loext:contextual-spacing="false"/>
      <style:text-properties style:font-name="Monaco" fo:font-size="8pt" style:font-size-asian="8pt"/>
    </style:style>
    <style:style style:name="P186" style:family="paragraph" style:parent-style-name="Text_20_body">
      <style:paragraph-properties fo:margin-top="0.0055in" fo:margin-bottom="0in" loext:contextual-spacing="false"/>
      <style:text-properties fo:font-size="12.5pt" style:font-size-asian="12.5pt"/>
    </style:style>
    <style:style style:name="P187" style:family="paragraph" style:parent-style-name="Text_20_body">
      <style:paragraph-properties fo:margin-top="0.0055in" fo:margin-bottom="0in" loext:contextual-spacing="false"/>
      <style:text-properties fo:font-size="9.5pt" style:font-size-asian="9.5pt"/>
    </style:style>
    <style:style style:name="P188" style:family="paragraph" style:parent-style-name="Text_20_body">
      <style:paragraph-properties fo:margin-left="0.0807in" fo:margin-right="0in" fo:line-height="0.1528in" fo:text-align="justify" style:justify-single-word="false" fo:text-indent="0.2071in" style:auto-text-indent="false"/>
    </style:style>
    <style:style style:name="P189" style:family="paragraph" style:parent-style-name="Text_20_body">
      <style:paragraph-properties fo:margin-left="0.0807in" fo:margin-right="0in" fo:line-height="0.1528in" fo:text-align="justify" style:justify-single-word="false" fo:text-indent="0.2071in" style:auto-text-indent="false"/>
      <style:text-properties officeooo:paragraph-rsid="00139d76"/>
    </style:style>
    <style:style style:name="P190" style:family="paragraph" style:parent-style-name="Text_20_body">
      <style:paragraph-properties fo:margin-left="0.0807in" fo:margin-right="0in" fo:margin-top="0.0244in" fo:margin-bottom="0in" loext:contextual-spacing="false" fo:line-height="0.1528in" fo:text-align="justify" style:justify-single-word="false" fo:text-indent="0.2071in" style:auto-text-indent="false"/>
    </style:style>
    <style:style style:name="P191" style:family="paragraph" style:parent-style-name="Text_20_body">
      <style:paragraph-properties fo:margin-left="0.0807in" fo:margin-right="0in" fo:margin-top="0.0236in" fo:margin-bottom="0in" loext:contextual-spacing="false" fo:line-height="0.1528in" fo:text-align="justify" style:justify-single-word="false" fo:text-indent="0.2071in" style:auto-text-indent="false"/>
    </style:style>
    <style:style style:name="P192" style:family="paragraph" style:parent-style-name="Text_20_body">
      <style:paragraph-properties fo:margin-left="0.0807in" fo:margin-right="0in" fo:margin-top="0.0043in" fo:margin-bottom="0in" loext:contextual-spacing="false" fo:line-height="0.1528in" fo:text-align="justify" style:justify-single-word="false" fo:text-indent="0.2071in" style:auto-text-indent="false"/>
    </style:style>
    <style:style style:name="P193" style:family="paragraph" style:parent-style-name="Text_20_body">
      <style:paragraph-properties fo:margin-left="0.0807in" fo:margin-right="0in" fo:margin-top="0.0063in" fo:margin-bottom="0in" loext:contextual-spacing="false" fo:line-height="0.1528in" fo:text-align="justify" style:justify-single-word="false" fo:text-indent="0.2071in" style:auto-text-indent="false"/>
    </style:style>
    <style:style style:name="P194" style:family="paragraph" style:parent-style-name="Text_20_body">
      <style:paragraph-properties fo:margin-left="0.0807in" fo:margin-right="0in" fo:margin-top="0.0047in" fo:margin-bottom="0in" loext:contextual-spacing="false" fo:line-height="0.1528in" fo:text-align="justify" style:justify-single-word="false" fo:text-indent="0.2071in" style:auto-text-indent="false"/>
    </style:style>
    <style:style style:name="P195" style:family="paragraph" style:parent-style-name="Text_20_body">
      <style:paragraph-properties fo:margin-left="0.0807in" fo:margin-right="0in" fo:margin-top="0.0098in" fo:margin-bottom="0in" loext:contextual-spacing="false" fo:line-height="91%" fo:text-align="justify" style:justify-single-word="false" fo:text-indent="0.2071in" style:auto-text-indent="false"/>
    </style:style>
    <style:style style:name="P196" style:family="paragraph" style:parent-style-name="Text_20_body">
      <style:paragraph-properties fo:margin-left="0.0807in" fo:margin-right="0in" fo:margin-top="0.0209in" fo:margin-bottom="0in" loext:contextual-spacing="false" fo:line-height="0.1528in" fo:text-indent="0.2071in" style:auto-text-indent="false"/>
    </style:style>
    <style:style style:name="P197" style:family="paragraph" style:parent-style-name="Text_20_body">
      <style:paragraph-properties fo:margin-left="0.0807in" fo:margin-right="0in" fo:margin-top="0.0752in" fo:margin-bottom="0in" loext:contextual-spacing="false" fo:line-height="0.1528in" fo:text-indent="0.2071in" style:auto-text-indent="false"/>
    </style:style>
    <style:style style:name="P198" style:family="paragraph" style:parent-style-name="Text_20_body">
      <style:paragraph-properties fo:margin-left="0.0807in" fo:margin-right="0in" fo:margin-top="0.0866in" fo:margin-bottom="0in" loext:contextual-spacing="false" fo:line-height="0.1528in" fo:text-align="justify" style:justify-single-word="false" fo:text-indent="0.2071in" style:auto-text-indent="false"/>
      <style:text-properties officeooo:paragraph-rsid="00129185"/>
    </style:style>
    <style:style style:name="P199" style:family="paragraph" style:parent-style-name="Text_20_body">
      <style:paragraph-properties fo:break-before="column"/>
      <style:text-properties fo:font-size="11pt" style:font-size-asian="11pt"/>
    </style:style>
    <style:style style:name="P200" style:family="paragraph" style:parent-style-name="Text_20_body">
      <style:paragraph-properties fo:margin-left="0.0811in" fo:margin-right="0.0791in" fo:margin-top="0.0866in" fo:margin-bottom="0in" loext:contextual-spacing="false" fo:line-height="0.1528in" fo:text-align="justify" style:justify-single-word="false" fo:text-indent="0.2071in" style:auto-text-indent="false" fo:break-before="column"/>
    </style:style>
    <style:style style:name="P201" style:family="paragraph" style:parent-style-name="Text_20_body">
      <style:paragraph-properties fo:margin-left="0.0811in" fo:margin-right="0.0791in" fo:line-height="0.1528in" fo:text-align="justify" style:justify-single-word="false" fo:text-indent="0.2071in" style:auto-text-indent="false"/>
    </style:style>
    <style:style style:name="P202" style:family="paragraph" style:parent-style-name="Text_20_body">
      <style:paragraph-properties fo:margin-left="0.0811in" fo:margin-right="0.0791in" fo:margin-top="0.0256in" fo:margin-bottom="0in" loext:contextual-spacing="false" fo:line-height="0.1528in" fo:text-align="justify" style:justify-single-word="false" fo:text-indent="0.2071in" style:auto-text-indent="false"/>
    </style:style>
    <style:style style:name="P203" style:family="paragraph" style:parent-style-name="Text_20_body">
      <style:paragraph-properties fo:margin-left="0.0811in" fo:margin-right="0.0791in" fo:margin-top="0.0091in" fo:margin-bottom="0in" loext:contextual-spacing="false" fo:line-height="0.1528in" fo:text-align="justify" style:justify-single-word="false" fo:text-indent="0.2071in" style:auto-text-indent="false"/>
    </style:style>
    <style:style style:name="P204" style:family="paragraph" style:parent-style-name="Text_20_body">
      <style:paragraph-properties fo:margin-left="0.0811in" fo:margin-right="0.0791in" fo:margin-top="0.1098in" fo:margin-bottom="0in" loext:contextual-spacing="false" fo:line-height="0.1528in" fo:text-align="justify" style:justify-single-word="false" fo:text-indent="0.2071in" style:auto-text-indent="false"/>
    </style:style>
    <style:style style:name="P205" style:family="paragraph" style:parent-style-name="Text_20_body">
      <style:paragraph-properties fo:margin-left="0.0807in" fo:margin-right="0.0791in" fo:line-height="0.1528in" fo:text-align="justify" style:justify-single-word="false" fo:text-indent="0.2071in" style:auto-text-indent="false"/>
    </style:style>
    <style:style style:name="P206" style:family="paragraph" style:parent-style-name="Text_20_body">
      <style:paragraph-properties fo:margin-left="0.0807in" fo:margin-right="0.0791in" fo:margin-top="0.0091in" fo:margin-bottom="0in" loext:contextual-spacing="false" fo:line-height="0.1528in" fo:text-align="justify" style:justify-single-word="false" fo:text-indent="0.2071in" style:auto-text-indent="false"/>
    </style:style>
    <style:style style:name="P207" style:family="paragraph" style:parent-style-name="Text_20_body">
      <style:paragraph-properties fo:margin-left="0.2882in" fo:margin-right="0in" fo:margin-top="0.002in" fo:margin-bottom="0in" loext:contextual-spacing="false" fo:line-height="0.1437in" fo:text-indent="0in" style:auto-text-indent="false"/>
    </style:style>
    <style:style style:name="P208" style:family="paragraph" style:parent-style-name="Text_20_body">
      <style:paragraph-properties fo:margin-left="0.2882in" fo:margin-right="0in" fo:text-indent="0in" style:auto-text-indent="false"/>
    </style:style>
    <style:style style:name="P209" style:family="paragraph" style:parent-style-name="Text_20_body">
      <style:paragraph-properties fo:margin-left="0.2882in" fo:margin-right="0in" fo:line-height="0.1508in" fo:text-indent="0in" style:auto-text-indent="false"/>
    </style:style>
    <style:style style:name="P210" style:family="paragraph" style:parent-style-name="Text_20_body">
      <style:paragraph-properties fo:margin-left="0.2882in" fo:margin-right="0in" fo:line-height="0.1516in" fo:text-indent="0in" style:auto-text-indent="false"/>
    </style:style>
    <style:style style:name="P211" style:family="paragraph" style:parent-style-name="Text_20_body">
      <style:paragraph-properties fo:margin-left="0.2882in" fo:margin-right="0in" fo:margin-top="0.0929in" fo:margin-bottom="0in" loext:contextual-spacing="false" fo:line-height="0.1563in" fo:text-indent="0in" style:auto-text-indent="false"/>
    </style:style>
    <style:style style:name="P212" style:family="paragraph" style:parent-style-name="Text_20_body">
      <style:paragraph-properties fo:margin-left="0.2882in" fo:margin-right="0in" fo:margin-top="0.1437in" fo:margin-bottom="0in" loext:contextual-spacing="false" fo:text-indent="0in" style:auto-text-indent="false"/>
    </style:style>
    <style:style style:name="P213" style:family="paragraph" style:parent-style-name="Text_20_body">
      <style:paragraph-properties fo:margin-left="0.2882in" fo:margin-right="0in" fo:margin-top="0.1437in" fo:margin-bottom="0in" loext:contextual-spacing="false" fo:line-height="0.1563in" fo:text-indent="0in" style:auto-text-indent="false"/>
    </style:style>
    <style:style style:name="P214" style:family="paragraph" style:parent-style-name="Text_20_body">
      <style:paragraph-properties fo:margin-left="2.6083in" fo:margin-right="0in" fo:line-height="0.0138in" fo:text-indent="0in" style:auto-text-indent="false"/>
    </style:style>
    <style:style style:name="P215" style:family="paragraph" style:parent-style-name="Text_20_body">
      <style:paragraph-properties fo:margin-left="0.0807in" fo:margin-right="-0.0102in" fo:line-height="95%" fo:text-indent="0in" style:auto-text-indent="false"/>
    </style:style>
    <style:style style:name="P216" style:family="paragraph" style:parent-style-name="Text_20_body">
      <style:paragraph-properties fo:margin-left="0.048in" fo:margin-right="0in" fo:margin-top="0.0693in" fo:margin-bottom="0in" loext:contextual-spacing="false" fo:line-height="0.2181in" fo:text-indent="0in" style:auto-text-indent="false" fo:break-before="column"/>
    </style:style>
    <style:style style:name="P217" style:family="paragraph" style:parent-style-name="Text_20_body">
      <style:paragraph-properties fo:margin-left="-0.0047in" fo:margin-right="0in" fo:text-indent="0in" style:auto-text-indent="false" fo:break-before="column">
        <style:tab-stops>
          <style:tab-stop style:position="0.2181in"/>
        </style:tab-stops>
      </style:paragraph-properties>
    </style:style>
    <style:style style:name="P218" style:family="paragraph" style:parent-style-name="Text_20_body">
      <style:paragraph-properties fo:margin-left="0.0807in" fo:margin-right="-0.0028in" fo:margin-top="0.0902in" fo:margin-bottom="0in" loext:contextual-spacing="false" fo:line-height="0.1528in" fo:text-indent="0in" style:auto-text-indent="false"/>
    </style:style>
    <style:style style:name="P219" style:family="paragraph" style:parent-style-name="Text_20_body">
      <style:paragraph-properties fo:margin-left="-0.0008in" fo:margin-right="0in" fo:line-height="0.0917in" fo:text-align="center" style:justify-single-word="false" fo:text-indent="0in" style:auto-text-indent="false"/>
      <style:text-properties style:use-window-font-color="true"/>
    </style:style>
    <style:style style:name="P220" style:family="paragraph" style:parent-style-name="Text_20_body">
      <style:paragraph-properties fo:margin-top="0.002in" fo:margin-bottom="0.0165in" loext:contextual-spacing="false"/>
      <style:text-properties fo:font-size="8pt" style:font-size-asian="8pt"/>
    </style:style>
    <style:style style:name="P221" style:family="paragraph" style:parent-style-name="Text_20_body">
      <style:paragraph-properties fo:margin-left="0.0811in" fo:margin-right="-0.028in" fo:text-indent="0in" style:auto-text-indent="false"/>
    </style:style>
    <style:style style:name="P222" style:family="paragraph" style:parent-style-name="Text_20_body">
      <style:paragraph-properties fo:margin-top="0.0016in" fo:margin-bottom="0in" loext:contextual-spacing="false"/>
      <style:text-properties fo:font-size="3.5pt" fo:font-style="italic" style:font-size-asian="3.5pt" style:font-style-asian="italic"/>
    </style:style>
    <style:style style:name="P223" style:family="paragraph" style:parent-style-name="Text_20_body">
      <style:paragraph-properties fo:margin-top="0.0016in" fo:margin-bottom="0in" loext:contextual-spacing="false"/>
      <style:text-properties fo:font-size="8.5pt" style:font-size-asian="8.5pt"/>
    </style:style>
    <style:style style:name="P224" style:family="paragraph" style:parent-style-name="Text_20_body">
      <style:paragraph-properties fo:margin-top="0.0016in" fo:margin-bottom="0in" loext:contextual-spacing="false"/>
      <style:text-properties fo:font-size="11pt" style:font-size-asian="11pt"/>
    </style:style>
    <style:style style:name="P225" style:family="paragraph" style:parent-style-name="Text_20_body">
      <style:paragraph-properties fo:margin-top="0.0016in" fo:margin-bottom="0in" loext:contextual-spacing="false"/>
      <style:text-properties fo:font-size="10.5pt" style:font-size-asian="10.5pt"/>
    </style:style>
    <style:style style:name="P226" style:family="paragraph" style:parent-style-name="Text_20_body">
      <style:paragraph-properties fo:margin-left="0.0626in" fo:margin-right="0in" fo:text-indent="0in" style:auto-text-indent="false"/>
    </style:style>
    <style:style style:name="P227" style:family="paragraph" style:parent-style-name="Text_20_body">
      <style:paragraph-properties fo:margin-left="0.0516in" fo:margin-right="0in" fo:line-height="0.2602in" fo:text-indent="0in" style:auto-text-indent="false" fo:break-before="column"/>
    </style:style>
    <style:style style:name="P228" style:family="paragraph" style:parent-style-name="Text_20_body">
      <style:paragraph-properties fo:margin-left="5.5189in" fo:margin-right="0in" fo:line-height="0.0138in" fo:text-indent="0in" style:auto-text-indent="false"/>
    </style:style>
    <style:style style:name="P229" style:family="paragraph" style:parent-style-name="Text_20_body">
      <style:paragraph-properties fo:margin-top="0.0047in" fo:margin-bottom="0in" loext:contextual-spacing="false"/>
      <style:text-properties style:font-name="Arial" fo:font-size="1.5pt" style:font-size-asian="1.5pt"/>
    </style:style>
    <style:style style:name="P230" style:family="paragraph" style:parent-style-name="Text_20_body">
      <style:paragraph-properties fo:margin-top="0.0047in" fo:margin-bottom="0in" loext:contextual-spacing="false"/>
      <style:text-properties style:use-window-font-color="true"/>
    </style:style>
    <style:style style:name="P231" style:family="paragraph" style:parent-style-name="Text_20_body">
      <style:paragraph-properties fo:margin-top="0.0047in" fo:margin-bottom="0in" loext:contextual-spacing="false"/>
      <style:text-properties fo:font-size="15pt" style:font-size-asian="15pt"/>
    </style:style>
    <style:style style:name="P232" style:family="paragraph" style:parent-style-name="Text_20_body">
      <style:paragraph-properties fo:margin-top="0.0047in" fo:margin-bottom="0in" loext:contextual-spacing="false"/>
      <style:text-properties fo:font-size="5pt" style:font-size-asian="5pt"/>
    </style:style>
    <style:style style:name="P233" style:family="paragraph" style:parent-style-name="Text_20_body">
      <style:paragraph-properties fo:margin-top="0.0047in" fo:margin-bottom="0in" loext:contextual-spacing="false"/>
      <style:text-properties fo:font-size="9.5pt" style:font-size-asian="9.5pt"/>
    </style:style>
    <style:style style:name="P234" style:family="paragraph" style:parent-style-name="Text_20_body">
      <style:paragraph-properties fo:margin-top="0.0047in" fo:margin-bottom="0in" loext:contextual-spacing="false"/>
      <style:text-properties fo:font-size="11.5pt" style:font-size-asian="11.5pt"/>
    </style:style>
    <style:style style:name="P235" style:family="paragraph" style:parent-style-name="Text_20_body">
      <style:paragraph-properties fo:margin-left="4.2492in" fo:margin-right="0in" fo:text-indent="0in" style:auto-text-indent="false">
        <style:tab-stops>
          <style:tab-stop style:position="4.748in"/>
          <style:tab-stop style:position="5.5228in"/>
        </style:tab-stops>
      </style:paragraph-properties>
    </style:style>
    <style:style style:name="P236" style:family="paragraph" style:parent-style-name="Text_20_body">
      <style:paragraph-properties fo:margin-top="0.0071in" fo:margin-bottom="0in" loext:contextual-spacing="false"/>
    </style:style>
    <style:style style:name="P237" style:family="paragraph" style:parent-style-name="Text_20_body">
      <style:paragraph-properties fo:margin-top="0.0071in" fo:margin-bottom="0in" loext:contextual-spacing="false"/>
      <style:text-properties fo:font-size="8.5pt" style:font-size-asian="8.5pt"/>
    </style:style>
    <style:style style:name="P238" style:family="paragraph" style:parent-style-name="Text_20_body">
      <style:paragraph-properties fo:margin-top="0.0071in" fo:margin-bottom="0in" loext:contextual-spacing="false"/>
      <style:text-properties fo:font-size="12pt" style:font-size-asian="12pt"/>
    </style:style>
    <style:style style:name="P239" style:family="paragraph" style:parent-style-name="Text_20_body">
      <style:paragraph-properties fo:margin-top="0.0071in" fo:margin-bottom="0in" loext:contextual-spacing="false"/>
      <style:text-properties fo:font-size="14.5pt" style:font-size-asian="14.5pt"/>
    </style:style>
    <style:style style:name="P240" style:family="paragraph" style:parent-style-name="Text_20_body">
      <style:paragraph-properties fo:margin-top="0.0071in" fo:margin-bottom="0in" loext:contextual-spacing="false"/>
      <style:text-properties fo:font-size="9pt" style:font-size-asian="9pt"/>
    </style:style>
    <style:style style:name="P241" style:family="paragraph" style:parent-style-name="Text_20_body">
      <style:paragraph-properties fo:margin-top="0.0071in" fo:margin-bottom="0in" loext:contextual-spacing="false"/>
      <style:text-properties fo:font-size="11.5pt" style:font-size-asian="11.5pt"/>
    </style:style>
    <style:style style:name="P242" style:family="paragraph" style:parent-style-name="Text_20_body">
      <style:paragraph-properties fo:margin-left="2.2244in" fo:margin-right="0in" fo:margin-top="0.1484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43" style:family="paragraph" style:parent-style-name="Text_20_body">
      <style:paragraph-properties fo:margin-left="2.0945in" fo:margin-right="0in" fo:line-height="0.0138in" fo:text-indent="0in" style:auto-text-indent="false"/>
    </style:style>
    <style:style style:name="P244" style:family="paragraph" style:parent-style-name="Text_20_body">
      <style:paragraph-properties fo:margin-top="0.0028in" fo:margin-bottom="0in" loext:contextual-spacing="false"/>
      <style:text-properties fo:font-size="8.5pt" style:font-size-asian="8.5pt"/>
    </style:style>
    <style:style style:name="P245" style:family="paragraph" style:parent-style-name="Text_20_body">
      <style:paragraph-properties fo:margin-top="0.0028in" fo:margin-bottom="0in" loext:contextual-spacing="false"/>
      <style:text-properties fo:font-size="14.5pt" style:font-size-asian="14.5pt"/>
    </style:style>
    <style:style style:name="P246" style:family="paragraph" style:parent-style-name="Text_20_body">
      <style:paragraph-properties fo:margin-top="0.0028in" fo:margin-bottom="0in" loext:contextual-spacing="false"/>
      <style:text-properties fo:font-size="15.5pt" style:font-size-asian="15.5pt"/>
    </style:style>
    <style:style style:name="P247" style:family="paragraph" style:parent-style-name="Text_20_body">
      <style:paragraph-properties fo:margin-left="0.0811in" fo:margin-right="0in" fo:margin-top="0.0217in" fo:margin-bottom="0in" loext:contextual-spacing="false" fo:line-height="0.1528in" fo:text-align="justify" style:justify-single-word="false" fo:text-indent="0.2071in" style:auto-text-indent="false"/>
    </style:style>
    <style:style style:name="P248" style:family="paragraph" style:parent-style-name="Text_20_body">
      <style:paragraph-properties fo:margin-left="0.0811in" fo:margin-right="0in" fo:margin-top="0.0047in" fo:margin-bottom="0in" loext:contextual-spacing="false" fo:line-height="0.1528in" fo:text-align="justify" style:justify-single-word="false" fo:text-indent="0.2071in" style:auto-text-indent="false"/>
    </style:style>
    <style:style style:name="P249" style:family="paragraph" style:parent-style-name="Text_20_body">
      <style:paragraph-properties fo:margin-left="0.0811in" fo:margin-right="0in" fo:margin-top="0.0063in" fo:margin-bottom="0in" loext:contextual-spacing="false" fo:line-height="0.1528in" fo:text-align="justify" style:justify-single-word="false" fo:text-indent="0.2071in" style:auto-text-indent="false"/>
    </style:style>
    <style:style style:name="P250" style:family="paragraph" style:parent-style-name="Text_20_body">
      <style:paragraph-properties fo:margin-left="0.0811in" fo:margin-right="0in" fo:margin-top="0.0098in" fo:margin-bottom="0in" loext:contextual-spacing="false" fo:line-height="0.1528in" fo:text-align="justify" style:justify-single-word="false" fo:text-indent="0.2071in" style:auto-text-indent="false"/>
    </style:style>
    <style:style style:name="P251" style:family="paragraph" style:parent-style-name="Text_20_body">
      <style:paragraph-properties fo:margin-left="0.0811in" fo:margin-right="0in" fo:line-height="0.1528in" fo:text-indent="0.2071in" style:auto-text-indent="false"/>
    </style:style>
    <style:style style:name="P252" style:family="paragraph" style:parent-style-name="Text_20_body">
      <style:paragraph-properties fo:margin-left="0.0811in" fo:margin-right="0in" fo:line-height="0.1528in" fo:text-align="justify" style:justify-single-word="false" fo:text-indent="0.2071in" style:auto-text-indent="false"/>
    </style:style>
    <style:style style:name="P253" style:family="paragraph" style:parent-style-name="Text_20_body">
      <style:paragraph-properties fo:margin-top="0.0075in" fo:margin-bottom="0in" loext:contextual-spacing="false"/>
    </style:style>
    <style:style style:name="P254" style:family="paragraph" style:parent-style-name="Text_20_body">
      <style:paragraph-properties fo:margin-top="0.0075in" fo:margin-bottom="0in" loext:contextual-spacing="false"/>
      <style:text-properties style:font-name="Monaco" fo:font-size="11pt" style:font-size-asian="11pt"/>
    </style:style>
    <style:style style:name="P255" style:family="paragraph" style:parent-style-name="Text_20_body">
      <style:paragraph-properties fo:margin-top="0.0035in" fo:margin-bottom="0in" loext:contextual-spacing="false"/>
    </style:style>
    <style:style style:name="P256" style:family="paragraph" style:parent-style-name="Text_20_body">
      <style:paragraph-properties fo:margin-top="0.0035in" fo:margin-bottom="0in" loext:contextual-spacing="false"/>
      <style:text-properties fo:font-size="11.5pt" style:font-size-asian="11.5pt"/>
    </style:style>
    <style:style style:name="P257" style:family="paragraph" style:parent-style-name="Text_20_body">
      <style:paragraph-properties fo:margin-top="0.0035in" fo:margin-bottom="0in" loext:contextual-spacing="false"/>
      <style:text-properties fo:font-size="7.5pt" style:font-size-asian="7.5pt"/>
    </style:style>
    <style:style style:name="P258" style:family="paragraph" style:parent-style-name="Text_20_body">
      <style:paragraph-properties fo:margin-top="0.0035in" fo:margin-bottom="0in" loext:contextual-spacing="false"/>
      <style:text-properties fo:font-size="15pt" style:font-size-asian="15pt"/>
    </style:style>
    <style:style style:name="P259" style:family="paragraph" style:parent-style-name="Text_20_body">
      <style:paragraph-properties fo:margin-left="3.7811in" fo:margin-right="0in" fo:text-indent="0in" style:auto-text-indent="false"/>
    </style:style>
    <style:style style:name="P260" style:family="paragraph" style:parent-style-name="Text_20_body">
      <style:paragraph-properties fo:margin-left="0.0811in" fo:margin-right="0.0791in" fo:margin-top="0.0043in" fo:margin-bottom="0in" loext:contextual-spacing="false" fo:line-height="90%" fo:text-align="justify" style:justify-single-word="false" fo:text-indent="0.0618in" style:auto-text-indent="false"/>
    </style:style>
    <style:style style:name="P261"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62"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3"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4"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65"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66" style:family="paragraph" style:parent-style-name="Text_20_body">
      <style:paragraph-properties fo:margin-left="0.0807in" fo:margin-right="-0.0098in" fo:margin-top="0.0752in" fo:margin-bottom="0in" loext:contextual-spacing="false" fo:line-height="0.1528in" fo:text-indent="0in" style:auto-text-indent="false"/>
    </style:style>
    <style:style style:name="P267" style:family="paragraph" style:parent-style-name="Text_20_body">
      <style:paragraph-properties fo:margin-left="0.0811in" fo:margin-right="0.0807in" fo:margin-top="0.1098in" fo:margin-bottom="0in" loext:contextual-spacing="false" fo:line-height="0.1528in" fo:text-align="justify" style:justify-single-word="false" fo:text-indent="0.2071in" style:auto-text-indent="false"/>
    </style:style>
    <style:style style:name="P268" style:family="paragraph" style:parent-style-name="Text_20_body">
      <style:paragraph-properties fo:margin-left="0.0811in" fo:margin-right="0.0799in" fo:margin-top="0.0008in" fo:margin-bottom="0in" loext:contextual-spacing="false" fo:line-height="0.1528in" fo:text-align="justify" style:justify-single-word="false" fo:text-indent="0.2071in" style:auto-text-indent="false"/>
    </style:style>
    <style:style style:name="P269" style:family="paragraph" style:parent-style-name="Text_20_body">
      <style:paragraph-properties fo:margin-left="0.0811in" fo:margin-right="0.0799in" fo:line-height="0.1528in" fo:text-align="justify" style:justify-single-word="false" fo:text-indent="0.2071in" style:auto-text-indent="false"/>
    </style:style>
    <style:style style:name="P270"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71" style:family="paragraph" style:parent-style-name="Text_20_body">
      <style:paragraph-properties fo:margin-left="0.7547in" fo:margin-right="0in" fo:line-height="0.0138in" fo:text-indent="0in" style:auto-text-indent="false"/>
    </style:style>
    <style:style style:name="P272"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73"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74"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5"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6" style:family="paragraph" style:parent-style-name="Text_20_body">
      <style:paragraph-properties fo:margin-left="0.4953in" fo:margin-right="0in" fo:line-height="0.1575in" fo:text-indent="0in" style:auto-text-indent="false" fo:break-before="column"/>
    </style:style>
    <style:style style:name="P277" style:family="paragraph" style:parent-style-name="Text_20_body">
      <style:paragraph-properties fo:margin-left="0.5429in" fo:margin-right="0in" fo:line-height="0.152in" fo:text-indent="0in" style:auto-text-indent="false" fo:break-before="column"/>
    </style:style>
    <style:style style:name="P278"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79"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80"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81"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82" style:family="paragraph" style:parent-style-name="Text_20_body">
      <style:paragraph-properties fo:margin-left="0in" fo:margin-right="0.1209in" fo:line-height="0.1445in" fo:text-align="end" style:justify-single-word="false" fo:text-indent="0in" style:auto-text-indent="false"/>
    </style:style>
    <style:style style:name="P283"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84"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85"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86" style:family="paragraph" style:parent-style-name="Text_20_body">
      <style:paragraph-properties fo:margin-top="0.0752in" fo:margin-bottom="0in" loext:contextual-spacing="false" fo:line-height="0.1528in" fo:text-align="end" style:justify-single-word="false"/>
    </style:style>
    <style:style style:name="P287" style:family="paragraph" style:parent-style-name="Text_20_body">
      <style:paragraph-properties fo:margin-left="0.0811in" fo:margin-right="1.2016in" fo:line-height="0.1528in" fo:text-indent="0.2071in" style:auto-text-indent="false"/>
    </style:style>
    <style:style style:name="P288" style:family="paragraph" style:parent-style-name="Text_20_body">
      <style:paragraph-properties fo:margin-left="0.2882in" fo:margin-right="0.839in" fo:line-height="213%" fo:text-indent="-0.2075in" style:auto-text-indent="false"/>
    </style:style>
    <style:style style:name="P289" style:family="paragraph" style:parent-style-name="Text_20_body">
      <style:paragraph-properties fo:margin-left="0.0811in" fo:margin-right="0.3571in" fo:line-height="0.1528in" fo:text-align="justify" style:justify-single-word="false" fo:text-indent="0.2071in" style:auto-text-indent="false"/>
    </style:style>
    <style:style style:name="P290" style:family="paragraph" style:parent-style-name="Text_20_body">
      <style:paragraph-properties fo:margin-left="0.0807in" fo:margin-right="0.3575in" fo:line-height="0.1528in" fo:text-align="justify" style:justify-single-word="false" fo:text-indent="0.2071in" style:auto-text-indent="false"/>
    </style:style>
    <style:style style:name="P291" style:family="paragraph" style:parent-style-name="Text_20_body">
      <style:paragraph-properties fo:margin-left="0.0807in" fo:margin-right="0.3571in" fo:margin-top="0.0035in" fo:margin-bottom="0in" loext:contextual-spacing="false" fo:line-height="0.1528in" fo:text-align="justify" style:justify-single-word="false" fo:text-indent="0in" style:auto-text-indent="false"/>
    </style:style>
    <style:style style:name="P292" style:family="paragraph" style:parent-style-name="Text_20_body">
      <style:paragraph-properties fo:margin-left="0.0807in" fo:margin-right="0.3571in" fo:line-height="0.1528in" fo:text-align="justify" style:justify-single-word="false" fo:text-indent="0in" style:auto-text-indent="false"/>
    </style:style>
    <style:style style:name="P293"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294"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295"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296"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297"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298" style:family="paragraph" style:parent-style-name="Table_20_Paragraph">
      <style:paragraph-properties fo:margin-left="0in" fo:margin-right="0.1646in" fo:text-indent="0in" style:auto-text-indent="false"/>
    </style:style>
    <style:style style:name="P299" style:family="paragraph" style:parent-style-name="Table_20_Paragraph">
      <style:paragraph-properties fo:margin-left="0in" fo:margin-right="0.1646in" fo:line-height="0.1453in" fo:text-indent="0in" style:auto-text-indent="false"/>
    </style:style>
    <style:style style:name="P300" style:family="paragraph" style:parent-style-name="Table_20_Paragraph">
      <style:paragraph-properties fo:margin-left="0in" fo:margin-right="0.1646in" fo:line-height="0.1555in" fo:text-indent="0in" style:auto-text-indent="false"/>
    </style:style>
    <style:style style:name="P301"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02"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03"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04"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05"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06" style:family="paragraph" style:parent-style-name="Table_20_Paragraph">
      <style:paragraph-properties fo:margin-left="0in" fo:margin-right="0.111in" fo:line-height="0.2126in" fo:text-indent="0in" style:auto-text-indent="false"/>
    </style:style>
    <style:style style:name="P307" style:family="paragraph" style:parent-style-name="Table_20_Paragraph">
      <style:paragraph-properties fo:margin-left="0.1043in" fo:margin-right="0in" fo:line-height="0.1327in" fo:text-align="start" style:justify-single-word="false" fo:text-indent="0in" style:auto-text-indent="false"/>
    </style:style>
    <style:style style:name="P308" style:family="paragraph" style:parent-style-name="Table_20_Paragraph">
      <style:paragraph-properties fo:margin-left="0.1043in" fo:margin-right="0in" fo:line-height="0.1563in" fo:text-align="start" style:justify-single-word="false" fo:text-indent="0in" style:auto-text-indent="false"/>
    </style:style>
    <style:style style:name="P309"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10" style:family="paragraph" style:parent-style-name="Table_20_Paragraph">
      <style:paragraph-properties fo:margin-left="0in" fo:margin-right="0.1028in" fo:line-height="0.1681in" fo:text-indent="0in" style:auto-text-indent="false"/>
    </style:style>
    <style:style style:name="P311" style:family="paragraph" style:parent-style-name="Table_20_Paragraph">
      <style:paragraph-properties fo:margin-left="0in" fo:margin-right="0.1854in" fo:line-height="0.1563in" fo:text-indent="0in" style:auto-text-indent="false"/>
    </style:style>
    <style:style style:name="P312" style:family="paragraph" style:parent-style-name="Frame_20_contents">
      <style:paragraph-properties fo:line-height="0.1189in"/>
      <style:text-properties style:use-window-font-color="true"/>
    </style:style>
    <style:style style:name="P313" style:family="paragraph" style:parent-style-name="Frame_20_contents">
      <style:paragraph-properties fo:line-height="0.1575in"/>
    </style:style>
    <style:style style:name="P314" style:family="paragraph" style:parent-style-name="Frame_20_contents">
      <style:paragraph-properties fo:margin-left="0.0953in" fo:margin-right="0in" fo:line-height="0.0772in" fo:text-indent="0in" style:auto-text-indent="false">
        <style:tab-stops>
          <style:tab-stop style:position="0.4236in"/>
          <style:tab-stop style:position="1.4173in"/>
        </style:tab-stops>
      </style:paragraph-properties>
      <style:text-properties style:use-window-font-color="true"/>
    </style:style>
    <style:style style:name="P315" style:family="paragraph" style:parent-style-name="Frame_20_contents">
      <style:paragraph-properties fo:margin-left="0in" fo:margin-right="1.2in" fo:line-height="0.1335in" fo:text-align="center" style:justify-single-word="false" fo:text-indent="0in" style:auto-text-indent="false">
        <style:tab-stops>
          <style:tab-stop style:position="0.2563in"/>
        </style:tab-stops>
      </style:paragraph-properties>
      <style:text-properties style:use-window-font-color="true"/>
    </style:style>
    <style:style style:name="P316"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17"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18" style:family="paragraph" style:parent-style-name="Standard">
      <style:paragraph-properties fo:margin-left="0.3957in" fo:margin-right="1.5563in" fo:line-height="173%" fo:text-indent="0in" style:auto-text-indent="false"/>
      <style:text-properties fo:font-size="9pt" style:font-size-asian="9pt"/>
    </style:style>
    <style:style style:name="P319" style:family="paragraph" style:parent-style-name="Standard">
      <style:paragraph-properties fo:margin-top="0.1272in" fo:margin-bottom="0in" loext:contextual-spacing="false" fo:text-align="center" style:justify-single-word="false"/>
      <style:text-properties style:font-name="Arial" fo:font-size="8.5pt" fo:font-weight="bold" style:font-size-asian="8.5pt" style:font-weight-asian="bold"/>
    </style:style>
    <style:style style:name="P320" style:family="paragraph" style:parent-style-name="Standard">
      <style:paragraph-properties fo:margin-left="0.0811in" fo:margin-right="0.0547in" fo:margin-top="0.0874in" fo:margin-bottom="0in" loext:contextual-spacing="false" fo:line-height="0.1193in" fo:text-indent="0in" style:auto-text-indent="false"/>
      <style:text-properties fo:font-size="8pt" style:font-size-asian="8pt"/>
    </style:style>
    <style:style style:name="P321" style:family="paragraph" style:parent-style-name="Standard">
      <style:paragraph-properties fo:margin-left="0.2193in" fo:margin-right="0in" fo:line-height="96%" fo:text-indent="-0.139in" style:auto-text-indent="false"/>
      <style:text-properties fo:font-size="8pt" style:font-size-asian="8pt"/>
    </style:style>
    <style:style style:name="P322" style:family="paragraph" style:parent-style-name="Standard">
      <style:paragraph-properties fo:margin-left="0.2193in" fo:margin-right="0in" fo:line-height="0.1252in" fo:text-indent="-0.139in" style:auto-text-indent="false"/>
      <style:text-properties fo:font-size="8pt" fo:language="de" fo:country="DE" style:font-size-asian="8pt"/>
    </style:style>
    <style:style style:name="P323" style:family="paragraph" style:parent-style-name="Standard">
      <style:paragraph-properties fo:margin-left="0.2193in" fo:margin-right="0in" fo:margin-top="0.0972in" fo:margin-bottom="0in" loext:contextual-spacing="false" fo:line-height="0.1252in" fo:text-indent="-0.139in" style:auto-text-indent="false" fo:break-before="column"/>
      <style:text-properties fo:font-size="8pt" style:font-size-asian="8pt"/>
    </style:style>
    <style:style style:name="P324"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25" style:family="paragraph" style:parent-style-name="Standard">
      <style:paragraph-properties fo:margin-left="0.2193in" fo:margin-right="-0.0091in" fo:line-height="96%" fo:text-indent="-0.139in" style:auto-text-indent="false"/>
      <style:text-properties fo:font-size="8pt" style:font-size-asian="8pt"/>
    </style:style>
    <style:style style:name="P326" style:family="paragraph" style:parent-style-name="Standard">
      <style:paragraph-properties fo:margin-left="0.0811in" fo:margin-right="0.2654in" fo:margin-top="0.0043in" fo:margin-bottom="0in" loext:contextual-spacing="false" fo:line-height="0.1193in" fo:text-indent="0.1382in" style:auto-text-indent="false"/>
      <style:text-properties fo:font-size="8pt" style:font-size-asian="8pt"/>
    </style:style>
    <style:style style:name="P327" style:family="paragraph" style:parent-style-name="Standard">
      <style:paragraph-properties fo:margin-left="0.2193in" fo:margin-right="0.022in" fo:line-height="0.1252in" fo:text-indent="-0.139in" style:auto-text-indent="false"/>
      <style:text-properties fo:font-size="8pt" style:font-size-asian="8pt"/>
    </style:style>
    <style:style style:name="P328" style:family="paragraph" style:parent-style-name="Standard">
      <style:paragraph-properties fo:margin-left="0.2193in" fo:margin-right="0.078in" fo:line-height="0.1252in" fo:text-indent="-0.139in" style:auto-text-indent="false"/>
      <style:text-properties fo:font-size="8pt" style:font-size-asian="8pt"/>
    </style:style>
    <style:style style:name="P329" style:family="paragraph" style:parent-style-name="Standard">
      <style:paragraph-properties fo:margin-left="0.2193in" fo:margin-right="0in" fo:line-height="0.1244in" fo:text-indent="0in" style:auto-text-indent="false"/>
      <style:text-properties fo:font-size="8pt" fo:language="de" fo:country="DE" style:font-size-asian="8pt"/>
    </style:style>
    <style:style style:name="P330" style:family="paragraph" style:parent-style-name="Standard">
      <style:paragraph-properties fo:margin-left="0.2193in" fo:margin-right="0in" fo:line-height="0.1264in" fo:text-indent="0in" style:auto-text-indent="false"/>
      <style:text-properties fo:font-size="8pt" style:font-size-asian="8pt"/>
    </style:style>
    <style:style style:name="P331" style:family="paragraph" style:parent-style-name="Standard">
      <style:paragraph-properties fo:margin-left="0.2193in" fo:margin-right="0.0799in" fo:line-height="0.1252in" fo:text-indent="-0.139in" style:auto-text-indent="false"/>
      <style:text-properties fo:font-size="8pt" style:font-size-asian="8pt"/>
    </style:style>
    <style:style style:name="P332" style:family="paragraph" style:parent-style-name="Text_20_body">
      <style:paragraph-properties fo:margin-left="0.328in" fo:margin-right="0in" fo:line-height="0.128in" fo:text-indent="0in" style:auto-text-indent="false"/>
      <style:text-properties style:text-scale="99%"/>
    </style:style>
    <style:style style:name="P333" style:family="paragraph" style:parent-style-name="Text_20_body">
      <style:paragraph-properties fo:margin-left="0.1327in" fo:margin-right="0in" fo:line-height="0.1209in" fo:text-align="center" style:justify-single-word="false" fo:text-indent="0in" style:auto-text-indent="false"/>
    </style:style>
    <style:style style:name="P334" style:family="paragraph" style:parent-style-name="Text_20_body">
      <style:paragraph-properties fo:margin-left="0.1165in" fo:margin-right="0in" fo:margin-top="0.0354in" fo:margin-bottom="0in" loext:contextual-spacing="false" fo:text-indent="0in" style:auto-text-indent="false"/>
      <style:text-properties style:font-name="Monaco"/>
    </style:style>
    <style:style style:name="P335" style:family="paragraph" style:parent-style-name="Text_20_body">
      <style:paragraph-properties fo:margin-left="0.1165in" fo:margin-right="0in" fo:margin-top="0.0354in" fo:margin-bottom="0in" loext:contextual-spacing="false" fo:text-indent="0in" style:auto-text-indent="false"/>
      <style:text-properties style:font-name="Monaco" style:text-scale="85%"/>
    </style:style>
    <style:style style:name="P336" style:family="paragraph" style:parent-style-name="Text_20_body">
      <style:paragraph-properties fo:margin-left="3.8173in" fo:margin-right="0in" fo:text-indent="0in" style:auto-text-indent="false"/>
      <style:text-properties style:font-name="Monaco" style:text-scale="90%"/>
    </style:style>
    <style:style style:name="P337" style:family="paragraph" style:parent-style-name="Frame_20_contents">
      <style:paragraph-properties fo:margin-left="0.0701in" fo:margin-right="0in" fo:margin-top="0.0043in" fo:margin-bottom="0in" loext:contextual-spacing="false" fo:text-indent="0in" style:auto-text-indent="false"/>
    </style:style>
    <style:style style:name="P338" style:family="paragraph" style:parent-style-name="Frame_20_contents">
      <style:paragraph-properties fo:margin-left="0.0043in" fo:margin-right="0in" fo:margin-top="0.0047in" fo:margin-bottom="0in" loext:contextual-spacing="false" fo:text-indent="0in" style:auto-text-indent="false"/>
    </style:style>
    <style:style style:name="P339" style:family="paragraph" style:parent-style-name="Text_20_body">
      <style:paragraph-properties fo:line-height="0.1335in"/>
    </style:style>
    <style:style style:name="P340" style:family="paragraph" style:parent-style-name="Text_20_body">
      <style:paragraph-properties fo:line-height="0.1335in">
        <style:tab-stops>
          <style:tab-stop style:position="0.328in"/>
        </style:tab-stops>
      </style:paragraph-properties>
    </style:style>
    <style:style style:name="P341" style:family="paragraph" style:parent-style-name="Text_20_body">
      <style:paragraph-properties fo:line-height="0.1575in"/>
    </style:style>
    <style:style style:name="P342" style:family="paragraph" style:parent-style-name="Text_20_body" style:master-page-name="Standard">
      <style:paragraph-properties fo:margin-left="0.0783in" fo:margin-right="0in" fo:text-indent="0in" style:auto-text-indent="false" style:page-number="auto"/>
    </style:style>
    <style:style style:name="P343"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fo:color="#ff0000" officeooo:paragraph-rsid="00113ea9"/>
    </style:style>
    <style:style style:name="P344"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fo:color="#ff0000" style:font-name="Times New Roman1" fo:font-size="10pt" fo:language="en" fo:country="none" officeooo:paragraph-rsid="00120968" style:font-size-asian="10pt" style:font-size-complex="10pt"/>
    </style:style>
    <style:style style:name="P345"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169312"/>
    </style:style>
    <style:style style:name="P346" style:family="paragraph" style:parent-style-name="Text_20_body" style:master-page-name="Converted1">
      <style:paragraph-properties fo:margin-top="0.0055in" fo:margin-bottom="0in" loext:contextual-spacing="false" style:page-number="auto"/>
      <style:text-properties fo:font-size="6pt" style:font-size-asian="6pt"/>
    </style:style>
    <style:style style:name="P347" style:family="paragraph" style:parent-style-name="Text_20_body" style:master-page-name="Converted17">
      <style:paragraph-properties fo:margin-top="0.0055in" fo:margin-bottom="0in" loext:contextual-spacing="false" style:page-number="auto"/>
      <style:text-properties style:font-name="Monaco" fo:font-size="9pt" style:font-size-asian="9pt"/>
    </style:style>
    <style:style style:name="P348" style:family="paragraph" style:parent-style-name="Text_20_body">
      <style:paragraph-properties fo:margin-left="0in" fo:margin-right="-0.0075in" fo:margin-top="0.0055in" fo:margin-bottom="0in" loext:contextual-spacing="false" fo:line-height="0.1528in" fo:text-indent="0in" style:auto-text-indent="false"/>
    </style:style>
    <style:style style:name="P349" style:family="paragraph" style:parent-style-name="Text_20_body" style:master-page-name="Converted3">
      <style:paragraph-properties fo:margin-top="0.0063in" fo:margin-bottom="0in" loext:contextual-spacing="false" style:page-number="auto"/>
      <style:text-properties style:font-name="Monaco" fo:font-size="4pt" style:font-size-asian="4pt"/>
    </style:style>
    <style:style style:name="P350" style:family="paragraph" style:parent-style-name="Text_20_body">
      <style:paragraph-properties fo:margin-left="0.0283in" fo:margin-right="0in" fo:text-indent="0in" style:auto-text-indent="false"/>
    </style:style>
    <style:style style:name="P351" style:family="paragraph" style:parent-style-name="Text_20_body" style:master-page-name="Converted5">
      <style:paragraph-properties style:page-number="auto"/>
    </style:style>
    <style:style style:name="P352"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53"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54" style:family="paragraph" style:parent-style-name="Text_20_body">
      <style:paragraph-properties fo:margin-left="0.0291in" fo:margin-right="0in" fo:margin-top="0.122in" fo:margin-bottom="0in" loext:contextual-spacing="false" fo:text-indent="0in" style:auto-text-indent="false"/>
    </style:style>
    <style:style style:name="P355" style:family="paragraph" style:parent-style-name="Text_20_body">
      <style:paragraph-properties fo:margin-left="0.0291in" fo:margin-right="0in" fo:margin-top="0.0917in" fo:margin-bottom="0in" loext:contextual-spacing="false" fo:text-indent="0in" style:auto-text-indent="false"/>
    </style:style>
    <style:style style:name="P356" style:family="paragraph" style:parent-style-name="Text_20_body" style:master-page-name="Converted9">
      <style:paragraph-properties style:page-number="auto"/>
      <style:text-properties fo:font-size="5pt" style:font-size-asian="5pt"/>
    </style:style>
    <style:style style:name="P357" style:family="paragraph" style:parent-style-name="Text_20_body" style:master-page-name="Converted11">
      <style:paragraph-properties fo:margin-top="0.0043in" fo:margin-bottom="0in" loext:contextual-spacing="false" style:page-number="auto"/>
      <style:text-properties fo:font-size="7pt" style:font-size-asian="7pt"/>
    </style:style>
    <style:style style:name="P358" style:family="paragraph" style:parent-style-name="Text_20_body" style:master-page-name="Converted13">
      <style:paragraph-properties style:page-number="auto"/>
      <style:text-properties fo:font-size="5pt" style:font-size-asian="5pt"/>
    </style:style>
    <style:style style:name="P359" style:family="paragraph" style:parent-style-name="Text_20_body" style:master-page-name="Converted19">
      <style:paragraph-properties style:page-number="auto"/>
    </style:style>
    <style:style style:name="P360"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61" style:family="paragraph" style:parent-style-name="Text_20_body">
      <style:paragraph-properties fo:margin-left="0.0807in" fo:margin-right="0in" fo:line-height="0.1528in" fo:text-align="justify" style:justify-single-word="false" fo:text-indent="0.2071in" style:auto-text-indent="false"/>
      <style:text-properties fo:color="#3399ff" officeooo:rsid="0014f3df" officeooo:paragraph-rsid="0014f3df"/>
    </style:style>
    <style:style style:name="P362" style:family="paragraph" style:parent-style-name="Heading_20_1" style:list-style-name="WWNum2">
      <style:paragraph-properties fo:margin-left="0.2472in" fo:margin-right="0in" fo:text-indent="-0.1661in" style:auto-text-indent="false">
        <style:tab-stops>
          <style:tab-stop style:position="0.248in"/>
        </style:tab-stops>
      </style:paragraph-properties>
      <style:text-properties style:text-scale="105%"/>
    </style:style>
    <style:style style:name="P363" style:family="paragraph" style:parent-style-name="Heading_20_1" style:list-style-name="WWNum2">
      <style:paragraph-properties fo:margin-left="0.2472in" fo:margin-right="0in" fo:text-indent="-0.1661in" style:auto-text-indent="false">
        <style:tab-stops>
          <style:tab-stop style:position="0.248in"/>
        </style:tab-stops>
      </style:paragraph-properties>
    </style:style>
    <style:style style:name="P364" style:family="paragraph" style:parent-style-name="Heading_20_1" style:list-style-name="WWNum2">
      <style:paragraph-properties fo:margin-left="0.2472in" fo:margin-right="0in" fo:text-align="justify" style:justify-single-word="false" fo:text-indent="-0.1661in" style:auto-text-indent="false">
        <style:tab-stops>
          <style:tab-stop style:position="0.248in"/>
        </style:tab-stops>
      </style:paragraph-properties>
    </style:style>
    <style:style style:name="P365" style:family="paragraph" style:parent-style-name="Heading_20_1" style:list-style-name="WWNum2">
      <style:paragraph-properties fo:margin-left="0.2472in" fo:margin-right="0in" fo:margin-top="0.1492in" fo:margin-bottom="0in" loext:contextual-spacing="false" fo:text-align="justify" style:justify-single-word="false" fo:text-indent="-0.1661in" style:auto-text-indent="false">
        <style:tab-stops>
          <style:tab-stop style:position="0.248in"/>
        </style:tab-stops>
      </style:paragraph-properties>
      <style:text-properties style:font-name="Times New Roman1" fo:font-size="10pt" style:font-size-asian="10pt" style:font-size-complex="10pt"/>
    </style:style>
    <style:style style:name="P366" style:family="paragraph" style:parent-style-name="Heading_20_1" style:list-style-name="WWNum2">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67" style:family="paragraph" style:parent-style-name="Heading_20_1" style:list-style-name="WWNum2">
      <style:paragraph-properties fo:margin-left="0.2472in" fo:margin-right="0.402in" fo:line-height="113%" fo:text-indent="-0.1661in" style:auto-text-indent="false">
        <style:tab-stops>
          <style:tab-stop style:position="0.248in"/>
        </style:tab-stops>
      </style:paragraph-properties>
    </style:style>
    <style:style style:name="P368" style:family="paragraph" style:parent-style-name="List_20_Paragraph" style:list-style-name="WWNum2">
      <style:paragraph-properties fo:margin-left="0.3465in" fo:margin-right="0in" fo:margin-top="0.1071in" fo:margin-bottom="0in" loext:contextual-spacing="false" fo:text-align="justify" style:justify-single-word="false" fo:text-indent="-0.2654in" style:auto-text-indent="false">
        <style:tab-stops>
          <style:tab-stop style:position="0.3472in"/>
        </style:tab-stops>
      </style:paragraph-properties>
    </style:style>
    <style:style style:name="P369" style:family="paragraph" style:parent-style-name="List_20_Paragraph" style:list-style-name="WWNum2">
      <style:paragraph-properties fo:margin-left="0.3465in" fo:margin-right="0in" fo:text-align="justify" style:justify-single-word="false" fo:text-indent="-0.2654in" style:auto-text-indent="false">
        <style:tab-stops>
          <style:tab-stop style:position="0.3472in"/>
        </style:tab-stops>
      </style:paragraph-properties>
    </style:style>
    <style:style style:name="P370" style:family="paragraph" style:parent-style-name="List_20_Paragraph" style:list-style-name="WWNum2">
      <style:paragraph-properties fo:margin-left="0.3465in" fo:margin-right="0in" fo:margin-top="0.0008in" fo:margin-bottom="0in" loext:contextual-spacing="false" fo:text-align="justify" style:justify-single-word="false" fo:text-indent="-0.2654in" style:auto-text-indent="false">
        <style:tab-stops>
          <style:tab-stop style:position="0.3472in"/>
        </style:tab-stops>
      </style:paragraph-properties>
    </style:style>
    <style:style style:name="P371" style:family="paragraph" style:parent-style-name="List_20_Paragraph" style:list-style-name="WWNum2">
      <style:paragraph-properties fo:margin-left="0.3465in" fo:margin-right="0in" fo:margin-top="0.0709in" fo:margin-bottom="0in" loext:contextual-spacing="false" fo:text-align="justify" style:justify-single-word="false" fo:text-indent="-0.2654in" style:auto-text-indent="false">
        <style:tab-stops>
          <style:tab-stop style:position="0.3472in"/>
        </style:tab-stops>
      </style:paragraph-properties>
    </style:style>
    <style:style style:name="P372" style:family="paragraph" style:parent-style-name="List_20_Paragraph" style:list-style-name="WWNum1">
      <style:paragraph-properties fo:margin-left="0.1618in" fo:margin-right="0in" fo:line-height="0.1563in" fo:text-indent="0in" style:auto-text-indent="false">
        <style:tab-stops>
          <style:tab-stop style:position="0.1626in"/>
        </style:tab-stops>
      </style:paragraph-properties>
    </style:style>
    <style:style style:name="P373" style:family="paragraph" style:parent-style-name="List_20_Paragraph" style:list-style-name="WWNum1">
      <style:paragraph-properties fo:margin-left="0.1618in" fo:margin-right="0in" fo:line-height="0.1409in" fo:text-indent="-0.0807in" style:auto-text-indent="false">
        <style:tab-stops>
          <style:tab-stop style:position="0.1626in"/>
        </style:tab-stops>
      </style:paragraph-properties>
    </style:style>
    <style:style style:name="P374" style:family="paragraph" style:parent-style-name="List_20_Paragraph" style:list-style-name="WWNum1">
      <style:paragraph-properties fo:margin-left="0.1618in" fo:margin-right="0in" fo:line-height="0.148in" fo:text-indent="-0.0807in" style:auto-text-indent="false">
        <style:tab-stops>
          <style:tab-stop style:position="0.1626in"/>
        </style:tab-stops>
      </style:paragraph-properties>
    </style:style>
    <style:style style:name="P375" style:family="paragraph" style:parent-style-name="List_20_Paragraph" style:list-style-name="WWNum1">
      <style:paragraph-properties fo:margin-left="0.1618in" fo:margin-right="0in" fo:line-height="0.148in" fo:text-align="start" style:justify-single-word="false" fo:text-indent="-0.0807in" style:auto-text-indent="false">
        <style:tab-stops>
          <style:tab-stop style:position="0.1626in"/>
        </style:tab-stops>
      </style:paragraph-properties>
    </style:style>
    <style:style style:name="P376" style:family="paragraph" style:parent-style-name="List_20_Paragraph" style:list-style-name="WWNum1">
      <style:paragraph-properties fo:margin-left="0.1618in" fo:margin-right="0in" fo:line-height="0.152in" fo:text-indent="-0.0807in" style:auto-text-indent="false">
        <style:tab-stops>
          <style:tab-stop style:position="0.1626in"/>
        </style:tab-stops>
      </style:paragraph-properties>
    </style:style>
    <style:style style:name="P377" style:family="paragraph" style:parent-style-name="List_20_Paragraph" style:list-style-name="WWNum1">
      <style:paragraph-properties fo:margin-left="0.1618in" fo:margin-right="0in" fo:line-height="0.1563in" fo:text-indent="-0.0807in" style:auto-text-indent="false">
        <style:tab-stops>
          <style:tab-stop style:position="0.1626in"/>
        </style:tab-stops>
      </style:paragraph-properties>
    </style:style>
    <style:style style:name="P378" style:family="paragraph" style:parent-style-name="List_20_Paragraph" style:list-style-name="WWNum1">
      <style:paragraph-properties fo:margin-left="0.1618in" fo:margin-right="0in" fo:line-height="0.1563in" fo:text-align="start" style:justify-single-word="false" fo:text-indent="-0.0807in" style:auto-text-indent="false">
        <style:tab-stops>
          <style:tab-stop style:position="0.1626in"/>
        </style:tab-stops>
      </style:paragraph-properties>
    </style:style>
    <style:style style:name="P379" style:family="paragraph" style:parent-style-name="List_20_Paragraph" style:list-style-name="WWNum1">
      <style:paragraph-properties fo:margin-left="0.1618in" fo:margin-right="0in" fo:line-height="0.152in" fo:text-indent="-0.0807in" style:auto-text-indent="false">
        <style:tab-stops>
          <style:tab-stop style:position="0.1626in"/>
        </style:tab-stops>
      </style:paragraph-properties>
      <style:text-properties fo:font-size="10pt" style:font-size-asian="10pt"/>
    </style:style>
    <style:style style:name="P380" style:family="paragraph" style:parent-style-name="List_20_Paragraph" style:list-style-name="WWNum1">
      <style:paragraph-properties fo:margin-left="0.1618in" fo:margin-right="0in" fo:line-height="0.1528in" fo:text-indent="-0.0807in" style:auto-text-indent="false">
        <style:tab-stops>
          <style:tab-stop style:position="0.1626in"/>
        </style:tab-stops>
      </style:paragraph-properties>
    </style:style>
    <style:style style:name="P381" style:family="paragraph" style:parent-style-name="List_20_Paragraph" style:list-style-name="WWNum1">
      <style:paragraph-properties fo:margin-left="0.0811in" fo:margin-right="1.6772in" fo:margin-top="0.0154in" fo:margin-bottom="0in" loext:contextual-spacing="false" fo:line-height="0.1528in" fo:text-align="start" style:justify-single-word="false" fo:text-indent="0in" style:auto-text-indent="false">
        <style:tab-stops>
          <style:tab-stop style:position="0.1626in"/>
        </style:tab-stops>
      </style:paragraph-properties>
    </style:style>
    <style:style style:name="P382" style:family="paragraph" style:parent-style-name="List_20_Paragraph" style:list-style-name="WWNum1">
      <style:paragraph-properties fo:margin-left="0.0811in" fo:margin-right="0.3571in" fo:margin-top="0.0035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83" style:family="paragraph" style:parent-style-name="Frame_20_contents">
      <style:paragraph-properties fo:line-height="0.1102in"/>
    </style:style>
    <style:style style:name="P384" style:family="paragraph" style:parent-style-name="Frame_20_contents">
      <style:paragraph-properties fo:line-height="0.1575in"/>
    </style:style>
    <style:style style:name="P385" style:family="paragraph">
      <loext:graphic-properties draw:fill="none"/>
      <style:paragraph-properties fo:text-align="start"/>
      <style:text-properties fo:font-size="18pt"/>
    </style:style>
    <style:style style:name="P386" style:family="paragraph">
      <loext:graphic-properties draw:fill="none"/>
      <style:paragraph-properties fo:text-align="start"/>
    </style:style>
    <style:style style:name="P387" style:family="paragraph">
      <style:paragraph-properties fo:margin-top="0.0055in" fo:margin-bottom="0in" style:line-height-at-least="0.1528in" fo:text-align="start"/>
    </style:style>
    <style:style style:name="P388" style:family="paragraph">
      <loext:graphic-properties draw:fill="none"/>
      <style:paragraph-properties fo:margin-top="0.0055in" fo:margin-bottom="0in" style:line-height-at-least="0.1528in" fo:text-align="start"/>
    </style:style>
    <style:style style:name="P389" style:family="paragraph">
      <style:paragraph-properties fo:margin-top="0in" fo:margin-bottom="0in" style:line-height-at-least="0.1693in" fo:text-align="start"/>
    </style:style>
    <style:style style:name="P390"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fo:letter-spacing="-0.002in" style:font-size-asian="9pt"/>
    </style:style>
    <style:style style:name="T4" style:family="text">
      <style:text-properties style:use-window-font-color="true" fo:font-size="9pt" fo:letter-spacing="-0.0083in" style:font-size-asian="9pt"/>
    </style:style>
    <style:style style:name="T5" style:family="text">
      <style:text-properties style:use-window-font-color="true" fo:font-size="9pt" fo:letter-spacing="-0.0181in" style:font-size-asian="9pt"/>
    </style:style>
    <style:style style:name="T6" style:family="text">
      <style:text-properties style:use-window-font-color="true" fo:font-size="9pt" fo:letter-spacing="-0.0055in" style:font-size-asian="9pt"/>
    </style:style>
    <style:style style:name="T7" style:family="text">
      <style:text-properties style:use-window-font-color="true" fo:font-size="9pt" fo:letter-spacing="-0.0008in" style:font-size-asian="9pt"/>
    </style:style>
    <style:style style:name="T8" style:family="text">
      <style:text-properties style:use-window-font-color="true" fo:font-size="9pt" fo:letter-spacing="-0.0063in" style:font-size-asian="9pt"/>
    </style:style>
    <style:style style:name="T9" style:family="text">
      <style:text-properties style:use-window-font-color="true" style:font-name="Arial"/>
    </style:style>
    <style:style style:name="T10" style:family="text">
      <style:text-properties style:use-window-font-color="true" style:font-name="Arial" fo:font-size="9pt" fo:font-style="italic" style:font-size-asian="9pt" style:font-style-asian="italic"/>
    </style:style>
    <style:style style:name="T11" style:family="text">
      <style:text-properties style:use-window-font-color="true" style:font-name="Arial" fo:font-size="8.5pt" fo:language="en" fo:country="none" fo:font-style="italic" style:font-size-asian="8.5pt" style:font-style-asian="italic"/>
    </style:style>
    <style:style style:name="T12" style:family="text">
      <style:text-properties style:use-window-font-color="true" style:font-name="Arial" fo:font-size="8.5pt" fo:font-style="italic" style:font-size-asian="8.5pt" style:font-style-asian="italic"/>
    </style:style>
    <style:style style:name="T13" style:family="text">
      <style:text-properties style:use-window-font-color="true" style:font-name="Arial" style:text-scale="110%"/>
    </style:style>
    <style:style style:name="T14" style:family="text">
      <style:text-properties style:use-window-font-color="true" style:font-name="Arial" style:text-scale="136%"/>
    </style:style>
    <style:style style:name="T15" style:family="text">
      <style:text-properties style:use-window-font-color="true" style:font-name="Arial" style:text-scale="135%"/>
    </style:style>
    <style:style style:name="T16" style:family="text">
      <style:text-properties style:use-window-font-color="true" style:font-name="Arial" style:text-scale="75%"/>
    </style:style>
    <style:style style:name="T17" style:family="text">
      <style:text-properties style:use-window-font-color="true" style:font-name="Arial" fo:letter-spacing="-0.0161in"/>
    </style:style>
    <style:style style:name="T18" style:family="text">
      <style:text-properties style:use-window-font-color="true" style:font-name="Arial" style:text-scale="106%"/>
    </style:style>
    <style:style style:name="T19" style:family="text">
      <style:text-properties style:use-window-font-color="true" style:font-name="Arial" style:text-scale="65%"/>
    </style:style>
    <style:style style:name="T20" style:family="text">
      <style:text-properties style:use-window-font-color="true" style:font-name="Arial" fo:font-size="10pt" style:font-size-asian="10pt" style:text-scale="105%"/>
    </style:style>
    <style:style style:name="T21" style:family="text">
      <style:text-properties style:use-window-font-color="true" style:text-scale="110%"/>
    </style:style>
    <style:style style:name="T22" style:family="text">
      <style:text-properties style:use-window-font-color="true" fo:font-size="7pt" style:font-size-asian="7pt" style:text-scale="99%"/>
    </style:style>
    <style:style style:name="T23" style:family="text">
      <style:text-properties style:use-window-font-color="true" fo:letter-spacing="0.0189in"/>
    </style:style>
    <style:style style:name="T24" style:family="text">
      <style:text-properties style:use-window-font-color="true" style:text-underline-style="solid" style:text-underline-width="auto" style:text-underline-color="font-color"/>
    </style:style>
    <style:style style:name="T25" style:family="text">
      <style:text-properties style:use-window-font-color="true" style:text-underline-style="solid" style:text-underline-width="auto" style:text-underline-color="font-color" style:text-scale="99%"/>
    </style:style>
    <style:style style:name="T26" style:family="text">
      <style:text-properties style:use-window-font-color="true" style:text-scale="99%"/>
    </style:style>
    <style:style style:name="T27" style:family="text">
      <style:text-properties style:use-window-font-color="true" style:text-position="-18% 100%" style:font-name="Arial" style:text-scale="65%"/>
    </style:style>
    <style:style style:name="T28" style:family="text">
      <style:text-properties style:use-window-font-color="true" style:text-position="14% 100%" fo:font-size="7pt" fo:font-style="italic" style:font-size-asian="7pt" style:font-style-asian="italic"/>
    </style:style>
    <style:style style:name="T29" style:family="text">
      <style:text-properties style:use-window-font-color="true" fo:font-size="5pt" style:font-size-asian="5pt"/>
    </style:style>
    <style:style style:name="T30" style:family="text">
      <style:text-properties style:use-window-font-color="true" fo:font-size="10pt" fo:font-style="italic" style:font-size-asian="10pt" style:font-style-asian="italic" style:text-scale="105%"/>
    </style:style>
    <style:style style:name="T31" style:family="text">
      <style:text-properties style:use-window-font-color="true" fo:font-size="10pt" style:font-size-asian="10pt" style:text-scale="105%"/>
    </style:style>
    <style:style style:name="T32" style:family="text">
      <style:text-properties style:use-window-font-color="true" style:text-position="27% 100%" style:text-scale="99%"/>
    </style:style>
    <style:style style:name="T33" style:family="text">
      <style:text-properties style:use-window-font-color="true" style:text-position="30% 100%" fo:font-size="10pt" fo:font-style="italic" style:font-size-asian="10pt" style:font-style-asian="italic" style:text-scale="99%"/>
    </style:style>
    <style:style style:name="T34" style:family="text">
      <style:text-properties style:use-window-font-color="true" fo:letter-spacing="-0.0126in"/>
    </style:style>
    <style:style style:name="T35" style:family="text">
      <style:text-properties style:use-window-font-color="true" style:text-position="54% 100%"/>
    </style:style>
    <style:style style:name="T36" style:family="text">
      <style:text-properties style:use-window-font-color="true" style:font-name="Monaco"/>
    </style:style>
    <style:style style:name="T37" style:family="text">
      <style:text-properties style:use-window-font-color="true" style:font-name="Monaco" style:text-scale="95%"/>
    </style:style>
    <style:style style:name="T38" style:family="text">
      <style:text-properties style:use-window-font-color="true" style:font-name="Arial Unicode MS"/>
    </style:style>
    <style:style style:name="T39" style:family="text">
      <style:text-properties style:use-window-font-color="true" style:font-name="Arial Unicode MS" style:text-scale="108%"/>
    </style:style>
    <style:style style:name="T40" style:family="text">
      <style:text-properties style:use-window-font-color="true" style:font-name="Arial Unicode MS" fo:letter-spacing="-0.0063in"/>
    </style:style>
    <style:style style:name="T41" style:family="text">
      <style:text-properties style:use-window-font-color="true" style:font-name="Arial Unicode MS" style:text-scale="110%"/>
    </style:style>
    <style:style style:name="T42" style:family="text">
      <style:text-properties style:use-window-font-color="true" style:font-name="Arial Unicode MS" style:text-scale="105%"/>
    </style:style>
    <style:style style:name="T43" style:family="text">
      <style:text-properties style:use-window-font-color="true" style:font-name="Arial Unicode MS" style:text-scale="115%"/>
    </style:style>
    <style:style style:name="T44" style:family="text">
      <style:text-properties style:use-window-font-color="true" fo:letter-spacing="-0.0008in"/>
    </style:style>
    <style:style style:name="T45" style:family="text">
      <style:text-properties style:use-window-font-color="true" fo:letter-spacing="-0.002in"/>
    </style:style>
    <style:style style:name="T46" style:family="text">
      <style:text-properties style:use-window-font-color="true" style:text-position="50% 100%" style:font-name="Arial Unicode MS" fo:font-size="7pt" style:font-size-asian="7pt"/>
    </style:style>
    <style:style style:name="T47" style:family="text">
      <style:text-properties style:use-window-font-color="true" style:text-position="4% 100%" style:text-scale="95%"/>
    </style:style>
    <style:style style:name="T48" style:family="text">
      <style:text-properties style:use-window-font-color="true" fo:font-weight="normal" fo:background-color="#ffff00" loext:char-shading-value="0" style:font-weight-asian="normal" style:font-weight-complex="normal"/>
    </style:style>
    <style:style style:name="T49" style:family="text">
      <style:text-properties style:use-window-font-color="true" fo:font-weight="normal" fo:background-color="transparent" loext:char-shading-value="0" style:font-weight-asian="normal" style:font-weight-complex="normal"/>
    </style:style>
    <style:style style:name="T50" style:family="text">
      <style:text-properties style:use-window-font-color="true" fo:font-weight="normal" fo:background-color="transparent" loext:char-shading-value="0" style:font-weight-asian="normal" style:font-weight-complex="normal"/>
    </style:style>
    <style:style style:name="T51" style:family="text">
      <style:text-properties style:use-window-font-color="true" fo:letter-spacing="-0.0035in"/>
    </style:style>
    <style:style style:name="T52" style:family="text">
      <style:text-properties style:use-window-font-color="true" fo:letter-spacing="-0.0035in" fo:font-style="italic" style:font-style-asian="italic"/>
    </style:style>
    <style:style style:name="T53" style:family="text">
      <style:text-properties style:use-window-font-color="true" fo:letter-spacing="-0.0055in"/>
    </style:style>
    <style:style style:name="T54" style:family="text">
      <style:text-properties style:use-window-font-color="true" fo:letter-spacing="-0.0228in"/>
    </style:style>
    <style:style style:name="T55" style:family="text">
      <style:text-properties style:use-window-font-color="true" fo:font-style="italic" style:font-style-asian="italic"/>
    </style:style>
    <style:style style:name="T56" style:family="text">
      <style:text-properties style:use-window-font-color="true" fo:letter-spacing="-0.0043in"/>
    </style:style>
    <style:style style:name="T57" style:family="text">
      <style:text-properties style:use-window-font-color="true" fo:letter-spacing="-0.0047in"/>
    </style:style>
    <style:style style:name="T58" style:family="text">
      <style:text-properties style:use-window-font-color="true" fo:letter-spacing="-0.0075in"/>
    </style:style>
    <style:style style:name="T59" style:family="text">
      <style:text-properties style:use-window-font-color="true" fo:letter-spacing="-0.0098in"/>
    </style:style>
    <style:style style:name="T60" style:family="text">
      <style:text-properties style:use-window-font-color="true" fo:letter-spacing="-0.0083in"/>
    </style:style>
    <style:style style:name="T61" style:family="text">
      <style:text-properties style:use-window-font-color="true" fo:letter-spacing="-0.0091in"/>
    </style:style>
    <style:style style:name="T62" style:family="text">
      <style:text-properties style:use-window-font-color="true" fo:background-color="transparent" loext:char-shading-value="0"/>
    </style:style>
    <style:style style:name="T63" style:family="text">
      <style:text-properties fo:font-size="9pt" style:font-size-asian="9pt"/>
    </style:style>
    <style:style style:name="T64" style:family="text">
      <style:text-properties fo:font-size="9pt" fo:letter-spacing="-0.002in" style:font-size-asian="9pt"/>
    </style:style>
    <style:style style:name="T65" style:family="text">
      <style:text-properties fo:font-size="9pt" fo:letter-spacing="-0.0083in" style:font-size-asian="9pt"/>
    </style:style>
    <style:style style:name="T66" style:family="text">
      <style:text-properties fo:font-size="9pt" fo:letter-spacing="-0.0181in" style:font-size-asian="9pt"/>
    </style:style>
    <style:style style:name="T67" style:family="text">
      <style:text-properties fo:font-size="9pt" fo:background-color="#ffff00" loext:char-shading-value="0" style:font-size-asian="9pt"/>
    </style:style>
    <style:style style:name="T68" style:family="text">
      <style:text-properties fo:font-size="9pt" fo:letter-spacing="-0.0126in" style:font-size-asian="9pt"/>
    </style:style>
    <style:style style:name="T69" style:family="text">
      <style:text-properties fo:font-size="9pt" fo:letter-spacing="-0.0008in" style:font-size-asian="9pt"/>
    </style:style>
    <style:style style:name="T70" style:family="text">
      <style:text-properties fo:font-size="9pt" fo:letter-spacing="-0.0043in" style:font-size-asian="9pt"/>
    </style:style>
    <style:style style:name="T71" style:family="text">
      <style:text-properties fo:font-size="9pt" fo:letter-spacing="-0.0063in" style:font-size-asian="9pt"/>
    </style:style>
    <style:style style:name="T72" style:family="text">
      <style:text-properties fo:font-size="9pt" fo:letter-spacing="-0.0063in" fo:font-weight="bold" style:font-size-asian="9pt" style:font-weight-asian="bold"/>
    </style:style>
    <style:style style:name="T73" style:family="text">
      <style:text-properties fo:font-size="9pt" fo:letter-spacing="-0.0217in" style:font-size-asian="9pt"/>
    </style:style>
    <style:style style:name="T74" style:family="text">
      <style:text-properties fo:font-size="9pt" fo:letter-spacing="-0.0028in" fo:font-weight="bold" style:font-size-asian="9pt" style:font-weight-asian="bold"/>
    </style:style>
    <style:style style:name="T75" style:family="text">
      <style:text-properties fo:font-size="9pt" fo:letter-spacing="-0.0028in" style:font-size-asian="9pt"/>
    </style:style>
    <style:style style:name="T76" style:family="text">
      <style:text-properties fo:font-size="9pt" fo:font-weight="bold" style:font-size-asian="9pt" style:font-weight-asian="bold"/>
    </style:style>
    <style:style style:name="T77" style:family="text">
      <style:text-properties fo:font-size="9pt" fo:letter-spacing="-0.0161in" style:font-size-asian="9pt"/>
    </style:style>
    <style:style style:name="T78" style:family="text">
      <style:text-properties fo:font-size="9pt" fo:letter-spacing="-0.0047in" style:font-size-asian="9pt"/>
    </style:style>
    <style:style style:name="T79" style:family="text">
      <style:text-properties fo:font-size="9pt" fo:letter-spacing="-0.0047in" fo:font-weight="bold" style:font-size-asian="9pt" style:font-weight-asian="bold"/>
    </style:style>
    <style:style style:name="T80" style:family="text">
      <style:text-properties fo:font-size="9pt" fo:letter-spacing="-0.0035in" style:font-size-asian="9pt"/>
    </style:style>
    <style:style style:name="T81" style:family="text">
      <style:text-properties fo:font-size="9pt" fo:letter-spacing="-0.0035in" fo:font-weight="bold" style:font-size-asian="9pt" style:font-weight-asian="bold"/>
    </style:style>
    <style:style style:name="T82" style:family="text">
      <style:text-properties fo:font-size="9pt" fo:letter-spacing="-0.0075in" style:font-size-asian="9pt"/>
    </style:style>
    <style:style style:name="T83" style:family="text">
      <style:text-properties fo:font-size="9pt" fo:letter-spacing="-0.0134in" style:font-size-asian="9pt"/>
    </style:style>
    <style:style style:name="T84" style:family="text">
      <style:text-properties fo:font-size="9pt" fo:letter-spacing="-0.0209in" style:font-size-asian="9pt"/>
    </style:style>
    <style:style style:name="T85" style:family="text">
      <style:text-properties fo:font-size="9pt" fo:letter-spacing="-0.0138in" style:font-size-asian="9pt"/>
    </style:style>
    <style:style style:name="T86" style:family="text">
      <style:text-properties fo:font-size="9pt" fo:letter-spacing="0.0016in" style:font-size-asian="9pt"/>
    </style:style>
    <style:style style:name="T87" style:family="text">
      <style:text-properties fo:font-size="9pt" fo:letter-spacing="-0.0098in" style:font-size-asian="9pt"/>
    </style:style>
    <style:style style:name="T88" style:family="text">
      <style:text-properties fo:font-size="9pt" fo:letter-spacing="-0.0102in" style:font-size-asian="9pt"/>
    </style:style>
    <style:style style:name="T89" style:family="text">
      <style:text-properties fo:font-size="9pt" fo:letter-spacing="-0.0165in" style:font-size-asian="9pt"/>
    </style:style>
    <style:style style:name="T90" style:family="text">
      <style:text-properties fo:font-size="9pt" fo:letter-spacing="-0.0055in" fo:font-weight="bold" style:font-size-asian="9pt" style:font-weight-asian="bold"/>
    </style:style>
    <style:style style:name="T91" style:family="text">
      <style:text-properties fo:font-size="9pt" fo:letter-spacing="-0.0055in" style:font-size-asian="9pt"/>
    </style:style>
    <style:style style:name="T92" style:family="text">
      <style:text-properties fo:font-size="9pt" fo:letter-spacing="-0.0201in" style:font-size-asian="9pt"/>
    </style:style>
    <style:style style:name="T93" style:family="text">
      <style:text-properties style:font-name="Arial"/>
    </style:style>
    <style:style style:name="T94" style:family="text">
      <style:text-properties style:font-name="Arial" fo:font-size="9pt" fo:font-style="italic" style:font-size-asian="9pt" style:font-style-asian="italic"/>
    </style:style>
    <style:style style:name="T95" style:family="text">
      <style:text-properties style:font-name="Arial" fo:font-size="9pt" style:font-size-asian="9pt"/>
    </style:style>
    <style:style style:name="T96" style:family="text">
      <style:text-properties style:font-name="Arial" fo:font-size="9pt" fo:background-color="#ffff00" loext:char-shading-value="0" style:font-size-asian="9pt"/>
    </style:style>
    <style:style style:name="T97" style:family="text">
      <style:text-properties style:font-name="Arial" fo:font-size="16pt" fo:font-weight="bold" style:font-size-asian="16pt" style:font-weight-asian="bold"/>
    </style:style>
    <style:style style:name="T98" style:family="text">
      <style:text-properties style:font-name="Arial" fo:font-size="16pt" fo:letter-spacing="-0.002in" fo:font-weight="bold" style:font-size-asian="16pt" style:font-weight-asian="bold"/>
    </style:style>
    <style:style style:name="T99" style:family="text">
      <style:text-properties style:font-name="Arial" fo:font-size="8.5pt" fo:font-weight="bold" style:font-size-asian="8.5pt" style:font-weight-asian="bold"/>
    </style:style>
    <style:style style:name="T100" style:family="text">
      <style:text-properties style:font-name="Arial" fo:font-size="8.5pt" fo:font-style="italic" style:font-size-asian="8.5pt" style:font-style-asian="italic"/>
    </style:style>
    <style:style style:name="T101" style:family="text">
      <style:text-properties style:font-name="Arial" fo:font-size="9.5pt" fo:font-style="italic" style:font-size-asian="9.5pt" style:font-style-asian="italic"/>
    </style:style>
    <style:style style:name="T102" style:family="text">
      <style:text-properties style:font-name="Arial" fo:font-size="9.5pt" fo:letter-spacing="-0.0028in" fo:font-style="italic" style:font-size-asian="9.5pt" style:font-style-asian="italic"/>
    </style:style>
    <style:style style:name="T103" style:family="text">
      <style:text-properties style:font-name="Arial" fo:font-size="9.5pt" fo:letter-spacing="-0.0043in" fo:font-style="italic" style:font-size-asian="9.5pt" style:font-style-asian="italic"/>
    </style:style>
    <style:style style:name="T104" style:family="text">
      <style:text-properties style:font-name="Arial" fo:font-size="9.5pt" fo:letter-spacing="-0.0035in" fo:font-style="italic" style:font-size-asian="9.5pt" style:font-style-asian="italic"/>
    </style:style>
    <style:style style:name="T105" style:family="text">
      <style:text-properties style:font-name="Arial" fo:font-size="9.5pt" fo:letter-spacing="-0.0063in" fo:font-style="italic" style:font-size-asian="9.5pt" style:font-style-asian="italic"/>
    </style:style>
    <style:style style:name="T106" style:family="text">
      <style:text-properties style:font-name="Arial" fo:font-size="9.5pt" fo:letter-spacing="-0.0047in" fo:font-style="italic" style:font-size-asian="9.5pt" style:font-style-asian="italic"/>
    </style:style>
    <style:style style:name="T107" style:family="text">
      <style:text-properties style:font-name="Arial" fo:font-size="9.5pt" fo:letter-spacing="-0.0138in" fo:font-style="italic" style:font-size-asian="9.5pt" style:font-style-asian="italic"/>
    </style:style>
    <style:style style:name="T108" style:family="text">
      <style:text-properties style:font-name="Arial" fo:font-size="9.5pt" fo:letter-spacing="-0.0154in" fo:font-style="italic" style:font-size-asian="9.5pt" style:font-style-asian="italic"/>
    </style:style>
    <style:style style:name="T109" style:family="text">
      <style:text-properties style:font-name="Arial" fo:font-size="9.5pt" fo:letter-spacing="-0.0209in" fo:font-style="italic" style:font-size-asian="9.5pt" style:font-style-asian="italic"/>
    </style:style>
    <style:style style:name="T110" style:family="text">
      <style:text-properties style:font-name="Arial" fo:font-size="9.5pt" fo:letter-spacing="-0.0146in" fo:font-style="italic" style:font-size-asian="9.5pt" style:font-style-asian="italic"/>
    </style:style>
    <style:style style:name="T111" style:family="text">
      <style:text-properties style:font-name="Arial" fo:font-size="9.5pt" fo:letter-spacing="-0.0134in" fo:font-style="italic" style:font-size-asian="9.5pt" style:font-style-asian="italic"/>
    </style:style>
    <style:style style:name="T112" style:family="text">
      <style:text-properties style:font-name="Arial" fo:font-size="10pt" style:font-size-asian="10pt"/>
    </style:style>
    <style:style style:name="T113" style:family="text">
      <style:text-properties style:font-name="Arial" fo:font-size="10pt" style:font-size-asian="10pt" style:text-scale="105%"/>
    </style:style>
    <style:style style:name="T114" style:family="text">
      <style:text-properties style:font-name="Arial" fo:font-size="10pt" style:font-size-asian="10pt" style:text-scale="95%"/>
    </style:style>
    <style:style style:name="T115" style:family="text">
      <style:text-properties style:font-name="Arial" fo:font-size="10pt" style:font-size-asian="10pt" style:text-scale="110%"/>
    </style:style>
    <style:style style:name="T116" style:family="text">
      <style:text-properties style:font-name="Arial" fo:font-size="10pt" fo:letter-spacing="-0.0209in" style:font-size-asian="10pt" style:text-scale="105%"/>
    </style:style>
    <style:style style:name="T117" style:family="text">
      <style:text-properties style:font-name="Arial" fo:font-size="10pt" fo:letter-spacing="0.0016in" style:font-size-asian="10pt"/>
    </style:style>
    <style:style style:name="T118" style:family="text">
      <style:text-properties style:font-name="Arial" fo:font-size="10pt" fo:letter-spacing="0.0016in" style:font-size-asian="10pt" style:text-scale="105%"/>
    </style:style>
    <style:style style:name="T119" style:family="text">
      <style:text-properties style:font-name="Arial" fo:font-size="10pt" fo:letter-spacing="-0.0035in" style:font-size-asian="10pt"/>
    </style:style>
    <style:style style:name="T120" style:family="text">
      <style:text-properties style:font-name="Arial" fo:font-size="10pt" fo:letter-spacing="-0.0083in" style:font-size-asian="10pt"/>
    </style:style>
    <style:style style:name="T121" style:family="text">
      <style:text-properties style:font-name="Arial" fo:font-size="10pt" fo:letter-spacing="-0.0091in" style:font-size-asian="10pt" style:text-scale="110%"/>
    </style:style>
    <style:style style:name="T122" style:family="text">
      <style:text-properties style:font-name="Arial" fo:font-size="10pt" fo:letter-spacing="-0.0256in" style:font-size-asian="10pt"/>
    </style:style>
    <style:style style:name="T123" style:family="text">
      <style:text-properties style:font-name="Arial" fo:font-size="10pt" fo:letter-spacing="-0.0252in" style:font-size-asian="10pt"/>
    </style:style>
    <style:style style:name="T124" style:family="text">
      <style:text-properties style:font-name="Arial" fo:font-size="10pt" fo:letter-spacing="0.0071in" style:font-size-asian="10pt"/>
    </style:style>
    <style:style style:name="T125" style:family="text">
      <style:text-properties style:font-name="Arial" fo:font-size="10pt" fo:letter-spacing="0.002in" style:font-size-asian="10pt"/>
    </style:style>
    <style:style style:name="T126" style:family="text">
      <style:text-properties style:font-name="Arial" fo:font-size="10pt" fo:letter-spacing="0.0028in" style:font-size-asian="10pt"/>
    </style:style>
    <style:style style:name="T127" style:family="text">
      <style:text-properties style:font-name="Arial" fo:letter-spacing="-0.0118in"/>
    </style:style>
    <style:style style:name="T128" style:family="text">
      <style:text-properties style:font-name="Arial" fo:language="de" fo:country="DE" style:text-scale="105%"/>
    </style:style>
    <style:style style:name="T129" style:family="text">
      <style:text-properties style:font-name="Arial" fo:letter-spacing="0.0016in"/>
    </style:style>
    <style:style style:name="T130" style:family="text">
      <style:text-properties style:font-name="Arial" fo:letter-spacing="0.0016in" fo:language="de" fo:country="DE" style:text-scale="105%"/>
    </style:style>
    <style:style style:name="T131" style:family="text">
      <style:text-properties style:font-name="Arial" style:text-scale="105%"/>
    </style:style>
    <style:style style:name="T132" style:family="text">
      <style:text-properties style:font-name="Arial" style:text-scale="120%"/>
    </style:style>
    <style:style style:name="T133" style:family="text">
      <style:text-properties style:font-name="Arial" fo:letter-spacing="-0.0272in" style:text-scale="120%"/>
    </style:style>
    <style:style style:name="T134" style:family="text">
      <style:text-properties style:font-name="Arial" fo:letter-spacing="-0.0075in"/>
    </style:style>
    <style:style style:name="T135" style:family="text">
      <style:text-properties style:font-name="Arial" style:text-scale="65%"/>
    </style:style>
    <style:style style:name="T136" style:family="text">
      <style:text-properties style:font-name="Arial" fo:letter-spacing="0.0043in"/>
    </style:style>
    <style:style style:name="T137" style:family="text">
      <style:text-properties style:font-name="Arial" fo:letter-spacing="-0.0055in"/>
    </style:style>
    <style:style style:name="T138" style:family="text">
      <style:text-properties style:font-name="Arial" fo:letter-spacing="-0.0173in"/>
    </style:style>
    <style:style style:name="T139" style:family="text">
      <style:text-properties style:font-name="Arial" fo:letter-spacing="-0.002in"/>
    </style:style>
    <style:style style:name="T140" style:family="text">
      <style:text-properties style:font-name="Arial" fo:letter-spacing="0.0028in"/>
    </style:style>
    <style:style style:name="T141" style:family="text">
      <style:text-properties style:font-name="Arial" fo:letter-spacing="-0.0138in"/>
    </style:style>
    <style:style style:name="T142" style:family="text">
      <style:text-properties style:font-name="Arial" fo:letter-spacing="-0.0028in"/>
    </style:style>
    <style:style style:name="T143" style:family="text">
      <style:text-properties style:font-name="Arial" fo:font-size="8pt" style:font-size-asian="8pt"/>
    </style:style>
    <style:style style:name="T144" style:family="text">
      <style:text-properties fo:color="#ff0000"/>
    </style:style>
    <style:style style:name="T145" style:family="text">
      <style:text-properties fo:color="#ff0000" style:font-name="Arial"/>
    </style:style>
    <style:style style:name="T146" style:family="text">
      <style:text-properties fo:color="#ff0000" style:font-name="Arial" fo:font-size="8.5pt" fo:language="en" fo:country="none" fo:font-style="italic" style:font-size-asian="8.5pt" style:font-style-asian="italic"/>
    </style:style>
    <style:style style:name="T147" style:family="text">
      <style:text-properties fo:color="#ff0000" fo:font-size="9pt" fo:letter-spacing="-0.0055in" style:font-size-asian="9pt"/>
    </style:style>
    <style:style style:name="T148" style:family="text">
      <style:text-properties fo:color="#ff0000" fo:font-size="9pt" style:font-size-asian="9pt"/>
    </style:style>
    <style:style style:name="T149" style:family="text">
      <style:text-properties fo:color="#ff0000" fo:font-size="9pt" fo:letter-spacing="-0.0008in" style:font-size-asian="9pt"/>
    </style:style>
    <style:style style:name="T150" style:family="text">
      <style:text-properties fo:color="#ff0000" fo:font-size="9pt" fo:letter-spacing="-0.0126in" style:font-size-asian="9pt"/>
    </style:style>
    <style:style style:name="T151" style:family="text">
      <style:text-properties fo:color="#ff0000" fo:font-size="9pt" fo:letter-spacing="-0.0063in" style:font-size-asian="9pt"/>
    </style:style>
    <style:style style:name="T152" style:family="text">
      <style:text-properties fo:color="#ff0000" fo:letter-spacing="-0.0063in"/>
    </style:style>
    <style:style style:name="T153" style:family="text">
      <style:text-properties fo:color="#ff0000" fo:letter-spacing="-0.0035in"/>
    </style:style>
    <style:style style:name="T154" style:family="text">
      <style:text-properties fo:color="#ff0000" fo:letter-spacing="-0.0138in"/>
    </style:style>
    <style:style style:name="T155" style:family="text">
      <style:text-properties fo:color="#ff0000" fo:language="en" fo:country="none"/>
    </style:style>
    <style:style style:name="T156" style:family="text">
      <style:text-properties fo:color="#ff0000" fo:language="en" fo:country="none" fo:background-color="#ffff00" loext:char-shading-value="0"/>
    </style:style>
    <style:style style:name="T157" style:family="text">
      <style:text-properties fo:color="#ff0000" fo:letter-spacing="-0.0055in"/>
    </style:style>
    <style:style style:name="T158" style:family="text">
      <style:text-properties fo:color="#ff0000" fo:letter-spacing="-0.0043in"/>
    </style:style>
    <style:style style:name="T159" style:family="text">
      <style:text-properties fo:color="#ff0000" fo:font-style="italic" style:font-style-asian="italic"/>
    </style:style>
    <style:style style:name="T160" style:family="text">
      <style:text-properties fo:color="#ff0000" fo:background-color="#ffff00" loext:char-shading-value="0"/>
    </style:style>
    <style:style style:name="T161" style:family="text">
      <style:text-properties fo:color="#ff0000" fo:letter-spacing="-0.0083in"/>
    </style:style>
    <style:style style:name="T162" style:family="text">
      <style:text-properties fo:color="#ff0000" style:font-name="Times New Roman1" fo:font-size="10pt" style:font-size-asian="10pt" style:font-size-complex="10pt"/>
    </style:style>
    <style:style style:name="T163" style:family="text">
      <style:text-properties fo:color="#ff0000" officeooo:rsid="00129185"/>
    </style:style>
    <style:style style:name="T164" style:family="text">
      <style:text-properties fo:color="#ff0000" fo:background-color="transparent" loext:char-shading-value="0"/>
    </style:style>
    <style:style style:name="T165" style:family="text">
      <style:text-properties fo:color="#ff0000" fo:background-color="transparent" loext:char-shading-value="0"/>
    </style:style>
    <style:style style:name="T166" style:family="text">
      <style:text-properties fo:color="#ff0000" style:text-line-through-style="none" style:text-line-through-type="none"/>
    </style:style>
    <style:style style:name="T167" style:family="text">
      <style:text-properties style:text-scale="105%"/>
    </style:style>
    <style:style style:name="T168" style:family="text">
      <style:text-properties fo:background-color="#ffff00" loext:char-shading-value="0"/>
    </style:style>
    <style:style style:name="T169" style:family="text">
      <style:text-properties fo:letter-spacing="-0.002in"/>
    </style:style>
    <style:style style:name="T170" style:family="text">
      <style:text-properties fo:letter-spacing="-0.002in" style:text-scale="99%"/>
    </style:style>
    <style:style style:name="T171" style:family="text">
      <style:text-properties fo:letter-spacing="-0.0311in" style:text-scale="105%"/>
    </style:style>
    <style:style style:name="T172" style:family="text">
      <style:text-properties fo:letter-spacing="-0.0043in"/>
    </style:style>
    <style:style style:name="T173" style:family="text">
      <style:text-properties fo:letter-spacing="-0.0043in" fo:background-color="#ffff00" loext:char-shading-value="0"/>
    </style:style>
    <style:style style:name="T174" style:family="text">
      <style:text-properties style:text-line-through-style="solid" style:text-line-through-type="single" fo:background-color="#ffff00" loext:char-shading-value="0"/>
    </style:style>
    <style:style style:name="T175" style:family="text">
      <style:text-properties style:text-line-through-style="solid" style:text-line-through-type="single" fo:letter-spacing="-0.0228in" fo:background-color="#ffff00" loext:char-shading-value="0"/>
    </style:style>
    <style:style style:name="T176" style:family="text">
      <style:text-properties fo:letter-spacing="-0.0118in"/>
    </style:style>
    <style:style style:name="T177" style:family="text">
      <style:text-properties fo:letter-spacing="-0.0047in"/>
    </style:style>
    <style:style style:name="T178" style:family="text">
      <style:text-properties fo:letter-spacing="-0.0055in"/>
    </style:style>
    <style:style style:name="T179" style:family="text">
      <style:text-properties fo:letter-spacing="-0.0055in" fo:font-style="italic" style:font-style-asian="italic"/>
    </style:style>
    <style:style style:name="T180" style:family="text">
      <style:text-properties style:text-scale="99%"/>
    </style:style>
    <style:style style:name="T181" style:family="text">
      <style:text-properties fo:letter-spacing="-0.0071in"/>
    </style:style>
    <style:style style:name="T182" style:family="text">
      <style:text-properties fo:letter-spacing="-0.0071in" style:text-scale="105%"/>
    </style:style>
    <style:style style:name="T183" style:family="text">
      <style:text-properties fo:letter-spacing="0.0165in"/>
    </style:style>
    <style:style style:name="T184" style:family="text">
      <style:text-properties fo:letter-spacing="0.0154in"/>
    </style:style>
    <style:style style:name="T185" style:family="text">
      <style:text-properties fo:letter-spacing="0.028in"/>
    </style:style>
    <style:style style:name="T186" style:family="text">
      <style:text-properties fo:letter-spacing="0.0047in"/>
    </style:style>
    <style:style style:name="T187" style:family="text">
      <style:text-properties fo:letter-spacing="0.0327in"/>
    </style:style>
    <style:style style:name="T188" style:family="text">
      <style:text-properties fo:letter-spacing="0.0035in"/>
    </style:style>
    <style:style style:name="T189" style:family="text">
      <style:text-properties fo:letter-spacing="0.0228in"/>
    </style:style>
    <style:style style:name="T190" style:family="text">
      <style:text-properties fo:letter-spacing="0.0071in"/>
    </style:style>
    <style:style style:name="T191" style:family="text">
      <style:text-properties fo:letter-spacing="-0.0189in"/>
    </style:style>
    <style:style style:name="T192" style:family="text">
      <style:text-properties fo:letter-spacing="-0.0091in"/>
    </style:style>
    <style:style style:name="T193" style:family="text">
      <style:text-properties fo:letter-spacing="-0.0091in" style:text-scale="99%"/>
    </style:style>
    <style:style style:name="T194" style:family="text">
      <style:text-properties fo:letter-spacing="-0.0083in"/>
    </style:style>
    <style:style style:name="T195" style:family="text">
      <style:text-properties fo:letter-spacing="-0.0138in"/>
    </style:style>
    <style:style style:name="T196" style:family="text">
      <style:text-properties fo:letter-spacing="0.0118in"/>
    </style:style>
    <style:style style:name="T197" style:family="text">
      <style:text-properties fo:letter-spacing="0.0189in"/>
    </style:style>
    <style:style style:name="T198" style:family="text">
      <style:text-properties fo:letter-spacing="-0.011in"/>
    </style:style>
    <style:style style:name="T199" style:family="text">
      <style:text-properties fo:letter-spacing="-0.0102in"/>
    </style:style>
    <style:style style:name="T200" style:family="text">
      <style:text-properties style:text-position="50% 100%" fo:font-size="7pt" style:font-size-asian="7pt"/>
    </style:style>
    <style:style style:name="T201" style:family="text">
      <style:text-properties style:text-position="50% 100%" fo:font-size="7pt" fo:letter-spacing="0.0098in" style:font-size-asian="7pt"/>
    </style:style>
    <style:style style:name="T202" style:family="text">
      <style:text-properties style:text-position="50% 100%" fo:font-size="7pt" fo:font-style="italic" style:font-size-asian="7pt" style:font-style-asian="italic"/>
    </style:style>
    <style:style style:name="T203" style:family="text">
      <style:text-properties style:text-position="50% 100%" fo:font-size="7pt" fo:font-style="italic" style:font-size-asian="7pt" style:font-style-asian="italic" style:text-scale="95%"/>
    </style:style>
    <style:style style:name="T204" style:family="text">
      <style:text-properties style:text-position="50% 100%" fo:font-size="7pt" fo:letter-spacing="0.011in" style:font-size-asian="7pt"/>
    </style:style>
    <style:style style:name="T205" style:family="text">
      <style:text-properties style:text-position="50% 100%" style:font-name="Arial Unicode MS" fo:font-size="7pt" style:font-size-asian="7pt"/>
    </style:style>
    <style:style style:name="T206" style:family="text">
      <style:text-properties style:text-position="50% 100%" style:font-name="Arial Unicode MS" fo:font-size="7pt" style:font-size-asian="7pt" style:text-scale="124%"/>
    </style:style>
    <style:style style:name="T207" style:family="text">
      <style:text-properties style:text-position="50% 100%" style:font-name="Arial Unicode MS" fo:font-size="7pt" fo:letter-spacing="0.0043in" style:font-size-asian="7pt"/>
    </style:style>
    <style:style style:name="T208" style:family="text">
      <style:text-properties style:text-position="50% 100%" style:font-name="Arial Unicode MS" fo:font-size="7pt" fo:letter-spacing="0.0102in" style:font-size-asian="7pt"/>
    </style:style>
    <style:style style:name="T209" style:family="text">
      <style:text-properties style:text-position="50% 100%" style:font-name="Arial Unicode MS" fo:font-size="7pt" fo:letter-spacing="0.0035in" style:font-size-asian="7pt" style:text-scale="124%"/>
    </style:style>
    <style:style style:name="T210" style:family="text">
      <style:text-properties style:text-position="50% 100%" style:font-name="Arial Unicode MS" fo:font-size="7pt" fo:letter-spacing="0.0063in" style:font-size-asian="7pt" style:text-scale="124%"/>
    </style:style>
    <style:style style:name="T211" style:family="text">
      <style:text-properties style:text-position="50% 100%" style:font-name="Arial Unicode MS" fo:font-size="7pt" fo:letter-spacing="-0.0055in" style:font-size-asian="7pt"/>
    </style:style>
    <style:style style:name="T212" style:family="text">
      <style:text-properties style:text-position="50% 100%" style:font-name="Arial Unicode MS" fo:font-size="7pt" fo:letter-spacing="0.0165in" style:font-size-asian="7pt"/>
    </style:style>
    <style:style style:name="T213" style:family="text">
      <style:text-properties style:text-position="50% 100%" style:font-name="Arial Unicode MS" fo:font-size="7pt" fo:letter-spacing="0.0028in" style:font-size-asian="7pt"/>
    </style:style>
    <style:style style:name="T214" style:family="text">
      <style:text-properties style:text-position="50% 100%" style:font-name="Arial" fo:font-size="10pt" style:font-size-asian="10pt"/>
    </style:style>
    <style:style style:name="T215" style:family="text">
      <style:text-properties style:text-position="50% 100%" style:font-name="Arial" fo:font-size="10pt" style:font-size-asian="10pt" style:text-scale="75%"/>
    </style:style>
    <style:style style:name="T216" style:family="text">
      <style:text-properties style:text-position="50% 100%" style:font-name="Arial" fo:font-size="10pt" fo:letter-spacing="-0.0173in" style:font-size-asian="10pt" style:text-scale="75%"/>
    </style:style>
    <style:style style:name="T217" style:family="text">
      <style:text-properties style:text-position="50% 100%" style:font-name="Arial" fo:font-size="7pt" style:font-size-asian="7pt"/>
    </style:style>
    <style:style style:name="T218" style:family="text">
      <style:text-properties fo:letter-spacing="-0.0126in"/>
    </style:style>
    <style:style style:name="T219" style:family="text">
      <style:text-properties fo:letter-spacing="-0.0035in"/>
    </style:style>
    <style:style style:name="T220" style:family="text">
      <style:text-properties fo:letter-spacing="-0.0146in"/>
    </style:style>
    <style:style style:name="T221" style:family="text">
      <style:text-properties fo:letter-spacing="-0.0134in"/>
    </style:style>
    <style:style style:name="T222" style:family="text">
      <style:text-properties fo:letter-spacing="-0.0028in"/>
    </style:style>
    <style:style style:name="T223" style:family="text">
      <style:text-properties fo:letter-spacing="-0.0063in"/>
    </style:style>
    <style:style style:name="T224" style:family="text">
      <style:text-properties fo:letter-spacing="-0.0075in"/>
    </style:style>
    <style:style style:name="T225" style:family="text">
      <style:text-properties fo:font-size="10pt" fo:font-style="italic" style:font-size-asian="10pt" style:font-style-asian="italic"/>
    </style:style>
    <style:style style:name="T226" style:family="text">
      <style:text-properties fo:font-size="10pt" fo:font-style="italic" style:font-size-asian="10pt" style:font-style-asian="italic" style:text-scale="110%"/>
    </style:style>
    <style:style style:name="T227" style:family="text">
      <style:text-properties fo:font-size="10pt" style:font-size-asian="10pt"/>
    </style:style>
    <style:style style:name="T228" style:family="text">
      <style:text-properties fo:font-size="10pt" style:font-size-asian="10pt" style:text-scale="105%"/>
    </style:style>
    <style:style style:name="T229" style:family="text">
      <style:text-properties fo:font-size="10pt" style:font-size-asian="10pt" style:text-scale="95%"/>
    </style:style>
    <style:style style:name="T230" style:family="text">
      <style:text-properties fo:font-size="10pt" style:font-size-asian="10pt" style:text-scale="110%"/>
    </style:style>
    <style:style style:name="T231" style:family="text">
      <style:text-properties fo:font-size="10pt" style:font-size-asian="10pt" style:text-scale="99%"/>
    </style:style>
    <style:style style:name="T232" style:family="text">
      <style:text-properties fo:font-size="10pt" fo:letter-spacing="0.0016in" style:font-size-asian="10pt"/>
    </style:style>
    <style:style style:name="T233" style:family="text">
      <style:text-properties fo:font-size="10pt" fo:letter-spacing="0.0016in" style:font-size-asian="10pt" style:text-scale="105%"/>
    </style:style>
    <style:style style:name="T234" style:family="text">
      <style:text-properties fo:font-size="10pt" fo:letter-spacing="0.0016in" style:font-size-asian="10pt" style:text-scale="110%"/>
    </style:style>
    <style:style style:name="T235" style:family="text">
      <style:text-properties fo:font-size="10pt" fo:letter-spacing="0.0016in" fo:font-style="italic" style:font-size-asian="10pt" style:font-style-asian="italic"/>
    </style:style>
    <style:style style:name="T236" style:family="text">
      <style:text-properties fo:font-size="10pt" fo:letter-spacing="0.0016in" fo:font-style="italic" style:font-size-asian="10pt" style:font-style-asian="italic" style:text-scale="105%"/>
    </style:style>
    <style:style style:name="T237" style:family="text">
      <style:text-properties fo:font-size="10pt" fo:letter-spacing="0.0016in" fo:font-style="italic" style:font-size-asian="10pt" style:font-style-asian="italic" style:text-scale="110%"/>
    </style:style>
    <style:style style:name="T238" style:family="text">
      <style:text-properties fo:font-size="10pt" fo:letter-spacing="-0.0098in" fo:font-style="italic" style:font-size-asian="10pt" style:font-style-asian="italic"/>
    </style:style>
    <style:style style:name="T239" style:family="text">
      <style:text-properties fo:font-size="10pt" fo:letter-spacing="-0.0043in" style:font-size-asian="10pt"/>
    </style:style>
    <style:style style:name="T240" style:family="text">
      <style:text-properties fo:font-size="10pt" fo:letter-spacing="-0.0043in" fo:font-style="italic" style:font-size-asian="10pt" style:font-style-asian="italic"/>
    </style:style>
    <style:style style:name="T241" style:family="text">
      <style:text-properties fo:font-size="10pt" fo:letter-spacing="-0.0035in" style:font-size-asian="10pt"/>
    </style:style>
    <style:style style:name="T242" style:family="text">
      <style:text-properties fo:font-size="10pt" fo:letter-spacing="-0.002in" style:font-size-asian="10pt"/>
    </style:style>
    <style:style style:name="T243" style:family="text">
      <style:text-properties fo:font-size="10pt" fo:letter-spacing="-0.002in" style:font-size-asian="10pt" style:text-scale="105%"/>
    </style:style>
    <style:style style:name="T244" style:family="text">
      <style:text-properties fo:font-size="10pt" fo:letter-spacing="0.002in" fo:font-style="italic" style:font-size-asian="10pt" style:font-style-asian="italic"/>
    </style:style>
    <style:style style:name="T245" style:family="text">
      <style:text-properties fo:font-size="10pt" fo:letter-spacing="0.002in" fo:font-style="italic" style:font-size-asian="10pt" style:font-style-asian="italic" style:text-scale="110%"/>
    </style:style>
    <style:style style:name="T246" style:family="text">
      <style:text-properties fo:font-size="10pt" fo:letter-spacing="0.002in" style:font-size-asian="10pt"/>
    </style:style>
    <style:style style:name="T247" style:family="text">
      <style:text-properties fo:font-size="10pt" fo:letter-spacing="0.002in" style:font-size-asian="10pt" style:text-scale="110%"/>
    </style:style>
    <style:style style:name="T248" style:family="text">
      <style:text-properties fo:font-size="10pt" fo:letter-spacing="0.0043in" style:font-size-asian="10pt"/>
    </style:style>
    <style:style style:name="T249" style:family="text">
      <style:text-properties fo:font-size="10pt" fo:letter-spacing="-0.0118in" style:font-size-asian="10pt"/>
    </style:style>
    <style:style style:name="T250" style:family="text">
      <style:text-properties fo:font-size="10pt" fo:letter-spacing="0.0028in" style:font-size-asian="10pt"/>
    </style:style>
    <style:style style:name="T251" style:family="text">
      <style:text-properties fo:font-size="10pt" fo:letter-spacing="0.0028in" style:font-size-asian="10pt" style:text-scale="110%"/>
    </style:style>
    <style:style style:name="T252" style:family="text">
      <style:text-properties fo:font-size="10pt" fo:letter-spacing="0.0028in" fo:font-style="italic" style:font-size-asian="10pt" style:font-style-asian="italic"/>
    </style:style>
    <style:style style:name="T253" style:family="text">
      <style:text-properties fo:font-size="10pt" fo:letter-spacing="0.0028in" fo:font-style="italic" style:font-size-asian="10pt" style:font-style-asian="italic" style:text-scale="110%"/>
    </style:style>
    <style:style style:name="T254" style:family="text">
      <style:text-properties fo:font-size="10pt" fo:letter-spacing="-0.011in" fo:font-style="italic" style:font-size-asian="10pt" style:font-style-asian="italic" style:text-scale="110%"/>
    </style:style>
    <style:style style:name="T255" style:family="text">
      <style:text-properties fo:font-size="10pt" fo:letter-spacing="-0.011in" style:font-size-asian="10pt"/>
    </style:style>
    <style:style style:name="T256" style:family="text">
      <style:text-properties fo:font-size="10pt" fo:letter-spacing="0.0071in" style:font-size-asian="10pt" style:text-scale="110%"/>
    </style:style>
    <style:style style:name="T257" style:family="text">
      <style:text-properties fo:font-size="10pt" style:text-underline-style="solid" style:text-underline-width="auto" style:text-underline-color="font-color" style:font-size-asian="10pt"/>
    </style:style>
    <style:style style:name="T258" style:family="text">
      <style:text-properties fo:font-size="10pt" fo:letter-spacing="-0.0028in" style:font-size-asian="10pt"/>
    </style:style>
    <style:style style:name="T259" style:family="text">
      <style:text-properties fo:font-size="10pt" fo:letter-spacing="-0.0071in" fo:font-style="italic" style:font-size-asian="10pt" style:font-style-asian="italic"/>
    </style:style>
    <style:style style:name="T260" style:family="text">
      <style:text-properties fo:font-size="10pt" fo:letter-spacing="-0.0071in" style:font-size-asian="10pt"/>
    </style:style>
    <style:style style:name="T261" style:family="text">
      <style:text-properties fo:font-size="10pt" fo:letter-spacing="-0.0138in" style:font-size-asian="10pt"/>
    </style:style>
    <style:style style:name="T262" style:family="text">
      <style:text-properties fo:font-size="10pt" fo:letter-spacing="0.0102in" style:font-size-asian="10pt"/>
    </style:style>
    <style:style style:name="T263" style:family="text">
      <style:text-properties fo:font-size="10pt" fo:letter-spacing="-0.0047in" style:font-size-asian="10pt"/>
    </style:style>
    <style:style style:name="T264" style:family="text">
      <style:text-properties fo:font-size="10pt" fo:letter-spacing="-0.0154in" style:font-size-asian="10pt"/>
    </style:style>
    <style:style style:name="T265" style:family="text">
      <style:text-properties fo:font-size="10pt" fo:letter-spacing="-0.0126in" style:font-size-asian="10pt"/>
    </style:style>
    <style:style style:name="T266" style:family="text">
      <style:text-properties fo:font-size="10pt" fo:letter-spacing="-0.0252in" style:font-size-asian="10pt"/>
    </style:style>
    <style:style style:name="T267" style:family="text">
      <style:text-properties fo:font-size="10pt" fo:letter-spacing="-0.0055in" style:font-size-asian="10pt"/>
    </style:style>
    <style:style style:name="T268" style:family="text">
      <style:text-properties fo:font-size="10pt" fo:letter-spacing="-0.0134in" style:font-size-asian="10pt"/>
    </style:style>
    <style:style style:name="T269" style:family="text">
      <style:text-properties fo:font-size="10pt" fo:letter-spacing="-0.0161in" style:font-size-asian="10pt"/>
    </style:style>
    <style:style style:name="T270" style:family="text">
      <style:text-properties fo:font-size="10pt" fo:letter-spacing="-0.0181in" style:font-size-asian="10pt"/>
    </style:style>
    <style:style style:name="T271" style:family="text">
      <style:text-properties style:text-underline-style="solid" style:text-underline-width="auto" style:text-underline-color="font-color"/>
    </style:style>
    <style:style style:name="T272" style:family="text">
      <style:text-properties style:text-underline-style="solid" style:text-underline-width="auto" style:text-underline-color="font-color" style:text-scale="99%"/>
    </style:style>
    <style:style style:name="T273" style:family="text">
      <style:text-properties style:text-underline-style="solid" style:text-underline-width="auto" style:text-underline-color="font-color" style:text-scale="90%"/>
    </style:style>
    <style:style style:name="T274" style:family="text">
      <style:text-properties style:text-position="85% 100%" style:font-name="Arial Unicode MS" fo:font-size="10pt" fo:letter-spacing="0.0016in" style:font-size-asian="10pt" style:text-scale="105%"/>
    </style:style>
    <style:style style:name="T275" style:family="text">
      <style:text-properties style:text-position="90% 100%" style:font-name="Arial Unicode MS" fo:font-size="10pt" style:font-size-asian="10pt" style:text-scale="105%"/>
    </style:style>
    <style:style style:name="T276" style:family="text">
      <style:text-properties style:text-position="90% 100%" fo:font-size="5pt" style:font-size-asian="5pt"/>
    </style:style>
    <style:style style:name="T277" style:family="text">
      <style:text-properties style:text-position="90% 100%" style:font-name="Arial" fo:letter-spacing="-0.0484in" style:text-scale="50%"/>
    </style:style>
    <style:style style:name="T278" style:family="text">
      <style:text-properties style:text-position="90% 100%" style:font-name="Arial" fo:font-size="10pt" style:font-size-asian="10pt"/>
    </style:style>
    <style:style style:name="T279" style:family="text">
      <style:text-properties style:font-name="Arial Unicode MS"/>
    </style:style>
    <style:style style:name="T280" style:family="text">
      <style:text-properties style:font-name="Arial Unicode MS" fo:font-size="10pt" style:font-size-asian="10pt"/>
    </style:style>
    <style:style style:name="T281" style:family="text">
      <style:text-properties style:font-name="Arial Unicode MS" fo:font-size="10pt" fo:letter-spacing="-0.0091in" style:font-size-asian="10pt"/>
    </style:style>
    <style:style style:name="T282" style:family="text">
      <style:text-properties style:font-name="Arial Unicode MS" fo:font-size="10pt" fo:letter-spacing="-0.0075in" style:font-size-asian="10pt"/>
    </style:style>
    <style:style style:name="T283" style:family="text">
      <style:text-properties style:font-name="Arial Unicode MS" fo:font-size="10pt" fo:letter-spacing="-0.0083in" style:font-size-asian="10pt"/>
    </style:style>
    <style:style style:name="T284" style:family="text">
      <style:text-properties style:font-name="Arial Unicode MS" fo:font-size="10pt" fo:letter-spacing="-0.011in" style:font-size-asian="10pt"/>
    </style:style>
    <style:style style:name="T285" style:family="text">
      <style:text-properties style:font-name="Arial Unicode MS" fo:letter-spacing="-0.0098in" fo:language="de" fo:country="DE" style:text-scale="115%"/>
    </style:style>
    <style:style style:name="T286" style:family="text">
      <style:text-properties style:font-name="Arial Unicode MS" fo:letter-spacing="-0.0098in" style:text-scale="120%"/>
    </style:style>
    <style:style style:name="T287" style:family="text">
      <style:text-properties style:font-name="Arial Unicode MS" style:text-scale="105%"/>
    </style:style>
    <style:style style:name="T288" style:family="text">
      <style:text-properties style:font-name="Arial Unicode MS" fo:letter-spacing="-0.0091in"/>
    </style:style>
    <style:style style:name="T289" style:family="text">
      <style:text-properties style:font-name="Arial Unicode MS" fo:letter-spacing="-0.0075in"/>
    </style:style>
    <style:style style:name="T290" style:family="text">
      <style:text-properties style:font-name="Arial Unicode MS" fo:font-size="7pt" style:font-size-asian="7pt" style:text-scale="105%"/>
    </style:style>
    <style:style style:name="T291" style:family="text">
      <style:text-properties style:font-name="Arial Unicode MS" fo:font-size="7pt" style:font-size-asian="7pt" style:text-scale="110%"/>
    </style:style>
    <style:style style:name="T292" style:family="text">
      <style:text-properties style:font-name="Arial Unicode MS" fo:letter-spacing="-0.0083in"/>
    </style:style>
    <style:style style:name="T293" style:family="text">
      <style:text-properties style:font-name="Arial Unicode MS" fo:letter-spacing="-0.0118in"/>
    </style:style>
    <style:style style:name="T294" style:family="text">
      <style:text-properties style:font-name="Arial Unicode MS" fo:font-size="9pt" style:font-size-asian="9pt"/>
    </style:style>
    <style:style style:name="T295" style:family="text">
      <style:text-properties style:text-position="57% 100%" fo:font-size="7pt" style:font-size-asian="7pt"/>
    </style:style>
    <style:style style:name="T296" style:family="text">
      <style:text-properties style:text-position="57% 100%" fo:font-size="7pt" fo:font-style="italic" style:font-size-asian="7pt" style:font-style-asian="italic"/>
    </style:style>
    <style:style style:name="T297" style:family="text">
      <style:text-properties style:text-position="-60% 100%" fo:font-size="10pt" style:font-size-asian="10pt"/>
    </style:style>
    <style:style style:name="T298" style:family="text">
      <style:text-properties style:text-position="42% 100%" fo:font-size="7pt" style:font-size-asian="7pt" style:text-scale="105%"/>
    </style:style>
    <style:style style:name="T299" style:family="text">
      <style:text-properties fo:font-size="7pt" style:font-size-asian="7pt"/>
    </style:style>
    <style:style style:name="T300" style:family="text">
      <style:text-properties fo:font-size="7pt" style:font-size-asian="7pt" style:text-scale="99%"/>
    </style:style>
    <style:style style:name="T301" style:family="text">
      <style:text-properties fo:font-size="7pt" style:font-size-asian="7pt" style:text-scale="95%"/>
    </style:style>
    <style:style style:name="T302" style:family="text">
      <style:text-properties fo:font-size="7pt" style:text-underline-style="solid" style:text-underline-width="auto" style:text-underline-color="font-color" style:font-size-asian="7pt"/>
    </style:style>
    <style:style style:name="T303" style:family="text">
      <style:text-properties fo:font-size="7pt" fo:letter-spacing="-0.072in" style:font-size-asian="7pt" style:text-scale="99%"/>
    </style:style>
    <style:style style:name="T304" style:family="text">
      <style:text-properties fo:letter-spacing="-0.0272in" style:text-scale="105%"/>
    </style:style>
    <style:style style:name="T305" style:family="text">
      <style:text-properties fo:font-style="italic" style:font-style-asian="italic"/>
    </style:style>
    <style:style style:name="T306" style:family="text">
      <style:text-properties fo:font-style="italic" style:font-style-asian="italic" style:text-scale="99%"/>
    </style:style>
    <style:style style:name="T307" style:family="text">
      <style:text-properties style:text-position="-14% 100%" fo:font-size="7pt" style:font-size-asian="7pt"/>
    </style:style>
    <style:style style:name="T308" style:family="text">
      <style:text-properties style:text-position="-14% 100%" fo:font-size="7pt" fo:language="de" fo:country="DE" style:font-size-asian="7pt" style:text-scale="105%"/>
    </style:style>
    <style:style style:name="T309" style:family="text">
      <style:text-properties style:text-position="-14% 100%" fo:font-size="7pt" fo:letter-spacing="0.002in" fo:language="de" fo:country="DE" style:font-size-asian="7pt" style:text-scale="105%"/>
    </style:style>
    <style:style style:name="T310" style:family="text">
      <style:text-properties style:text-position="-14% 100%" fo:font-size="7pt" fo:letter-spacing="0.002in" style:font-size-asian="7pt"/>
    </style:style>
    <style:style style:name="T311" style:family="text">
      <style:text-properties style:text-position="-14% 100%" fo:font-size="7pt" fo:letter-spacing="0.002in" style:font-size-asian="7pt" style:text-scale="110%"/>
    </style:style>
    <style:style style:name="T312" style:family="text">
      <style:text-properties style:text-position="-14% 100%" fo:font-size="7pt" fo:letter-spacing="0.0016in" style:font-size-asian="7pt"/>
    </style:style>
    <style:style style:name="T313" style:family="text">
      <style:text-properties style:text-position="-14% 100%" fo:font-size="7pt" fo:letter-spacing="0.0016in" style:font-size-asian="7pt" style:text-scale="110%"/>
    </style:style>
    <style:style style:name="T314" style:family="text">
      <style:text-properties style:text-position="-14% 100%" fo:font-size="7pt" fo:letter-spacing="0.0055in" style:font-size-asian="7pt"/>
    </style:style>
    <style:style style:name="T315" style:family="text">
      <style:text-properties style:text-position="-14% 100%" fo:font-size="7pt" fo:letter-spacing="0.0055in" fo:font-style="italic" style:font-size-asian="7pt" style:font-style-asian="italic"/>
    </style:style>
    <style:style style:name="T316" style:family="text">
      <style:text-properties style:text-position="-14% 100%" fo:font-size="7pt" fo:font-style="italic" style:font-size-asian="7pt" style:font-style-asian="italic"/>
    </style:style>
    <style:style style:name="T317" style:family="text">
      <style:text-properties style:text-position="-14% 100%" fo:font-size="7pt" fo:letter-spacing="0.0126in" style:font-size-asian="7pt"/>
    </style:style>
    <style:style style:name="T318" style:family="text">
      <style:text-properties style:text-position="-14% 100%" fo:font-size="7pt" fo:letter-spacing="0.0102in" style:font-size-asian="7pt"/>
    </style:style>
    <style:style style:name="T319" style:family="text">
      <style:text-properties fo:language="de" fo:country="DE" fo:font-style="italic" style:font-style-asian="italic" style:text-scale="105%"/>
    </style:style>
    <style:style style:name="T320" style:family="text">
      <style:text-properties fo:language="de" fo:country="DE" style:text-scale="105%"/>
    </style:style>
    <style:style style:name="T321" style:family="text">
      <style:text-properties fo:letter-spacing="-0.0181in"/>
    </style:style>
    <style:style style:name="T322" style:family="text">
      <style:text-properties fo:letter-spacing="-0.0181in" fo:language="de" fo:country="DE" style:text-scale="105%"/>
    </style:style>
    <style:style style:name="T323" style:family="text">
      <style:text-properties fo:letter-spacing="-0.0291in" fo:language="de" fo:country="DE" style:text-scale="105%"/>
    </style:style>
    <style:style style:name="T324" style:family="text">
      <style:text-properties fo:letter-spacing="0.002in" fo:language="de" fo:country="DE" style:text-scale="105%"/>
    </style:style>
    <style:style style:name="T325" style:family="text">
      <style:text-properties fo:letter-spacing="0.002in" fo:language="de" fo:country="DE" fo:font-style="italic" style:font-style-asian="italic" style:text-scale="105%"/>
    </style:style>
    <style:style style:name="T326" style:family="text">
      <style:text-properties fo:letter-spacing="0.0091in"/>
    </style:style>
    <style:style style:name="T327" style:family="text">
      <style:text-properties fo:letter-spacing="0.0091in" fo:language="de" fo:country="DE" style:text-scale="105%"/>
    </style:style>
    <style:style style:name="T328" style:family="text">
      <style:text-properties style:text-position="59% 100%" style:font-name="Arial" style:text-scale="105%"/>
    </style:style>
    <style:style style:name="T329" style:family="text">
      <style:text-properties style:text-position="15% 100%" fo:font-size="10pt" style:text-underline-style="solid" style:text-underline-width="auto" style:text-underline-color="font-color" style:font-size-asian="10pt" style:text-scale="99%"/>
    </style:style>
    <style:style style:name="T330" style:family="text">
      <style:text-properties style:text-position="15% 100%" fo:font-size="10pt" fo:font-style="italic" style:text-underline-style="solid" style:text-underline-width="auto" style:text-underline-color="font-color" style:font-size-asian="10pt" style:font-style-asian="italic"/>
    </style:style>
    <style:style style:name="T331" style:family="text">
      <style:text-properties style:text-position="15% 100%" fo:font-size="10pt" fo:font-style="italic" style:font-size-asian="10pt" style:font-style-asian="italic"/>
    </style:style>
    <style:style style:name="T332" style:family="text">
      <style:text-properties style:text-position="15% 100%" fo:font-size="10pt" fo:font-style="italic" style:font-size-asian="10pt" style:font-style-asian="italic" style:text-scale="95%"/>
    </style:style>
    <style:style style:name="T333" style:family="text">
      <style:text-properties style:text-position="15% 100%" fo:font-size="10pt" style:font-size-asian="10pt"/>
    </style:style>
    <style:style style:name="T334" style:family="text">
      <style:text-properties style:text-position="15% 100%" style:font-name="Arial" fo:font-size="10pt" style:font-size-asian="10pt"/>
    </style:style>
    <style:style style:name="T335" style:family="text">
      <style:text-properties fo:letter-spacing="0.0311in" style:text-scale="105%"/>
    </style:style>
    <style:style style:name="T336" style:family="text">
      <style:text-properties style:text-position="35% 100%" style:font-name="Arial" fo:font-size="10pt" fo:letter-spacing="-0.0654in" style:font-size-asian="10pt" style:text-scale="75%"/>
    </style:style>
    <style:style style:name="T337" style:family="text">
      <style:text-properties style:text-position="35% 100%" fo:font-size="10pt" fo:font-style="italic" style:font-size-asian="10pt" style:font-style-asian="italic" style:text-scale="99%"/>
    </style:style>
    <style:style style:name="T338" style:family="text">
      <style:text-properties style:text-position="10% 100%" style:font-name="Arial" fo:font-size="10pt" fo:letter-spacing="-0.0654in" style:font-size-asian="10pt" style:text-scale="75%"/>
    </style:style>
    <style:style style:name="T339" style:family="text">
      <style:text-properties style:text-position="10% 100%" style:font-name="Arial" fo:font-size="10pt" fo:letter-spacing="-0.0189in" style:font-size-asian="10pt" style:text-scale="75%"/>
    </style:style>
    <style:style style:name="T340" style:family="text">
      <style:text-properties style:text-position="14% 100%" fo:font-size="7pt" fo:letter-spacing="-0.0311in" fo:font-style="italic" style:text-underline-style="solid" style:text-underline-width="auto" style:text-underline-color="font-color" style:font-size-asian="7pt" style:font-style-asian="italic" style:text-scale="75%"/>
    </style:style>
    <style:style style:name="T341" style:family="text">
      <style:text-properties style:text-position="14% 100%" fo:font-size="7pt" fo:font-style="italic" style:text-underline-style="solid" style:text-underline-width="auto" style:text-underline-color="font-color" style:font-size-asian="7pt" style:font-style-asian="italic"/>
    </style:style>
    <style:style style:name="T342" style:family="text">
      <style:text-properties style:text-position="14% 100%" fo:font-size="7pt" style:text-underline-style="solid" style:text-underline-width="auto" style:text-underline-color="font-color" style:font-size-asian="7pt" style:text-scale="99%"/>
    </style:style>
    <style:style style:name="T343" style:family="text">
      <style:text-properties style:text-position="14% 100%" fo:font-size="7pt" fo:letter-spacing="-0.0398in" style:font-size-asian="7pt" style:text-scale="99%"/>
    </style:style>
    <style:style style:name="T344" style:family="text">
      <style:text-properties style:text-position="14% 100%" fo:font-size="7pt" style:font-size-asian="7pt"/>
    </style:style>
    <style:style style:name="T345" style:family="text">
      <style:text-properties style:text-position="14% 100%" fo:font-size="7pt" style:font-size-asian="7pt" style:text-scale="99%"/>
    </style:style>
    <style:style style:name="T346" style:family="text">
      <style:text-properties fo:font-size="5pt" fo:letter-spacing="-0.0311in" style:text-underline-style="solid" style:text-underline-width="auto" style:text-underline-color="font-color" style:font-size-asian="5pt" style:text-scale="75%"/>
    </style:style>
    <style:style style:name="T347" style:family="text">
      <style:text-properties fo:font-size="5pt" fo:letter-spacing="-0.0008in" style:text-underline-style="solid" style:text-underline-width="auto" style:text-underline-color="font-color" style:font-size-asian="5pt"/>
    </style:style>
    <style:style style:name="T348" style:family="text">
      <style:text-properties fo:font-size="5pt" style:text-underline-style="solid" style:text-underline-width="auto" style:text-underline-color="font-color" style:font-size-asian="5pt"/>
    </style:style>
    <style:style style:name="T349" style:family="text">
      <style:text-properties style:text-scale="90%"/>
    </style:style>
    <style:style style:name="T350" style:family="text">
      <style:text-properties style:text-position="-9% 100%" style:font-name="Arial" fo:letter-spacing="-0.0484in" style:text-scale="50%"/>
    </style:style>
    <style:style style:name="T351" style:family="text">
      <style:text-properties style:text-position="-9% 100%" style:font-name="Arial" style:text-scale="65%"/>
    </style:style>
    <style:style style:name="T352" style:family="text">
      <style:text-properties style:text-position="27% 100%" style:font-name="Arial"/>
    </style:style>
    <style:style style:name="T353" style:family="text">
      <style:text-properties style:text-position="27% 100%" style:font-name="Arial" fo:letter-spacing="0.061in"/>
    </style:style>
    <style:style style:name="T354" style:family="text">
      <style:text-properties fo:letter-spacing="0.061in"/>
    </style:style>
    <style:style style:name="T355" style:family="text">
      <style:text-properties style:text-position="-42% 100%" fo:font-size="7pt" fo:font-style="italic" style:font-size-asian="7pt" style:font-style-asian="italic"/>
    </style:style>
    <style:style style:name="T356" style:family="text">
      <style:text-properties style:text-position="-42% 100%" fo:font-size="7pt" fo:letter-spacing="-0.0146in" fo:font-style="italic" style:font-size-asian="7pt" style:font-style-asian="italic"/>
    </style:style>
    <style:style style:name="T357" style:family="text">
      <style:text-properties style:text-position="-42% 100%" fo:font-size="7pt" fo:letter-spacing="-0.072in" style:font-size-asian="7pt" style:text-scale="99%"/>
    </style:style>
    <style:style style:name="T358" style:family="text">
      <style:text-properties style:text-position="-42% 100%" fo:font-size="7pt" style:font-size-asian="7pt"/>
    </style:style>
    <style:style style:name="T359" style:family="text">
      <style:text-properties style:text-position="-42% 100%" fo:font-size="7pt" style:font-size-asian="7pt" style:text-scale="99%"/>
    </style:style>
    <style:style style:name="T360" style:family="text">
      <style:text-properties style:text-position="-42% 100%" fo:font-size="7pt" fo:letter-spacing="0.0063in" style:font-size-asian="7pt" style:text-scale="99%"/>
    </style:style>
    <style:style style:name="T361" style:family="text">
      <style:text-properties style:text-position="-42% 100%" fo:font-size="7pt" fo:letter-spacing="-0.0055in" style:font-size-asian="7pt"/>
    </style:style>
    <style:style style:name="T362" style:family="text">
      <style:text-properties style:text-position="-42% 100%" fo:font-size="7pt" fo:letter-spacing="-0.0398in" style:font-size-asian="7pt" style:text-scale="99%"/>
    </style:style>
    <style:style style:name="T363" style:family="text">
      <style:text-properties fo:letter-spacing="-0.0244in"/>
    </style:style>
    <style:style style:name="T364" style:family="text">
      <style:text-properties fo:letter-spacing="0.022in"/>
    </style:style>
    <style:style style:name="T365" style:family="text">
      <style:text-properties style:text-position="58% 100%" fo:font-size="6pt" style:font-size-asian="6pt"/>
    </style:style>
    <style:style style:name="T366" style:family="text">
      <style:text-properties style:text-position="58% 100%" fo:font-size="6pt" style:font-size-asian="6pt" style:text-scale="85%"/>
    </style:style>
    <style:style style:name="T367" style:family="text">
      <style:text-properties style:text-position="58% 100%" fo:font-size="6pt" fo:font-style="italic" style:font-size-asian="6pt" style:font-style-asian="italic"/>
    </style:style>
    <style:style style:name="T368" style:family="text">
      <style:text-properties style:text-position="58% 100%" fo:font-size="6pt" fo:letter-spacing="0.0016in" style:font-size-asian="6pt"/>
    </style:style>
    <style:style style:name="T369" style:family="text">
      <style:text-properties style:text-position="58% 100%" style:font-name="Arial Unicode MS" fo:font-size="6pt" style:font-size-asian="6pt"/>
    </style:style>
    <style:style style:name="T370" style:family="text">
      <style:text-properties style:text-position="58% 100%" style:font-name="Arial Unicode MS" fo:font-size="6pt" fo:letter-spacing="0.0016in" style:font-size-asian="6pt"/>
    </style:style>
    <style:style style:name="T371" style:family="text">
      <style:text-properties style:font-name="Monaco" fo:font-size="9pt" style:font-size-asian="9pt" style:text-scale="85%"/>
    </style:style>
    <style:style style:name="T372" style:family="text">
      <style:text-properties style:text-position="55% 100%" fo:font-size="10pt" style:font-size-asian="10pt"/>
    </style:style>
    <style:style style:name="T373" style:family="text">
      <style:text-properties style:text-position="55% 100%" fo:font-size="10pt" fo:font-style="italic" style:font-size-asian="10pt" style:font-style-asian="italic"/>
    </style:style>
    <style:style style:name="T374" style:family="text">
      <style:text-properties style:text-position="55% 100%" fo:font-size="10pt" fo:letter-spacing="-0.0134in" fo:font-style="italic" style:font-size-asian="10pt" style:font-style-asian="italic" style:text-scale="105%"/>
    </style:style>
    <style:style style:name="T375" style:family="text">
      <style:text-properties style:text-position="-50% 100%" fo:font-size="10pt" style:font-size-asian="10pt"/>
    </style:style>
    <style:style style:name="T376" style:family="text">
      <style:text-properties fo:letter-spacing="-0.0016in"/>
    </style:style>
    <style:style style:name="T377" style:family="text">
      <style:text-properties fo:letter-spacing="-0.022in"/>
    </style:style>
    <style:style style:name="T378" style:family="text">
      <style:text-properties fo:letter-spacing="-0.0193in"/>
    </style:style>
    <style:style style:name="T379" style:family="text">
      <style:text-properties fo:letter-spacing="-0.0252in" style:text-scale="105%"/>
    </style:style>
    <style:style style:name="T380" style:family="text">
      <style:text-properties fo:letter-spacing="-0.0209in"/>
    </style:style>
    <style:style style:name="T381" style:family="text">
      <style:text-properties fo:letter-spacing="0.0138in"/>
    </style:style>
    <style:style style:name="T382" style:family="text">
      <style:text-properties fo:letter-spacing="-0.0173in"/>
    </style:style>
    <style:style style:name="T383" style:family="text">
      <style:text-properties fo:letter-spacing="0.0126in"/>
    </style:style>
    <style:style style:name="T384" style:family="text">
      <style:text-properties fo:letter-spacing="-0.0339in"/>
    </style:style>
    <style:style style:name="T385" style:family="text">
      <style:text-properties fo:letter-spacing="-0.0165in"/>
    </style:style>
    <style:style style:name="T386" style:family="text">
      <style:text-properties fo:letter-spacing="0.0043in"/>
    </style:style>
    <style:style style:name="T387" style:family="text">
      <style:text-properties fo:letter-spacing="0.0043in" fo:font-style="italic" style:font-style-asian="italic"/>
    </style:style>
    <style:style style:name="T388" style:family="text">
      <style:text-properties fo:letter-spacing="0.0016in"/>
    </style:style>
    <style:style style:name="T389" style:family="text">
      <style:text-properties fo:letter-spacing="0.0016in" fo:font-style="italic" style:font-style-asian="italic"/>
    </style:style>
    <style:style style:name="T390" style:family="text">
      <style:text-properties style:text-position="-16% 100%" fo:font-size="6pt" style:font-size-asian="6pt"/>
    </style:style>
    <style:style style:name="T391" style:family="text">
      <style:text-properties style:text-position="-16% 100%" fo:font-size="6pt" fo:letter-spacing="0.0075in" style:font-size-asian="6pt"/>
    </style:style>
    <style:style style:name="T392" style:family="text">
      <style:text-properties fo:letter-spacing="0.0008in"/>
    </style:style>
    <style:style style:name="T393" style:family="text">
      <style:text-properties fo:letter-spacing="-0.0161in"/>
    </style:style>
    <style:style style:name="T394" style:family="text">
      <style:text-properties fo:letter-spacing="-0.0098in"/>
    </style:style>
    <style:style style:name="T395" style:family="text">
      <style:text-properties fo:letter-spacing="-0.0008in" style:text-scale="99%"/>
    </style:style>
    <style:style style:name="T396" style:family="text">
      <style:text-properties fo:letter-spacing="0.0319in"/>
    </style:style>
    <style:style style:name="T397" style:family="text">
      <style:text-properties style:text-position="28% 100%" fo:font-size="7pt" fo:letter-spacing="-0.0134in" style:font-size-asian="7pt" style:text-scale="105%"/>
    </style:style>
    <style:style style:name="T398" style:family="text">
      <style:text-properties style:text-position="-30% 100%" fo:font-size="10pt" fo:font-style="italic" style:font-size-asian="10pt" style:font-style-asian="italic" style:text-scale="105%"/>
    </style:style>
    <style:style style:name="T399" style:family="text">
      <style:text-properties style:text-position="-30% 100%" fo:font-size="10pt" fo:font-style="italic" style:font-size-asian="10pt" style:font-style-asian="italic" style:text-scale="110%"/>
    </style:style>
    <style:style style:name="T400" style:family="text">
      <style:text-properties style:text-position="-92% 100%" fo:font-size="7pt" style:font-size-asian="7pt" style:text-scale="105%"/>
    </style:style>
    <style:style style:name="T401" style:family="text">
      <style:text-properties style:text-position="-92% 100%" fo:font-size="7pt" style:font-size-asian="7pt" style:text-scale="110%"/>
    </style:style>
    <style:style style:name="T402" style:family="text">
      <style:text-properties style:text-position="-21% 100%" fo:font-size="7pt" style:font-size-asian="7pt"/>
    </style:style>
    <style:style style:name="T403" style:family="text">
      <style:text-properties fo:letter-spacing="-0.0236in"/>
    </style:style>
    <style:style style:name="T404" style:family="text">
      <style:text-properties fo:letter-spacing="-0.0236in" style:text-scale="105%"/>
    </style:style>
    <style:style style:name="T405" style:family="text">
      <style:text-properties fo:letter-spacing="-0.0154in"/>
    </style:style>
    <style:style style:name="T406" style:family="text">
      <style:text-properties fo:letter-spacing="-0.0228in"/>
    </style:style>
    <style:style style:name="T407" style:family="text">
      <style:text-properties style:text-position="-28% 100%" fo:font-size="7pt" fo:letter-spacing="-0.0398in" style:font-size-asian="7pt" style:text-scale="99%"/>
    </style:style>
    <style:style style:name="T408" style:family="text">
      <style:text-properties style:text-position="-28% 100%" fo:font-size="7pt" style:font-size-asian="7pt"/>
    </style:style>
    <style:style style:name="T409" style:family="text">
      <style:text-properties style:text-position="-28% 100%" fo:font-size="7pt" style:font-size-asian="7pt" style:text-scale="99%"/>
    </style:style>
    <style:style style:name="T410" style:family="text">
      <style:text-properties style:text-position="-28% 100%" fo:font-size="7pt" fo:letter-spacing="-0.0035in" style:font-size-asian="7pt"/>
    </style:style>
    <style:style style:name="T411" style:family="text">
      <style:text-properties fo:letter-spacing="0.0055in"/>
    </style:style>
    <style:style style:name="T412" style:family="text">
      <style:text-properties style:text-scale="93%"/>
    </style:style>
    <style:style style:name="T413" style:family="text">
      <style:text-properties fo:letter-spacing="0.0098in"/>
    </style:style>
    <style:style style:name="T414" style:family="text">
      <style:text-properties style:text-position="71% 100%" fo:font-size="7pt" fo:font-style="italic" style:font-size-asian="7pt" style:font-style-asian="italic"/>
    </style:style>
    <style:style style:name="T415" style:family="text">
      <style:text-properties fo:letter-spacing="0.0063in"/>
    </style:style>
    <style:style style:name="T416" style:family="text">
      <style:text-properties style:text-position="-45% 100%"/>
    </style:style>
    <style:style style:name="T417" style:family="text">
      <style:text-properties style:text-position="100% 100%" style:font-name="Arial Unicode MS" fo:font-size="7pt" style:font-size-asian="7pt"/>
    </style:style>
    <style:style style:name="T418" style:family="text">
      <style:text-properties style:text-position="100% 100%" style:font-name="Arial Unicode MS" fo:font-size="7pt" style:font-size-asian="7pt" style:text-scale="124%"/>
    </style:style>
    <style:style style:name="T419" style:family="text">
      <style:text-properties style:text-position="100% 100%" style:font-name="Arial Unicode MS" fo:font-size="7pt" fo:letter-spacing="0.0102in" style:font-size-asian="7pt"/>
    </style:style>
    <style:style style:name="T420" style:family="text">
      <style:text-properties style:text-position="100% 100%" style:font-name="Arial Unicode MS" fo:font-size="7pt" fo:letter-spacing="0.0035in" style:font-size-asian="7pt" style:text-scale="124%"/>
    </style:style>
    <style:style style:name="T421" style:family="text">
      <style:text-properties fo:letter-spacing="0.0272in"/>
    </style:style>
    <style:style style:name="T422" style:family="text">
      <style:text-properties fo:letter-spacing="0.0236in"/>
    </style:style>
    <style:style style:name="T423" style:family="text">
      <style:text-properties fo:letter-spacing="0.0028in"/>
    </style:style>
    <style:style style:name="T424" style:family="text">
      <style:text-properties fo:letter-spacing="0.0028in" fo:font-style="italic" style:font-style-asian="italic"/>
    </style:style>
    <style:style style:name="T425" style:family="text">
      <style:text-properties fo:letter-spacing="0.0201in"/>
    </style:style>
    <style:style style:name="T426" style:family="text">
      <style:text-properties fo:letter-spacing="-0.0217in" style:text-scale="105%"/>
    </style:style>
    <style:style style:name="T427" style:family="text">
      <style:text-properties fo:font-size="8pt" fo:font-style="italic" style:font-size-asian="8pt" style:font-style-asian="italic"/>
    </style:style>
    <style:style style:name="T428" style:family="text">
      <style:text-properties fo:font-size="8pt" style:font-size-asian="8pt"/>
    </style:style>
    <style:style style:name="T429" style:family="text">
      <style:text-properties fo:font-size="8pt" fo:letter-spacing="-0.0028in" style:font-size-asian="8pt"/>
    </style:style>
    <style:style style:name="T430" style:family="text">
      <style:text-properties fo:font-size="8pt" fo:letter-spacing="-0.0028in" fo:language="de" fo:country="DE" style:font-size-asian="8pt"/>
    </style:style>
    <style:style style:name="T431" style:family="text">
      <style:text-properties fo:font-size="8pt" fo:letter-spacing="-0.0043in" style:font-size-asian="8pt"/>
    </style:style>
    <style:style style:name="T432" style:family="text">
      <style:text-properties fo:font-size="8pt" fo:letter-spacing="-0.002in" style:font-size-asian="8pt"/>
    </style:style>
    <style:style style:name="T433" style:family="text">
      <style:text-properties fo:font-size="8pt" fo:letter-spacing="-0.002in" fo:language="de" fo:country="DE" style:font-size-asian="8pt"/>
    </style:style>
    <style:style style:name="T434" style:family="text">
      <style:text-properties fo:font-size="8pt" fo:letter-spacing="-0.0181in" style:font-size-asian="8pt"/>
    </style:style>
    <style:style style:name="T435" style:family="text">
      <style:text-properties fo:font-size="8pt" fo:letter-spacing="-0.0201in" style:font-size-asian="8pt"/>
    </style:style>
    <style:style style:name="T436" style:family="text">
      <style:text-properties fo:font-size="8pt" fo:language="de" fo:country="DE" style:font-size-asian="8pt"/>
    </style:style>
    <style:style style:name="T437" style:family="text">
      <style:text-properties fo:font-size="8pt" fo:letter-spacing="-0.0075in" style:font-size-asian="8pt"/>
    </style:style>
    <style:style style:name="T438" style:family="text">
      <style:text-properties fo:font-size="8pt" fo:letter-spacing="-0.0055in" style:font-size-asian="8pt"/>
    </style:style>
    <style:style style:name="T439" style:family="text">
      <style:text-properties fo:font-size="8pt" fo:letter-spacing="-0.0047in" style:font-size-asian="8pt"/>
    </style:style>
    <style:style style:name="T440" style:family="text">
      <style:text-properties style:font-name="Times New Roman1" fo:font-size="10pt" fo:language="en" fo:country="none" style:font-size-asian="10pt" style:font-size-complex="10pt"/>
    </style:style>
    <style:style style:name="T441" style:family="text">
      <style:text-properties style:font-name="Times New Roman1" fo:font-size="10pt" fo:language="en" fo:country="none" officeooo:rsid="00120968" style:font-size-asian="10pt" style:font-size-complex="10pt"/>
    </style:style>
    <style:style style:name="T442" style:family="text">
      <style:text-properties fo:background-color="transparent" loext:char-shading-value="0"/>
    </style:style>
    <style:style style:name="T443" style:family="text">
      <style:text-properties fo:background-color="transparent" loext:char-shading-value="0"/>
    </style:style>
    <style:style style:name="T444" style:family="text">
      <style:text-properties style:text-line-through-style="none" style:text-line-through-type="none"/>
    </style:style>
    <style:style style:name="T445"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446"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47"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4">
          <style:column style:rel-width="32396*" fo:start-indent="0in" fo:end-indent="0.0374in"/>
          <style:column style:rel-width="3713*" fo:start-indent="0.0374in" fo:end-indent="0.0138in"/>
          <style:column style:rel-width="9120*" fo:start-indent="0.0138in" fo:end-indent="0.0138in"/>
          <style:column style:rel-width="20306*" fo:start-indent="0.0138in" fo:end-indent="0in"/>
        </style:columns>
      </style:section-properties>
    </style:style>
    <style:style style:name="Sect4" style:family="section">
      <style:section-properties style:editable="false">
        <style:columns fo:column-count="7">
          <style:column style:rel-width="32555*" fo:start-indent="0in" fo:end-indent="0.0563in"/>
          <style:column style:rel-width="6373*" fo:start-indent="0.0563in" fo:end-indent="0.0138in"/>
          <style:column style:rel-width="5969*" fo:start-indent="0.0138in" fo:end-indent="0.1535in"/>
          <style:column style:rel-width="9771*" fo:start-indent="0.1535in" fo:end-indent="0.052in"/>
          <style:column style:rel-width="3069*" fo:start-indent="0.052in" fo:end-indent="0.0138in"/>
          <style:column style:rel-width="3573*" fo:start-indent="0.0138in" fo:end-indent="0.0138in"/>
          <style:column style:rel-width="4225*" fo:start-indent="0.0138in" fo:end-indent="0in"/>
        </style:columns>
      </style:section-properties>
    </style:style>
    <style:style style:name="Sect5" style:family="section">
      <style:section-properties style:editable="false">
        <style:columns fo:column-count="4">
          <style:column style:rel-width="34464*" fo:start-indent="0in" fo:end-indent="0.2717in"/>
          <style:column style:rel-width="13650*" fo:start-indent="0.2717in" fo:end-indent="0.0209in"/>
          <style:column style:rel-width="4239*" fo:start-indent="0.0209in" fo:end-indent="0.0138in"/>
          <style:column style:rel-width="13182*" fo:start-indent="0.0138in" fo:end-indent="0in"/>
        </style:columns>
      </style:section-properties>
    </style:style>
    <style:style style:name="Sect6" style:family="section">
      <style:section-properties style:editable="false">
        <style:columns fo:column-count="2">
          <style:column style:rel-width="28980*" fo:start-indent="0in" fo:end-indent="0.4508in"/>
          <style:column style:rel-width="36555*" fo:start-indent="0.4508in" fo:end-indent="0in"/>
        </style:columns>
      </style:section-properties>
    </style:style>
    <style:style style:name="Sect7" style:family="section">
      <style:section-properties style:editable="false">
        <style:columns fo:column-count="2">
          <style:column style:rel-width="18126*" fo:start-indent="0in" fo:end-indent="1.6791in"/>
          <style:column style:rel-width="47409*" fo:start-indent="1.6791in" fo:end-indent="0in"/>
        </style:columns>
      </style:section-properties>
    </style:style>
    <style:style style:name="Sect8"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9"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0"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1"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2" style:family="section">
      <style:section-properties style:editable="false">
        <style:columns fo:column-count="2">
          <style:column style:rel-width="29097*" fo:start-indent="0in" fo:end-indent="0.4102in"/>
          <style:column style:rel-width="36438*" fo:start-indent="0.4102in" fo:end-indent="0in"/>
        </style:columns>
      </style:section-properties>
    </style:style>
    <style:style style:name="Sect13" style:family="section">
      <style:section-properties style:editable="false">
        <style:columns fo:column-count="2">
          <style:column style:rel-width="25888*" fo:start-indent="0in" fo:end-indent="0.7457in"/>
          <style:column style:rel-width="39647*" fo:start-indent="0.7457in" fo:end-indent="0in"/>
        </style:columns>
      </style:section-properties>
    </style:style>
    <style:style style:name="Sect14" style:family="section">
      <style:section-properties style:editable="false">
        <style:columns fo:column-count="2">
          <style:column style:rel-width="31228*" fo:start-indent="0in" fo:end-indent="0.0374in"/>
          <style:column style:rel-width="34307*" fo:start-indent="0.0374in" fo:end-indent="0in"/>
        </style:columns>
      </style:section-properties>
    </style:style>
    <style:style style:name="Sect15" style:family="section">
      <style:section-properties text:dont-balance-text-columns="true" style:editable="false">
        <style:columns fo:column-count="2">
          <style:column style:rel-width="32398*" fo:start-indent="0in" fo:end-indent="0.0374in"/>
          <style:column style:rel-width="33137*" fo:start-indent="0.0374in" fo:end-indent="0in"/>
        </style:columns>
      </style:section-properties>
    </style:style>
    <style:style style:name="gr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62in" fo:margin-right="0.1547in" fo:margin-top="0.0154in" fo:margin-bottom="0.0264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0"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11"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graphic-properties style:run-through="foreground" style:vertical-pos="from-top" style:horizontal-pos="from-left" style:horizontal-rel="paragraph" draw:wrap-influence-on-position="once-concurrent" style:flow-with-text="false"/>
    </style:style>
    <style:style style:name="gr14"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5"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6"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7" style:family="graphic" style:parent-style-name="Frame">
      <style:graphic-properties draw:stroke="none" svg:stroke-width="0in" draw:fill="none" draw:textarea-vertical-align="top" draw:auto-grow-height="false" fo:min-height="0.1661in" fo:min-width="0.0626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8"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583in" fo:margin-top="0.0126in" fo:margin-bottom="0.02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parent-style-name="Frame">
      <style:graphic-properties draw:stroke="none" svg:stroke-width="0in" draw:fill="none" draw:textarea-vertical-align="top" draw:auto-grow-height="false" fo:min-height="0.1681in" fo:min-width="0.2008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0" style:family="graphic" style:parent-style-name="Frame">
      <style:graphic-properties draw:stroke="none" svg:stroke-width="0in" draw:fill="none" draw:textarea-vertical-align="top" draw:auto-grow-height="false" fo:min-height="0.5146in" fo:min-width="0.9047in" fo:padding-top="0in" fo:padding-bottom="0in" fo:padding-left="0in" fo:padding-right="0in" fo:wrap-option="wrap" fo:margin-left="0.1252in" fo:margin-right="0.1283in" fo:margin-top="0.0028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73in" fo:margin-bottom="0.0244in" style:run-through="foreground" style:wrap="none" style:vertical-pos="from-top" style:vertical-rel="paragraph" style:horizontal-pos="from-left" style:horizontal-rel="page" draw:wrap-influence-on-position="once-concurrent" style:flow-with-text="false"/>
    </style:style>
    <style:style style:name="gr22"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29in" fo:margin-right="0.14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parent-style-name="Frame">
      <style:graphic-properties draw:stroke="none" svg:stroke-width="0in" draw:fill="none" draw:textarea-vertical-align="top" draw:auto-grow-height="false" fo:min-height="0.5146in" fo:min-width="0.0543in" fo:padding-top="0in" fo:padding-bottom="0in" fo:padding-left="0in" fo:padding-right="0in" fo:wrap-option="wrap" fo:margin-left="0.1252in" fo:margin-right="0.1252in" fo:margin-top="0in" fo:margin-bottom="0.00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83in" fo:margin-right="0.1307in" fo:margin-top="0.0047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99in" fo:margin-right="0.1291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parent-style-name="Frame">
      <style:graphic-properties draw:stroke="none" svg:stroke-width="0in" draw:fill="none" draw:textarea-vertical-align="top" draw:auto-grow-height="false" fo:min-height="0.5146in" fo:min-width="0.0543in" fo:padding-top="0in" fo:padding-bottom="0in" fo:padding-left="0in" fo:padding-right="0in" fo:wrap-option="wrap" fo:margin-left="0.1319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7" style:family="graphic">
      <style:graphic-properties fo:margin-left="0.1252in" fo:margin-right="0.1362in" fo:margin-top="0in" fo:margin-bottom="0.014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8"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29" style:family="graphic">
      <style:graphic-properties fo:margin-left="0.1256in" fo:margin-right="0.1299in" fo:margin-top="0in" fo:margin-bottom="0.013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none" svg:stroke-width="0in" draw:fill="none" draw:textarea-vertical-align="top" draw:auto-grow-height="false" fo:min-height="0.5146in" fo:min-width="0.3819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3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4" style:family="graphic" style:parent-style-name="Frame">
      <style:graphic-properties draw:stroke="none" svg:stroke-width="0in" draw:fill="none" draw:textarea-vertical-align="top" draw:auto-grow-height="false" fo:min-height="0.5146in" fo:min-width="0.0543in" fo:padding-top="0in" fo:padding-bottom="0in" fo:padding-left="0in" fo:padding-right="0in" fo:wrap-option="wrap" fo:margin-left="0.1319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5"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99in" fo:margin-right="0.1291in" fo:margin-top="0.0016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37" style:family="graphic">
      <style:graphic-properties fo:margin-left="0.1256in" fo:margin-right="0.1299in" fo:margin-top="0in" fo:margin-bottom="0.014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8"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484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parent-style-name="Frame">
      <style:graphic-properties draw:stroke="none" svg:stroke-width="0in" draw:fill="none" draw:textarea-vertical-align="top" draw:auto-grow-height="false" fo:min-height="0.1181in" fo:min-width="0.0492in" fo:padding-top="0in" fo:padding-bottom="0in" fo:padding-left="0in" fo:padding-right="0in" fo:wrap-option="wrap" fo:margin-left="0.1299in" fo:margin-right="0.1272in" fo:margin-top="0.0055in" fo:margin-bottom="0.00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2"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7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parent-style-name="Frame">
      <style:graphic-properties draw:stroke="none" svg:stroke-width="0in" draw:fill="none" draw:textarea-vertical-align="top" draw:auto-grow-height="false" fo:min-height="0.1681in" fo:min-width="4.939in" fo:padding-top="0in" fo:padding-bottom="0in" fo:padding-left="0in" fo:padding-right="0in" fo:wrap-option="wrap" fo:margin-left="0.1252in" fo:margin-right="0.1252in" fo:margin-top="0.0071in" fo:margin-bottom="0.006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5"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46"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71in" fo:margin-bottom="0.006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7"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319in" fo:margin-right="0.127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8" style:family="graphic" style:parent-style-name="Frame">
      <style:graphic-properties draw:stroke="none" svg:stroke-width="0in" draw:fill="none" draw:textarea-vertical-align="top" draw:auto-grow-height="false" fo:min-height="0.5146in" fo:min-width="0.3181in" fo:padding-top="0in" fo:padding-bottom="0in" fo:padding-left="0in" fo:padding-right="0in" fo:wrap-option="wrap" fo:margin-left="0.1252in" fo:margin-right="0.1252in" fo:margin-top="0.0008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9" style:family="graphic" style:parent-style-name="Frame">
      <style:graphic-properties draw:stroke="none" svg:stroke-width="0in" draw:fill="none" draw:textarea-vertical-align="top" draw:auto-grow-height="false" fo:min-height="0.5146in" fo:min-width="0.05in" fo:padding-top="0in" fo:padding-bottom="0in" fo:padding-left="0in" fo:padding-right="0in" fo:wrap-option="wrap" fo:margin-left="0.1264in" fo:margin-right="0.1299in" fo:margin-top="0.0071in" fo:margin-bottom="0.007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0"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51"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52"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3" style:family="graphic" style:parent-style-name="Frame">
      <style:graphic-properties draw:stroke="none" svg:stroke-width="0in" draw:fill="none" draw:textarea-vertical-align="top" draw:auto-grow-height="false" fo:min-height="0.5146in" fo:min-width="0.05in" fo:padding-top="0in" fo:padding-bottom="0in" fo:padding-left="0in" fo:padding-right="0in" fo:wrap-option="wrap" fo:margin-left="0.1252in" fo:margin-right="0.1252in" fo:margin-top="0.0071in" fo:margin-bottom="0.007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4"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55" style:family="graphic" style:parent-style-name="Frame">
      <style:graphic-properties draw:stroke="none" svg:stroke-width="0in" draw:fill="none" draw:textarea-vertical-align="top" draw:auto-grow-height="false" fo:min-height="0.5902in" fo:min-width="0.3654in" fo:padding-top="0in" fo:padding-bottom="0in" fo:padding-left="0in" fo:padding-right="0in" fo:wrap-option="wrap" fo:margin-left="0.1283in" fo:margin-right="0.1319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6" style:family="graphic" style:parent-style-name="Frame">
      <style:graphic-properties draw:stroke="none" svg:stroke-width="0in" draw:fill="none" draw:textarea-vertical-align="top" draw:auto-grow-height="false" fo:min-height="0.5917in" fo:min-width="1.5799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7" style:family="graphic" style:parent-style-name="Frame">
      <style:graphic-properties draw:stroke="none" svg:stroke-width="0in" draw:fill="none" draw:textarea-vertical-align="top" draw:auto-grow-height="false" fo:min-height="0.1681in" fo:min-width="0.4138in" fo:padding-top="0in" fo:padding-bottom="0in" fo:padding-left="0in" fo:padding-right="0in" fo:wrap-option="wrap" fo:margin-left="0.1291in" fo:margin-right="0.1252in" fo:margin-top="0.0063in" fo:margin-bottom="0.007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8" style:family="graphic" style:parent-style-name="Frame">
      <style:graphic-properties draw:stroke="none" svg:stroke-width="0in" draw:fill="none" draw:textarea-vertical-align="top" draw:auto-grow-height="false" fo:min-height="0.3201in" fo:min-width="3.5445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59"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60" style:family="graphic" style:parent-style-name="Frame">
      <style:graphic-properties draw:stroke="none" svg:stroke-width="0in" draw:fill="none" draw:textarea-vertical-align="top" draw:auto-grow-height="false" fo:min-height="0.2484in" fo:min-width="0.1752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61"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55in" fo:margin-bottom="0.007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63"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2in" fo:margin-right="0.1256in" fo:margin-top="0.0016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4"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in" fo:margin-bottom="0.0154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5"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66"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7"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2"><draw:g text:anchor-type="as-char" svg:y="0in" draw:z-index="14" draw:style-name="gr13"><draw:line draw:name="Line 103" draw:style-name="gr14" draw:text-style-name="P386" svg:x1="0in" svg:y1="0in" svg:x2="7.25in" svg:y2="0.0008in"><text:p/></draw:line><draw:line draw:name="Line 102" draw:style-name="gr14" draw:text-style-name="P386" svg:x1="0.0028in" svg:y1="0.3957in" svg:x2="0.0035in" svg:y2="0.3957in"><text:p/></draw:line><draw:line draw:name="Line 101" draw:style-name="gr14" draw:text-style-name="P386" svg:x1="7.2472in" svg:y1="0.3957in" svg:x2="7.248in" svg:y2="0.3957in"><text:p/></draw:line><draw:line draw:name="Line 100" draw:style-name="gr14" draw:text-style-name="P386" svg:x1="0in" svg:y1="0.3984in" svg:x2="7.25in" svg:y2="0.3984in"><text:p/></draw:line><draw:custom-shape draw:name="Text Box 99" draw:style-name="gr15" draw:text-style-name="P388" svg:width="3.1524in" svg:height="0.324in" svg:x="0.0472in" svg:y="0.0228in"><text:p text:style-name="P387"><text:span text:style-name="T445">A</text:span><text:span text:style-name="T445">s</text:span><text:span text:style-name="T445">t</text:span><text:span text:style-name="T445">r</text:span><text:span text:style-name="T445">o</text:span><text:span text:style-name="T445">n</text:span><text:span text:style-name="T445">o</text:span><text:span text:style-name="T445">m</text:span><text:span text:style-name="T445">y</text:span><text:span text:style-name="T445"> </text:span><text:span text:style-name="T445">&amp;</text:span><text:span text:style-name="T445"> </text:span><text:span text:style-name="T445">A</text:span><text:span text:style-name="T445">s</text:span><text:span text:style-name="T445">t</text:span><text:span text:style-name="T445">r</text:span><text:span text:style-name="T445">o</text:span><text:span text:style-name="T445">p</text:span><text:span text:style-name="T445">h</text:span><text:span text:style-name="T445">y</text:span><text:span text:style-name="T445">s</text:span><text:span text:style-name="T445">i</text:span><text:span text:style-name="T445">c</text:span><text:span text:style-name="T445">s</text:span><text:span text:style-name="T445"> </text:span><text:span text:style-name="T446">m</text:span><text:span text:style-name="T446">a</text:span><text:span text:style-name="T446">n</text:span><text:span text:style-name="T446">u</text:span><text:span text:style-name="T446">s</text:span><text:span text:style-name="T446">c</text:span><text:span text:style-name="T446">r</text:span><text:span text:style-name="T446">i</text:span><text:span text:style-name="T446">p</text:span><text:span text:style-name="T446">t</text:span><text:span text:style-name="T446"> </text:span><text:span text:style-name="T446">n</text:span><text:span text:style-name="T446">o</text:span><text:span text:style-name="T446">.</text:span><text:span text:style-name="T446"> </text:span><text:span text:style-name="T446">p</text:span><text:span text:style-name="T446">a</text:span><text:span text:style-name="T446">p</text:span><text:span text:style-name="T446">e</text:span><text:span text:style-name="T446">r</text:span><text:span text:style-name="T446">M</text:span><text:span text:style-name="T446">V</text:span><text:span text:style-name="T446">V</text:span><text:span text:style-name="T446">B</text:span><text:span text:style-name="T446"> </text:span><text:span text:style-name="T446">J</text:span><text:span text:style-name="T446">u</text:span><text:span text:style-name="T446">n</text:span><text:span text:style-name="T446">e</text:span><text:span text:style-name="T446"> </text:span><text:span text:style-name="T446">2</text:span><text:span text:style-name="T446">1</text:span><text:span text:style-name="T446">,</text:span><text:span text:style-name="T446"> </text:span><text:span text:style-name="T446">2</text:span><text:span text:style-name="T446">0</text:span><text:span text:style-name="T446">1</text:span><text:span text:style-name="T446">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8" draw:style-name="gr16" draw:text-style-name="P390" svg:width="0.7067in" svg:height="0.2669in" svg:x="6.5102in" svg:y="0.0189in"><text:p text:style-name="P389"><text:span text:style-name="T447">O</text:span><text:span text:style-name="T447">c</text:span><text:span text:style-name="T447"> </text:span><text:span text:style-name="T447">E</text:span><text:span text:style-name="T447">S</text:span><text:span text:style-name="T447">O</text:span><text:span text:style-name="T447"> </text:span><text:span text:style-name="T447">2</text:span><text:span text:style-name="T447">0</text:span><text:span text:style-name="T447">1</text:span><text:span text:style-name="T447">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P159"/>
        <text:p text:style-name="P28"><text:span text:style-name="T97">Solar wind prediction </text:span><text:span text:style-name="T98">for </text:span><text:span text:style-name="T97">the Parker Solar Probe orbit</text:span></text:p>
        <text:p text:style-name="P316">Near-Sun extrapolations derived from an empirical solar wind model based on Helios and OMNI observations</text:p>
        <text:p text:style-name="P317">M. S. Venzmer and V. Bothmer</text:p>
        <text:p text:style-name="P166"/>
        <text:p text:style-name="P318">University of Goettingen, Institute for Astrophysics, Friedrich-Hund-Platz 1, 37077 Göttingen, Germany First draft 9 August 2016; received date; accepted date</text:p>
        <text:p text:style-name="P319">ABSTRACT</text:p>
        <text:p text:style-name="P171"/>
        <text:p text:style-name="P29"><text:span text:style-name="T100">Context. </text:span><text:span text:style-name="T146">The </text:span><text:span text:style-name="T11">Parker Solar Probe (PSP) (formerly Solar Probe Plus)</text:span><text:span text:style-name="T146"> mission will be humanity's first in-situ exploration of the corona of a star to help answer hitherto unresolved science questions on the heating of the solar corona and origin and acceleration of the solar wind, its structure and dynamics and the acceleration of solar energetic particles. PSP is currently scheduled for launch in mid 2018. CGAUSS (Coronagraphic German And US Solar Probe Survey) is the German contribution to the mission as part of the Wide field Imager for Solar PRobe (WISPR). Within the CGAUSS project the solar wind environment is extrapolated down to the </text:span><text:span text:style-name="T11">closest perihelion</text:span><text:span text:style-name="T146"> of</text:span><text:span text:style-name="T11"> 9.86 solar radii </text:span><text:span text:style-name="T146">distance to the Sun using in situ solar wind data from the German-US Helios 1 and 2 space probes, including 1 AU data from various satellites compiled in the NASA/GSFC OMNI solar wind database.</text:span></text:p>
        <text:p text:style-name="P29"><text:span text:style-name="T100">Aims. </text:span><text:span text:style-name="T6">We <text:s/></text:span><text:span text:style-name="T2">present</text:span><text:span text:style-name="T148"> the development of </text:span><text:span text:style-name="T2">an empirical </text:span><text:span text:style-name="T63">solar wind model for the inner heliosphere which is derived from Helios and OMNI in situ data. The space probes Helios 1 and Helios 2 flew in the 1970s and observed solar wind in the ecliptic within heliocentric distances of 0</text:span><text:span text:style-name="T95">.</text:span><text:span text:style-name="T63">29–0</text:span><text:span text:style-name="T95">.</text:span><text:span text:style-name="T63">98</text:span><text:span text:style-name="T68"> </text:span><text:span text:style-name="T148">AU.</text:span><text:span text:style-name="T69"> </text:span><text:span text:style-name="T2">The</text:span><text:span text:style-name="T7"> </text:span><text:span text:style-name="T2">OMNI</text:span><text:span text:style-name="T7"> </text:span><text:span text:style-name="T2">data</text:span><text:span text:style-name="T7"> </text:span><text:span text:style-name="T2">set</text:span><text:span text:style-name="T149"> at NASA's Space Physics Data Facility (SPDF) </text:span><text:span text:style-name="T63">consists</text:span><text:span text:style-name="T69"> </text:span><text:span text:style-name="T63">of</text:span><text:span text:style-name="T69"> </text:span><text:span text:style-name="T63">multi-spacecraft</text:span><text:span text:style-name="T69"> </text:span><text:span text:style-name="T63">intercalibrated</text:span><text:span text:style-name="T69"> </text:span><text:span text:style-name="T63">in</text:span><text:span text:style-name="T69"> </text:span><text:span text:style-name="T63">situ</text:span><text:span text:style-name="T69"> </text:span><text:span text:style-name="T63">data</text:span><text:span text:style-name="T69"> </text:span><text:span text:style-name="T148">obtained near 1</text:span><text:span text:style-name="T150"> </text:span><text:span text:style-name="T148">AU.</text:span><text:span text:style-name="T149"> </text:span><text:span text:style-name="T148">The solar wind </text:span><text:span text:style-name="T2">model</text:span><text:span text:style-name="T7"> </text:span><text:span text:style-name="T2">is</text:span><text:span text:style-name="T7"> </text:span><text:span text:style-name="T63">used</text:span><text:span text:style-name="T69"> </text:span><text:span text:style-name="T63">together</text:span><text:span text:style-name="T69"> </text:span><text:span text:style-name="T63">with sunspot</text:span><text:span text:style-name="T70"> </text:span><text:span text:style-name="T63">number</text:span><text:span text:style-name="T70"> </text:span><text:span text:style-name="T63">predictions</text:span><text:span text:style-name="T70"> </text:span><text:span text:style-name="T63">to</text:span><text:span text:style-name="T70"> </text:span><text:span text:style-name="T63">estimate</text:span><text:span text:style-name="T70"> </text:span><text:span text:style-name="T63">the</text:span><text:span text:style-name="T70"> </text:span><text:span text:style-name="T63">frequency</text:span><text:span text:style-name="T70"> </text:span><text:span text:style-name="T63">distributions</text:span><text:span text:style-name="T70"> </text:span><text:span text:style-name="T63">of</text:span><text:span text:style-name="T70"> </text:span><text:span text:style-name="T63">major</text:span><text:span text:style-name="T70"> </text:span><text:span text:style-name="T63">solar</text:span><text:span text:style-name="T70"> </text:span><text:span text:style-name="T63">wind</text:span><text:span text:style-name="T70"> </text:span><text:span text:style-name="T63">parameters</text:span><text:span text:style-name="T70"> </text:span><text:span text:style-name="T63">PSP</text:span><text:span text:style-name="T70"> </text:span><text:span text:style-name="T63">will</text:span><text:span text:style-name="T70"> </text:span><text:span text:style-name="T63">encounter</text:span><text:span text:style-name="T70"> </text:span><text:span text:style-name="T148">during</text:span><text:span text:style-name="T63"> its</text:span><text:span text:style-name="T70"> </text:span><text:span text:style-name="T63">mission. </text:span></text:p>
        <text:p text:style-name="P29"><text:span text:style-name="T100">Methods. </text:span><text:span text:style-name="T63">The </text:span><text:span text:style-name="T148">established</text:span><text:span text:style-name="T63">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 by </text:span><text:span text:style-name="T67">shifting of these lognormal distributions nicht klar.</text:span><text:span text:style-name="T63"> </text:span><text:span text:style-name="T147">We </text:span><text:span text:style-name="T148">take into account dependencies on </text:span><text:span text:style-name="T2">solar activity</text:span><text:span text:style-name="T63"> by correlating and fitting</text:span><text:span text:style-name="T70"> </text:span><text:span text:style-name="T63">the</text:span><text:span text:style-name="T70"> </text:span><text:span text:style-name="T63">frequency</text:span><text:span text:style-name="T70"> </text:span><text:span text:style-name="T63">distributions</text:span><text:span text:style-name="T70"> </text:span><text:span text:style-name="T63">with</text:span><text:span text:style-name="T70"> </text:span><text:span text:style-name="T63">the</text:span><text:span text:style-name="T70"> </text:span><text:span text:style-name="T63">sunspot</text:span><text:span text:style-name="T70"> </text:span><text:span text:style-name="T63">number</text:span><text:span text:style-name="T70"> </text:span><text:span text:style-name="T63">(SSN),</text:span><text:span text:style-name="T70"> </text:span><text:span text:style-name="T63">using</text:span><text:span text:style-name="T70"> </text:span><text:span text:style-name="T63">almost</text:span><text:span text:style-name="T70"> </text:span><text:span text:style-name="T63">five</text:span><text:span text:style-name="T70"> </text:span><text:span text:style-name="T63">solar</text:span><text:span text:style-name="T70"> </text:span><text:span text:style-name="T63">cycles</text:span><text:span text:style-name="T70"> </text:span><text:span text:style-name="T63">of</text:span><text:span text:style-name="T70"> </text:span><text:span text:style-name="T63">OMNI</text:span><text:span text:style-name="T70"> </text:span><text:span text:style-name="T63">data.</text:span><text:span text:style-name="T70"> </text:span><text:span text:style-name="T63">Further,</text:span><text:span text:style-name="T70"> </text:span><text:span text:style-name="T63">based</text:span><text:span text:style-name="T70"> </text:span><text:span text:style-name="T63">on</text:span><text:span text:style-name="T70"> </text:span><text:span text:style-name="T63">the combined</text:span><text:span text:style-name="T71"> </text:span><text:span text:style-name="T63">data</text:span><text:span text:style-name="T71"> </text:span><text:span text:style-name="T63">set</text:span><text:span text:style-name="T71"> </text:span><text:span text:style-name="T63">from</text:span><text:span text:style-name="T71"> </text:span><text:span text:style-name="T63">both</text:span><text:span text:style-name="T71"> </text:span><text:span text:style-name="T63">Helios</text:span><text:span text:style-name="T71"> </text:span><text:span text:style-name="T63">probes,</text:span><text:span text:style-name="T71"> </text:span><text:span text:style-name="T63">the</text:span><text:span text:style-name="T71"> </text:span><text:span text:style-name="T63">parameters’</text:span><text:span text:style-name="T71"> </text:span><text:span text:style-name="T63">frequency</text:span><text:span text:style-name="T71"> </text:span><text:span text:style-name="T63">distributions</text:span><text:span text:style-name="T8"> </text:span><text:span text:style-name="T2">are</text:span><text:span text:style-name="T8"> </text:span><text:span text:style-name="T2">fitted</text:span><text:span text:style-name="T151"> </text:span><text:span text:style-name="T148">with respect to </text:span><text:span text:style-name="T2">solar</text:span><text:span text:style-name="T8"> </text:span><text:span text:style-name="T2">distance</text:span><text:span text:style-name="T151"> </text:span><text:span text:style-name="T63">to</text:span><text:span text:style-name="T71"> </text:span><text:span text:style-name="T63">obtain</text:span><text:span text:style-name="T71"> </text:span><text:span text:style-name="T63">exponential dependencies. </text:span><text:span text:style-name="T148">Finally, by combining the found solar cycle and</text:span><text:span text:style-name="T2"> solar distance relations, </text:span><text:span text:style-name="T63">we </text:span><text:span text:style-name="T148">obtain </text:span><text:span text:style-name="T63">a simple dynamical solar wind model for the inner heliosphere, confined to the ecliptic</text:span><text:span text:style-name="T73"> </text:span><text:span text:style-name="T63">region.</text:span></text:p>
        <text:p text:style-name="P29"><text:span text:style-name="T100">Result</text:span><text:span text:style-name="T12">s. </text:span><text:span text:style-name="T2">The inclusion of SSN predictions and the extrapolation to the PSP perihelion region enables us to estimate the solar wind environment</text:span><text:span text:style-name="T148"> for the PSP prime mission time 2018-2026. </text:span><text:span text:style-name="T67">The estimated solar wind values at PSP’s nearest perihelion are: ... Their values vary up to 0</text:span><text:span text:style-name="T96">.</text:span><text:span text:style-name="T67">0000 %, arising only from di</text:span><text:span text:style-name="T96">ff</text:span><text:span text:style-name="T67">ering amplitude assumptions for the next solar cycle.</text:span></text:p>
        <text:p text:style-name="P30"><text:span text:style-name="T99">Key words. <text:s/></text:span><text:span text:style-name="T63">solar wind – sun: heliosphere – sun: corona</text:span></text:p>
        <text:p text:style-name="Text_20_body"/>
      </text:section>
      <text:section text:style-name="Sect2" text:name="Section1">
        <text:p text:style-name="P179"/>
        <text:list xml:id="list1246846900363367664" text:style-name="WWNum2">
          <text:list-item>
            <text:h text:style-name="P362" text:outline-level="1">Introduction</text:h>
          </text:list-item>
        </text:list>
        <text:p text:style-name="P345"><text:span text:style-name="T50">With his theoretical solar wind model Parker (1958)</text:span><text:span text:style-name="T443"> </text:span><text:span text:style-name="T168">formulated the existence of the solar wind even before the first satellites measured it in-situ in 1962 (ref.). Almost at the same time the presence of a continuous flow of particles from the Sun was inferred from observations of cometary tail fluctuations (ref.).</text:span></text:p>
        <text:p text:style-name="P345"><text:span text:style-name="T168">The idea of a space mission flying through the solar corona dates back to the founding year of NASA in 1958 (ref.).</text:span> <text:span text:style-name="T144">Since then space</text:span><text:span text:style-name="T152"> </text:span><text:span text:style-name="T144">missions</text:span><text:span text:style-name="T152"> like Helios 1 and 2, and Voyager 1 and 2 have measured </text:span><text:span text:style-name="T144">the solar wind in-situ at distances as close to the Sun as</text:span><text:span text:style-name="T1"> </text:span><text:span text:style-name="T62">0.29</text:span><text:span text:style-name="T1"> </text:span><text:span text:style-name="T144">AU and as far away as </text:span><text:span text:style-name="T1">137</text:span><text:span text:style-name="T144"> AU, having even left the heliosphere itself as in the case of Voyager 1 (ref.). </text:span><text:span text:style-name="T1">Ulysses was the</text:span><text:span text:style-name="T144"> first mission that measured the solar wind out of the ecliptic plane and over the </text:span><text:span text:style-name="T1">poles of the Sun</text:span><text:span text:style-name="T144"> (ref.).</text:span></text:p>
        <text:p text:style-name="P343">Sun outside the ecliptic and retrieving solar wind measurements from the poles of the Sun.</text:p>
        <text:p text:style-name="P114">So <text:span text:style-name="T169">far, </text:span>Helios 2 made the nearest<text:span text:style-name="T1"> in situ solar wind measurements</text:span><text:span text:style-name="T144"> ever at a distance of </text:span><text:span text:style-name="T1">0</text:span><text:span text:style-name="T9">.</text:span><text:span text:style-name="T1">29</text:span><text:span text:style-name="T144"> AU</text:span><text:span text:style-name="T1">, closely</text:span><text:span text:style-name="T144"> followed </text:span><text:span text:style-name="T1">by Helios 1 with</text:span><text:span text:style-name="T51"> </text:span><text:span text:style-name="T1">0</text:span><text:span text:style-name="T9">.</text:span><text:span text:style-name="T1">31</text:span><text:span text:style-name="T154"> </text:span><text:span text:style-name="T144">AU.</text:span></text:p>
        <text:p text:style-name="P114"><text:span text:style-name="T144">The</text:span><text:span text:style-name="T153"> </text:span><text:span text:style-name="T1">Parker</text:span><text:span text:style-name="T51"> </text:span><text:span text:style-name="T1">Solar</text:span><text:span text:style-name="T51"> </text:span><text:span text:style-name="T1">Probe</text:span><text:span text:style-name="T51"> </text:span><text:span text:style-name="T1">(PSP),</text:span><text:span text:style-name="T153"> </text:span><text:span text:style-name="T144">with a </text:span><text:span text:style-name="T1">planned launch date</text:span><text:span text:style-name="T144"> in </text:span><text:span text:style-name="T1">mid 2018,</text:span><text:span text:style-name="T144"> will reach after seven years in 2025 a distance of 9.86 RS, i.e. 0.047 AU through several Venus gravity assists. Each orbit has a duration of about 88 days. In summary PSP provides 24 orbits with perihels inside 0.25 AU. It will be humanity’s first space probe flying through the solar corona, providing the first in-situ measurements of the coronal and near-Sun solar wind plasma and magnetic field parameters and the properties of solar energetic particles, as well as their structures and dynamics. The key PSP science objectives are to “</text:span><text:span text:style-name="T155">trace the flow of energy that heats and accelerates the solar corona and solar wind, determine the structure and dynamics of the plasma and magnetic fields at the sources of the solar wind, and explore mechanisms that accelerate and transport energetic particles” (ref.1 NASA STDT report, ref.2 Fox et al). To achieve these goals, </text:span><text:span text:style-name="T144">PSP has four scientific instruments on board: </text:span><text:soft-page-break/><text:span text:style-name="T144">FIELDS for the measurements of magnetic fields and AC/DC electric fields, SWEAP for the measurements of flux of electrons, protons and alphas, ISIS for the measurement of solar energetic particles and WISPR for the measurement of coronal structures (ref. to each instrument paper). The Wide field Imager for Solar Probe (WISPR) will contribute to the science goals by deriving the 3D structure of the solar corona through which the in-situ measurements are made to determine the sources of the solar wind. It will provide density power spectra over a wide range of structures, e.g., streamers and pseudostreamers, equatorial coronal holes, for determining the roles of <text:s/>turbulence, waves, and pressure-balanced structures in the solar wind. It will also measure the physical properties, such as speed and density jumps, of SEP-producing shocks and their CME drivers as they evolve in the corona and inner hel</text:span><text:span text:style-name="T162">iosphere </text:span><text:span text:style-name="T440">(ref. Vourlidas et al., 20</text:span><text:span text:style-name="T441">16</text:span><text:span text:style-name="T440">).</text:span></text:p>
        <text:p text:style-name="P344">CGAUSS (Coronagraphic German And US Solar Probe Survey) is the German contribution to the PSP mission as part of the Wide field Imager for Solar PRobe (WISPR). One of the objectives of the CGAUSS project is to extrapolate the solar wind environment down to the closest perihelion of 9.86 solar radii distance to the Sun in order to optimize the WISPR and PSP science operations. To achieve this goal this study uses for this approach in situ solar wind data from the US-German Helios 1 and 2 space probes and 1 AU data from various satellites compiled in the NASA/GSFC OMNI solar wind database.</text:p>
        <text:p text:style-name="P116"/>
        <text:p text:style-name="P115"><text:span text:style-name="T155"><text:s/></text:span><text:span text:style-name="T156">In section 2 we …, in section will …</text:span></text:p>
        <text:p text:style-name="P20"/>
        <text:list xml:id="list150641348929872" text:continue-numbering="true" text:style-name="WWNum2">
          <text:list-item>
            <text:h text:style-name="P365" text:outline-level="1"><text:span text:style-name="T167">Solar wind</text:span><text:span text:style-name="T171"> </text:span><text:span text:style-name="T167">environment</text:span></text:h>
          </text:list-item>
        </text:list>
        <text:p text:style-name="P142"><text:span text:style-name="T144">As baseline </text:span><text:span text:style-name="T157">we treat</text:span><text:span text:style-name="T53"> the </text:span><text:span text:style-name="T1">solar wind primarily as a proton plasma, because</text:span><text:span text:style-name="T144"> the </text:span><text:span text:style-name="T1">average helium abundance is only about 4</text:span><text:span text:style-name="T9">.</text:span><text:span text:style-name="T1">5 % and in slow wind at solar cycle minimum even less than 2 % (Feldman et</text:span><text:span text:style-name="T54"> </text:span><text:span text:style-name="T1">al. 1978; Schwenn 1983; Kasper et al. 2012).</text:span><text:span text:style-name="T144"> </text:span>Neglecting heavier ions,<text:span text:style-name="T172"> </text:span>the<text:span text:style-name="T172"> </text:span>electron<text:span text:style-name="T172"> </text:span>and<text:span text:style-name="T172"> </text:span>mass<text:span text:style-name="T172"> </text:span>density<text:span text:style-name="T172"> </text:span>can<text:span text:style-name="T172"> </text:span><text:span text:style-name="T158">then</text:span><text:span text:style-name="T172"> </text:span><text:span text:style-name="T168">be</text:span><text:span text:style-name="T173"> </text:span><text:span text:style-name="T168">derived</text:span><text:span text:style-name="T173"> </text:span><text:span text:style-name="T168">….</text:span></text:p>
      </text:section>
      <text:p text:style-name="P346"/>
      <text:section text:style-name="Sect2" text:name="Section2">
        <text:p text:style-name="P198"><text:span text:style-name="T144">The </text:span><text:span text:style-name="T1">characteristic behavior of a </text:span><text:span text:style-name="T144">magnetized </text:span><text:span text:style-name="T1">plasma is deter- mined by its </text:span><text:span text:style-name="T55">density</text:span><text:span text:style-name="T1">, </text:span><text:span text:style-name="T55">temperature and magnetic field strength</text:span><text:span text:style-name="T159"> (ref.)</text:span><text:span text:style-name="T144">. </text:span><text:span text:style-name="T1">Furthermore,</text:span><text:span text:style-name="T51"> </text:span><text:span text:style-name="T1">the</text:span><text:span text:style-name="T51"> </text:span><text:span text:style-name="T1">bulk</text:span><text:span text:style-name="T153"> flow </text:span><text:span text:style-name="T55">velocity</text:span><text:span text:style-name="T52"> </text:span><text:span text:style-name="T1">is</text:span><text:span text:style-name="T51"> </text:span><text:span text:style-name="T1">the</text:span><text:span text:style-name="T51"> </text:span><text:span text:style-name="T1">parameter</text:span><text:span text:style-name="T51"> </text:span><text:span text:style-name="T1">which</text:span><text:span text:style-name="T51"> </text:span><text:span text:style-name="T1">makes</text:span><text:span text:style-name="T51"> </text:span><text:span text:style-name="T1">the plasma a ’wind’. For</text:span><text:span text:style-name="T144"> this </text:span><text:span text:style-name="T1">study we define the solar wind envi- ronment</text:span><text:span text:style-name="T157"> </text:span><text:span text:style-name="T144">through </text:span><text:span text:style-name="T1">the four</text:span><text:span text:style-name="T53"> </text:span><text:span text:style-name="T1">major solar</text:span><text:span text:style-name="T53"> </text:span><text:span text:style-name="T1">wind</text:span><text:span text:style-name="T53"> </text:span><text:span text:style-name="T1">parameters</text:span><text:span text:style-name="T144"> a, b, c, d.</text:span><text:span text:style-name="T53"> </text:span><text:span text:style-name="T1">Quantities</text:span><text:span text:style-name="T53"> </text:span><text:span text:style-name="T1">like flux</text:span><text:span text:style-name="T56"> </text:span><text:span text:style-name="T1">densities,</text:span><text:span text:style-name="T57"> </text:span><text:span text:style-name="T1">mass</text:span><text:span text:style-name="T56"> </text:span><text:span text:style-name="T1">flux</text:span><text:span text:style-name="T56"> </text:span><text:span text:style-name="T1">and</text:span><text:span text:style-name="T57"> </text:span><text:span text:style-name="T1">plasma</text:span><text:span text:style-name="T56"> </text:span><text:span text:style-name="T1">beta</text:span><text:span text:style-name="T56"> </text:span><text:span text:style-name="T1">can</text:span><text:span text:style-name="T57"> </text:span><text:span text:style-name="T1">directly</text:span><text:span text:style-name="T56"> </text:span><text:span text:style-name="T1">be</text:span><text:span text:style-name="T56"> </text:span><text:span text:style-name="T1">derived from those four</text:span><text:span text:style-name="T58"> </text:span><text:span text:style-name="T1">parameters</text:span><text:span text:style-name="T144"> (ref.).</text:span></text:p>
        <text:p text:style-name="P198"><text:span text:style-name="T144">Generally </text:span><text:span text:style-name="T1">two types of solar wind</text:span><text:span text:style-name="T144"> are observed in the heliosphere as </text:span><text:span text:style-name="T1">slow and fast</text:span><text:span text:style-name="T144"> streams (ref. Neugebauer 1962, Schwenn, McComas et al.). Fast streams are found to originate from coronal holes (ref.) </text:span><text:span text:style-name="T160">whereas the origin of slow wind is a subject of controversial discussions because several sources are closed magnetic structures in the solar corona, such as</text:span><text:span text:style-name="T144"> <text:s/>Schwenn </text:span><text:span text:style-name="T163">(19xx) </text:span><text:span text:style-name="T144">has even reported the possibility of four types of solar wind depending on the phase of the solar cycle/activity.</text:span></text:p>
        <text:p text:style-name="P198"><text:span text:style-name="T144">The </text:span><text:span text:style-name="T1">solar wind velocity is the defining parameter of the</text:span><text:span text:style-name="T59"> </text:span><text:span text:style-name="T1">two types of solar wind.</text:span><text:span text:style-name="T144"> Slow solar wind has typical speeds of … km/s and fast solar wind has speeds …. km/s (ref. s. Buch). Their </text:span><text:span text:style-name="T1">di</text:span><text:span text:style-name="T9">ff</text:span><text:span text:style-name="T1">erent compositions and characteristics</text:span><text:span text:style-name="T161"> </text:span><text:span text:style-name="T144">indicate</text:span><text:span text:style-name="T161"> </text:span><text:span text:style-name="T144">di</text:span><text:span text:style-name="T145">ff</text:span><text:span text:style-name="T144">erent</text:span><text:span text:style-name="T60"> </text:span><text:span text:style-name="T1">sources</text:span><text:span text:style-name="T61"> </text:span><text:span text:style-name="T1">and</text:span><text:span text:style-name="T60"> </text:span><text:span text:style-name="T1">generation</text:span><text:span text:style-name="T61"> </text:span><text:span text:style-name="T1">pro- cesses</text:span><text:span text:style-name="T53"> </text:span><text:span text:style-name="T1">(ref. in McGregor</text:span><text:span text:style-name="T57"> </text:span><text:span text:style-name="T1">et</text:span><text:span text:style-name="T53"> </text:span><text:span text:style-name="T1">al.</text:span><text:span text:style-name="T57"> </text:span><text:span text:style-name="T1">2011b).</text:span><text:span text:style-name="T157"> </text:span><text:span text:style-name="T144">Their</text:span><text:span text:style-name="T157"> occurrence frequency varies with </text:span><text:span text:style-name="T144">the</text:span><text:span text:style-name="T1"> solar activity</text:span><text:span text:style-name="T144"> cycle </text:span><text:span text:style-name="T1">and their interactions lead to phenomena such as</text:span><text:span text:style-name="T144"> stream </text:span><text:span text:style-name="T1">interaction</text:span><text:span text:style-name="T34"> </text:span><text:span text:style-name="T1">regions</text:span><text:span text:style-name="T144"> (SIRs) and for quasi-stationary coronal source regions to co-rotating interaction regions (CIRs, ref. Buch über CIRs).</text:span></text:p>
        <text:p text:style-name="P189"><text:span text:style-name="T144">Superimposed on the slow and fast wind streams </text:span><text:span text:style-name="T1">are coronal mass ejections (CMEs</text:span><text:span text:style-name="T144">, ref.). Their frequency in near 1 AU measurements </text:span><text:span text:style-name="T1">varies between almost zero</text:span><text:span text:style-name="T144"> during solar </text:span><text:span text:style-name="T1">cycle</text:span> <text:span text:style-name="T164">minima</text:span> <text:span text:style-name="T174">up to a daily rate of about 0.5 during times of solar maximum (Richardson &amp; Cane 2012). This study averages over these internal solar wind</text:span><text:span text:style-name="T175"> </text:span><text:span text:style-name="T174">structures.</text:span></text:p>
        <text:p text:style-name="P189"><text:span text:style-name="T166">Since</text:span><text:span text:style-name="T444"> </text:span><text:span text:style-name="T166">one</text:span><text:span text:style-name="T444"> </text:span>cannot know which specific solar wind type or struc-ture PSP will encounter at a given point in time<text:span text:style-name="T144"> during its mission, we</text:span> extrapolate the parameters’ probability distributions from existing<text:span text:style-name="T176"> </text:span>sol<text:bookmark text:name="_GoBack"/>ar wind<text:span text:style-name="T177"> </text:span>measurements.</text:p>
        <text:p text:style-name="P361">###########################################</text:p>
        <text:p text:style-name="P188">Our<text:span text:style-name="T178"> </text:span>approach<text:span text:style-name="T178"> </text:span>is<text:span text:style-name="T178"> </text:span>to<text:span text:style-name="T178"> </text:span>get<text:span text:style-name="T178"> </text:span>an<text:span text:style-name="T178"> </text:span>analytical<text:span text:style-name="T178"> </text:span>representation<text:span text:style-name="T178"> </text:span>of<text:span text:style-name="T178"> </text:span>the<text:span text:style-name="T178"> </text:span>fre-<text:span text:style-name="T180"> </text:span>quency<text:span text:style-name="T181"> </text:span>distributions’<text:span text:style-name="T181"> </text:span>shapes,<text:span text:style-name="T181"> </text:span>their<text:span text:style-name="T181"> </text:span>solar<text:span text:style-name="T181"> </text:span>activity<text:span text:style-name="T181"> </text:span>dependence<text:span text:style-name="T181"> </text:span>and<text:span text:style-name="T180"> </text:span>their solar distance scaling. <text:span text:style-name="T178">We </text:span>get the<text:span text:style-name="T183"> </text:span>parameters’<text:span text:style-name="T184"> </text:span>frequency<text:span text:style-name="T180"> </text:span>distributions and solar activity dependence from<text:span text:style-name="T185"> </text:span>near-Earth<text:span text:style-name="T186"> </text:span>so-<text:span text:style-name="T180"> </text:span>lar wind and sunspot number (SSN) time series with<text:span text:style-name="T187"> </text:span>a<text:span text:style-name="T188"> </text:span>duration<text:span text:style-name="T180"> </text:span>of almost five solar cycles and their distance<text:span text:style-name="T189"> </text:span>dependency<text:span text:style-name="T190"> </text:span>from<text:span text:style-name="T180"> </text:span>solar wind measurements of more than half a solar<text:span text:style-name="T191"> </text:span>cycle,<text:span text:style-name="T169"> </text:span>cover-<text:span text:style-name="T180"> </text:span>ing<text:span text:style-name="T192"> </text:span>more<text:span text:style-name="T194"> </text:span>than<text:span text:style-name="T192"> </text:span>two<text:span text:style-name="T192"> </text:span>third<text:span text:style-name="T194"> </text:span>of<text:span text:style-name="T192"> </text:span>the<text:span text:style-name="T192"> </text:span>distance<text:span text:style-name="T194"> </text:span>to<text:span text:style-name="T192"> </text:span>the<text:span text:style-name="T192"> </text:span>Sun<text:span text:style-name="T194"> </text:span>(0<text:span text:style-name="T93">.</text:span>29–0<text:span text:style-name="T93">.</text:span>98<text:span text:style-name="T195"> </text:span>au).<text:span text:style-name="T180"> </text:span>From the combination of the obtained<text:span text:style-name="T196"> </text:span>frequency<text:span text:style-name="T197"> </text:span>distribu-<text:span text:style-name="T180"> </text:span>tions, SSN dependence functions and solar<text:span text:style-name="T195"> </text:span>distance<text:span text:style-name="T169"> </text:span>dependence<text:span text:style-name="T180"> </text:span>functions<text:span text:style-name="T198"> </text:span>we<text:span text:style-name="T199"> </text:span>build<text:span text:style-name="T198"> </text:span>a<text:span text:style-name="T198"> </text:span>general<text:span text:style-name="T198"> </text:span>model<text:span text:style-name="T199"> </text:span>representing<text:span text:style-name="T198"> </text:span>the<text:span text:style-name="T198"> </text:span>solar<text:span text:style-name="T199"> </text:span>activity</text:p>
        <text:p text:style-name="P200">The data is obtained from the <text:span text:style-name="T169">OMNIWeb </text:span>interface<text:span text:style-name="T200">1 </text:span>at <text:span text:style-name="T177">NASA’s </text:span>Space Physics Data Facility (SPDF), Goddard Space Flight Center (GSFC). The hourly data of the whole <text:s/>time <text:s/>range up to 2016-12-31 is the basis for the frequency fits. The data starts in 1963-11-27, but the temperature data not before 1965-07-26.<text:span text:style-name="T181"> </text:span>The<text:span text:style-name="T181"> </text:span>data<text:span text:style-name="T181"> </text:span>coverage<text:span text:style-name="T181"> </text:span>of<text:span text:style-name="T181"> </text:span>the<text:span text:style-name="T181"> </text:span>parameters<text:span text:style-name="T181"> </text:span>is<text:span text:style-name="T181"> </text:span>between<text:span text:style-name="T181"> </text:span>67– 74<text:span text:style-name="T218"> </text:span>%,<text:span text:style-name="T219"> </text:span>which<text:span text:style-name="T219"> </text:span>adds<text:span text:style-name="T219"> </text:span>up<text:span text:style-name="T219"> </text:span>to<text:span text:style-name="T219"> </text:span>about<text:span text:style-name="T219"> </text:span>36–40<text:span text:style-name="T219"> </text:span>years<text:span text:style-name="T219"> </text:span>in<text:span text:style-name="T219"> </text:span>total.<text:span text:style-name="T219"> </text:span>This<text:span text:style-name="T219"> </text:span>plethora of data is well suited for our<text:span text:style-name="T198"> </text:span>task.</text:p>
        <text:p text:style-name="P201"><text:span text:style-name="T178">We</text:span><text:span text:style-name="T177"> </text:span>note<text:span text:style-name="T177"> </text:span>that<text:span text:style-name="T177"> </text:span>the<text:span text:style-name="T177"> </text:span>use<text:span text:style-name="T177"> </text:span>of<text:span text:style-name="T177"> </text:span>higher<text:span text:style-name="T177"> </text:span>time<text:span text:style-name="T177"> </text:span>resolution<text:span text:style-name="T177"> </text:span>instead,<text:span text:style-name="T177"> </text:span>would not significantly change our results. The frequency<text:span text:style-name="T220"> </text:span>distributions of the also available minutely OMNI data set are almost con- gruent<text:span text:style-name="T177"> </text:span>with<text:span text:style-name="T177"> </text:span>the<text:span text:style-name="T177"> </text:span>hourly—they<text:span text:style-name="T177"> </text:span>only<text:span text:style-name="T177"> </text:span>di<text:span text:style-name="T93">ff</text:span>er<text:span text:style-name="T177"> </text:span>slightly<text:span text:style-name="T177"> </text:span>at<text:span text:style-name="T177"> </text:span>their<text:span text:style-name="T177"> </text:span>extreme ends.</text:p>
        <text:p text:style-name="P205"><text:span text:style-name="T178">We </text:span>specify bin sizes considering the individual maximal<text:span text:style-name="T220"> </text:span>pa- rameter ranges and the OMNI data precision. Especially for the density and temperature we choose their bin sizes such small that their distributions’ peaks can be resolved (the peaks are at their<text:span text:style-name="T219"> </text:span>lower<text:span text:style-name="T219"> </text:span>end).<text:span text:style-name="T219"> </text:span><text:span text:style-name="T178">We</text:span><text:span text:style-name="T219"> </text:span>set<text:span text:style-name="T219"> </text:span>the<text:span text:style-name="T219"> </text:span>individual<text:span text:style-name="T219"> </text:span>bin<text:span text:style-name="T219"> </text:span>sizes<text:span text:style-name="T219"> </text:span>to<text:span text:style-name="T219"> </text:span>0<text:span text:style-name="T93">.</text:span>5<text:span text:style-name="T221"> </text:span>nT<text:span text:style-name="T219"> </text:span>for<text:span text:style-name="T219"> </text:span>the magnetic<text:span text:style-name="T181"> </text:span>field<text:span text:style-name="T181"> </text:span>strength,<text:span text:style-name="T181"> </text:span>10<text:span text:style-name="T221"> </text:span>km<text:span text:style-name="T221"> </text:span>s<text:span text:style-name="T205">−</text:span><text:span text:style-name="T200">1</text:span><text:span text:style-name="T201"> </text:span>for<text:span text:style-name="T181"> </text:span>the<text:span text:style-name="T181"> </text:span>velocity,<text:span text:style-name="T181"> </text:span>1<text:span text:style-name="T221"> </text:span>cm<text:span text:style-name="T205">−</text:span><text:span text:style-name="T200">3</text:span><text:span text:style-name="T201"> </text:span>for<text:span text:style-name="T181"> </text:span>the density<text:span text:style-name="T169"> </text:span>and<text:span text:style-name="T169"> </text:span>10<text:span text:style-name="T221"> </text:span>000<text:span text:style-name="T221"> </text:span>K<text:span text:style-name="T169"> </text:span>for<text:span text:style-name="T169"> </text:span>the<text:span text:style-name="T169"> </text:span>temperature.</text:p>
        <text:p text:style-name="P205">Next,<text:span text:style-name="T222"> </text:span>we<text:span text:style-name="T222"> </text:span>look<text:span text:style-name="T222"> </text:span>for<text:span text:style-name="T222"> </text:span>a<text:span text:style-name="T222"> </text:span>suitable<text:span text:style-name="T222"> </text:span>fit<text:span text:style-name="T222"> </text:span>function<text:span text:style-name="T222"> </text:span>for<text:span text:style-name="T222"> </text:span>the<text:span text:style-name="T222"> </text:span>resulting<text:span text:style-name="T222"> </text:span>his- togram shape of the solar wind parameters’ frequency distribu- tions.</text:p>
        <text:p text:style-name="P180"/>
        <text:p text:style-name="P66">3.2. Lognormal fitting</text:p>
        <text:p text:style-name="P122">Obviously all possible values for the four parameters are posi- tive. This hints to the supposition that they are lognormally dis- tributed, as many positive natural quantities conform to lognor- mal<text:span text:style-name="T223"> </text:span>distributions.<text:span text:style-name="T223"> </text:span>Its<text:span text:style-name="T223"> </text:span>probability<text:span text:style-name="T181"> </text:span>density<text:span text:style-name="T223"> </text:span>function<text:span text:style-name="T223"> </text:span>is<text:span text:style-name="T223"> </text:span>described<text:span text:style-name="T223"> </text:span>by a lognormal function. Therefore we use a lognormal function<text:span text:style-name="T178"> </text:span>as the fit function in the process of the least squares regression fit- ting. The lognormal<text:span text:style-name="T224"> </text:span>function</text:p>
      </text:section>
      <text:section text:style-name="Sect3" text:name="Section3">
        <text:p text:style-name="P41">and distance behavior of all four solar wind parameter frequen- cies.</text:p>
        <text:p text:style-name="P207">This general model is then fed with a SSN prediction and</text:p>
        <text:p text:style-name="P31"><text:span text:style-name="T225">W</text:span><text:span text:style-name="T227">(</text:span><text:span text:style-name="T225">x</text:span><text:span text:style-name="T227">)</text:span></text:p>
        <text:p text:style-name="P69"><text:span text:style-name="T272"><text:s/></text:span><text:span text:style-name="T271"><text:tab/>1<text:tab/></text:span></text:p>
        <text:p text:style-name="P68"><draw:line text:anchor-type="paragraph" draw:z-index="16" draw:name="Line 96" draw:style-name="gr18" draw:text-style-name="P385" svg:x1="4.8953in" svg:y1="0.1094in" svg:x2="5.037in" svg:y2="0.1098in"><text:p/></draw:line><draw:custom-shape text:anchor-type="paragraph" draw:z-index="18" draw:name="Text Box 95" draw:style-name="gr20" draw:text-style-name="P385" svg:width="0.9043in" svg:height="0.5142in" svg:x="4.5366in" svg:y="-0.1917in"><text:p text:style-name="P14"><text:span text:style-name="T21">exp </text:span><text:span text:style-name="T1">I</text:span><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3">σ</text:span><text:span text:style-name="T116"> </text:span><text:span text:style-name="T274">√</text:span><text:span text:style-name="T233">2</text:span><text:span text:style-name="T118">π</text:span><text:span text:style-name="T236">x<text:tab/></text:span><text:span text:style-name="T275">−</text:span></text:p>
        <text:p text:style-name="P70"><text:span text:style-name="T227">(ln </text:span><text:span text:style-name="T225">x</text:span><text:span text:style-name="T238"> </text:span><text:span text:style-name="T280">−</text:span><text:span text:style-name="T281"> </text:span><text:span text:style-name="T112">µ</text:span><text:span text:style-name="T227">)</text:span><text:span text:style-name="T295">2<text:tab/></text:span><text:span text:style-name="T297">(1)</text:span></text:p>
        <text:p text:style-name="P71"><draw:line text:anchor-type="paragraph" draw:z-index="20" draw:name="Line 94" draw:style-name="gr22" draw:text-style-name="P385" svg:x1="5.5457in" svg:y1="-0.0299in" svg:x2="6.1157in" svg:y2="-0.0295in"><text:p/></draw:line><draw:custom-shape text:anchor-type="paragraph" draw:z-index="21" draw:name="Text Box 93" draw:style-name="gr23" draw:text-style-name="P385" svg:width="0.0539in" svg:height="0.5142in" svg:x="6.1327in" svg:y="-0.2945in"><text:p text:style-name="P339"><text:span text:style-name="T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28">2</text:span><text:span text:style-name="T113">σ</text:span><text:span text:style-name="T298">2</text:span></text:p>
      </text:section>
      <text:section text:style-name="Sect2" text:name="Section4">
        <text:p text:style-name="P52"><text:soft-page-break/>extrapolated to PSP’s planned orbital positions.</text:p>
        <text:p text:style-name="P4"/>
        <text:p text:style-name="P173"/>
        <text:list xml:id="list150641909669969" text:continue-numbering="true" text:style-name="WWNum2">
          <text:list-item>
            <text:h text:style-name="P363" text:outline-level="1"><text:span text:style-name="T167">Frequency</text:span><text:span text:style-name="T304"> </text:span><text:span text:style-name="T167">distributions</text:span></text:h>
          </text:list-item>
        </text:list>
        <text:p text:style-name="P53">This section looks at the solar wind parameters’ frequency dis- tributions which we extract from the in situ OMNI data set. We</text:p>
        <text:p text:style-name="P123"><text:soft-page-break/>depends<text:span text:style-name="T194"> </text:span>on<text:span text:style-name="T224"> </text:span>the<text:span text:style-name="T194"> </text:span>location<text:span text:style-name="T194"> </text:span><text:span text:style-name="T93">µ</text:span><text:span text:style-name="T127"> </text:span>and<text:span text:style-name="T194"> </text:span>the<text:span text:style-name="T224"> </text:span>shape<text:span text:style-name="T194"> </text:span>parameter<text:span text:style-name="T194"> </text:span><text:span text:style-name="T93">σ</text:span>.<text:span text:style-name="T224"> </text:span>Changes<text:span text:style-name="T194"> </text:span>in <text:span text:style-name="T93">µ </text:span>a<text:span text:style-name="T93">ff</text:span>ect both the horizontal and vertical scaling of the function whereas <text:span text:style-name="T93">σ </text:span>influences its shape. The distribution’s median <text:span text:style-name="T305">x</text:span><text:span text:style-name="T307">med </text:span>and mean <text:span text:style-name="T305">x</text:span><text:span text:style-name="T307">avg </text:span>(average) positions are easier to interprete and can directly be calculated from <text:span text:style-name="T93">µ </text:span>and<text:span text:style-name="T218"> </text:span><text:span text:style-name="T93">σ</text:span>:</text:p>
        <text:p text:style-name="P149"><draw:custom-shape text:anchor-type="paragraph" draw:z-index="24" draw:name="Text Box 92" draw:style-name="gr26" draw:text-style-name="P385" svg:width="0.0539in" svg:height="0.5142in" svg:x="5.2984in" svg:y="0.3055in"><text:p text:style-name="P339"><text:span text:style-name="T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Text Box 91" draw:style-name="gr30" draw:text-style-name="P385" svg:width="0.3815in" svg:height="0.5142in" svg:x="6.9665in" svg:y="0.3055in"><text:p text:style-name="P340"><text:span text:style-name="T15">I<text:ta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Text Box 90" draw:style-name="gr34" draw:text-style-name="P385" svg:width="0.0539in" svg:height="0.5142in" svg:x="4.8402in" svg:y="0.3055in"><text:p text:style-name="P339"><text:span text:style-name="T1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19">x</text:span><text:span text:style-name="T308">med </text:span><text:span text:style-name="T128">=</text:span><text:span text:style-name="T130"> </text:span><text:span text:style-name="T320">exp</text:span><text:span text:style-name="T322"> </text:span><text:span text:style-name="T320">(</text:span><text:span text:style-name="T128">µ</text:span><text:span text:style-name="T320">)<text:tab/></text:span><text:span text:style-name="T285">⇐⇒ <text:s text:c="10"/></text:span><text:span text:style-name="T128">µ = </text:span><text:span text:style-name="T320">ln</text:span><text:span text:style-name="T323"> </text:span><text:span text:style-name="T324">(</text:span><text:span text:style-name="T325">x</text:span><text:span text:style-name="T309">med</text:span><text:span text:style-name="T324">)</text:span><text:span text:style-name="T327"> </text:span><text:span text:style-name="T128">,<text:tab/></text:span><text:span text:style-name="T320">(2)</text:span></text:p>
        <text:p text:style-name="P160"/>
        <text:p text:style-name="P214"><draw:g text:anchor-type="as-char" svg:y="0in" draw:z-index="34" draw:style-name="gr13"><draw:line draw:name="Line 89" draw:style-name="gr36" draw:text-style-name="P386" svg:x1="0in" svg:y1="0in" svg:x2="0.6126in" svg:y2="0in"><text:p/></draw:line></draw:g></text:p>
      </text:section>
      <text:section text:style-name="Sect4" text:name="Section5">
        <text:p text:style-name="P215">determine adequate fit function types and evaluate how suitable they are to represent the frequencies’ shapes.</text:p>
        <text:p text:style-name="Text_20_body"/>
        <text:p text:style-name="P32"><text:span text:style-name="T225">x</text:span><text:span text:style-name="T307">avg <text:s/></text:span><text:span text:style-name="T112">=</text:span><text:span text:style-name="T119"> </text:span><text:span text:style-name="T227">exp</text:span></text:p>
        <text:p text:style-name="P216"><text:span text:style-name="T131">µ + </text:span><text:span text:style-name="T328">σ</text:span></text:p>
        <text:p text:style-name="P332"><draw:line text:anchor-type="paragraph" draw:z-index="36" draw:name="Line 87" draw:style-name="gr38" draw:text-style-name="P385" svg:x1="5.1327in" svg:y1="-0.0323in" svg:x2="5.2819in" svg:y2="-0.0319in"><text:p/></draw:line><draw:custom-shape text:anchor-type="paragraph" draw:z-index="38" draw:name="Text Box 86" draw:style-name="gr40" draw:text-style-name="P385" svg:width="0.0488in" svg:height="0.1177in" svg:x="5.2272in" svg:y="-0.2307in"><text:p text:style-name="P383"><text:span text:style-name="T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text:p>
        <text:p text:style-name="P54"><text:span text:style-name="T286">⇐⇒<text:tab/></text:span><text:span text:style-name="T132">σ</text:span><text:span text:style-name="T133"> </text:span><text:span text:style-name="T132">=</text:span></text:p>
        <text:p text:style-name="P2"/>
        <text:p text:style-name="P55">2<text:span text:style-name="T218"> </text:span>ln</text:p>
        <text:p text:style-name="P72"><text:span text:style-name="T329"><text:s/></text:span><text:span text:style-name="T330">x</text:span><text:span text:style-name="T302">avg</text:span></text:p>
        <text:p text:style-name="P73"><text:span text:style-name="T331">x</text:span><text:span text:style-name="T299">med</text:span></text:p>
        <text:p text:style-name="Text_20_body"/>
        <text:p text:style-name="P217"><text:span text:style-name="T93">.<text:tab/></text:span>(3)</text:p>
      </text:section>
      <text:section text:style-name="Sect2" text:name="Section6">
        <text:p text:style-name="P67">3.1. OMNI frequency data</text:p>
        <text:p text:style-name="P218">The solar wind parameters are highly variable, due to short- term variations from structures like slow and fast wind streams,</text:p>
        <text:p text:style-name="P124">It<text:span text:style-name="T178"> </text:span>is<text:span text:style-name="T178"> </text:span>apparent<text:span text:style-name="T178"> </text:span>that<text:span text:style-name="T178"> </text:span>the<text:span text:style-name="T178"> </text:span>mean<text:span text:style-name="T178"> </text:span>is<text:span text:style-name="T178"> </text:span>always<text:span text:style-name="T178"> </text:span>larger<text:span text:style-name="T178"> </text:span>than<text:span text:style-name="T178"> </text:span>the<text:span text:style-name="T178"> </text:span>median.<text:span text:style-name="T178"> </text:span>Re- placing<text:span text:style-name="T172"> </text:span>the<text:span text:style-name="T172"> </text:span>variables<text:span text:style-name="T172"> </text:span><text:span text:style-name="T93">µ</text:span><text:span text:style-name="T134"> </text:span>and<text:span text:style-name="T172"> </text:span><text:span text:style-name="T93">σ</text:span><text:span text:style-name="T134"> </text:span>with<text:span text:style-name="T172"> </text:span>these<text:span text:style-name="T172"> </text:span>relations,<text:span text:style-name="T172"> </text:span>the<text:span text:style-name="T172"> </text:span>lognormal function (1)<text:span text:style-name="T178"> </text:span>becomes</text:p>
      </text:section>
      <text:section text:style-name="Sect5" text:name="Section7">
        <text:p text:style-name="P42"><draw:line text:anchor-type="paragraph" draw:z-index="40" draw:name="Line 85" draw:style-name="gr42" draw:text-style-name="P385" svg:x1="6.2236in" svg:y1="0.1429in" svg:x2="6.398in" svg:y2="0.1433in"><text:p/></draw:line><draw:custom-shape text:anchor-type="paragraph" draw:z-index="41" draw:name="Text Box 84" draw:style-name="gr43" draw:text-style-name="P385" svg:width="4.9386in" svg:height="0.1677in" svg:x="0.511in" svg:y="0.1457in"><text:p text:style-name="P16"><text:span text:style-name="T1">pend</text:span><text:span text:style-name="T23"> </text:span><text:span text:style-name="T1">on</text:span><text:span text:style-name="T23"> </text:span><text:span text:style-name="T1">solar</text:span><text:span text:style-name="T23"> </text:span><text:span text:style-name="T1">activity.</text:span><text:span text:style-name="T23"> </text:span><text:span text:style-name="T1">Hence,</text:span><text:span text:style-name="T23"> </text:span><text:span text:style-name="T1">for</text:span><text:span text:style-name="T23"> </text:span><text:span text:style-name="T1">deriving</text:span><text:span text:style-name="T23"> </text:span><text:span text:style-name="T1">general</text:span><text:span text:style-name="T23"> </text:span><text:span text:style-name="T1">frequency<text:tab/></text:span><text:span text:style-name="T25"> </text:span><text:span text:style-name="T24"><text:ta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Text Box 83" draw:style-name="gr48" draw:text-style-name="P385" svg:width="0.3177in" svg:height="0.5142in" svg:x="4.772in" svg:y="0.2091in"><text:p text:style-name="P18"><text:span text:style-name="T1">/</text:span><text:span text:style-name="T16">π</text:span><text:span text:style-name="T17"> </text:span><text:span text:style-name="T26">l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Text Box 82" draw:style-name="gr49" draw:text-style-name="P385" svg:width="0.0496in" svg:height="0.5142in" svg:x="5.1126in" svg:y="0.2429in"><text:p text:style-name="P339"><text:span text:style-name="T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1" draw:name="Text Box 81" draw:style-name="gr53" draw:text-style-name="P385" svg:width="0.0496in" svg:height="0.5142in" svg:x="5.3689in" svg:y="0.2429in"><text:p text:style-name="P339"><text:span text:style-name="T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 draw:name="Text Box 80" draw:style-name="gr55" draw:text-style-name="P385" svg:width="0.365in" svg:height="0.5898in" svg:x="5.5728in" svg:y="0.1783in"><text:p text:style-name="P219"><text:span text:style-name="T167">exp</text:span><text:span text:style-name="T335"> </text:span><text:span text:style-name="T287">−</text:span></text:p><text:p text:style-name="P333"><text:span text:style-name="T19"></text:span><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 draw:name="Text Box 79" draw:style-name="gr56" draw:text-style-name="P385" svg:width="1.5795in" svg:height="0.5913in" svg:x="6.1764in" svg:y="0.1772in"><text:p text:style-name="P314"><text:span text:style-name="T276">med<text:tab/></text:span><text:span text:style-name="T112">.<text:tab/></text:span><text:span text:style-name="T229">(4)</text:span></text:p><text:p text:style-name="P315"><text:span text:style-name="T214">(<text:tab/></text:span><text:span text:style-name="T215">)</text:span><text:span text:style-name="T216"> </text:span><text:span text:style-name="T336"></text:span><text:span text:style-name="T338"></text:span><text:span text:style-name="T339"> </text:span><text:span text:style-name="T340">x</text:span><text:span text:style-name="T346">avg</text:span><text:span text:style-name="T347"> </text:span></text:p><text:p text:style-name="P337"><text:span text:style-name="T28">x</text:span><text:span text:style-name="T29">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teraction regions and CMEs, whose rate and properties de-</text:p>
        <text:p text:style-name="P220"/>
        <text:p text:style-name="P221"><draw:custom-shape text:anchor-type="paragraph" draw:z-index="57" draw:name="Text Box 78" draw:style-name="gr57" draw:text-style-name="P385" svg:width="0.4134in" svg:height="0.1677in" svg:x="4.2126in" svg:y="-0.1189in"><text:p text:style-name="P313"><text:span text:style-name="T30">W</text:span><text:span text:style-name="T31">(</text:span><text:span text:style-name="T30">x</text:span><text:span text:style-name="T31">) </text:span><text:span text:style-name="T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svg:y="0in" draw:z-index="58" draw:style-name="gr58" draw:text-style-name="P385" svg:width="3.5441in" svg:height="0.3197in"><text:p text:style-name="P348"><text:span text:style-name="T1">distributions of the solar wind parameters, averaging over long- term solar wind variations is needed. This requires a <text:s text:c="2"/>dista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text:span text:style-name="T272"><text:s/></text:span><text:span text:style-name="T271"><text:tab/></text:span><text:span text:style-name="T273">1<text:tab/></text:span><text:span text:style-name="T349"><text:tab/></text:span><text:span text:style-name="T277"></text:span><text:span text:style-name="T350"></text:span></text:p>
        <text:p text:style-name="P172"/>
        <text:p text:style-name="P91"><draw:custom-shape text:anchor-type="as-char" svg:y="0in" draw:z-index="59" draw:style-name="gr59" draw:text-style-name="P385" svg:width="0.0697in" svg:height="0.1677in"><text:p text:style-name="P15"><text:span text:style-name="T3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2"><text:tab/></text:span><text:span text:style-name="T352"><draw:custom-shape text:anchor-type="as-char" svg:y="0in" draw:z-index="60" draw:style-name="gr60" draw:text-style-name="P385" svg:width="0.1748in" svg:height="0.248in"><text:p text:style-name="P312"><text:span text:style-name="T342"><text:s/></text:span><text:span text:style-name="T341">x</text:span><text:span text:style-name="T348">avg </text:span></text:p><text:p text:style-name="P338"><text:span text:style-name="T28">x</text:span><text:span text:style-name="T29">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span text:style-name="T354"> </text:span><text:span text:style-name="T354"><draw:custom-shape text:anchor-type="as-char" svg:y="0in" draw:z-index="61" draw:style-name="gr17" draw:text-style-name="P385" svg:width="0.0622in" svg:height="0.1657in"><text:p text:style-name="P313"><text:span text:style-name="T3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3"><text:span text:style-name="T227">ln</text:span><text:span text:style-name="T295">2 </text:span><text:span text:style-name="T278">( </text:span><text:span text:style-name="T355">x</text:span><text:span text:style-name="T356"> </text:span><text:span text:style-name="T296">x</text:span></text:p>
        <text:p text:style-name="P222"/>
        <text:p text:style-name="P226"><draw:custom-shape text:anchor-type="as-char" svg:y="0in" draw:z-index="62" draw:style-name="gr19" draw:text-style-name="P385" svg:width="0.2004in" svg:height="0.1677in"><text:p text:style-name="P15"><text:span text:style-name="T1">4</text:span><text:span text:style-name="T34"> </text:span><text:span text:style-name="T1">l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7"><text:span text:style-name="T135">) </text:span><text:span text:style-name="T351"></text:span></text:p>
      </text:section>
      <text:section text:style-name="Sect1" text:name="Section8">
        <text:p text:style-name="P228"><draw:g text:anchor-type="as-char" svg:y="0in" draw:z-index="63" draw:style-name="gr13"><draw:line draw:name="Line 72" draw:style-name="gr36" draw:text-style-name="P386" svg:x1="0in" svg:y1="0.0004in" svg:x2="0.5374in" svg:y2="0.0012in"><text:p/></draw:line></draw:g></text:p>
        <text:p text:style-name="P229"/>
        <text:p text:style-name="P235"><draw:custom-shape text:anchor-type="as-char" svg:y="0in" draw:z-index="64" draw:style-name="gr59" draw:text-style-name="P385" svg:width="0.0697in" svg:height="0.1677in"><text:p text:style-name="P15"><text:span text:style-name="T3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52"><text:tab/></text:span><text:span text:style-name="T352"><draw:custom-shape text:anchor-type="as-char" svg:y="0in" draw:z-index="65" draw:style-name="gr60" draw:text-style-name="P385" svg:width="0.1748in" svg:height="0.248in"><text:p text:style-name="P312"><text:span text:style-name="T342"><text:s/></text:span><text:span text:style-name="T341">x</text:span><text:span text:style-name="T348">avg </text:span></text:p><text:p text:style-name="P338"><text:span text:style-name="T28">x</text:span><text:span text:style-name="T29">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span text:style-name="T354"> </text:span><text:span text:style-name="T354"><draw:custom-shape text:anchor-type="as-char" svg:y="0in" draw:z-index="15" draw:style-name="gr17" draw:text-style-name="P385" svg:width="0.0622in" svg:height="0.1657in"><text:p text:style-name="P313"><text:span text:style-name="T3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span text:style-name="T353"><text:tab/></text:span><text:span text:style-name="T353"><draw:custom-shape text:anchor-type="as-char" svg:y="0in" draw:z-index="17" draw:style-name="gr19" draw:text-style-name="P385" svg:width="0.2004in" svg:height="0.1677in"><text:p text:style-name="P15"><text:span text:style-name="T35">4</text:span><text:span text:style-name="T34"> </text:span><text:span text:style-name="T1">l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section>
      <text:section text:style-name="Sect2" text:name="Section9">
        <text:p text:style-name="P56">independent data set covering multiple solar cycles. The abun- dance of near-Earth hourly OMNI data is well suited for this task, because it spans almost five solar cycles.</text:p>
        <text:p text:style-name="P188">This OMNI 2 data set (King &amp; Papitashvili 2005) combines solar wind plasma and magnetic field data and for this study <text:s/>not<text:span text:style-name="T177"> </text:span>important<text:span text:style-name="T177"> </text:span>energetic<text:span text:style-name="T177"> </text:span>proton<text:span text:style-name="T177"> </text:span>fluxes,<text:span text:style-name="T177"> </text:span>geomagnetic<text:span text:style-name="T177"> </text:span>and<text:span text:style-name="T177"> </text:span>solar<text:span text:style-name="T177"> </text:span>in- dices. Because it covers decades, the near-Earth solar wind<text:span text:style-name="T172"> </text:span>data</text:p>
        <text:p text:style-name="P57">The values of <text:span text:style-name="T305">x</text:span><text:span text:style-name="T307">med </text:span>and <text:span text:style-name="T305">x</text:span><text:span text:style-name="T307">avg </text:span>obtained from fitting the solar wind frequency distributions are listed in Table 1.</text:p>
        <text:p text:style-name="P205">From visual inspection, the resulting curves match well<text:span text:style-name="T363"> </text:span>with the<text:span text:style-name="T223"> </text:span>shape<text:span text:style-name="T223"> </text:span>of<text:span text:style-name="T223"> </text:span>the<text:span text:style-name="T223"> </text:span>magnetic<text:span text:style-name="T223"> </text:span>field<text:span text:style-name="T223"> </text:span>strength,<text:span text:style-name="T223"> </text:span>density<text:span text:style-name="T223"> </text:span>and<text:span text:style-name="T223"> </text:span>temperature distributions (Fig. 1). <text:span text:style-name="T169">However, </text:span>for the velocity the fit function seems insu<text:span text:style-name="T93">ffi</text:span>cient in describing its more complex shape, espe- cially<text:span text:style-name="T192"> </text:span>at<text:span text:style-name="T192"> </text:span>its<text:span text:style-name="T192"> </text:span>peak<text:span text:style-name="T192"> </text:span>position<text:span text:style-name="T192"> </text:span>and<text:span text:style-name="T192"> </text:span>the<text:span text:style-name="T192"> </text:span>faster<text:span text:style-name="T192"> </text:span>end<text:span text:style-name="T192"> </text:span>of<text:span text:style-name="T192"> </text:span>the<text:span text:style-name="T192"> </text:span>distribution.<text:span text:style-name="T192"> </text:span>Its</text:p>
      </text:section>
      <text:section text:style-name="Sect1" text:name="Section10">
        <text:p text:style-name="P44">is<text:span text:style-name="T364"> </text:span>composed<text:span text:style-name="T364"> </text:span>of<text:span text:style-name="T364"> </text:span>intercalibrated<text:span text:style-name="T364"> </text:span>multi-spacecraft<text:span text:style-name="T364"> </text:span>data<text:span text:style-name="T364"> </text:span>which<text:span text:style-name="T364"> </text:span>is<text:tab/><text:span text:style-name="T272"> </text:span><text:span text:style-name="T271"><text:tab/></text:span></text:p>
      </text:section>
      <text:section text:style-name="Sect6" text:name="Section11">
        <text:p text:style-name="P45">time-shifted<text:span text:style-name="T219"> </text:span>to<text:span text:style-name="T219"> </text:span>the<text:span text:style-name="T219"> </text:span>nose<text:span text:style-name="T219"> </text:span>of<text:span text:style-name="T219"> </text:span>the<text:span text:style-name="T219"> </text:span>Earth’s<text:span text:style-name="T219"> </text:span>bow<text:span text:style-name="T219"> </text:span>shock.</text:p>
        <text:p text:style-name="P34"><text:span text:style-name="T366">1 <text:s text:c="5"/></text:span><text:a xlink:type="simple" xlink:href="http://omniweb.gsfc.nasa.gov/" text:style-name="Internet_20_link" text:visited-style-name="Visited_20_Internet_20_Link"><text:span text:style-name="T371">http://omniweb.gsfc.nasa.gov/</text:span></text:a></text:p>
      </text:section>
      <text:p text:style-name="P349"/>
      <text:p text:style-name="P74"><text:span text:style-name="T74">Table </text:span><text:span text:style-name="T76">1. </text:span><text:span text:style-name="T63">Resulting fit coe</text:span><text:span text:style-name="T95">ffi</text:span><text:span text:style-name="T63">cients from the fitting of the lognormal function (4) to the shape of the solar wind parameters’ frequency</text:span><text:span text:style-name="T77"> </text:span><text:span text:style-name="T63">distributions at 1 au (OMNI hourly data). For the velocity also the fit parameters from the double lognormal function (5) are given, as well as the median and mean values of the resulting velocity fit. The mean absolute errors and sums of absolute residuals are shown as well. The values in brackets are the</text:span><text:span text:style-name="T78"> </text:span><text:span text:style-name="T63">estimated</text:span><text:span text:style-name="T78"> </text:span><text:span text:style-name="T63">standard</text:span><text:span text:style-name="T78"> </text:span><text:span text:style-name="T63">deviation</text:span><text:span text:style-name="T78"> </text:span><text:span text:style-name="T63">of</text:span><text:span text:style-name="T78"> </text:span><text:span text:style-name="T63">each</text:span><text:span text:style-name="T78"> </text:span><text:span text:style-name="T63">fit</text:span><text:span text:style-name="T78"> </text:span><text:span text:style-name="T63">parameter.</text:span></text:p>
      <text:p text:style-name="P3"/>
      <text:p text:style-name="P237"/>
      <text:p text:style-name="P76"><draw:custom-shape text:anchor-type="paragraph" draw:z-index="66" draw:name="Text Box 66" draw:style-name="gr61" draw:text-style-name="P385" svg:width="4.3012in" svg:height="1.5295in" svg:x="1.9835in" svg:y="-0.1472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93"><text:span text:style-name="T227">Parameter<text:tab/></text:span><text:span text:style-name="T372">Median</text:span>a</text:p></loext:table-cell><loext:covered-table-cell/><loext:table-cell table:style-name="Table1.A1" table:number-columns-spanned="2" office:value-type="string"><text:p text:style-name="P297"><text:span text:style-name="T227">Mean</text:span><text:span text:style-name="T202">a<text:tab/></text:span><text:span text:style-name="T227">Balance<text:tab/></text:span><text:span text:style-name="T375">MAE<text:tab/></text:span><text:span text:style-name="T227">SAR</text:span></text:p></loext:table-cell><loext:covered-table-cell/></loext:table-row><loext:table-row table:style-name="Table1.2"><loext:table-cell table:style-name="Table1.A2" table:number-columns-spanned="2" office:value-type="string"><text:p text:style-name="P294"><text:span text:style-name="T227">Magnetic</text:span><text:span text:style-name="T239"> </text:span><text:span text:style-name="T227">field<text:tab/>5</text:span><text:span text:style-name="T112">.</text:span><text:span text:style-name="T227">661(16)</text:span></text:p></loext:table-cell><loext:covered-table-cell/><loext:table-cell table:style-name="Table1.A2" office:value-type="string"><text:p text:style-name="P299"><text:span text:style-name="T229">6</text:span><text:span text:style-name="T114">.</text:span><text:span text:style-name="T229">164(18)</text:span></text:p></loext:table-cell><loext:table-cell table:style-name="Table1.A2" office:value-type="string"><text:p text:style-name="P301"><text:span text:style-name="T227">–<text:tab/>5</text:span><text:span text:style-name="T112">.</text:span><text:span text:style-name="T227">51</text:span><text:span text:style-name="T241"> </text:span><text:span text:style-name="T280">×</text:span><text:span text:style-name="T282"> </text:span><text:span text:style-name="T227">10</text:span><text:span text:style-name="T205">−</text:span><text:span text:style-name="T200">4<text:tab/></text:span><text:span text:style-name="T229">6</text:span><text:span text:style-name="T114">.</text:span><text:span text:style-name="T229">83</text:span></text:p></loext:table-cell></loext:table-row><loext:table-row table:style-name="Table1.3"><loext:table-cell table:style-name="Table1.A3" table:number-columns-spanned="2" office:value-type="string"><text:p text:style-name="P295"><text:span text:style-name="T242">Velocity<text:tab/></text:span><text:span text:style-name="T227">4</text:span><text:span text:style-name="T112">.</text:span><text:span text:style-name="T227">085(19)</text:span></text:p></loext:table-cell><loext:covered-table-cell/><loext:table-cell table:style-name="Table1.A3" office:value-type="string"><text:p text:style-name="P298"><text:span text:style-name="T229">4</text:span><text:span text:style-name="T114">.</text:span><text:span text:style-name="T229">183(20)</text:span></text:p></loext:table-cell><loext:table-cell table:style-name="Table1.A3" office:value-type="string"><text:p text:style-name="P302"><text:span text:style-name="T227">–<text:tab/>1</text:span><text:span text:style-name="T112">.</text:span><text:span text:style-name="T227">80</text:span><text:span text:style-name="T241"> </text:span><text:span text:style-name="T280">×</text:span><text:span text:style-name="T282"> </text:span><text:span text:style-name="T227">10</text:span><text:span text:style-name="T205">−</text:span><text:span text:style-name="T200">3<text:tab/></text:span><text:span text:style-name="T229">18</text:span><text:span text:style-name="T114">.</text:span><text:span text:style-name="T229">69</text:span></text:p></loext:table-cell></loext:table-row><loext:table-row table:style-name="Table1.4"><loext:table-cell table:style-name="Table1.A3" table:number-columns-spanned="2" office:value-type="string"><text:p text:style-name="P295"><text:span text:style-name="T227">Density<text:tab/>5</text:span><text:span text:style-name="T112">.</text:span><text:span text:style-name="T227">276(24)</text:span></text:p></loext:table-cell><loext:covered-table-cell/><loext:table-cell table:style-name="Table1.A3" office:value-type="string"><text:p text:style-name="P298"><text:span text:style-name="T229">6</text:span><text:span text:style-name="T114">.</text:span><text:span text:style-name="T229">484(34)</text:span></text:p></loext:table-cell><loext:table-cell table:style-name="Table1.A3" office:value-type="string"><text:p text:style-name="P303"><text:span text:style-name="T227">–<text:tab/>5</text:span><text:span text:style-name="T112">.</text:span><text:span text:style-name="T227">49</text:span><text:span text:style-name="T241"> </text:span><text:span text:style-name="T280">×</text:span><text:span text:style-name="T282"> </text:span><text:span text:style-name="T227">10</text:span><text:span text:style-name="T205">−</text:span><text:span text:style-name="T200">4<text:tab/></text:span><text:span text:style-name="T229">6</text:span><text:span text:style-name="T114">.</text:span><text:span text:style-name="T229">48</text:span></text:p></loext:table-cell></loext:table-row><loext:table-row table:style-name="Table1.5"><loext:table-cell table:style-name="Table1.A5" table:number-columns-spanned="2" office:value-type="string"><text:p text:style-name="P296"><text:span text:style-name="T227">Temperature<text:tab/>7</text:span><text:span text:style-name="T112">.</text:span><text:span text:style-name="T227">470(17)</text:span></text:p></loext:table-cell><loext:covered-table-cell/><loext:table-cell table:style-name="Table1.A5" office:value-type="string"><text:p text:style-name="P300"><text:span text:style-name="T229">11</text:span><text:span text:style-name="T114">.</text:span><text:span text:style-name="T229">301(32)</text:span></text:p></loext:table-cell><loext:table-cell table:style-name="Table1.A5" office:value-type="string"><text:p text:style-name="P304"><text:span text:style-name="T227">–<text:tab/>8</text:span><text:span text:style-name="T112">.</text:span><text:span text:style-name="T227">71</text:span><text:span text:style-name="T241"> </text:span><text:span text:style-name="T280">×</text:span><text:span text:style-name="T282"> </text:span><text:span text:style-name="T227">10</text:span><text:span text:style-name="T205">−</text:span><text:span text:style-name="T200">5<text:tab/></text:span><text:span text:style-name="T229">5</text:span><text:span text:style-name="T114">.</text:span><text:span text:style-name="T229">78</text:span></text:p></loext:table-cell></loext:table-row><loext:table-row table:style-name="Table1.6"><loext:table-cell table:style-name="Table1.A3" office:value-type="string"><text:p text:style-name="P306"><text:span text:style-name="T227">Velocity <text:s text:c="2"/></text:span><text:span text:style-name="T373">W</text:span><text:span text:style-name="T295">1</text:span></text:p></loext:table-cell><loext:table-cell table:style-name="Table1.A3" office:value-type="string"><text:p text:style-name="P307"><text:span text:style-name="T227">4</text:span><text:span text:style-name="T112">.</text:span><text:span text:style-name="T227">89(14)</text:span></text:p><text:p text:style-name="P308"><text:span text:style-name="T227">3</text:span><text:span text:style-name="T112">.</text:span><text:span text:style-name="T227">68(20)</text:span></text:p></loext:table-cell><loext:table-cell table:style-name="Table1.A3" table:number-columns-spanned="2" office:value-type="string"><text:p text:style-name="P309"><text:span text:style-name="T227">5</text:span><text:span text:style-name="T112">.</text:span><text:span text:style-name="T227">00(14)<text:tab/></text:span><text:span text:style-name="T375">0.504(62)<text:tab/></text:span><text:span text:style-name="T227">–<text:tab/>–</text:span></text:p></loext:table-cell><loext:covered-table-cell/></loext:table-row><loext:table-row table:style-name="Table1.7"><loext:table-cell table:style-name="Table1.A3" office:value-type="string"><text:p text:style-name="P310"><text:span text:style-name="T332">W</text:span><text:span text:style-name="T301">II</text:span></text:p></loext:table-cell><loext:table-cell table:style-name="Table1.A3" office:value-type="string"><text:p text:style-name="P308"><text:span text:style-name="T227">4</text:span><text:span text:style-name="T112">.</text:span><text:span text:style-name="T227">16(14)</text:span><text:span text:style-name="T202">b</text:span></text:p></loext:table-cell><loext:table-cell table:style-name="Table1.A3" office:value-type="string"><text:p text:style-name="P311"><text:span text:style-name="T229">4</text:span><text:span text:style-name="T114">.</text:span><text:span text:style-name="T229">42(14)</text:span><text:span text:style-name="T203">b</text:span></text:p></loext:table-cell><loext:table-cell table:style-name="Table1.A3" office:value-type="string"><text:p text:style-name="P305"><text:span text:style-name="T227">–<text:tab/>3</text:span><text:span text:style-name="T112">.</text:span><text:span text:style-name="T227">98</text:span><text:span text:style-name="T241"> </text:span><text:span text:style-name="T280">×</text:span><text:span text:style-name="T282"> </text:span><text:span text:style-name="T227">10</text:span><text:span text:style-name="T205">−</text:span><text:span text:style-name="T200">4<text:tab/></text:span><text:span text:style-name="T229">4</text:span><text:span text:style-name="T114">.</text:span><text:span text:style-name="T229">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25">x</text:span><text:span text:style-name="T307">med<text:tab/></text:span><text:span text:style-name="T225">x</text:span><text:span text:style-name="T307">avg<text:tab/></text:span><text:span text:style-name="T225">c<text:tab/></text:span><text:span text:style-name="T227">[%]</text:span></text:p>
      <text:p text:style-name="Text_20_body"/>
      <text:p text:style-name="Text_20_body"/>
      <text:p text:style-name="Text_20_body"/>
      <text:p text:style-name="Text_20_body"/>
      <text:p text:style-name="P242"><text:span text:style-name="T305">W</text:span><text:span text:style-name="T307">2<text:tab/></text:span>3<text:span text:style-name="T93">.</text:span>72(20)<text:tab/>–<text:tab/>–</text:p>
      <text:p text:style-name="P243"><draw:g text:anchor-type="as-char" svg:y="0in" draw:z-index="67" draw:style-name="gr13"><draw:line draw:name="Line 65" draw:style-name="gr14" draw:text-style-name="P386" svg:x1="0in" svg:y1="0in" svg:x2="3.7618in" svg:y2="0in"><text:p/></draw:line></draw:g></text:p>
      <text:p text:style-name="P223"><draw:line text:anchor-type="paragraph" draw:z-index="68" draw:name="Line 63" draw:style-name="gr62" draw:text-style-name="P385" svg:x1="1.9835in" svg:y1="0.1661in" svg:x2="6.2835in" svg:y2="0.1669in"><text:p/></draw:line></text:p>
      <text:p text:style-name="P77"><text:span text:style-name="T76">Notes. </text:span><text:span text:style-name="T365">(</text:span><text:span text:style-name="T367">a</text:span><text:span text:style-name="T365">) </text:span><text:span text:style-name="T63">Values in their respective units nT, 10</text:span><text:span text:style-name="T365">2 </text:span><text:span text:style-name="T63">km s</text:span><text:span text:style-name="T369">−</text:span><text:span text:style-name="T365">1</text:span><text:span text:style-name="T63">, cm</text:span><text:span text:style-name="T369">−</text:span><text:span text:style-name="T365">3 </text:span><text:span text:style-name="T63">and 10</text:span><text:span text:style-name="T365">4 </text:span><text:span text:style-name="T63">K. </text:span><text:span text:style-name="T365">(</text:span><text:span text:style-name="T367">b</text:span><text:span text:style-name="T365">) </text:span><text:span text:style-name="T63">Error estimates derived from the individual fit part errors.</text:span></text:p>
      <text:p text:style-name="P244"/>
      <text:p text:style-name="P75"><text:span text:style-name="T76">Fig. 1. </text:span><text:span text:style-name="T63">Frequency distributions of the four solar wind parameters and their lognormal fits. The histograms have bins of 0.5 </text:span><text:span text:style-name="T80">nT, </text:span><text:span text:style-name="T63">10 km</text:span><text:span text:style-name="T95">/</text:span><text:span text:style-name="T63">s, 1 cm</text:span><text:span text:style-name="T369">−</text:span><text:span text:style-name="T365">3 </text:span><text:span text:style-name="T63">and</text:span><text:span text:style-name="T80"> </text:span><text:span text:style-name="T63">10</text:span><text:span text:style-name="T68"> </text:span><text:span text:style-name="T63">000</text:span><text:span text:style-name="T80"> </text:span><text:span text:style-name="T63">K</text:span><text:span text:style-name="T80"> </text:span><text:span text:style-name="T63">and</text:span><text:span text:style-name="T80"> </text:span><text:span text:style-name="T63">are</text:span><text:span text:style-name="T80"> </text:span><text:span text:style-name="T63">based</text:span><text:span text:style-name="T80"> </text:span><text:span text:style-name="T63">on</text:span><text:span text:style-name="T80"> </text:span><text:span text:style-name="T63">the</text:span><text:span text:style-name="T80"> </text:span><text:span text:style-name="T63">hourly</text:span><text:span text:style-name="T80"> </text:span><text:span text:style-name="T63">OMNI</text:span><text:span text:style-name="T80"> </text:span><text:span text:style-name="T63">data</text:span><text:span text:style-name="T80"> </text:span><text:span text:style-name="T63">set.</text:span><text:span text:style-name="T80"> </text:span><text:span text:style-name="T63">The</text:span><text:span text:style-name="T80"> </text:span><text:span text:style-name="T63">fit’s</text:span><text:span text:style-name="T80"> </text:span><text:span text:style-name="T63">median</text:span><text:span text:style-name="T80"> </text:span><text:span text:style-name="T63">and</text:span><text:span text:style-name="T80"> </text:span><text:span text:style-name="T63">mean</text:span><text:span text:style-name="T80"> </text:span><text:span text:style-name="T63">values</text:span><text:span text:style-name="T80"> </text:span><text:span text:style-name="T63">are</text:span><text:span text:style-name="T80"> </text:span><text:span text:style-name="T63">indicated</text:span><text:span text:style-name="T80"> </text:span><text:span text:style-name="T63">as</text:span><text:span text:style-name="T80"> </text:span><text:span text:style-name="T63">well.</text:span><text:span text:style-name="T80"> </text:span><text:span text:style-name="T63">The</text:span><text:span text:style-name="T80"> </text:span><text:span text:style-name="T63">insets</text:span><text:span text:style-name="T80"> </text:span><text:span text:style-name="T63">only</text:span><text:span text:style-name="T80"> </text:span><text:span text:style-name="T63">have</text:span><text:span text:style-name="T80"> </text:span><text:span text:style-name="T63">zoomed-in frequency axes, their x-axes stay the</text:span><text:span text:style-name="T66"> </text:span><text:span text:style-name="T63">same.</text:span></text:p>
      <text:p text:style-name="P184"/>
      <text:section text:style-name="Sect2" text:name="Section12">
        <text:p text:style-name="P97">sum of absolute residuals (SAR) between data and fit is almost three<text:span text:style-name="T224"> </text:span>times<text:span text:style-name="T224"> </text:span>larger<text:span text:style-name="T224"> </text:span>than<text:span text:style-name="T224"> </text:span>those<text:span text:style-name="T224"> </text:span>from<text:span text:style-name="T224"> </text:span>the<text:span text:style-name="T224"> </text:span>other<text:span text:style-name="T224"> </text:span>parameters<text:span text:style-name="T224"> </text:span><text:span text:style-name="T169">(Table</text:span><text:span text:style-name="T224"> </text:span>1). They can be compared, because the area of probability density functions is<text:span text:style-name="T376"> </text:span><text:span text:style-name="T169">unity.</text:span></text:p>
        <text:p text:style-name="P247"><text:span text:style-name="T178">To </text:span>reach a better fit result for the velocity we change the fit function. <text:span text:style-name="T178">We </text:span>do not want to abandon the well-founded appli- cation of the lognormal function. <text:span text:style-name="T169">However, </text:span>it is reasonable to assume that the velocity distribution can be made up of at least two overlapping branches (McGregor et al. 2011a). Therefore a compositional<text:span text:style-name="T178"> </text:span>approach<text:span text:style-name="T178"> </text:span>promises<text:span text:style-name="T178"> </text:span>better<text:span text:style-name="T178"> </text:span>fit<text:span text:style-name="T178"> </text:span>results,<text:span text:style-name="T178"> </text:span>which<text:span text:style-name="T178"> </text:span>is<text:span text:style-name="T178"> </text:span>why we combine two lognormal functions (4), bearing the<text:span text:style-name="T186"> </text:span>disadvan-</text:p>
        <text:p text:style-name="P99">tage of more fit variables:</text:p>
        <text:p text:style-name="P238"/>
        <text:p text:style-name="P78"><text:span text:style-name="T244">W</text:span><text:span text:style-name="T310">II</text:span><text:span text:style-name="T246">(</text:span><text:span text:style-name="T244">x</text:span><text:span text:style-name="T246">)</text:span><text:span text:style-name="T248"> </text:span><text:span text:style-name="T112">= </text:span><text:span text:style-name="T225">c</text:span><text:span text:style-name="T240"> </text:span><text:span text:style-name="T280">·</text:span><text:span text:style-name="T283"> </text:span><text:span text:style-name="T244">W</text:span><text:span text:style-name="T310">1</text:span><text:span text:style-name="T246">(</text:span><text:span text:style-name="T244">x</text:span><text:span text:style-name="T246">)</text:span><text:span text:style-name="T239"> </text:span><text:span text:style-name="T112">+</text:span><text:span text:style-name="T120"> </text:span><text:span text:style-name="T227">(1</text:span><text:span text:style-name="T239"> </text:span><text:span text:style-name="T280">−</text:span><text:span text:style-name="T283"> </text:span><text:span text:style-name="T225">c</text:span><text:span text:style-name="T227">)</text:span><text:span text:style-name="T239"> </text:span><text:span text:style-name="T280">·</text:span><text:span text:style-name="T283"> </text:span><text:span text:style-name="T244">W</text:span><text:span text:style-name="T310">2</text:span><text:span text:style-name="T246">(</text:span><text:span text:style-name="T244">x</text:span><text:span text:style-name="T246">)</text:span><text:span text:style-name="T249"> </text:span><text:span text:style-name="T112">.<text:tab/></text:span><text:span text:style-name="T227">(5)</text:span></text:p>
        <text:p text:style-name="P100">The balancing parameter <text:span text:style-name="T305">c </text:span>ensures that the resulting function remains normalized as it represents a probability distribution.</text:p>
        <text:p text:style-name="P202">The fitting of <text:span text:style-name="T305">W</text:span><text:span text:style-name="T307">II</text:span>(<text:span text:style-name="T305">x</text:span>) to the velocity’s frequency distribution gives the values of the now five fit parameters (<text:span text:style-name="T305">c</text:span>, <text:span text:style-name="T305">x</text:span><text:span text:style-name="T307">med,1</text:span>, <text:span text:style-name="T305">x</text:span><text:span text:style-name="T307">avg,1</text:span>, <text:span text:style-name="T305">x</text:span><text:span text:style-name="T307">med,2 </text:span>and <text:span text:style-name="T305">x</text:span><text:span text:style-name="T307">avg,2</text:span>), which are also listed in Table 1 together with the median and mean of the composed distribution, which <text:s text:c="2"/>can</text:p>
      </text:section>
      <text:p text:style-name="P351"/>
      <text:p text:style-name="Text_20_body"/>
      <text:p text:style-name="Text_20_body"/>
      <text:p text:style-name="Text_20_body"/>
      <text:p text:style-name="Text_20_body"/>
      <text:p text:style-name="Text_20_body"/>
      <text:p text:style-name="Text_20_body"/>
      <text:p text:style-name="P245"/>
      <text:p text:style-name="P334"><draw:g text:anchor-type="paragraph" draw:z-index="25" draw:name="Group 57" draw:style-name="gr27"><draw:polygon draw:name="Line 61" draw:style-name="gr28" draw:text-style-name="P386" svg:width="0in" svg:height="0in" svg:x="0.0862in" svg:y="-0.1571in" svg:viewBox="0 0 0 0" draw:points="0,0"><text:p/></draw:polygon><draw:line draw:name="Line 60" draw:style-name="gr28" draw:text-style-name="P386" svg:x1="1.9701in" svg:y1="-2.0457in" svg:x2="4.4799in" svg:y2="0.465in"><text:p/></draw:line><draw:line draw:name="Line 59" draw:style-name="gr28" draw:text-style-name="P386" svg:x1="0.0866in" svg:y1="-0.1618in" svg:x2="2.5965in" svg:y2="2.3488in"><text:p/></draw:line><draw:polygon draw:name="Line 58" draw:style-name="gr28" draw:text-style-name="P386" svg:width="0in" svg:height="0in" svg:x="2.5925in" svg:y="2.3496in" svg:viewBox="0 0 0 0" draw:points="0,0"><text:p/></draw:polygon></draw:g><draw:g text:anchor-type="paragraph" draw:z-index="26" draw:name="Group 52" draw:style-name="gr29"><draw:line draw:name="Line 56" draw:style-name="gr28" draw:text-style-name="P386" svg:x1="4.2118in" svg:y1="3.2508in" svg:x2="4.2126in" svg:y2="3.2508in"><text:p/></draw:line><draw:line draw:name="Line 55" draw:style-name="gr28" draw:text-style-name="P386" svg:x1="4.2091in" svg:y1="-1.1819in" svg:x2="7.7591in" svg:y2="-1.1811in"><text:p/></draw:line><draw:line draw:name="Line 54" draw:style-name="gr28" draw:text-style-name="P386" svg:x1="4.2091in" svg:y1="3.248in" svg:x2="7.7591in" svg:y2="3.248in"><text:p/></draw:line><draw:line draw:name="Line 53" draw:style-name="gr28" draw:text-style-name="P386" svg:x1="7.7563in" svg:y1="3.2508in" svg:x2="7.7571in" svg:y2="3.2508in"><text:p/></draw:line></draw:g>figures/histogram_fits_V_a_zoom_dbl_paper_pdfplot.pdf</text:p>
      <text:p text:style-name="P8"/>
      <text:p text:style-name="P8"/>
      <text:p text:style-name="P8"/>
      <text:p text:style-name="P161"/>
      <text:p text:style-name="P336">figures/OMNI_yearly_ssn_correlation_c_plot.pdf</text:p>
      <text:p text:style-name="P8"/>
      <text:p text:style-name="P254"/>
      <text:p text:style-name="P118"><text:span text:style-name="T76">Fig. 2. </text:span><text:span text:style-name="T63">Plot of the velocity’s frequency distribution (same as in Fig. 1) and its compositional lognormal fit. The fit’s median and mean values and</text:span><text:span text:style-name="T82"> </text:span><text:span text:style-name="T63">its</text:span><text:span text:style-name="T82"> </text:span><text:span text:style-name="T63">two</text:span><text:span text:style-name="T82"> </text:span><text:span text:style-name="T63">fit</text:span><text:span text:style-name="T82"> </text:span><text:span text:style-name="T63">parts</text:span><text:span text:style-name="T82"> </text:span><text:span text:style-name="T63">are</text:span><text:span text:style-name="T82"> </text:span><text:span text:style-name="T63">indicated</text:span><text:span text:style-name="T82"> </text:span><text:span text:style-name="T63">as</text:span><text:span text:style-name="T82"> </text:span><text:span text:style-name="T63">well.</text:span><text:span text:style-name="T82"> </text:span><text:span text:style-name="T63">The</text:span><text:span text:style-name="T82"> </text:span><text:span text:style-name="T63">inset</text:span><text:span text:style-name="T82"> </text:span><text:span text:style-name="T63">only</text:span><text:span text:style-name="T82"> </text:span><text:span text:style-name="T63">has</text:span><text:span text:style-name="T82"> </text:span><text:span text:style-name="T63">a</text:span><text:span text:style-name="T82"> </text:span><text:span text:style-name="T63">zoomed-in frequency axis, its x-axis stays the</text:span><text:span text:style-name="T83"> </text:span><text:span text:style-name="T63">same.</text:span></text:p>
      <text:p text:style-name="P239"/>
      <text:section text:style-name="Sect2" text:name="Section13">
        <text:p text:style-name="P58">be derived via solving</text:p>
        <text:p text:style-name="P37">r <text:span text:style-name="T245">W</text:span><text:span text:style-name="T311">II</text:span><text:span text:style-name="T247">(</text:span><text:span text:style-name="T245">x</text:span><text:span text:style-name="T247">) </text:span><text:span text:style-name="T251">d</text:span><text:span text:style-name="T253">x</text:span><text:span text:style-name="T254"> </text:span><text:span text:style-name="T115">=</text:span><text:span text:style-name="T121"> </text:span><text:span text:style-name="T230">0<text:tab/>and<text:tab/></text:span>r <text:span text:style-name="T226">x </text:span><text:span text:style-name="T237">W</text:span><text:span text:style-name="T313">II</text:span><text:span text:style-name="T234">(</text:span><text:span text:style-name="T237">x</text:span><text:span text:style-name="T234">) </text:span><text:span text:style-name="T251">d</text:span><text:span text:style-name="T253">x </text:span><text:span text:style-name="T115">= </text:span><text:span text:style-name="T230">0 <text:s text:c="5"/></text:span><text:span text:style-name="T256"><text:s/></text:span><text:span text:style-name="T230">(6)</text:span><text:span text:style-name="T231"> </text:span><text:span text:style-name="T230">respectively.</text:span></text:p>
        <text:p text:style-name="P46">As anticipated, this more complex fit function is more accurate in describing the velocity’s frequency distribution (see Fig. 2). For this reason we keep using the double lognormal ansatz for the velocity frequency fits in the following sections.</text:p>
        <text:p text:style-name="P46"><draw:custom-shape text:anchor-type="paragraph" draw:z-index="69" draw:name="Text Box 51" draw:style-name="gr63" draw:text-style-name="P385" svg:width="0.0886in" svg:height="0.2512in" svg:x="1.1472in" svg:y="0.1543in"><text:p text:style-name="P15"><text:span text:style-name="T3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static model the slow and fast part contribute almost equally (<text:span text:style-name="T305">c <text:s text:c="3"/></text:span>0<text:span text:style-name="T93">.</text:span>5), which of course is only valid for this kind <text:s text:c="3"/>of long-term average. At di<text:span text:style-name="T93">ff</text:span>erent times in a solar cycle their contributions vary<text:span text:style-name="T377"> </text:span>strongly.</text:p>
        <text:p text:style-name="P190">For the bulk of the solar wind these static lognormal func- tions describe the parameters’ distributions well. This is di<text:span text:style-name="T93">ff</text:span>er- ent for the extreme values (which may also stem from CMEs). The simple lognormal fit models of the magnetic field strength, the velocity and the density underestimate their frequency at<text:span text:style-name="T378"> </text:span>the high value tails, whereas the temperature’s tail is overestimated (see<text:span text:style-name="T177"> </text:span>insets<text:span text:style-name="T177"> </text:span>of<text:span text:style-name="T177"> </text:span>Fig.<text:span text:style-name="T177"> </text:span>1).<text:span text:style-name="T177"> </text:span>The<text:span text:style-name="T177"> </text:span>velocity’s<text:span text:style-name="T177"> </text:span>compositional<text:span text:style-name="T177"> </text:span>lognormal<text:span text:style-name="T177"> </text:span>fit only slightly overestimates its tail (inset in Fig.<text:span text:style-name="T191"> </text:span>2).</text:p>
        <text:p text:style-name="P191">Short-term variations in the solar wind cannot be predicted, but their occurrence rate can. It depends on solar activity, <text:s/>which changes cyclically and thus can be forecasted to a<text:span text:style-name="T181"> </text:span>certain degree—at least within a solar<text:span text:style-name="T220"> </text:span>cycle.</text:p>
        <text:p text:style-name="P4"/>
        <text:p text:style-name="P256"/>
        <text:list xml:id="list150642287841359" text:continue-numbering="true" text:style-name="WWNum2">
          <text:list-item>
            <text:h text:style-name="P364" text:outline-level="1"><text:span text:style-name="T167">Solar activity</text:span><text:span text:style-name="T379"> </text:span><text:span text:style-name="T167">variations</text:span></text:h>
          </text:list-item>
        </text:list>
        <text:p text:style-name="P59">This<text:span text:style-name="T178"> </text:span>section<text:span text:style-name="T178"> </text:span>aims<text:span text:style-name="T178"> </text:span>to<text:span text:style-name="T178"> </text:span>relate<text:span text:style-name="T178"> </text:span>changes<text:span text:style-name="T178"> </text:span>in<text:span text:style-name="T178"> </text:span>the<text:span text:style-name="T178"> </text:span>four<text:span text:style-name="T178"> </text:span>solar<text:span text:style-name="T178"> </text:span>wind<text:span text:style-name="T178"> </text:span>param- eters to general solar activity. For this we examine their<text:span text:style-name="T380"> </text:span>correla- tions to the yearly sunspot number and determine the lag times with<text:span text:style-name="T172"> </text:span>the<text:span text:style-name="T172"> </text:span>highest<text:span text:style-name="T172"> </text:span>coe<text:span text:style-name="T93">ffi</text:span>cients.<text:span text:style-name="T172"> </text:span>Next,<text:span text:style-name="T172"> </text:span>we<text:span text:style-name="T172"> </text:span>fit<text:span text:style-name="T172"> </text:span>lognormal<text:span text:style-name="T172"> </text:span>functions<text:span text:style-name="T172"> </text:span>to the frequency distributions like before, but implement linear re- lations to the yearly SSN to shift the distributions. Only for the velocity the approach is di<text:span text:style-name="T93">ff</text:span>erent in that its two components<text:span text:style-name="T381"> </text:span>are</text:p>
        <text:p text:style-name="P3"/>
        <text:p text:style-name="P199"/>
        <text:p text:style-name="P3"/>
        <text:p text:style-name="P3"/>
        <text:p text:style-name="P3"/>
        <text:p text:style-name="P119"><text:span text:style-name="T76">Fig. 3. </text:span><text:span text:style-name="T63">Plot of the solar wind parameter yearly medians from OMNI data and the yearly SSN from the SILSO World Data Center (1963– 2016) with cycle number (top). Their correlation coe</text:span><text:span text:style-name="T95">ffi</text:span><text:span text:style-name="T63">cients with the yearly SSN are calculated for time lags back to -15 years (bottom).</text:span></text:p>
        <text:p text:style-name="P3"/>
        <text:list xml:id="list150640723771781" text:continue-numbering="true" text:style-name="WWNum2">
          <text:list-item>
            <text:list>
              <text:list-item>
                <text:p text:style-name="P368"><text:span text:style-name="T101">SSN</text:span><text:span text:style-name="T102"> </text:span><text:span text:style-name="T101">data</text:span></text:p>
              </text:list-item>
            </text:list>
          </text:list-item>
        </text:list>
        <text:p text:style-name="P125">Solar activity is commonly measured via the sunspot number. <text:span text:style-name="T178">We</text:span><text:span text:style-name="T219"> </text:span>want<text:span text:style-name="T219"> </text:span>to<text:span text:style-name="T219"> </text:span>correlate<text:span text:style-name="T219"> </text:span>OMNI<text:span text:style-name="T219"> </text:span>in<text:span text:style-name="T219"> </text:span>situ<text:span text:style-name="T219"> </text:span>measurements<text:span text:style-name="T219"> </text:span>with<text:span text:style-name="T219"> </text:span>the<text:span text:style-name="T219"> </text:span>SSN, yet OMNI data are from Earth orbit, causing variations in solar latitude and distance. <text:span text:style-name="T178">To </text:span>dodge these seasonal variations we use yearly OMNI and SSN<text:span text:style-name="T194"> </text:span>data.</text:p>
        <text:p text:style-name="P206">The international sunspot number (1963–2016) is retrieved from the online catalogue<text:span text:style-name="T200">2 </text:span>at the World Data Center – Sunspot Index and Long-term Solar Observations (WDC-SILSO), Solar Influences Data Analysis Center (SIDC), Royal Observatory of Belgium (ROB).</text:p>
        <text:p text:style-name="P231"/>
        <text:list xml:id="list150641737811734" text:continue-numbering="true" text:style-name="WWNum2">
          <text:list-item>
            <text:list>
              <text:list-item>
                <text:p text:style-name="P369"><text:span text:style-name="T101">SSN</text:span><text:span text:style-name="T103"> </text:span><text:span text:style-name="T101">correlation</text:span></text:p>
              </text:list-item>
            </text:list>
          </text:list-item>
        </text:list>
        <text:p text:style-name="P125">Our<text:span text:style-name="T177"> </text:span>current<text:span text:style-name="T177"> </text:span>interest<text:span text:style-name="T177"> </text:span>lies<text:span text:style-name="T177"> </text:span>in<text:span text:style-name="T177"> </text:span>the<text:span text:style-name="T177"> </text:span>correlation<text:span text:style-name="T177"> </text:span>of<text:span text:style-name="T177"> </text:span>the<text:span text:style-name="T177"> </text:span>SSN<text:span text:style-name="T177"> </text:span>to<text:span text:style-name="T177"> </text:span>the<text:span text:style-name="T177"> </text:span>solar wind median values, because the median defines the position of a lognormal function. The yearly OMNI parameter medians<text:span text:style-name="T382"> </text:span>and the yearly SSN are plotted in Fig.<text:span text:style-name="T176"> </text:span>3.</text:p>
        <text:p text:style-name="P206">The<text:span text:style-name="T194"> </text:span>solar<text:span text:style-name="T194"> </text:span>wind<text:span text:style-name="T194"> </text:span>velocity<text:span text:style-name="T194"> </text:span>and<text:span text:style-name="T194"> </text:span>its<text:span text:style-name="T194"> </text:span>close<text:span text:style-name="T194"> </text:span>friends<text:span text:style-name="T194"> </text:span>density<text:span text:style-name="T194"> </text:span>and<text:span text:style-name="T194"> </text:span>tem- perature are known to depend on the state of the solar cycle (Schwenn 1983), which is why they follow the SSN indirectly (with time lag). Thus we derive the correlation coe<text:span text:style-name="T93">ffi</text:span>cients for di<text:span text:style-name="T93">ff</text:span>erent time lags between solar wind parameters and SSN (see Fig.<text:span text:style-name="T169"> </text:span>3).</text:p>
        <text:p text:style-name="P203">The highest correlation coe<text:span text:style-name="T93">ffi</text:span>cient for the magnetic field strength is 0.728, which is without lag time and the highest <text:s text:c="3"/>of</text:p>
      </text:section>
      <text:section text:style-name="Sect1" text:name="Section14">
        <text:p text:style-name="P47">kept fixed and instead their balance is modified with <text:s/><text:span text:style-name="T383"><text:s/></text:span>changing<text:tab/><text:span text:style-name="T272"> </text:span><text:span text:style-name="T271"><text:tab/></text:span></text:p>
      </text:section>
      <text:section text:style-name="Sect7" text:name="Section15">
        <text:p text:style-name="P51"><text:soft-page-break/>SSN.</text:p>
        <text:p text:style-name="P80"><text:span text:style-name="T366">2 <text:s text:c="5"/></text:span><text:a xlink:type="simple" xlink:href="http://www.sidc.be/silso/" text:style-name="Internet_20_link" text:visited-style-name="Visited_20_Internet_20_Link"><text:span text:style-name="T371">http://www.sidc.be/silso/</text:span></text:a></text:p>
      </text:section>
      <text:p text:style-name="P352"/>
      <text:p text:style-name="P259"><text:span text:style-name="T384"><text:s/></text:span><text:span text:style-name="T384"><draw:custom-shape text:anchor-type="as-char" svg:y="0in" draw:z-index="29" draw:style-name="gr32" draw:text-style-name="P385" svg:width="3.5386in" svg:height="1.7598in"><text:p text:style-name="P5"/><text:p text:style-name="P5"/><text:p text:style-name="P5"/><text:p text:style-name="P5"/><text:p text:style-name="P354"><text:span text:style-name="T36">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section text:style-name="Sect2" text:name="Section16">
        <text:p text:style-name="P9"/>
        <text:p text:style-name="P9"/>
        <text:p text:style-name="P9"/>
        <text:p text:style-name="P9"/>
        <text:p text:style-name="P185"/>
        <text:p text:style-name="P81"><draw:custom-shape text:anchor-type="paragraph" draw:z-index="70" draw:name="Text Box 49" draw:style-name="gr64" draw:text-style-name="P385" svg:width="3.5386in" svg:height="2.6567in" svg:x="0.5146in" svg:y="-2.7547in"><text:p text:style-name="P5"/><text:p text:style-name="P5"/><text:p text:style-name="P5"/><text:p text:style-name="P5"/><text:p text:style-name="P5"/><text:p text:style-name="P5"/><text:p text:style-name="P5"/><text:p text:style-name="P355"><text:span text:style-name="T36">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6">Fig. 5. </text:span><text:span text:style-name="T63">Solar wind parameter median over lagged SSN. The yearly</text:span><text:span text:style-name="T66"> </text:span><text:span text:style-name="T63">data medians (</text:span><text:span text:style-name="T95">+</text:span><text:span text:style-name="T63">) with their weighted linear fit (solid) are obtained from OMNI data. The error bars denote the SSN standard deviation and the relative weight from the yearly data coverage. The SSN dependent</text:span><text:span text:style-name="T84"> </text:span><text:span text:style-name="T63">me- dian (7) is from the lognormal model fit (dashed). For the velocity the median is derived from the SSN weighting of the slow and fast model parts, whose magnitudes are SSN independent</text:span><text:span text:style-name="T85"> </text:span><text:span text:style-name="T63">(dotted).</text:span></text:p>
        <text:p text:style-name="P3"/>
        <text:p text:style-name="P101">all solar wind parameters. This is anticipated because the SSN is directly proportional to the magnetic flux (Smith &amp; Balogh 2003).</text:p>
        <text:p text:style-name="P93"><text:span text:style-name="T169">Velocity </text:span>and temperature have a lag time of 3 years with their maximal correlation coe<text:span text:style-name="T93">ffi</text:span>cients (0.453 and 0.540). The density has a lag time of 6 years (0.468), which is in agreement with <text:s/>the<text:span text:style-name="T181"> </text:span>by<text:span text:style-name="T181"> </text:span>Bougeret<text:span text:style-name="T181"> </text:span>et<text:span text:style-name="T181"> </text:span>al.<text:span text:style-name="T181"> </text:span>(1984)<text:span text:style-name="T181"> </text:span>documented<text:span text:style-name="T181"> </text:span>density<text:span text:style-name="T181"> </text:span>anticorrelation with<text:span text:style-name="T222"> </text:span>SSN.</text:p>
        <text:p text:style-name="P248">As expected, the correlation coe<text:span text:style-name="T93">ffi</text:span>cients’ amplitudes of all parameters decline with increasing lag time and show a fre- quency of about 11 years.</text:p>
        <text:p text:style-name="P10"/>
        <text:list xml:id="list150640383689955" text:continue-numbering="true" text:style-name="WWNum2">
          <text:list-item>
            <text:list>
              <text:list-item>
                <text:p text:style-name="P369"><text:span text:style-name="T101">SSN</text:span><text:span text:style-name="T104"> </text:span><text:span text:style-name="T101">fitting</text:span></text:p>
              </text:list-item>
            </text:list>
          </text:list-item>
        </text:list>
        <text:p text:style-name="P102"><text:span text:style-name="T178">To </text:span>be able to shift the frequency distributions with SSN, we<text:span text:style-name="T385"> </text:span>add a linear SSN dependency to the<text:span text:style-name="T195"> </text:span>median</text:p>
        <text:p text:style-name="P127"><text:span text:style-name="T244">x</text:span><text:span text:style-name="T310">med</text:span><text:span text:style-name="T246">(</text:span><text:span text:style-name="T244">ssn</text:span><text:span text:style-name="T246">) </text:span><text:span text:style-name="T112">= </text:span><text:span text:style-name="T225">a</text:span><text:span text:style-name="T307">med <text:s/></text:span><text:span text:style-name="T280">· </text:span><text:span text:style-name="T244">ssn </text:span><text:span text:style-name="T112">+</text:span><text:span text:style-name="T122"> </text:span><text:span text:style-name="T225">b</text:span><text:span text:style-name="T307">med</text:span><text:span text:style-name="T314"> </text:span><text:span text:style-name="T112">,<text:tab/></text:span><text:span text:style-name="T227">(7)</text:span></text:p>
        <text:p text:style-name="P103">using a factor to the SSN <text:span text:style-name="T305">a</text:span><text:span text:style-name="T307">med </text:span>with a baseline <text:span text:style-name="T305">b</text:span><text:span text:style-name="T307">med</text:span>. We relate the mean with a scaling factor to the median to transfer its SSN dependency:</text:p>
        <text:p text:style-name="P128"><text:span text:style-name="T235">x</text:span><text:span text:style-name="T312">avg</text:span><text:span text:style-name="T232">(</text:span><text:span text:style-name="T235">ssn</text:span><text:span text:style-name="T232">) </text:span><text:span text:style-name="T112">= </text:span><text:span text:style-name="T227">(1 </text:span><text:span text:style-name="T112">+ </text:span><text:span text:style-name="T225">a</text:span><text:span text:style-name="T307">avg</text:span><text:span text:style-name="T227">) </text:span><text:span text:style-name="T280">·</text:span><text:span text:style-name="T284"> </text:span><text:span text:style-name="T244">x</text:span><text:span text:style-name="T310">med</text:span><text:span text:style-name="T246">(</text:span><text:span text:style-name="T244">ssn</text:span><text:span text:style-name="T246">)</text:span><text:span text:style-name="T249"> </text:span><text:span text:style-name="T112">.<text:tab/></text:span><text:span text:style-name="T227">(8)</text:span></text:p>
        <text:p text:style-name="P60">With the implementation of these relations into the lognor- <text:s text:c="2"/>mal function (4), the new dynamic fit function <text:span text:style-name="T387">W</text:span><text:span text:style-name="T207">,</text:span><text:span text:style-name="T386">(</text:span><text:span text:style-name="T387">x</text:span><text:span text:style-name="T136">, </text:span><text:span text:style-name="T389">ssn</text:span><text:span text:style-name="T388">) </text:span>is then fitted to the yearly data. The three resulting fit coe<text:span text:style-name="T93">ffi</text:span>cients (<text:span text:style-name="T305">a</text:span><text:span text:style-name="T307">med</text:span><text:span text:style-name="T93">, </text:span><text:span text:style-name="T305">b</text:span><text:span text:style-name="T307">med </text:span>and <text:span text:style-name="T305">a</text:span><text:span text:style-name="T307">avg</text:span>) are presented in <text:span text:style-name="T222">Table </text:span>2.</text:p>
        <text:p text:style-name="P192">Naturally, the fit models match with the general data<text:span text:style-name="T222"> </text:span>trends, though single year variations are not able to be replicated by<text:span text:style-name="T377"> </text:span>the model (e.g. the high velocity and temperature values in 1974, 1994<text:span text:style-name="T192"> </text:span>and<text:span text:style-name="T192"> </text:span>2003)<text:span text:style-name="T192"> </text:span>(see<text:span text:style-name="T192"> </text:span>Fig.<text:span text:style-name="T192"> </text:span>4).<text:span text:style-name="T192"> </text:span>The<text:span text:style-name="T192"> </text:span>comparison<text:span text:style-name="T192"> </text:span>with<text:span text:style-name="T192"> </text:span>the<text:span text:style-name="T192"> </text:span>yearly<text:span text:style-name="T192"> </text:span>data median<text:span text:style-name="T181"> </text:span>values<text:span text:style-name="T181"> </text:span>over<text:span text:style-name="T181"> </text:span>SSN<text:span text:style-name="T181"> </text:span>shows<text:span text:style-name="T181"> </text:span>that<text:span text:style-name="T181"> </text:span>the<text:span text:style-name="T181"> </text:span>from<text:span text:style-name="T181"> </text:span>the<text:span text:style-name="T181"> </text:span>model<text:span text:style-name="T181"> </text:span>obtained medians have a quite similar slope (see Fig.<text:span text:style-name="T378"> </text:span>5).</text:p>
        <text:p text:style-name="P192">Again, the velocity gets a special treatment with the double lognormal distribution (5). It is known that slow and fast solar wind stream occurrence rates follow the solar cycle, yet their</text:p>
        <text:p text:style-name="P129"><text:soft-page-break/><text:span text:style-name="T76">Fig. 6. </text:span><text:span text:style-name="T63">Balance of slow to fast solar wind over the by 3 years lagged SSN. The yearly ratios (</text:span><text:span text:style-name="T95">+</text:span><text:span text:style-name="T63">) and their weighted linear fit (solid) are ob- tained from OMNI data with a threshold velocity of </text:span><text:span text:style-name="T95">v</text:span><text:span text:style-name="T390">th </text:span><text:span text:style-name="T95">= </text:span><text:span text:style-name="T63">400 km </text:span><text:span text:style-name="T86">s</text:span><text:span text:style-name="T370">−</text:span><text:span text:style-name="T368">1</text:span><text:span text:style-name="T86">. </text:span><text:span text:style-name="T63">The</text:span><text:span text:style-name="T87"> </text:span><text:span text:style-name="T63">error</text:span><text:span text:style-name="T87"> </text:span><text:span text:style-name="T63">bars</text:span><text:span text:style-name="T87"> </text:span><text:span text:style-name="T63">denote</text:span><text:span text:style-name="T87"> </text:span><text:span text:style-name="T63">the</text:span><text:span text:style-name="T87"> </text:span><text:span text:style-name="T63">SSN</text:span><text:span text:style-name="T87"> </text:span><text:span text:style-name="T63">standard</text:span><text:span text:style-name="T87"> </text:span><text:span text:style-name="T63">deviation</text:span><text:span text:style-name="T87"> </text:span><text:span text:style-name="T63">and</text:span><text:span text:style-name="T87"> </text:span><text:span text:style-name="T63">the</text:span><text:span text:style-name="T87"> </text:span><text:span text:style-name="T63">relative</text:span><text:span text:style-name="T87"> </text:span><text:span text:style-name="T63">weight from the yearly data coverage. The model’s balance parameter (9) and derived</text:span><text:span text:style-name="T75"> </text:span><text:span text:style-name="T63">ratio</text:span><text:span text:style-name="T75"> </text:span><text:span text:style-name="T63">(same</text:span><text:span text:style-name="T75"> </text:span><text:span text:style-name="T63">threshold)</text:span><text:span text:style-name="T75"> </text:span><text:span text:style-name="T63">are</text:span><text:span text:style-name="T75"> </text:span><text:span text:style-name="T63">plotted</text:span><text:span text:style-name="T75"> </text:span><text:span text:style-name="T63">as</text:span><text:span text:style-name="T75"> </text:span><text:span text:style-name="T63">dashed</text:span><text:span text:style-name="T75"> </text:span><text:span text:style-name="T63">and</text:span><text:span text:style-name="T75"> </text:span><text:span text:style-name="T63">dotted</text:span><text:span text:style-name="T75"> </text:span><text:span text:style-name="T63">lines.</text:span></text:p>
        <text:p text:style-name="P174"/>
        <text:p text:style-name="P132">magnitudes stay fairly stable (cite?). Thus we keep the two ve- locity<text:span text:style-name="T223"> </text:span>components’<text:span text:style-name="T223"> </text:span>positions<text:span text:style-name="T178"> </text:span>constant<text:span text:style-name="T223"> </text:span>and<text:span text:style-name="T223"> </text:span>vary<text:span text:style-name="T223"> </text:span>instead<text:span text:style-name="T223"> </text:span>their<text:span text:style-name="T178"> </text:span>bal- ance with the<text:span text:style-name="T223"> </text:span>SSN:</text:p>
        <text:p text:style-name="P86"><text:span text:style-name="T244">c</text:span><text:span text:style-name="T246">(</text:span><text:span text:style-name="T244">ssn</text:span><text:span text:style-name="T246">) </text:span><text:span text:style-name="T112">= </text:span><text:span text:style-name="T225">c</text:span><text:span text:style-name="T316">a <text:s/></text:span><text:span text:style-name="T280">· </text:span><text:span text:style-name="T244">ssn </text:span><text:span text:style-name="T112">+</text:span><text:span text:style-name="T123"> </text:span><text:span text:style-name="T225">c</text:span><text:span text:style-name="T316">b</text:span><text:span text:style-name="T315"> </text:span><text:span text:style-name="T112">.<text:tab/></text:span><text:span text:style-name="T227">(9)</text:span></text:p>
        <text:p text:style-name="P133">The fit result (see <text:span text:style-name="T222">Table </text:span>2) is a model in which three years after solar cycle minimum (SSN of zero) the slow solar wind has a share of almost two-thirds and decreases further with<text:span text:style-name="T221"> </text:span>increasing SSN (see Fig.<text:span text:style-name="T178"> </text:span>6).</text:p>
        <text:p text:style-name="P260"><text:span text:style-name="T178">To <text:s/></text:span>compare the ratios of slow to fast wind between model <text:s/>and data, we simply apply the commonly used constant veloc- ity threshold of <text:span text:style-name="T93">v</text:span><text:span text:style-name="T307">th </text:span><text:span text:style-name="T93">= </text:span>400 km s<text:span text:style-name="T205">−</text:span><text:span text:style-name="T200">1 </text:span>(cite?). The linear fit to the yearly data ratio and the derived model ratio are quite similar (see Fig. 6). Specific velocity thresholds between slow and <text:span text:style-name="T392"><text:s/></text:span>fast</text:p>
        <text:p text:style-name="P134">solar wind cannot be directly compared with the to some<text:span text:style-name="T195"> </text:span>degree steeper balance parameter of this model. The model’s balance may represent the actual ratios of the solar wind types in a<text:span text:style-name="T321"> </text:span>more realistic way than a specific velocity threshold does, since the velocity<text:span text:style-name="T219"> </text:span>ranges<text:span text:style-name="T219"> </text:span>of<text:span text:style-name="T219"> </text:span>both<text:span text:style-name="T219"> </text:span>types<text:span text:style-name="T219"> </text:span>overlap<text:span text:style-name="T219"> </text:span>(McGregor<text:span text:style-name="T219"> </text:span>et<text:span text:style-name="T219"> </text:span>al.<text:span text:style-name="T219"> </text:span>2011a).</text:p>
        <text:p text:style-name="P246"/>
        <text:list xml:id="list150642057500779" text:continue-numbering="true" text:style-name="WWNum2">
          <text:list-item>
            <text:h text:style-name="P364" text:outline-level="1"><text:span text:style-name="T167">Solar distance</text:span><text:span text:style-name="T304"> </text:span><text:span text:style-name="T167">dependency</text:span></text:h>
          </text:list-item>
        </text:list>
        <text:p text:style-name="P135">In this section we use Helios data to obtain exponential fit<text:span text:style-name="T221"> </text:span>func- tions for the heliocentric distance dependency and also evaluate the fits’ extrapolation behavior in direction to the Sun. <text:span text:style-name="T178">To </text:span>fit<text:span text:style-name="T393"> </text:span>the bulk solar wind distributions’ distance dependency we use the frequency<text:span text:style-name="T178"> </text:span>fitting<text:span text:style-name="T178"> </text:span>method<text:span text:style-name="T178"> </text:span>from<text:span text:style-name="T178"> </text:span>Sect.<text:span text:style-name="T178"> </text:span>3<text:span text:style-name="T178"> </text:span>on<text:span text:style-name="T178"> </text:span>distance-binned<text:span text:style-name="T178"> </text:span>Helios data. This results in models comprising of exponentially with distance shifted lognormal<text:span text:style-name="T394"> </text:span>functions.</text:p>
        <text:p text:style-name="P162"/>
        <text:list xml:id="list150640317998393" text:continue-numbering="true" text:style-name="WWNum2">
          <text:list-item>
            <text:list>
              <text:list-item>
                <text:p text:style-name="P370"><text:span text:style-name="T101">Helios distance</text:span><text:span text:style-name="T105"> </text:span><text:span text:style-name="T101">data</text:span></text:p>
              </text:list-item>
            </text:list>
          </text:list-item>
        </text:list>
        <text:p text:style-name="P136">The Helios probes were the only spacecraft measuring in situ solar wind over large solar distance ranges in the inner helio- sphere. <text:span text:style-name="T178">We </text:span>use the combined data from both Helios 1 and He- lios 2 probes. Helios <text:span text:style-name="T222">1’s </text:span>(Helios <text:span text:style-name="T169">2’s) </text:span>highly elliptical orbit in <text:s/>the<text:span text:style-name="T192"> </text:span>ecliptic<text:span text:style-name="T192"> </text:span>covered<text:span text:style-name="T192"> </text:span>a<text:span text:style-name="T192"> </text:span>solar<text:span text:style-name="T192"> </text:span>distance<text:span text:style-name="T192"> </text:span>range<text:span text:style-name="T192"> </text:span>of<text:span text:style-name="T192"> </text:span>0<text:span text:style-name="T93">.</text:span>31–0<text:span text:style-name="T93">.</text:span>98<text:span text:style-name="T220"> </text:span>au<text:span text:style-name="T192"> </text:span>(0<text:span text:style-name="T93">.</text:span>29–</text:p>
        <text:p text:style-name="P126"><draw:custom-shape text:anchor-type="paragraph" draw:z-index="32" draw:name="Text Box 48" draw:style-name="gr35" draw:text-style-name="P385" svg:width="0.0886in" svg:height="0.2512in" svg:x="7.0327in" svg:y="0.1543in"><text:p text:style-name="P15"><text:span text:style-name="T3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0<text:span text:style-name="T93">.</text:span>98<text:span text:style-name="T221"> </text:span>au).<text:span text:style-name="T224"> </text:span>Launched<text:span text:style-name="T224"> </text:span>during<text:span text:style-name="T224"> </text:span>solar<text:span text:style-name="T224"> </text:span>cycle<text:span text:style-name="T224"> </text:span>minimum,<text:span text:style-name="T224"> </text:span>the<text:span text:style-name="T224"> </text:span>data<text:span text:style-name="T224"> </text:span>of<text:span text:style-name="T224"> </text:span>both probes cover the rise to the maximum of cycle 21 ( 6.5 years at varying<text:span text:style-name="T194"> </text:span>distances).</text:p>
        <text:p text:style-name="P205">Again<text:span text:style-name="T219"> </text:span>we<text:span text:style-name="T219"> </text:span>choose<text:span text:style-name="T219"> </text:span>data<text:span text:style-name="T219"> </text:span>with<text:span text:style-name="T219"> </text:span>hourly<text:span text:style-name="T219"> </text:span>resolution<text:span text:style-name="T219"> </text:span>to<text:span text:style-name="T219"> </text:span>allow<text:span text:style-name="T219"> </text:span>its<text:span text:style-name="T219"> </text:span>use along with the hourly OMNI data. As Schwenn (1983) pointed out,<text:span text:style-name="T192"> </text:span>the<text:span text:style-name="T192"> </text:span>many<text:span text:style-name="T192"> </text:span>hourly<text:span text:style-name="T192"> </text:span>Helios<text:span text:style-name="T192"> </text:span>data<text:span text:style-name="T192"> </text:span>points<text:span text:style-name="T192"> </text:span>which<text:span text:style-name="T192"> </text:span>contain<text:span text:style-name="T192"> </text:span>only<text:span text:style-name="T192"> </text:span>a<text:span text:style-name="T192"> </text:span>few measurements, contribute with a larger scatter to the <text:span text:style-name="T190"><text:s/></text:span>frequency</text:p>
      </text:section>
      <text:p text:style-name="P356"/>
      <text:p text:style-name="P38"><text:span text:style-name="T76">Table 2. </text:span><text:span text:style-name="T63">Resulting fit coe</text:span><text:span text:style-name="T95">ffi</text:span><text:span text:style-name="T63">cients from the OMNI data fitting with lagged SSN. For the velocity the fit parameters from the double lognormal fit and their balancing function are given. The values in brackets are the estimated standard deviation of each fit parameter.</text:span></text:p>
      <text:p text:style-name="P181"><draw:g text:anchor-type="paragraph" draw:z-index="71" draw:name="Group 45" draw:style-name="gr65"><draw:line draw:name="Line 47" draw:style-name="gr14" draw:text-style-name="P386" svg:x1="1.1429in" svg:y1="0.1516in" svg:x2="7.122in" svg:y2="0.1524in"><text:p/></draw:line><draw:line draw:name="Line 46" draw:style-name="gr14" draw:text-style-name="P386" svg:x1="1.1429in" svg:y1="0.1913in" svg:x2="7.122in" svg:y2="0.1913in"><text:p/></draw:line></draw:g></text:p>
      <text:p text:style-name="P143"><text:span text:style-name="T227">Median</text:span><text:span text:style-name="T202">a<text:tab/><text:tab/></text:span><text:span text:style-name="T227">Mean</text:span><text:span text:style-name="T202">a<text:tab/></text:span><text:span text:style-name="T257"> <text:tab/><text:tab/>Balance<text:tab/></text:span><text:span text:style-name="T227"> SSN</text:span><text:span text:style-name="T242"> </text:span><text:span text:style-name="T227">factor</text:span><text:span text:style-name="T242"> </text:span><text:span text:style-name="T225">a</text:span><text:span text:style-name="T307">med<text:tab/></text:span><text:span text:style-name="T227">Baseline</text:span><text:span text:style-name="T242"> </text:span><text:span text:style-name="T225">b</text:span><text:span text:style-name="T307">med<text:tab/></text:span><text:span text:style-name="T227">Scaling</text:span><text:span text:style-name="T258"> </text:span><text:span text:style-name="T227">factor</text:span><text:span text:style-name="T258"> </text:span><text:span text:style-name="T225">a</text:span><text:span text:style-name="T307">avg<text:tab/><text:tab/></text:span><text:span text:style-name="T227">SSN</text:span><text:span text:style-name="T242"> </text:span><text:span text:style-name="T227">factor</text:span><text:span text:style-name="T242"> </text:span><text:span text:style-name="T225">c</text:span><text:span text:style-name="T316">a<text:tab/></text:span><text:span text:style-name="T227">Baseline</text:span><text:span text:style-name="T258"> </text:span><text:span text:style-name="T225">c</text:span><text:span text:style-name="T316">b</text:span></text:p>
      <text:p text:style-name="P261"><draw:line text:anchor-type="paragraph" draw:z-index="37" draw:name="Line 44" draw:style-name="gr39" draw:text-style-name="P385" svg:x1="2.1161in" svg:y1="-0.1335in" svg:x2="4.0898in" svg:y2="-0.1331in"><text:p/></draw:line><draw:line text:anchor-type="paragraph" draw:z-index="0" draw:name="Line 43" draw:style-name="gr1" draw:text-style-name="P385" svg:x1="1.1465in" svg:y1="0.0173in" svg:x2="7.1201in" svg:y2="0.0173in"><text:p/></draw:line><draw:custom-shape text:anchor-type="paragraph" draw:z-index="72" draw:name="Text Box 42" draw:style-name="gr66" draw:text-style-name="P385" svg:width="0.5594in" svg:height="0.1677in" svg:x="1.2299in" svg:y="-0.2339in"><text:p text:style-name="P15"><text:span text:style-name="T44">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93">.</text:span>309(19)<text:span text:style-name="T377"> </text:span><text:span text:style-name="T279">×</text:span><text:span text:style-name="T288"> </text:span>10<text:span text:style-name="T205">−</text:span><text:span text:style-name="T200">2<text:tab/></text:span>4<text:span text:style-name="T93">.</text:span>285(17)<text:tab/>8<text:span text:style-name="T93">.</text:span>786(78)<text:span text:style-name="T219"> </text:span><text:span text:style-name="T279">×</text:span><text:span text:style-name="T289"> </text:span>10<text:span text:style-name="T205">−</text:span><text:span text:style-name="T200">2<text:tab/></text:span>–<text:tab/>–</text:p>
      <text:p text:style-name="P262">Density<text:tab/>3<text:span text:style-name="T93">.</text:span>81(25) <text:span text:style-name="T396"><text:s/></text:span><text:span text:style-name="T279">×</text:span><text:span text:style-name="T289"> </text:span>10<text:span text:style-name="T205">−</text:span><text:span text:style-name="T200">3<text:tab/></text:span>4<text:span text:style-name="T93">.</text:span>495(26)<text:tab/>3<text:span text:style-name="T93">.</text:span>050(27)<text:span text:style-name="T219"> </text:span><text:span text:style-name="T279">×</text:span><text:span text:style-name="T289"> </text:span>10<text:span text:style-name="T205">−</text:span><text:span text:style-name="T200">1<text:tab/></text:span>–<text:tab/>–</text:p>
      <text:p text:style-name="P263"><draw:line text:anchor-type="paragraph" draw:z-index="39" draw:name="Line 41" draw:style-name="gr41" draw:text-style-name="P385" svg:x1="1.1457in" svg:y1="0.1862in" svg:x2="7.1193in" svg:y2="0.1862in"><text:p/></draw:line><draw:custom-shape text:anchor-type="paragraph" draw:z-index="73" draw:name="Text Box 40" draw:style-name="gr67" draw:text-style-name="P385" svg:width="1.7248in" svg:height="0.2657in" svg:x="5.2701in" svg:y="0.25in"><text:p text:style-name="P19"><text:span text:style-name="T38">−</text:span><text:span text:style-name="T1">1</text:span><text:span text:style-name="T9">.</text:span><text:span text:style-name="T1">799(95)</text:span><text:span text:style-name="T45"> </text:span><text:span text:style-name="T38">×</text:span><text:span text:style-name="T40"> </text:span><text:span text:style-name="T1">10</text:span><text:span text:style-name="T46">−<text:tab/></text:span><text:span text:style-name="T47">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93">.</text:span>974(26)<text:span text:style-name="T219"> </text:span><text:span text:style-name="T279">×</text:span><text:span text:style-name="T289"> </text:span>10<text:span text:style-name="T205">−</text:span><text:span text:style-name="T200">2<text:tab/></text:span>5<text:span text:style-name="T93">.</text:span>729(19)<text:tab/>6<text:span text:style-name="T93">.</text:span>541(28)<text:span text:style-name="T219"> </text:span><text:span text:style-name="T279">×</text:span><text:span text:style-name="T289"> </text:span>10<text:span text:style-name="T205">−</text:span><text:span text:style-name="T200">1<text:tab/></text:span>–<text:tab/>–</text:p>
      <text:section text:style-name="Sect8" text:name="Section17">
        <text:p text:style-name="P23"><text:span text:style-name="T243">Velocity <text:s/></text:span><text:span text:style-name="T374">W</text:span><text:span text:style-name="T397">1</text:span>,</text:p>
        <text:p text:style-name="P24"><draw:line text:anchor-type="paragraph" draw:z-index="42" draw:name="Line 39" draw:style-name="gr44" draw:text-style-name="P385" svg:x1="1.1457in" svg:y1="0.152in" svg:x2="7.1193in" svg:y2="0.152in"><text:p/></draw:line><text:span text:style-name="T398">W</text:span><text:span text:style-name="T400">2</text:span><text:span text:style-name="T290">,</text:span></text:p>
        <text:p text:style-name="P264">–<text:tab/>3<text:span text:style-name="T93">.</text:span>633(12)<text:tab/>1<text:span text:style-name="T93">.</text:span>008(37)<text:span text:style-name="T219"> </text:span><text:span text:style-name="T279">×</text:span><text:span text:style-name="T289"> </text:span>10<text:span text:style-name="T205">−</text:span><text:span text:style-name="T200">2<text:tab/></text:span><text:span text:style-name="T402">3</text:span></text:p>
        <text:p text:style-name="P265">–<text:tab/>4<text:span text:style-name="T93">.</text:span>831(81)<text:tab/>2<text:span text:style-name="T93">.</text:span>31(20) <text:s text:c="2"/><text:span text:style-name="T279">×</text:span><text:span text:style-name="T292"> </text:span>10<text:span text:style-name="T205">−</text:span><text:span text:style-name="T200">2</text:span></text:p>
      </text:section>
      <text:section text:style-name="Sect1" text:name="Section18">
        <text:p text:style-name="P87"><text:span text:style-name="T76">Notes. </text:span><text:span text:style-name="T365">(</text:span><text:span text:style-name="T367">a</text:span><text:span text:style-name="T365">) <text:s/></text:span><text:span text:style-name="T63">Values in their respective units nT, 10</text:span><text:span text:style-name="T365">2 </text:span><text:span text:style-name="T63">km s</text:span><text:span text:style-name="T369">−</text:span><text:span text:style-name="T365">1</text:span><text:span text:style-name="T63">, cm</text:span><text:span text:style-name="T369">−</text:span><text:span text:style-name="T365">3 <text:s/></text:span><text:span text:style-name="T63">and 10</text:span><text:span text:style-name="T365">4 </text:span><text:span text:style-name="T63">K.</text:span></text:p>
        <text:p text:style-name="P163"><draw:custom-shape text:anchor-type="paragraph" draw:z-index="43" draw:name="Text Box 38" draw:style-name="gr45" draw:text-style-name="P385" svg:width="7.0815in" svg:height="4.7197in" svg:x="0.5138in" svg:y="0.1681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30"/><text:p text:style-name="P350"><text:span text:style-name="T37">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4"><text:span text:style-name="T76">Fig. 4. </text:span><text:span text:style-name="T63">Solar wind parameter data frequencies, lognormal fit models with their median values (white) and the corresponding yearly SSN (grey) over</text:span><text:span text:style-name="T75"> </text:span><text:span text:style-name="T63">the</text:span><text:span text:style-name="T75"> </text:span><text:span text:style-name="T63">OMNI</text:span><text:span text:style-name="T75"> </text:span><text:span text:style-name="T63">time</text:span><text:span text:style-name="T75"> </text:span><text:span text:style-name="T63">period</text:span><text:span text:style-name="T75"> </text:span><text:span text:style-name="T63">1963–2016.</text:span><text:span text:style-name="T75"> </text:span><text:span text:style-name="T63">The</text:span><text:span text:style-name="T75"> </text:span><text:span text:style-name="T63">for</text:span><text:span text:style-name="T75"> </text:span><text:span text:style-name="T63">the</text:span><text:span text:style-name="T75"> </text:span><text:span text:style-name="T63">models</text:span><text:span text:style-name="T75"> </text:span><text:span text:style-name="T63">shifted</text:span><text:span text:style-name="T75"> </text:span><text:span text:style-name="T63">SSN</text:span><text:span text:style-name="T75"> </text:span><text:span text:style-name="T63">is</text:span><text:span text:style-name="T75"> </text:span><text:span text:style-name="T63">indicated</text:span><text:span text:style-name="T75"> </text:span><text:span text:style-name="T63">by</text:span><text:span text:style-name="T75"> </text:span><text:span text:style-name="T63">a</text:span><text:span text:style-name="T75"> </text:span><text:span text:style-name="T63">black</text:span><text:span text:style-name="T75"> </text:span><text:span text:style-name="T63">line.</text:span><text:span text:style-name="T75"> </text:span><text:span text:style-name="T63">The</text:span><text:span text:style-name="T75"> </text:span><text:span text:style-name="T63">velocity</text:span><text:span text:style-name="T75"> </text:span><text:span text:style-name="T63">median</text:span><text:span text:style-name="T75"> </text:span><text:span text:style-name="T63">is</text:span><text:span text:style-name="T75"> </text:span><text:span text:style-name="T63">derived</text:span><text:span text:style-name="T75"> </text:span><text:span text:style-name="T63">from</text:span><text:span text:style-name="T75"> </text:span><text:span text:style-name="T63">the</text:span><text:span text:style-name="T75"> </text:span><text:span text:style-name="T63">SSN weighted constant lognormal parts</text:span><text:span text:style-name="T88"> </text:span><text:span text:style-name="T63">(dotted).</text:span></text:p>
        <text:p text:style-name="P184"/>
      </text:section>
      <text:section text:style-name="Sect2" text:name="Section19">
        <text:p text:style-name="P266"><text:soft-page-break/>distributions,<text:span text:style-name="T194"> </text:span>nevertheless<text:span text:style-name="T194"> </text:span>their<text:span text:style-name="T194"> </text:span>e<text:span text:style-name="T93">ff</text:span>ect<text:span text:style-name="T194"> </text:span>is<text:span text:style-name="T194"> </text:span>insignificant<text:span text:style-name="T194"> </text:span>in<text:span text:style-name="T194"> </text:span>the<text:span text:style-name="T194"> </text:span>treat- ment of the bulk<text:span text:style-name="T394"> </text:span>data.</text:p>
        <text:p text:style-name="P193"><draw:custom-shape text:anchor-type="paragraph" draw:z-index="44" draw:name="Text Box 37" draw:style-name="gr46" draw:text-style-name="P385" svg:width="0.8594in" svg:height="0.2512in" svg:x="0.9047in" svg:y="0.3126in"><text:p text:style-name="P17"><text:span text:style-name="T41">∼<text:tab/></text:span><text:span text:style-name="T4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Helios<text:span text:style-name="T177"> </text:span><text:span text:style-name="T222">1’s</text:span><text:span text:style-name="T177"> </text:span>(Helios<text:span text:style-name="T177"> </text:span><text:span text:style-name="T169">2’s)</text:span><text:span text:style-name="T177"> </text:span>merged<text:span text:style-name="T177"> </text:span>hourly<text:span text:style-name="T177"> </text:span>data<text:span text:style-name="T177"> </text:span>set<text:span text:style-name="T177"> </text:span>from<text:span text:style-name="T177"> </text:span>the<text:span text:style-name="T177"> </text:span>mag- netometer and plasma instruments (Rosenbauer et al. 1977) in- cludes 12.5 orbits ( 8 orbits) in the time range 1974-12-10 to 1981-06-14 (1976-01-01 to 1980-03-04). The Helios data was retrieved from the Coordinated Data Analysis <text:span text:style-name="T172">Web (CDAWeb) </text:span>interface at <text:span text:style-name="T177">NASA’s </text:span>GSFC<text:span text:style-name="T93">/</text:span>SPDF<text:span text:style-name="T200">3</text:span>.</text:p>
        <text:p text:style-name="P249">The<text:span text:style-name="T192"> </text:span>Helios<text:span text:style-name="T192"> </text:span>1<text:span text:style-name="T192"> </text:span>(Helios<text:span text:style-name="T192"> </text:span>2)<text:span text:style-name="T192"> </text:span>magnetometer<text:span text:style-name="T192"> </text:span>data<text:span text:style-name="T192"> </text:span>coverage<text:span text:style-name="T192"> </text:span>is<text:span text:style-name="T192"> </text:span>about<text:span text:style-name="T180"> </text:span>43 % (54 %) and amounts to 2.8 years (2.3 years) in total. The plasma data coverage is 76 % (92 %) and amounts to 5.0 years (3.9 years) in total. Thus, the Helios data cover only fractions<text:span text:style-name="T403"> </text:span>of a<text:span text:style-name="T192"> </text:span>solar<text:span text:style-name="T192"> </text:span>cycle<text:span text:style-name="T192"> </text:span>and<text:span text:style-name="T192"> </text:span>cannot<text:span text:style-name="T192"> </text:span>be<text:span text:style-name="T192"> </text:span>used<text:span text:style-name="T192"> </text:span>for<text:span text:style-name="T192"> </text:span>deriving<text:span text:style-name="T192"> </text:span>representative<text:span text:style-name="T192"> </text:span>time-</text:p>
        <text:p text:style-name="P232"><draw:line text:anchor-type="paragraph" draw:z-index="19" draw:name="Line 36" draw:style-name="gr21" draw:text-style-name="P385" svg:x1="0.5102in" svg:y1="0.1142in" svg:x2="1.9276in" svg:y2="0.1146in"><text:p/></draw:line></text:p>
        <text:p text:style-name="P145"><text:span text:style-name="T366">3 <text:s text:c="5"/></text:span><text:a xlink:type="simple" xlink:href="http://spdf.gsfc.nasa.gov/" text:style-name="Internet_20_link" text:visited-style-name="Visited_20_Internet_20_Link"><text:span text:style-name="T371">http://spdf.gsfc.nasa.gov/</text:span></text:a></text:p>
        <text:p text:style-name="P98">independent solar wind multi-cycle conditions like the OMNI data can.</text:p>
        <text:p text:style-name="P4"/>
        <text:p text:style-name="P204">Using this data, we also have to keep in mind that its time coverage is unequally distributed over the solar cycle. Dividing the<text:span text:style-name="T224"> </text:span>data<text:span text:style-name="T224"> </text:span>by<text:span text:style-name="T224"> </text:span>the<text:span text:style-name="T224"> </text:span>transition<text:span text:style-name="T224"> </text:span>from<text:span text:style-name="T224"> </text:span>cycle<text:span text:style-name="T224"> </text:span>minimum<text:span text:style-name="T224"> </text:span>to<text:span text:style-name="T224"> </text:span>maximum<text:span text:style-name="T224"> </text:span>(mid 1977)<text:span text:style-name="T177"> </text:span>and<text:span text:style-name="T177"> </text:span>considering<text:span text:style-name="T177"> </text:span>the<text:span text:style-name="T177"> </text:span>data<text:span text:style-name="T177"> </text:span>gap<text:span text:style-name="T177"> </text:span>distributions,<text:span text:style-name="T177"> </text:span>the<text:span text:style-name="T177"> </text:span>Helios<text:span text:style-name="T177"> </text:span>data covers<text:span text:style-name="T222"> </text:span>about<text:span text:style-name="T222"> </text:span>68<text:span text:style-name="T221"> </text:span>%<text:span text:style-name="T222"> </text:span>during<text:span text:style-name="T222"> </text:span>cycle<text:span text:style-name="T222"> </text:span>minimum<text:span text:style-name="T222"> </text:span>whereas<text:span text:style-name="T222"> </text:span>during<text:span text:style-name="T222"> </text:span>maxi- mum only 38<text:span text:style-name="T385"> </text:span>%.</text:p>
        <text:p text:style-name="P4"/>
        <text:p text:style-name="P267">For<text:span text:style-name="T178"> </text:span>calculating<text:span text:style-name="T178"> </text:span>the<text:span text:style-name="T178"> </text:span>median<text:span text:style-name="T178"> </text:span>and<text:span text:style-name="T178"> </text:span>mean<text:span text:style-name="T178"> </text:span>values<text:span text:style-name="T178"> </text:span>at<text:span text:style-name="T178"> </text:span>di<text:span text:style-name="T93">ff</text:span>erent<text:span text:style-name="T178"> </text:span>solar distances the data is binned into 0<text:span text:style-name="T93">.</text:span>01 au bins, which is also the native precision in this data<text:span text:style-name="T405"> </text:span>set.</text:p>
      </text:section>
      <text:p text:style-name="P357"/>
      <text:section text:style-name="Sect2" text:name="Section20">
        <text:list xml:id="list150641891541022" text:continue-numbering="true" text:style-name="WWNum2">
          <text:list-item>
            <text:list>
              <text:list-item>
                <text:p text:style-name="P371"><text:span text:style-name="T101">Exponential</text:span><text:span text:style-name="T106"> </text:span><text:span text:style-name="T101">fitting</text:span></text:p>
              </text:list-item>
            </text:list>
          </text:list-item>
        </text:list>
        <text:p text:style-name="P104">An exponential distance behavior is expected from all four pa- rameters (cites?). Therefore we use the exponential function</text:p>
        <text:p text:style-name="P148"><text:span text:style-name="T225">x</text:span><text:span text:style-name="T227">(</text:span><text:span text:style-name="T225">r</text:span><text:span text:style-name="T227">) </text:span><text:span text:style-name="T112">=</text:span><text:span text:style-name="T124"> </text:span><text:span text:style-name="T225">d</text:span><text:span text:style-name="T259"> </text:span><text:span text:style-name="T225">r</text:span><text:span text:style-name="T296">e<text:tab/></text:span><text:span text:style-name="T229">(10)</text:span></text:p>
        <text:p text:style-name="P105">with the solar distance <text:span text:style-name="T305">r </text:span>for the regression fit of the median and mean. The fits are weighted by data counts per bin. With <text:span text:style-name="T305">r </text:span>in astronomical<text:span text:style-name="T177"> </text:span>units<text:span text:style-name="T177"> </text:span>we<text:span text:style-name="T177"> </text:span>get<text:span text:style-name="T177"> </text:span>the<text:span text:style-name="T177"> </text:span>fit<text:span text:style-name="T177"> </text:span>coe<text:span text:style-name="T93">ffi</text:span>cients<text:span text:style-name="T177"> </text:span>(<text:span text:style-name="T305">d</text:span><text:span text:style-name="T307">med</text:span>,<text:span text:style-name="T177"> </text:span><text:span text:style-name="T305">d</text:span><text:span text:style-name="T307">avg</text:span>,<text:span text:style-name="T177"> </text:span><text:span text:style-name="T305">e</text:span><text:span text:style-name="T307">med</text:span><text:span text:style-name="T317"> </text:span>and <text:span text:style-name="T305">e</text:span><text:span text:style-name="T307">avg</text:span>) as given in <text:span text:style-name="T222">Table</text:span><text:span text:style-name="T181"> </text:span>3.</text:p>
        <text:p text:style-name="P248"><draw:custom-shape text:anchor-type="paragraph" draw:z-index="22" draw:name="Text Box 35" draw:style-name="gr24" draw:text-style-name="P385" svg:width="0.0886in" svg:height="0.2512in" svg:x="0.8783in" svg:y="0.4634in"><text:p text:style-name="P15"><text:span text:style-name="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Text Box 34" draw:style-name="gr25" draw:text-style-name="P385" svg:width="0.0886in" svg:height="0.2512in" svg:x="3.3661in" svg:y="0.311in"><text:p text:style-name="P15"><text:span text:style-name="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s expected, the velocity exponents match with those from Schwenn (1983, 1990), who derived the distance dependen- cies for both Helios spacecraft separately (<text:span text:style-name="T93">v</text:span><text:span text:style-name="T307">H1</text:span>(<text:span text:style-name="T305">r</text:span>) <text:span text:style-name="T305">r</text:span><text:span text:style-name="T200">0</text:span><text:span text:style-name="T217">.</text:span><text:span text:style-name="T200">083 </text:span>and <text:span text:style-name="T93">v</text:span><text:span text:style-name="T307">H2</text:span>(<text:span text:style-name="T305">r</text:span>) <text:span text:style-name="T305">r</text:span><text:span text:style-name="T200">0</text:span><text:span text:style-name="T217">.</text:span><text:span text:style-name="T200">036</text:span>). Likewise, the density exponents agree well with the Helios plasma density model, which Bougeret et al. (1984) derived from Helios data and normed to the 1976 1 au density (<text:span text:style-name="T305">n</text:span>(<text:span text:style-name="T305">r</text:span>) <text:span text:style-name="T93">= </text:span>6<text:span text:style-name="T93">.</text:span>14 <text:span text:style-name="T305">r</text:span><text:span text:style-name="T205">−</text:span><text:span text:style-name="T200">2</text:span><text:span text:style-name="T217">.</text:span><text:span text:style-name="T200">10 </text:span>cm<text:span text:style-name="T205">−</text:span><text:span text:style-name="T200">3</text:span>).</text:p>
        <text:p text:style-name="P248">The next step is to fit the bulk of the solar wind parameters with lognormal functions. At all considered solar distances the mean of the three plasma parameters is larger than their median (Fig. 7).</text:p>
        <text:p text:style-name="P248">The<text:span text:style-name="T394"> </text:span>large<text:span text:style-name="T394"> </text:span>velocity’s<text:span text:style-name="T394"> </text:span>crossing<text:span text:style-name="T394"> </text:span>distance<text:span text:style-name="T394"> </text:span>and<text:span text:style-name="T394"> </text:span>its<text:span text:style-name="T394"> </text:span>large<text:span text:style-name="T394"> </text:span>error<text:span text:style-name="T394"> </text:span>indi- cate that the median’s and mean’s distance behavior can be<text:span text:style-name="T403"> </text:span>kept identical<text:span text:style-name="T172"> </text:span>and<text:span text:style-name="T172"> </text:span>so<text:span text:style-name="T172"> </text:span>the<text:span text:style-name="T172"> </text:span>frequency’s<text:span text:style-name="T172"> </text:span>shape<text:span text:style-name="T172"> </text:span>distance<text:span text:style-name="T172"> </text:span>independent.</text:p>
        <text:p text:style-name="P248"><text:span text:style-name="T169">However,</text:span><text:span text:style-name="T178"> </text:span>the<text:span text:style-name="T178"> </text:span>magnetic<text:span text:style-name="T178"> </text:span>field<text:span text:style-name="T178"> </text:span>strength’s<text:span text:style-name="T178"> </text:span>mean<text:span text:style-name="T178"> </text:span>crosses<text:span text:style-name="T178"> </text:span>the<text:span text:style-name="T178"> </text:span>me- dian at 0<text:span text:style-name="T93">.</text:span>339 au and is lower at smaller distances <text:span text:style-name="T169">(Table </text:span>3). At the crossing point and below the magnetic field strength can therefore not be described anymore with a lognormal function. For an extrapolation to the PSP perihelion the same happens<text:span text:style-name="T192"> </text:span>for the temperature at 0<text:span text:style-name="T93">.</text:span>082<text:span text:style-name="T406"> </text:span>au.</text:p>
        <text:p text:style-name="P194">Those crossings limit the possible extrapolation distances with lognormal functions. <text:span text:style-name="T178">To </text:span>circumvent these limitations for all four solar wind parameters we set the exponents <text:span text:style-name="T305">e</text:span><text:span text:style-name="T307">med </text:span>and <text:span text:style-name="T305">e</text:span><text:span text:style-name="T307">avg</text:span><text:span text:style-name="T318"> </text:span>to<text:span text:style-name="T223"> </text:span>be<text:span text:style-name="T223"> </text:span>identical,<text:span text:style-name="T223"> </text:span>avoiding<text:span text:style-name="T223"> </text:span>crossing<text:span text:style-name="T223"> </text:span>of<text:span text:style-name="T223"> </text:span>median<text:span text:style-name="T223"> </text:span>and<text:span text:style-name="T223"> </text:span>mean.<text:span text:style-name="T223"> </text:span>Then the distribution’s width scales exponentially with solar<text:span text:style-name="T363"> </text:span>distance. Applying<text:span text:style-name="T223"> </text:span>this<text:span text:style-name="T223"> </text:span>approximation,<text:span text:style-name="T223"> </text:span>we<text:span text:style-name="T223"> </text:span>have<text:span text:style-name="T223"> </text:span>to<text:span text:style-name="T223"> </text:span>accept<text:span text:style-name="T223"> </text:span>larger<text:span text:style-name="T223"> </text:span>model<text:span text:style-name="T223"> </text:span>er- rors, especially for the magnetic field strength. It also limits the extrapolation<text:span text:style-name="T181"> </text:span>accuracy,<text:span text:style-name="T181"> </text:span>however<text:span text:style-name="T181"> </text:span>it<text:span text:style-name="T181"> </text:span>keeps<text:span text:style-name="T181"> </text:span>the<text:span text:style-name="T181"> </text:span>model<text:span text:style-name="T181"> </text:span>simpler.</text:p>
        <text:p text:style-name="P167"/>
        <text:list xml:id="list150642145946107" text:continue-numbering="true" text:style-name="WWNum2">
          <text:list-item>
            <text:list>
              <text:list-item>
                <text:p text:style-name="P369"><text:span text:style-name="T101">Exponential lognormal</text:span><text:span text:style-name="T106"> </text:span><text:span text:style-name="T101">fitting</text:span></text:p>
              </text:list-item>
            </text:list>
          </text:list-item>
        </text:list>
        <text:p text:style-name="P61"><text:span text:style-name="T178">To</text:span><text:span text:style-name="T176"> </text:span>retrieve<text:span text:style-name="T176"> </text:span>the<text:span text:style-name="T176"> </text:span>frequency<text:span text:style-name="T176"> </text:span>distributions<text:span text:style-name="T176"> </text:span>for<text:span text:style-name="T176"> </text:span>every<text:span text:style-name="T176"> </text:span>0<text:span text:style-name="T93">.</text:span>01<text:span text:style-name="T405"> </text:span>au<text:span text:style-name="T176"> </text:span>solar<text:span text:style-name="T176"> </text:span>dis- tance bin, we choose the same solar wind parameter binning as with the OMNI data (Sect.<text:span text:style-name="T394"> </text:span>3.1).</text:p>
        <text:p text:style-name="P195">As mentioned before, we set the exponents of median and average to be identical. Implementing the exponential distance dependency<text:span text:style-name="T178"> </text:span>(10)<text:span text:style-name="T178"> </text:span>into<text:span text:style-name="T178"> </text:span>the<text:span text:style-name="T178"> </text:span>lognormal<text:span text:style-name="T178"> </text:span>function<text:span text:style-name="T178"> </text:span>(4),<text:span text:style-name="T178"> </text:span>we<text:span text:style-name="T178"> </text:span>get<text:span text:style-name="T178"> </text:span>three<text:span text:style-name="T178"> </text:span>fit <text:span text:style-name="T180">parameters</text:span><text:span text:style-name="T188"> </text:span><text:span text:style-name="T395">(</text:span><text:span text:style-name="T306">d</text:span><text:span text:style-name="T357">m</text:span><text:span text:style-name="T206">,</text:span><text:span text:style-name="T208"> </text:span><text:span text:style-name="T359">e</text:span><text:span text:style-name="T360">d</text:span><text:span text:style-name="T180">,</text:span><text:span text:style-name="T188"> </text:span><text:span text:style-name="T306">d</text:span><text:span text:style-name="T407">a</text:span><text:span text:style-name="T209">,</text:span><text:span text:style-name="T409">vg</text:span><text:span text:style-name="T408"> </text:span><text:span text:style-name="T410"><text:s/></text:span><text:span text:style-name="T180">and</text:span><text:span text:style-name="T188"> </text:span><text:span text:style-name="T180">the</text:span><text:span text:style-name="T188"> </text:span><text:span text:style-name="T180">common</text:span><text:span text:style-name="T188"> </text:span><text:span text:style-name="T170">e</text:span><text:span text:style-name="T180">xponent</text:span><text:span text:style-name="T188"> </text:span><text:span text:style-name="T306">e</text:span><text:span text:style-name="T210">,</text:span><text:span text:style-name="T180">).</text:span><text:span text:style-name="T188"> </text:span><text:span text:style-name="T180">Naturall</text:span><text:span text:style-name="T193">y</text:span><text:span text:style-name="T180">,</text:span></text:p>
        <text:p text:style-name="P48">we use the double lognormal function (5) for the velocity<text:span text:style-name="T181"> </text:span>distri-</text:p>
        <text:p text:style-name="P62">bution<text:span text:style-name="T223"> </text:span>fit,<text:span text:style-name="T178"> </text:span>resulting<text:span text:style-name="T223"> </text:span>in<text:span text:style-name="T178"> </text:span><text:span text:style-name="T179">W</text:span><text:span text:style-name="T361">I</text:span><text:span text:style-name="T211">,</text:span><text:span text:style-name="T361">I</text:span><text:span text:style-name="T211">,</text:span><text:span text:style-name="T178">(</text:span><text:span text:style-name="T179">x</text:span><text:span text:style-name="T137">,</text:span><text:span text:style-name="T138"> </text:span><text:span text:style-name="T305">r</text:span>).<text:span text:style-name="T178"> </text:span>The<text:span text:style-name="T223"> </text:span>additional<text:span text:style-name="T223"> </text:span>fit<text:span text:style-name="T178"> </text:span>parameters<text:span text:style-name="T223"> </text:span>are the balancing parameter <text:span text:style-name="T305">c</text:span><text:span text:style-name="T205">, <text:s/></text:span>and from the second lognormal <text:span text:style-name="T411"><text:s/></text:span>part</text:p>
        <text:p text:style-name="P63"><text:span text:style-name="T306">d</text:span><text:span text:style-name="T357">m</text:span><text:span text:style-name="T206">,</text:span><text:span text:style-name="T205"> </text:span><text:span text:style-name="T359">ed,2</text:span><text:span text:style-name="T358"> <text:s/></text:span><text:span text:style-name="T180">and</text:span> <text:span text:style-name="T306">d</text:span><text:span text:style-name="T362">a</text:span><text:span text:style-name="T209">,</text:span><text:span text:style-name="T359">vg,</text:span><text:span text:style-name="T360">2</text:span><text:span text:style-name="T180">.</text:span> <text:span text:style-name="T180">The</text:span> <text:span text:style-name="T180">resulting</text:span> <text:span text:style-name="T412">fit</text:span> <text:span text:style-name="T180">co</text:span><text:span text:style-name="T395">e</text:span><text:span text:style-name="T131">ffi</text:span><text:span text:style-name="T180">cients</text:span> <text:span text:style-name="T180">for</text:span> <text:span text:style-name="T180">the</text:span> <text:span text:style-name="T180">four</text:span> <text:span text:style-name="T180">solar </text:span>wind parameters are presented in <text:span text:style-name="T222">Table </text:span>4.</text:p>
        <text:p text:style-name="P250">With<text:span text:style-name="T223"> </text:span><text:span text:style-name="T305">c</text:span><text:span text:style-name="T205">,</text:span><text:span text:style-name="T212"> </text:span><text:span text:style-name="T93">=</text:span><text:span text:style-name="T139"> </text:span>0<text:span text:style-name="T93">.</text:span>557<text:span text:style-name="T223"> </text:span>the<text:span text:style-name="T223"> </text:span>velocity<text:span text:style-name="T223"> </text:span>balancing<text:span text:style-name="T223"> </text:span>parameter<text:span text:style-name="T223"> </text:span>is<text:span text:style-name="T223"> </text:span>of<text:span text:style-name="T223"> </text:span>an<text:span text:style-name="T223"> </text:span>ex- pected<text:span text:style-name="T223"> </text:span>value<text:span text:style-name="T223"> </text:span>similar<text:span text:style-name="T223"> </text:span>to<text:span text:style-name="T223"> </text:span>that<text:span text:style-name="T223"> </text:span>obtained<text:span text:style-name="T223"> </text:span>from<text:span text:style-name="T223"> </text:span>the<text:span text:style-name="T223"> </text:span>Helios<text:span text:style-name="T223"> </text:span>time<text:span text:style-name="T223"> </text:span>period (the<text:span text:style-name="T192"> </text:span>mean<text:span text:style-name="T192"> </text:span>SSN<text:span text:style-name="T192"> </text:span>during<text:span text:style-name="T192"> </text:span>the<text:span text:style-name="T192"> </text:span>Helios<text:span text:style-name="T192"> </text:span>period<text:span text:style-name="T192"> </text:span>was<text:span text:style-name="T192"> </text:span>59,<text:span text:style-name="T192"> </text:span>this<text:span text:style-name="T192"> </text:span>corresponds to <text:span text:style-name="T305">c</text:span>(59) <text:span text:style-name="T93">= </text:span>0<text:span text:style-name="T93">.</text:span>53; see Fig.<text:span text:style-name="T169"> </text:span>6).</text:p>
        <text:p text:style-name="P248">The fit models seem to resemble the data quite well (Fig.<text:span text:style-name="T191"> </text:span>8). The magnetic field strength frequency is more focused (around 40 nT) at the lower distance boundary than the model’s is. This is expected because of our fixed distance independent shape<text:span text:style-name="T198"> </text:span>ap- proximation.<text:span text:style-name="T192"> </text:span>The<text:span text:style-name="T192"> </text:span>velocity<text:span text:style-name="T192"> </text:span>and<text:span text:style-name="T192"> </text:span>temperature<text:span text:style-name="T192"> </text:span>models’<text:span text:style-name="T192"> </text:span>upper<text:span text:style-name="T192"> </text:span>values have a higher frequency than the data shows. This is due to <text:span text:style-name="T413"><text:s/></text:span>the</text:p>
        <text:p text:style-name="P7"/>
        <text:p text:style-name="P35"><text:soft-page-break/><text:span text:style-name="T384"><text:s/></text:span><text:span text:style-name="T384"><draw:custom-shape text:anchor-type="as-char" svg:y="0in" draw:z-index="48" draw:style-name="gr50" draw:text-style-name="P385" svg:width="3.5386in" svg:height="2.6567in"><text:p text:style-name="P5"/><text:p text:style-name="P5"/><text:p text:style-name="P5"/><text:p text:style-name="P5"/><text:p text:style-name="P5"/><text:p text:style-name="P5"/><text:p text:style-name="P5"/><text:p text:style-name="P355"><text:span text:style-name="T36">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0"><text:span text:style-name="T76">Fig.</text:span><text:span text:style-name="T79"> </text:span><text:span text:style-name="T76">9.</text:span><text:span text:style-name="T79"> </text:span><text:span text:style-name="T63">Helios</text:span><text:span text:style-name="T78"> </text:span><text:span text:style-name="T63">year</text:span><text:span text:style-name="T78"> </text:span><text:span text:style-name="T63">variation</text:span><text:span text:style-name="T78"> </text:span><text:span text:style-name="T63">of</text:span><text:span text:style-name="T78"> </text:span><text:span text:style-name="T63">the</text:span><text:span text:style-name="T78"> </text:span><text:span text:style-name="T63">solar</text:span><text:span text:style-name="T78"> </text:span><text:span text:style-name="T63">wind</text:span><text:span text:style-name="T78"> </text:span><text:span text:style-name="T63">parameters’</text:span><text:span text:style-name="T78"> </text:span><text:span text:style-name="T63">fit</text:span><text:span text:style-name="T78"> </text:span><text:span text:style-name="T63">exponents and SIDC 13-month smoothed monthly SSN. In this plot the year</text:span><text:span text:style-name="T85"> </text:span><text:span text:style-name="T63">1974 is omitted because the 21 days covered</text:span><text:span text:style-name="T89"> </text:span><text:span text:style-name="T63">only</text:span></text:p>
        <text:p text:style-name="P164"/>
        <text:p text:style-name="P132">systematic fit discrepancy of the lognormal distribution’s high value tails (see zoom box in Fig. 1).</text:p>
        <text:p text:style-name="P245"/>
        <text:list xml:id="list150641147272000" text:continue-numbering="true" text:style-name="WWNum2">
          <text:list-item>
            <text:list>
              <text:list-item>
                <text:p text:style-name="P369"><text:span text:style-name="T101">Distance scaling law</text:span><text:span text:style-name="T107"> </text:span><text:span text:style-name="T101">variations</text:span></text:p>
              </text:list-item>
            </text:list>
          </text:list-item>
        </text:list>
        <text:p text:style-name="P106">relocate section to 5.3?</text:p>
        <text:p text:style-name="P11"/>
        <text:p text:style-name="P201">This radial solar wind model represents the Helios time frame<text:span text:style-name="T219"> </text:span>around<text:span text:style-name="T219"> </text:span>the<text:span text:style-name="T219"> </text:span>rise<text:span text:style-name="T219"> </text:span>of<text:span text:style-name="T219"> </text:span>solar<text:span text:style-name="T219"> </text:span>cycle<text:span text:style-name="T219"> </text:span>21.<text:span text:style-name="T219"> </text:span>It<text:span text:style-name="T219"> </text:span>is<text:span text:style-name="T219"> </text:span>known<text:span text:style-name="T219"> </text:span>that<text:span text:style-name="T219"> </text:span>the<text:span text:style-name="T219"> </text:span>solar wind parameters’ magnitudes vary with solar activity. Looking at<text:span text:style-name="T219"> </text:span>the<text:span text:style-name="T219"> </text:span>variation<text:span text:style-name="T219"> </text:span>of<text:span text:style-name="T219"> </text:span>the<text:span text:style-name="T219"> </text:span>yearly<text:span text:style-name="T219"> </text:span>distance<text:span text:style-name="T219"> </text:span>scaling<text:span text:style-name="T219"> </text:span>laws<text:span text:style-name="T219"> </text:span>(Fig.<text:span text:style-name="T219"> </text:span>9),<text:span text:style-name="T219"> </text:span>there is no systematic variation for the magnetic field. The exponents of<text:span text:style-name="T223"> </text:span>velocity<text:span text:style-name="T223"> </text:span>and<text:span text:style-name="T223"> </text:span>temperature<text:span text:style-name="T181"> </text:span>seem<text:span text:style-name="T223"> </text:span>to<text:span text:style-name="T223"> </text:span>follow<text:span text:style-name="T223"> </text:span>the<text:span text:style-name="T223"> </text:span>SSN<text:span text:style-name="T223"> </text:span>and<text:span text:style-name="T223"> </text:span>the<text:span text:style-name="T223"> </text:span>den- sity<text:span text:style-name="T222"> </text:span>not...</text:p>
        <text:p text:style-name="P201">For simplicity we assume that the distance scaling laws <text:s text:c="3"/>are time independent and account for this approximation with including the calculated exponents’ yearly variations <text:span text:style-name="T169">(Table </text:span>3) as<text:span text:style-name="T172"> </text:span>uncertainities.</text:p>
        <text:p text:style-name="P168"/>
        <text:p text:style-name="P201">make remark about influence of unequal solar cycle cover- age... (sect. 5.1)</text:p>
        <text:p text:style-name="P240"/>
        <text:p text:style-name="P268">Possible di<text:span text:style-name="T93">ff</text:span>ering scaling laws at smaller heliocentric dis- tances are discussed in Sect. 7.</text:p>
        <text:p text:style-name="P165"/>
        <text:list xml:id="list150641386427032" text:continue-numbering="true" text:style-name="WWNum2">
          <text:list-item>
            <text:h text:style-name="P364" text:outline-level="1"><text:span text:style-name="T167">General solar wind</text:span><text:span text:style-name="T404"> </text:span><text:span text:style-name="T167">model</text:span></text:h>
          </text:list-item>
        </text:list>
        <text:p text:style-name="P135">Finally, we combine the obtained solar activity and distance dependencies for shifting the frequency distributions. The<text:span text:style-name="T393"> </text:span>result is an empirical solar wind model for the inner<text:span text:style-name="T382"> </text:span>heliosphere.</text:p>
        <text:p text:style-name="P240"/>
        <text:p text:style-name="P269">Under the assumption that the exponential fall-o<text:span text:style-name="T93">ff </text:span>laws do not<text:span text:style-name="T172"> </text:span>change<text:span text:style-name="T172"> </text:span>with<text:span text:style-name="T172"> </text:span>time<text:span text:style-name="T93">/</text:span>solar<text:span text:style-name="T172"> </text:span>activity<text:span text:style-name="T172"> </text:span>(as<text:span text:style-name="T172"> </text:span>shown<text:span text:style-name="T172"> </text:span>above...),<text:span text:style-name="T172"> </text:span>they<text:span text:style-name="T172"> </text:span>can be used in<text:span text:style-name="T178"> </text:span>general.</text:p>
        <text:p text:style-name="P201"><text:span text:style-name="T178">We </text:span>combine the fit coe<text:span text:style-name="T93">ffi</text:span>cients of the median relation for solar<text:span text:style-name="T172"> </text:span>activity<text:span text:style-name="T172"> </text:span>dependence<text:span text:style-name="T172"> </text:span>(7)<text:span text:style-name="T172"> </text:span>with<text:span text:style-name="T172"> </text:span>the<text:span text:style-name="T172"> </text:span>ones<text:span text:style-name="T172"> </text:span>from<text:span text:style-name="T172"> </text:span>the<text:span text:style-name="T172"> </text:span>exponential distance dependence (previous<text:span text:style-name="T221"> </text:span>section)</text:p>
        <text:p text:style-name="P150"><text:span text:style-name="T244">x</text:span><text:span text:style-name="T310">med</text:span><text:span text:style-name="T246">(</text:span><text:span text:style-name="T244">ssn</text:span><text:span text:style-name="T125">, </text:span><text:span text:style-name="T225">r</text:span><text:span text:style-name="T227">) </text:span><text:span text:style-name="T112">= </text:span><text:span text:style-name="T227">(</text:span><text:span text:style-name="T225">a</text:span><text:span text:style-name="T307">med </text:span><text:span text:style-name="T280">· </text:span><text:span text:style-name="T244">ssn </text:span><text:span text:style-name="T112">+ </text:span><text:span text:style-name="T225">b</text:span><text:span text:style-name="T307">med</text:span><text:span text:style-name="T227">)</text:span><text:span text:style-name="T261"> </text:span><text:span text:style-name="T280">·</text:span><text:span text:style-name="T282"> </text:span><text:span text:style-name="T225">r</text:span><text:span text:style-name="T296">e</text:span>,<text:tab/><text:span text:style-name="T227">(11) to get the combined model function </text:span><text:span text:style-name="T252">W</text:span><text:span text:style-name="T213">,,,</text:span><text:span text:style-name="T250">(</text:span><text:span text:style-name="T252">x</text:span><text:span text:style-name="T126">, </text:span><text:span text:style-name="T235">ssn</text:span><text:span text:style-name="T117">, </text:span><text:span text:style-name="T225">r</text:span><text:span text:style-name="T227">). And </text:span><text:span text:style-name="T262"><text:s/></text:span><text:span text:style-name="T227">for</text:span></text:p>
        <text:p text:style-name="P49">the velocity <text:span text:style-name="T305">W</text:span><text:span text:style-name="T358">I</text:span><text:span text:style-name="T205">,</text:span><text:span text:style-name="T358">I</text:span><text:span text:style-name="T205">,,</text:span>(<text:span text:style-name="T305">x</text:span><text:span text:style-name="T93">, </text:span><text:span text:style-name="T305">ssn</text:span><text:span text:style-name="T93">, </text:span><text:span text:style-name="T305">r</text:span>) with the double lognormal <text:s text:c="2"/>function</text:p>
      </text:section>
      <text:p text:style-name="P358"/>
      <text:p text:style-name="P120"><text:span text:style-name="T74">Table </text:span><text:span text:style-name="T76">3. </text:span><text:span text:style-name="T63">Fit coe</text:span><text:span text:style-name="T95">ffi</text:span><text:span text:style-name="T63">cients for the median and mean solar distance dependencies of the four parameters from the combined Helios data set. The errors</text:span><text:span text:style-name="T64"> </text:span><text:span text:style-name="T63">in</text:span><text:span text:style-name="T64"> </text:span><text:span text:style-name="T63">brackets</text:span><text:span text:style-name="T64"> </text:span><text:span text:style-name="T63">are</text:span><text:span text:style-name="T64"> </text:span><text:span text:style-name="T63">the</text:span><text:span text:style-name="T64"> </text:span><text:span text:style-name="T63">estimated</text:span><text:span text:style-name="T64"> </text:span><text:span text:style-name="T63">standard</text:span><text:span text:style-name="T64"> </text:span><text:span text:style-name="T63">deviations</text:span><text:span text:style-name="T64"> </text:span><text:span text:style-name="T63">of</text:span><text:span text:style-name="T64"> </text:span><text:span text:style-name="T63">each</text:span><text:span text:style-name="T64"> </text:span><text:span text:style-name="T63">fit</text:span><text:span text:style-name="T64"> </text:span><text:span text:style-name="T63">parameter.</text:span><text:span text:style-name="T64"> </text:span><text:span text:style-name="T63">The</text:span><text:span text:style-name="T64"> </text:span><text:span text:style-name="T63">crossing</text:span><text:span text:style-name="T64"> </text:span><text:span text:style-name="T63">distance</text:span><text:span text:style-name="T64"> </text:span><text:span text:style-name="T63">is</text:span><text:span text:style-name="T64"> </text:span><text:span text:style-name="T63">the</text:span><text:span text:style-name="T64"> </text:span><text:span text:style-name="T63">point</text:span><text:span text:style-name="T64"> </text:span><text:span text:style-name="T63">where</text:span><text:span text:style-name="T64"> </text:span><text:span text:style-name="T63">the</text:span><text:span text:style-name="T64"> </text:span><text:span text:style-name="T63">fitted</text:span><text:span text:style-name="T64"> </text:span><text:span text:style-name="T63">median</text:span><text:span text:style-name="T64"> </text:span><text:span text:style-name="T63">and</text:span><text:span text:style-name="T64"> </text:span><text:span text:style-name="T63">mean intersect.</text:span><text:span text:style-name="T80"> </text:span><text:span text:style-name="T63">The</text:span><text:span text:style-name="T80"> </text:span><text:span text:style-name="T63">year</text:span><text:span text:style-name="T80"> </text:span><text:span text:style-name="T63">variation</text:span><text:span text:style-name="T80"> </text:span><text:span text:style-name="T63">is</text:span><text:span text:style-name="T80"> </text:span><text:span text:style-name="T63">the</text:span><text:span text:style-name="T80"> </text:span><text:span text:style-name="T63">weighted</text:span><text:span text:style-name="T80"> </text:span><text:span text:style-name="T63">standard</text:span><text:span text:style-name="T80"> </text:span><text:span text:style-name="T63">deviation</text:span><text:span text:style-name="T80"> </text:span><text:span text:style-name="T63">from</text:span><text:span text:style-name="T80"> </text:span><text:span text:style-name="T63">all</text:span><text:span text:style-name="T80"> </text:span><text:span text:style-name="T63">yearly</text:span><text:span text:style-name="T80"> </text:span><text:span text:style-name="T63">fitted</text:span><text:span text:style-name="T80"> </text:span><text:span text:style-name="T63">exponents.</text:span></text:p>
      <text:p text:style-name="P181"><draw:g text:anchor-type="paragraph" draw:z-index="49" draw:name="Group 30" draw:style-name="gr51"><draw:line draw:name="Line 32" draw:style-name="gr14" draw:text-style-name="P386" svg:x1="1.1854in" svg:y1="0.1516in" svg:x2="7.0827in" svg:y2="0.1524in"><text:p/></draw:line><draw:line draw:name="Line 31" draw:style-name="gr14" draw:text-style-name="P386" svg:x1="1.1854in" svg:y1="0.1913in" svg:x2="7.0827in" svg:y2="0.1913in"><text:p/></draw:line></draw:g></text:p>
      <text:p text:style-name="P270"><text:span text:style-name="T272"><text:s/></text:span><text:span text:style-name="T271"><text:tab/>Median<text:tab/> <text:tab/>Mean<text:tab/></text:span>Crossing<text:span text:style-name="T376"> </text:span>distance<text:tab/><text:span text:style-name="T219">Year</text:span><text:span text:style-name="T181"> </text:span>variation</text:p>
      <text:p text:style-name="P151"><draw:custom-shape text:anchor-type="paragraph" draw:z-index="50" draw:name="Text Box 29" draw:style-name="gr52" draw:text-style-name="P385" svg:width="0.5594in" svg:height="0.1677in" svg:x="1.2709in" svg:y="-0.0728in"><text:p text:style-name="P15"><text:span text:style-name="T44">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31">d</text:span><text:span text:style-name="T299">med</text:span><text:span text:style-name="T414">a<text:tab/></text:span><text:span text:style-name="T331">e</text:span><text:span text:style-name="T299">med<text:tab/></text:span><text:span text:style-name="T331">d</text:span><text:span text:style-name="T299">avg</text:span><text:span text:style-name="T414">a<text:tab/></text:span><text:span text:style-name="T331">e</text:span><text:span text:style-name="T299">avg<text:tab/></text:span><text:span text:style-name="T333">[au]<text:tab/></text:span><text:span text:style-name="T334">∆</text:span><text:span text:style-name="T331">e</text:span></text:p>
      <text:p text:style-name="P271"><draw:g text:anchor-type="as-char" svg:y="0in" draw:z-index="52" draw:style-name="gr13"><draw:line draw:name="Line 28" draw:style-name="gr14" draw:text-style-name="P386" svg:x1="0in" svg:y1="0in" svg:x2="5.8972in" svg:y2="0in"><text:p/></draw:line></draw:g></text:p>
      <text:section text:style-name="Sect9" text:name="Section21">
        <text:p text:style-name="P272">Magnetic<text:span text:style-name="T222"> </text:span>field<text:tab/>5<text:span text:style-name="T93">.</text:span>377(92) <text:span text:style-name="T415"><text:s/></text:span><text:span text:style-name="T279">−</text:span>1<text:span text:style-name="T93">.</text:span>655(17)<text:tab/>6<text:span text:style-name="T93">.</text:span>05(10)<text:tab/><text:span text:style-name="T279">−</text:span>1<text:span text:style-name="T93">.</text:span>546(18)<text:tab/>0<text:span text:style-name="T93">.</text:span>339(11)<text:tab/>3</text:p>
        <text:p text:style-name="P276">0<text:span text:style-name="T93">.</text:span>11</text:p>
      </text:section>
      <text:section text:style-name="Sect10" text:name="Section22">
        <text:p text:style-name="P273"><text:span text:style-name="T169">Velocity<text:tab/></text:span>4<text:span text:style-name="T93">.</text:span>107(28)<text:tab/>0<text:span text:style-name="T93">.</text:span>058(13)<text:tab/>4<text:span text:style-name="T93">.</text:span>356(24)<text:tab/>0<text:span text:style-name="T93">.</text:span>049(10)<text:tab/>0<text:span text:style-name="T93">.</text:span>7(83) <text:span text:style-name="T279">×</text:span><text:span text:style-name="T293"> </text:span>10</text:p>
        <text:p text:style-name="P277">0<text:span text:style-name="T93">.</text:span>012</text:p>
      </text:section>
      <text:section text:style-name="Sect1" text:name="Section23">
        <text:p text:style-name="P274">Density<text:tab/>5<text:span text:style-name="T93">.</text:span>61(27)<text:tab/><text:span text:style-name="T279">−</text:span>2<text:span text:style-name="T93">.</text:span>093(46)<text:tab/>7<text:span text:style-name="T93">.</text:span>57(30)<text:tab/><text:span text:style-name="T279">−</text:span>2<text:span text:style-name="T93">.</text:span>010(38)<text:tab/>0<text:span text:style-name="T93">.</text:span>027(73)<text:tab/>0<text:span text:style-name="T93">.</text:span>072</text:p>
        <text:p text:style-name="P275"><draw:line text:anchor-type="paragraph" draw:z-index="3" draw:name="Line 26" draw:style-name="gr4" draw:text-style-name="P385" svg:x1="1.1882in" svg:y1="0.1799in" svg:x2="7.0791in" svg:y2="0.1799in"><text:p/></draw:line>Temperature<text:tab/>7<text:span text:style-name="T93">.</text:span>14(23)<text:tab/><text:span text:style-name="T279">−</text:span>0<text:span text:style-name="T93">.</text:span>913(39)<text:tab/>9<text:span text:style-name="T93">.</text:span>67(21)<text:tab/><text:span text:style-name="T279">−</text:span>0<text:span text:style-name="T93">.</text:span>792(28)<text:tab/>0<text:span text:style-name="T93">.</text:span>082(85)<text:tab/>0<text:span text:style-name="T93">.</text:span>005</text:p>
        <text:p text:style-name="P88"><text:span text:style-name="T76">Notes. </text:span><text:span text:style-name="T365">(</text:span><text:span text:style-name="T367">a</text:span><text:span text:style-name="T365">) <text:s/></text:span><text:span text:style-name="T63">Values in their respective units nT, 10</text:span><text:span text:style-name="T365">2 </text:span><text:span text:style-name="T63">km s</text:span><text:span text:style-name="T369">−</text:span><text:span text:style-name="T365">1</text:span><text:span text:style-name="T63">, cm</text:span><text:span text:style-name="T369">−</text:span><text:span text:style-name="T365">3 <text:s/></text:span><text:span text:style-name="T63">and 10</text:span><text:span text:style-name="T365">4 </text:span><text:span text:style-name="T63">K.</text:span></text:p>
        <text:p text:style-name="P244"><draw:custom-shape text:anchor-type="paragraph" draw:z-index="53" draw:name="Text Box 25" draw:style-name="gr45" draw:text-style-name="P385" svg:width="7.0815in" svg:height="4.7197in" svg:x="0.5138in" svg:y="0.1681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30"/><text:p text:style-name="P350"><text:span text:style-name="T37">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5"><text:span text:style-name="T76">Fig.</text:span><text:span text:style-name="T90"> </text:span><text:span text:style-name="T76">7.</text:span><text:span text:style-name="T72"> </text:span><text:span text:style-name="T63">Helios</text:span><text:span text:style-name="T91"> </text:span><text:span text:style-name="T63">hourly</text:span><text:span text:style-name="T91"> </text:span><text:span text:style-name="T63">data</text:span><text:span text:style-name="T91"> </text:span><text:span text:style-name="T63">plots</text:span><text:span text:style-name="T91"> </text:span><text:span text:style-name="T63">of</text:span><text:span text:style-name="T91"> </text:span><text:span text:style-name="T63">the</text:span><text:span text:style-name="T91"> </text:span><text:span text:style-name="T63">four</text:span><text:span text:style-name="T91"> </text:span><text:span text:style-name="T63">solar</text:span><text:span text:style-name="T71"> </text:span><text:span text:style-name="T63">wind</text:span><text:span text:style-name="T91"> </text:span><text:span text:style-name="T63">parameters</text:span><text:span text:style-name="T91"> </text:span><text:span text:style-name="T63">over</text:span><text:span text:style-name="T91"> </text:span><text:span text:style-name="T63">solar</text:span><text:span text:style-name="T91"> </text:span><text:span text:style-name="T63">distance.</text:span><text:span text:style-name="T91"> </text:span><text:span text:style-name="T63">The</text:span><text:span text:style-name="T91"> </text:span><text:span text:style-name="T63">mean</text:span><text:span text:style-name="T91"> </text:span><text:span text:style-name="T63">and</text:span><text:span text:style-name="T91"> </text:span><text:span text:style-name="T63">median</text:span><text:span text:style-name="T91"> </text:span><text:span text:style-name="T63">per</text:span><text:span text:style-name="T91"> </text:span><text:span text:style-name="T63">0</text:span><text:span text:style-name="T95">.</text:span><text:span text:style-name="T63">01</text:span><text:span text:style-name="T68"> </text:span><text:span text:style-name="T63">au</text:span><text:span text:style-name="T91"> </text:span><text:span text:style-name="T63">data</text:span><text:span text:style-name="T91"> </text:span><text:span text:style-name="T63">bin</text:span><text:span text:style-name="T71"> </text:span><text:span text:style-name="T63">and</text:span><text:span text:style-name="T91"> </text:span><text:span text:style-name="T63">their</text:span><text:span text:style-name="T91"> </text:span><text:span text:style-name="T63">fit</text:span><text:span text:style-name="T91"> </text:span><text:span text:style-name="T63">curves are plotted as well. The Helios data has a native distance resolution of 0</text:span><text:span text:style-name="T95">.</text:span><text:span text:style-name="T63">01 au. </text:span><text:span text:style-name="T91">To </text:span><text:span text:style-name="T63">make the abundance visible in these plots, we added a random distance value of up to </text:span><text:span text:style-name="T294">±</text:span><text:span text:style-name="T63">0</text:span><text:span text:style-name="T95">.</text:span><text:span text:style-name="T63">005</text:span><text:span text:style-name="T84"> </text:span><text:span text:style-name="T63">au.</text:span></text:p>
        <text:p text:style-name="P131"><text:span text:style-name="T76">Table 4. </text:span><text:span text:style-name="T63">Fit coe</text:span><text:span text:style-name="T95">ffi</text:span><text:span text:style-name="T63">cients from the single lognormal exponential function, respectively double lognormal for the velocity (combined Helios data). The errors in brackets are the estimated standard deviations of each fit parameter.</text:span></text:p>
        <text:p text:style-name="P257"><draw:g text:anchor-type="paragraph" draw:z-index="54" draw:name="Group 22" draw:style-name="gr54"><draw:line draw:name="Line 24" draw:style-name="gr14" draw:text-style-name="P386" svg:x1="2.1217in" svg:y1="0.15in" svg:x2="6.1437in" svg:y2="0.1508in"><text:p/></draw:line><draw:line draw:name="Line 23" draw:style-name="gr14" draw:text-style-name="P386" svg:x1="2.1217in" svg:y1="0.189in" svg:x2="6.1437in" svg:y2="0.189in"><text:p/></draw:line></draw:g></text:p>
        <text:p text:style-name="P278"><text:soft-page-break/><text:span text:style-name="T416">Parameter<text:tab/></text:span>Median<text:span text:style-name="T202">a<text:tab/></text:span>Mean<text:span text:style-name="T202">a<text:tab/></text:span>Exponent<text:tab/>Balance</text:p>
        <text:p text:style-name="P152"><text:span text:style-name="T337">d</text:span><text:span text:style-name="T303">m</text:span><text:span text:style-name="T418">,</text:span><text:span text:style-name="T419"> </text:span><text:span text:style-name="T300">ed</text:span><text:span text:style-name="T299"><text:tab/></text:span><text:span text:style-name="T337">d</text:span><text:span text:style-name="T343">a</text:span><text:span text:style-name="T420">,</text:span><text:span text:style-name="T345">vg</text:span><text:span text:style-name="T344"><text:tab/></text:span><text:span text:style-name="T337">e</text:span><text:span text:style-name="T418">,</text:span><text:span text:style-name="T417"><text:tab/></text:span><text:span text:style-name="T337">c</text:span><text:span text:style-name="T418">,</text:span></text:p>
        <text:p text:style-name="P279"><draw:line text:anchor-type="paragraph" draw:z-index="6" draw:name="Line 21" draw:style-name="gr6" draw:text-style-name="P385" svg:x1="2.1252in" svg:y1="0.0142in" svg:x2="6.1417in" svg:y2="0.015in"><text:p/></draw:line>Magnetic<text:span text:style-name="T219"> </text:span>field<text:tab/>5<text:span text:style-name="T93">.</text:span>358(25)<text:tab/>5<text:span text:style-name="T93">.</text:span>705(28)<text:tab/><text:span text:style-name="T279">−</text:span>1<text:span text:style-name="T93">.</text:span>662(11)<text:tab/>–</text:p>
        <text:p text:style-name="P280">Density<text:tab/>5<text:span text:style-name="T93">.</text:span>424(33)<text:tab/>6<text:span text:style-name="T93">.</text:span>845(47)<text:tab/><text:span text:style-name="T279">−</text:span>2<text:span text:style-name="T93">.</text:span>114(20)<text:tab/>–</text:p>
      </text:section>
      <text:section text:style-name="Sect11" text:name="Section24">
        <text:p text:style-name="P282">Temperature</text:p>
        <text:p text:style-name="P27">,,</text:p>
        <text:p text:style-name="P283">6<text:span text:style-name="T93">.</text:span>357(64)<text:tab/>10<text:span text:style-name="T93">.</text:span>72(14)<text:tab/><text:span text:style-name="T279">−</text:span>1<text:span text:style-name="T93">.</text:span>100(20)<text:tab/>–</text:p>
      </text:section>
      <text:section text:style-name="Sect1" text:name="Section25">
        <text:p text:style-name="P281"><draw:line text:anchor-type="paragraph" draw:z-index="7" draw:name="Line 20" draw:style-name="gr7" draw:text-style-name="P385" svg:x1="2.1252in" svg:y1="0.0177in" svg:x2="6.1417in" svg:y2="0.0185in"><text:p/></draw:line><text:span text:style-name="T169">Velocity<text:tab/></text:span><text:span text:style-name="T305">W</text:span><text:span text:style-name="T358">1<text:tab/></text:span>3<text:span text:style-name="T93">.</text:span>707(13)<text:tab/>3<text:span text:style-name="T93">.</text:span>748(16)<text:tab/><text:span text:style-name="T416">0.0990(51)<text:tab/>0.557(45)</text:span></text:p>
      </text:section>
      <text:section text:style-name="Sect11" text:name="Section26">
        <text:p text:style-name="P25"><text:span text:style-name="T399">W</text:span><text:span text:style-name="T401">2</text:span><text:span text:style-name="T291">,,</text:span></text:p>
        <text:p text:style-name="P26"><draw:line text:anchor-type="paragraph" draw:z-index="28" draw:name="Line 19" draw:style-name="gr31" draw:text-style-name="P385" svg:x1="2.7528in" svg:y1="0.0106in" svg:x2="6.1417in" svg:y2="0.0114in"><text:p/></draw:line><draw:line text:anchor-type="paragraph" draw:z-index="30" draw:name="Line 18" draw:style-name="gr33" draw:text-style-name="P385" svg:x1="2.1252in" svg:y1="0.1713in" svg:x2="6.1417in" svg:y2="0.172in"><text:p/></draw:line><text:span text:style-name="T399">W</text:span><text:span text:style-name="T401">I</text:span><text:span text:style-name="T291">,</text:span><text:span text:style-name="T401">I</text:span><text:span text:style-name="T291">,</text:span></text:p>
        <text:p text:style-name="P284">5<text:span text:style-name="T93">.</text:span>26(13)<text:tab/>5<text:span text:style-name="T93">.</text:span>42(11)</text:p>
        <text:p text:style-name="P285">4<text:span text:style-name="T93">.</text:span>13(13)<text:span text:style-name="T202">b<text:tab/></text:span>4<text:span text:style-name="T93">.</text:span>47(11)<text:span text:style-name="T202">b<text:tab/></text:span>–<text:tab/>–</text:p>
      </text:section>
      <text:section text:style-name="Sect1" text:name="Section27">
        <text:p text:style-name="P89"><text:span text:style-name="T76">Notes. </text:span><text:span text:style-name="T365">(</text:span><text:span text:style-name="T367">a</text:span><text:span text:style-name="T365">) </text:span><text:span text:style-name="T75">Values </text:span><text:span text:style-name="T63">in their respective units nT, 10</text:span><text:span text:style-name="T365">2 </text:span><text:span text:style-name="T63">km s</text:span><text:span text:style-name="T369">−</text:span><text:span text:style-name="T365">1</text:span><text:span text:style-name="T63">, cm</text:span><text:span text:style-name="T369">−</text:span><text:span text:style-name="T365">3 </text:span><text:span text:style-name="T63">and 10</text:span><text:span text:style-name="T365">4 </text:span><text:span text:style-name="T63">K. </text:span><text:span text:style-name="T365">(</text:span><text:span text:style-name="T367">b</text:span><text:span text:style-name="T365">) </text:span><text:span text:style-name="T64">Velocity </text:span><text:span text:style-name="T63">median and mean 1 au values for the resulting function. Error estimates derived from the individual fit part errors.</text:span></text:p>
      </text:section>
      <text:p text:style-name="P353"/>
      <text:p text:style-name="P90"><text:span text:style-name="T384"><text:s/></text:span><text:span text:style-name="T384"><draw:custom-shape text:anchor-type="as-char" svg:y="0in" draw:z-index="8" draw:style-name="gr8" draw:text-style-name="P385" svg:width="7.0815in" svg:height="4.7197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30"/><text:p text:style-name="P350"><text:span text:style-name="T36">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39"><text:span text:style-name="T76">Fig. 8. </text:span><text:span text:style-name="T63">Solar wind parameter’s frequency distributions over solar distance. Plotted are the binned Helios data and the exponential lognormal fit model (double lognormal for the velocity) with their median values (white).</text:span></text:p>
      <text:p text:style-name="P224"/>
      <text:section text:style-name="Sect12" text:name="Section28">
        <text:p text:style-name="P64"><text:soft-page-break/>(5).</text:p>
        <text:p text:style-name="P168"/>
        <text:p text:style-name="P209">empirical model limits (spherical<text:span text:style-name="T176"> </text:span>coordinates):</text:p>
        <text:p text:style-name="P107">sensus of the Solar Cycle 24 Prediction Panel<text:span text:style-name="T200">5 </text:span>(until end of 2019).</text:p>
        <text:p text:style-name="P210">For the prediction of the next solar cycle 25 we simply <text:s text:c="2"/>as-</text:p>
      </text:section>
      <text:section text:style-name="Sect2" text:name="Section29">
        <text:list xml:id="list3603218033718337518" text:style-name="WWNum1">
          <text:list-item>
            <text:p text:style-name="P372"><text:span text:style-name="T227">heliocentric</text:span><text:span text:style-name="T263"> </text:span><text:span text:style-name="T227">distance</text:span><text:span text:style-name="T263"> </text:span><text:span text:style-name="T227">range</text:span><text:span text:style-name="T263"> </text:span><text:span text:style-name="T227">0</text:span><text:span text:style-name="T112">.</text:span><text:span text:style-name="T227">29–0</text:span><text:span text:style-name="T112">.</text:span><text:span text:style-name="T227">98</text:span><text:span text:style-name="T264"> </text:span><text:span text:style-name="T227">au</text:span></text:p>
          </text:list-item>
          <text:list-item>
            <text:p text:style-name="P373"><text:span text:style-name="T227">rotational</text:span><text:span text:style-name="T263"> </text:span><text:span text:style-name="T227">symmetry</text:span></text:p>
          </text:list-item>
          <text:list-item>
            <text:p text:style-name="P381"><draw:custom-shape text:anchor-type="paragraph" draw:z-index="12" draw:name="Text Box 16" draw:style-name="gr11" draw:text-style-name="P385" svg:width="0.0886in" svg:height="0.2512in" svg:x="1.7335in" svg:y="0.0173in"><text:p text:style-name="P15"><text:span text:style-name="T3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27">confined to ecliptic ( 7</text:span><text:span text:style-name="T112">.</text:span><text:span text:style-name="T227">2</text:span><text:span text:style-name="T205">◦ </text:span><text:span text:style-name="T227">HGI) model</text:span><text:span text:style-name="T263"> </text:span><text:span text:style-name="T227">constrictions:</text:span></text:p>
          </text:list-item>
          <text:list-item>
            <text:p text:style-name="P374"><text:span text:style-name="T227">solar distance dependency</text:span><text:span text:style-name="T255"> </text:span><text:span text:style-name="T227">function</text:span></text:p>
          </text:list-item>
          <text:list-item>
            <text:p text:style-name="P376"><text:span text:style-name="T227">frequency distribution</text:span><text:span text:style-name="T265"> </text:span><text:span text:style-name="T227">functions</text:span></text:p>
          </text:list-item>
          <text:list-item>
            <text:p text:style-name="P377"><text:span text:style-name="T227">neglected influence from heliolatitude</text:span><text:span text:style-name="T266"> </text:span><text:span text:style-name="T227">variation</text:span></text:p>
          </text:list-item>
        </text:list>
        <text:p text:style-name="P4"/>
        <text:p text:style-name="P182"/>
        <text:list xml:id="list150641466352260" text:continue-list="list150641386427032" text:style-name="WWNum2">
          <text:list-item>
            <text:h text:style-name="P367" text:outline-level="1"><text:span text:style-name="T167">Model</text:span><text:span text:style-name="T182"> </text:span><text:span text:style-name="T167">extrapolation</text:span><text:span text:style-name="T182"> </text:span><text:span text:style-name="T167">to</text:span><text:span text:style-name="T182"> </text:span><text:span text:style-name="T167">PSP</text:span><text:span text:style-name="T182"> </text:span><text:span text:style-name="T167">orbital</text:span><text:span text:style-name="T182"> </text:span><text:span text:style-name="T167">time</text:span><text:span text:style-name="T182"> </text:span><text:span text:style-name="T167">and position</text:span></text:h>
          </text:list-item>
        </text:list>
        <text:p text:style-name="P108"><text:span text:style-name="T178">To </text:span>estimate the solar wind environment at <text:span text:style-name="T169">PSP’s </text:span>planned<text:span text:style-name="T221"> </text:span>orbital positions during its mission time, SSN predictions are included into the general solar wind model and extrapolations to the PSP perihelion region are<text:span text:style-name="T199"> </text:span>performed.</text:p>
        <text:p text:style-name="P258"/>
        <text:list xml:id="list150640393791374" text:continue-numbering="true" text:style-name="WWNum2">
          <text:list-item>
            <text:list>
              <text:list-item>
                <text:p text:style-name="P369"><text:span text:style-name="T101">SSN prediction for PSP mission</text:span><text:span text:style-name="T108"> </text:span><text:span text:style-name="T101">time</text:span></text:p>
              </text:list-item>
            </text:list>
          </text:list-item>
        </text:list>
        <text:p text:style-name="P109">For the SSN short-term prediction are several<text:span text:style-name="T194"> </text:span>sources<text:span text:style-name="T376"> </text:span>available.<text:span text:style-name="T180"> </text:span>The<text:span text:style-name="T178"> </text:span>SIDC<text:span text:style-name="T178"> </text:span>provides<text:span text:style-name="T178"> </text:span>12-month<text:span text:style-name="T178"> </text:span>SSN<text:span text:style-name="T178"> </text:span>forecasts<text:span text:style-name="T200">4</text:span><text:span text:style-name="T204"> </text:span>obtained<text:span text:style-name="T178"> </text:span>from<text:span text:style-name="T178"> </text:span>dif- ferent<text:span text:style-name="T199"> </text:span>methods<text:span text:style-name="T199"> </text:span>(e.g.<text:span text:style-name="T199"> </text:span>Kalman<text:span text:style-name="T199"> </text:span>filter<text:span text:style-name="T199"> </text:span>combined<text:span text:style-name="T199"> </text:span>method).<text:span text:style-name="T199"> </text:span>The<text:span text:style-name="T199"> </text:span>Space</text:p>
        <text:p text:style-name="P137">sume a course similar to the last and thus we shift the last cycle by 11 years. Additionally we consider the two alternatives of half and twice its amplitude. The SSN for <text:span text:style-name="T169">PSP’s </text:span>first perihelion will be small—certainly below 20, whereas its nearest<text:span text:style-name="T380"> </text:span>perihelia, which commence at the height of cycle 25, will have as of now almost unpredictable SSN amplitudes (see Fig.<text:span text:style-name="T195"> </text:span>10).</text:p>
        <text:p text:style-name="P10"/>
        <text:list xml:id="list150641023736735" text:continue-numbering="true" text:style-name="WWNum2">
          <text:list-item>
            <text:list>
              <text:list-item>
                <text:p text:style-name="P369"><text:span text:style-name="T101">Near-Sun extrapolation for PSP</text:span><text:span text:style-name="T109"> </text:span><text:span text:style-name="T101">orbit</text:span></text:p>
              </text:list-item>
            </text:list>
          </text:list-item>
        </text:list>
        <text:p text:style-name="P138">Parker Solar Probe is planned to launch in mid 2018. With its first<text:span text:style-name="T181"> </text:span><text:span text:style-name="T219">Venus</text:span><text:span text:style-name="T181"> </text:span>flyby<text:span text:style-name="T181"> </text:span>it<text:span text:style-name="T181"> </text:span>will<text:span text:style-name="T181"> </text:span>swing<text:span text:style-name="T181"> </text:span>into<text:span text:style-name="T181"> </text:span><text:span text:style-name="T222">Venus’</text:span><text:span text:style-name="T181"> </text:span>orbital<text:span text:style-name="T181"> </text:span>plane(?)<text:span text:style-name="T181"> </text:span>(3<text:span text:style-name="T93">.</text:span>86<text:span text:style-name="T205">◦ </text:span>to <text:span text:style-name="T169">Sun’s </text:span>equator), which allows for additional seven flybys to finally reduce its perihelion distance to a minimum of less than 10 R<text:span text:style-name="T307">s </text:span>(Fox et al. 2015) (Fig.<text:span text:style-name="T224"> </text:span>10).</text:p>
        <text:p text:style-name="P233"/>
        <text:p text:style-name="P201">For the extrapolation to PSP’s orbital range we just assume that our derived distance scaling laws do not change. The comparison with existing near-Sun models reveals that this is not entirely true (Fig. 11).</text:p>
        <text:p text:style-name="P233"/>
        <text:p text:style-name="P201">The magnetic field magnitude from our extrapolation is<text:span text:style-name="T377"> </text:span>flat- ter<text:span text:style-name="T178"> </text:span>than<text:span text:style-name="T178"> </text:span>the<text:span text:style-name="T178"> </text:span>analytical<text:span text:style-name="T178"> </text:span>magnetic<text:span text:style-name="T178"> </text:span>field<text:span text:style-name="T178"> </text:span>model<text:span text:style-name="T178"> </text:span>from<text:span text:style-name="T178"> </text:span>Banaszkiewicz et <text:s/>al. <text:s/>(1998), <text:s/>who <text:s/>constructed <text:s/>a <text:s/>dipole <text:s/>plus <text:s text:c="5"/><text:span text:style-name="T421"><text:s/></text:span>quadrupole</text:p>
      </text:section>
      <text:section text:style-name="Sect1" text:name="Section30">
        <text:p text:style-name="P94"><text:span text:style-name="T169">Weather </text:span>Prediction Center’s (SWPC) prediction follows a <text:span text:style-name="T326"><text:s/></text:span>con-<text:tab/><text:span text:style-name="T272"> </text:span><text:span text:style-name="T271"><text:tab/></text:span></text:p>
        <text:p text:style-name="P153"><draw:line text:anchor-type="paragraph" draw:z-index="9" draw:name="Line 15" draw:style-name="gr9" draw:text-style-name="P385" svg:x1="0.5102in" svg:y1="0.126in" svg:x2="1.9276in" svg:y2="0.1264in"><text:p/></draw:line><text:span text:style-name="T366">5 <text:s text:c="6"/></text:span><text:a xlink:type="simple" xlink:href="http://www.swpc.noaa.gov/products/" text:style-name="Internet_20_link" text:visited-style-name="Visited_20_Internet_20_Link"><text:span text:style-name="T371">http://www.swpc.noaa.gov/products/</text:span></text:a></text:p>
      </text:section>
      <text:section text:style-name="Sect13" text:name="Section31">
        <text:p text:style-name="P146"><text:span text:style-name="T366">4 <text:s text:c="5"/></text:span><text:a xlink:type="simple" xlink:href="http://sidc.be/silso/forecasts" text:style-name="Internet_20_link" text:visited-style-name="Visited_20_Internet_20_Link"><text:span text:style-name="T371">http://sidc.be/silso/forecasts</text:span></text:a></text:p>
        <text:p text:style-name="P147">solar-cycle-progression</text:p>
      </text:section>
      <text:p text:style-name="P347"/>
      <text:p text:style-name="P90"><text:span text:style-name="T384"><text:s/></text:span><text:span text:style-name="T384"><draw:custom-shape text:anchor-type="as-char" svg:y="0in" draw:z-index="10" draw:style-name="gr8" draw:text-style-name="P385" svg:width="7.0815in" svg:height="4.7197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30"/><text:p text:style-name="P350"><text:span text:style-name="T36">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21"><text:span text:style-name="T76">Fig.</text:span><text:span text:style-name="T81"> </text:span><text:span text:style-name="T76">11.</text:span><text:span text:style-name="T81"> </text:span><text:span text:style-name="T63">Radial</text:span><text:span text:style-name="T80"> </text:span><text:span text:style-name="T63">extrapolation</text:span><text:span text:style-name="T80"> </text:span><text:span text:style-name="T63">of</text:span><text:span text:style-name="T80"> </text:span><text:span text:style-name="T63">the</text:span><text:span text:style-name="T80"> </text:span><text:span text:style-name="T63">solar</text:span><text:span text:style-name="T80"> </text:span><text:span text:style-name="T63">wind</text:span><text:span text:style-name="T80"> </text:span><text:span text:style-name="T63">parameters</text:span><text:span text:style-name="T80"> </text:span><text:span text:style-name="T63">to</text:span><text:span text:style-name="T80"> </text:span><text:span text:style-name="T63">the</text:span><text:span text:style-name="T80"> </text:span><text:span text:style-name="T63">PSP</text:span><text:span text:style-name="T80"> </text:span><text:span text:style-name="T63">orbit</text:span><text:span text:style-name="T80"> </text:span><text:span text:style-name="T63">region.</text:span><text:span text:style-name="T80"> </text:span><text:span text:style-name="T63">The</text:span><text:span text:style-name="T80"> </text:span><text:span text:style-name="T63">from</text:span><text:span text:style-name="T80"> </text:span><text:span text:style-name="T63">Helios</text:span><text:span text:style-name="T80"> </text:span><text:span text:style-name="T63">and</text:span><text:span text:style-name="T80"> </text:span><text:span text:style-name="T63">OMNI</text:span><text:span text:style-name="T80"> </text:span><text:span text:style-name="T63">measurements</text:span><text:span text:style-name="T80"> </text:span><text:span text:style-name="T63">obtained</text:span><text:span text:style-name="T80"> </text:span><text:span text:style-name="T63">models</text:span><text:span text:style-name="T80"> </text:span><text:span text:style-name="T63">are extrapolated to the PSP region—for the extreme cases of solar minimum (SSN </text:span><text:span text:style-name="T95">= </text:span><text:span text:style-name="T63">0) and maximum (SSN </text:span><text:span text:style-name="T95">= </text:span><text:span text:style-name="T63">200). Note that there is a time lag to the SSN depending on the solar wind parameter. The magnetic field radial dependence is slightly flatter than the analytic DQCS model for </text:span><text:soft-page-break/><text:span text:style-name="T63">solar minimum</text:span><text:span text:style-name="T87"> </text:span><text:span text:style-name="T63">which</text:span><text:span text:style-name="T88"> </text:span><text:span text:style-name="T63">Banaszkiewicz</text:span><text:span text:style-name="T87"> </text:span><text:span text:style-name="T63">et</text:span><text:span text:style-name="T88"> </text:span><text:span text:style-name="T63">al.</text:span><text:span text:style-name="T87"> </text:span><text:span text:style-name="T63">(1998)</text:span><text:span text:style-name="T88"> </text:span><text:span text:style-name="T63">derived.</text:span><text:span text:style-name="T87"> </text:span><text:span text:style-name="T63">Below</text:span><text:span text:style-name="T88"> </text:span><text:span text:style-name="T63">20</text:span><text:span text:style-name="T83"> </text:span><text:span text:style-name="T63">R</text:span><text:span text:style-name="T390">s</text:span><text:span text:style-name="T391"> </text:span><text:span text:style-name="T63">the</text:span><text:span text:style-name="T87"> </text:span><text:span text:style-name="T63">slow</text:span><text:span text:style-name="T88"> </text:span><text:span text:style-name="T63">wind</text:span><text:span text:style-name="T87"> </text:span><text:span text:style-name="T63">velocity</text:span><text:span text:style-name="T88"> </text:span><text:span text:style-name="T63">is</text:span><text:span text:style-name="T87"> </text:span><text:span text:style-name="T63">overestimated</text:span><text:span text:style-name="T88"> </text:span><text:span text:style-name="T63">in</text:span><text:span text:style-name="T87"> </text:span><text:span text:style-name="T63">comparison</text:span><text:span text:style-name="T88"> </text:span><text:span text:style-name="T63">to</text:span><text:span text:style-name="T87"> </text:span><text:span text:style-name="T63">the</text:span><text:span text:style-name="T88"> </text:span><text:span text:style-name="T63">measurements</text:span><text:span text:style-name="T87"> </text:span><text:span text:style-name="T63">from </text:span><text:span text:style-name="T75">Wang</text:span><text:span text:style-name="T64"> </text:span><text:span text:style-name="T63">et</text:span><text:span text:style-name="T64"> </text:span><text:span text:style-name="T63">al.</text:span><text:span text:style-name="T64"> </text:span><text:span text:style-name="T63">(2000))</text:span><text:span text:style-name="T64"> </text:span><text:span text:style-name="T63">and</text:span><text:span text:style-name="T64"> </text:span><text:span text:style-name="T63">(Sheeley</text:span><text:span text:style-name="T64"> </text:span><text:span text:style-name="T63">et</text:span><text:span text:style-name="T64"> </text:span><text:span text:style-name="T63">al.</text:span><text:span text:style-name="T64"> </text:span><text:span text:style-name="T63">1997).</text:span><text:span text:style-name="T64"> </text:span><text:span text:style-name="T63">They</text:span><text:span text:style-name="T64"> </text:span><text:span text:style-name="T63">derived</text:span><text:span text:style-name="T64"> </text:span><text:span text:style-name="T63">temperature</text:span><text:span text:style-name="T64"> </text:span><text:span text:style-name="T63">and</text:span><text:span text:style-name="T64"> </text:span><text:span text:style-name="T63">sonic</text:span><text:span text:style-name="T64"> </text:span><text:span text:style-name="T63">point</text:span><text:span text:style-name="T64"> </text:span><text:span text:style-name="T63">values</text:span><text:span text:style-name="T64"> </text:span><text:span text:style-name="T63">for</text:span><text:span text:style-name="T64"> </text:span><text:span text:style-name="T63">slow</text:span><text:span text:style-name="T64"> </text:span><text:span text:style-name="T63">solar</text:span><text:span text:style-name="T64"> </text:span><text:span text:style-name="T63">wind</text:span><text:span text:style-name="T64"> </text:span><text:span text:style-name="T63">with</text:span><text:span text:style-name="T64"> </text:span><text:span text:style-name="T63">the</text:span><text:span text:style-name="T64"> </text:span><text:span text:style-name="T63">isothermal</text:span><text:span text:style-name="T64"> </text:span><text:span text:style-name="T63">expansion model</text:span><text:span text:style-name="T75"> </text:span><text:span text:style-name="T63">(Parker</text:span><text:span text:style-name="T75"> </text:span><text:span text:style-name="T63">1958).</text:span><text:span text:style-name="T75"> </text:span><text:span text:style-name="T63">Down</text:span><text:span text:style-name="T75"> </text:span><text:span text:style-name="T63">to</text:span><text:span text:style-name="T75"> </text:span><text:span text:style-name="T63">PSP’s</text:span><text:span text:style-name="T75"> </text:span><text:span text:style-name="T63">perihelion</text:span><text:span text:style-name="T75"> </text:span><text:span text:style-name="T63">the</text:span><text:span text:style-name="T75"> </text:span><text:span text:style-name="T63">density</text:span><text:span text:style-name="T75"> </text:span><text:span text:style-name="T63">is</text:span><text:span text:style-name="T75"> </text:span><text:span text:style-name="T63">in</text:span><text:span text:style-name="T75"> </text:span><text:span text:style-name="T63">good</text:span><text:span text:style-name="T75"> </text:span><text:span text:style-name="T63">agreement</text:span><text:span text:style-name="T75"> </text:span><text:span text:style-name="T63">with</text:span><text:span text:style-name="T75"> </text:span><text:span text:style-name="T63">the</text:span><text:span text:style-name="T75"> </text:span><text:span text:style-name="T63">model</text:span><text:span text:style-name="T75"> </text:span><text:span text:style-name="T63">from</text:span><text:span text:style-name="T75"> </text:span><text:span text:style-name="T63">Leblanc</text:span><text:span text:style-name="T75"> </text:span><text:span text:style-name="T63">et</text:span><text:span text:style-name="T75"> </text:span><text:span text:style-name="T63">al.</text:span><text:span text:style-name="T75"> </text:span><text:span text:style-name="T63">(1998).</text:span><text:span text:style-name="T75"> </text:span><text:span text:style-name="T63">to</text:span><text:span text:style-name="T75"> </text:span><text:span text:style-name="T63">1-column...?</text:span></text:p>
      <text:p text:style-name="P234"/>
      <text:section text:style-name="Sect2" text:name="Section32">
        <text:p text:style-name="P286">plus<text:span text:style-name="T422"> </text:span>current<text:span text:style-name="T422"> </text:span>sheet<text:span text:style-name="T422"> </text:span>(DQCS)<text:span text:style-name="T422"> </text:span>model.<text:span text:style-name="T422"> </text:span><text:span text:style-name="T178">We </text:span>attribute<text:span text:style-name="T422"> </text:span>this<text:span text:style-name="T422"> </text:span>e<text:span text:style-name="T93">ff</text:span>ect<text:span text:style-name="T422"> </text:span>to<text:span text:style-name="T180"> </text:span>the<text:span text:style-name="T224"> </text:span>from<text:span text:style-name="T224"> </text:span>a<text:span text:style-name="T224"> </text:span>lognormal<text:span text:style-name="T224"> </text:span>shape<text:span text:style-name="T224"> </text:span>deviating<text:span text:style-name="T224"> </text:span>distribution<text:span text:style-name="T224"> </text:span>(see<text:span text:style-name="T224"> </text:span>Sect.<text:span text:style-name="T224"> </text:span>5.2).</text:p>
        <text:p text:style-name="P236"/>
        <text:p text:style-name="P188">Alfvénic critical surface i.e. source surface (see Fox before 2.1)</text:p>
        <text:p text:style-name="P92">in direction to the Sun is at about 2<text:span text:style-name="T93">.</text:span>5 R<text:span text:style-name="T307">s </text:span>the source surface (Schatten1969)</text:p>
        <text:p text:style-name="P92">sonic and Alfvénic critical point positions (see Sittler &amp; Guhathakurta (1999))</text:p>
        <text:p text:style-name="P92">sonic point and slow solar wind origin (Sheeley et al. 1997) approaching these regions, acceleration plays a role</text:p>
        <text:p text:style-name="P169"/>
        <text:p text:style-name="P188">Wang et al. (2000), sources of slow solar wind <text:span text:style-name="T93">+ </text:span>IMF regulation mechanism <text:span text:style-name="T93">+ </text:span>blobs; compare with our slow V lognormal part; Parker solution</text:p>
        <text:p text:style-name="P42">-<text:span text:style-name="T93">&gt; </text:span>below 20 Rs PSP will fly well into sw acceleration region</text:p>
        <text:p text:style-name="P6"/>
        <text:p text:style-name="P188">Sheeley et al. (1997) -<text:span text:style-name="T93">&gt; </text:span>LASCO coronagraph observed speed profile of coronal features tracing the slow solar wind, 2–30 Rs</text:p>
        <text:list xml:id="list150642442609469" text:continue-list="list3603218033718337518" text:style-name="WWNum1">
          <text:list-item>
            <text:p text:style-name="P375"><text:span text:style-name="T227">sonic point 5–6</text:span><text:span text:style-name="T267"> </text:span><text:span text:style-name="T227">Rs</text:span></text:p>
          </text:list-item>
          <text:list-item>
            <text:p text:style-name="P378"><text:span text:style-name="T227">slow solar wind origin 3–4</text:span><text:span text:style-name="T265"> </text:span><text:span text:style-name="T227">Rs</text:span></text:p>
          </text:list-item>
        </text:list>
        <text:p text:style-name="P253"/>
        <text:p text:style-name="P188">The near-Sun (PSP perihelion) solar wind velocity is expected to be slower than our model’s estimates, because <text:s text:c="2"/>the</text:p>
        <text:p text:style-name="P139">position of the source (Alfvénic critical) surface is predicted to lie between 15–30 Rs (Schatten1969, Sittler1999,<text:span text:style-name="T378"> </text:span>Exarhos2000, Katsikas2010, Goelzer2014; choose references...), up to which the solar wind is believed to be<text:span text:style-name="T191"> </text:span>accelerated.</text:p>
        <text:p text:style-name="P132">The Parker (1958) model of an isothermal expanding corona with a temperature of 10<text:span text:style-name="T200">6 </text:span>K and a critical radius of 5<text:span text:style-name="T93">.</text:span>8 R<text:span text:style-name="T307">s</text:span>.</text:p>
        <text:p text:style-name="P255"/>
        <text:p text:style-name="P201">We expect that even our Sun-nearest extrapolated density at PSP perihelion agrees well with the actual, since Leblanc et al. (1998) derived an electron density model from type III radio</text:p>
        <text:p text:style-name="P140">burst observations. Their model shows that the density distance dependency scales with <text:span text:style-name="T305">r</text:span><text:span text:style-name="T205">−</text:span><text:span text:style-name="T200">2 </text:span>and steepens not until below 10 R<text:span text:style-name="T307">s </text:span>with <text:span text:style-name="T305">r</text:span><text:span text:style-name="T205">−</text:span><text:span text:style-name="T200">6 <text:s/></text:span>(see Fig. 11).</text:p>
        <text:p text:style-name="P225"/>
        <text:p text:style-name="P287">magnetic field and temperature: crossing distance e<text:span text:style-name="T93">ff</text:span>ect</text:p>
        <text:p text:style-name="P4"/>
        <text:p text:style-name="P186"/>
        <text:list xml:id="list150641501685536" text:continue-list="list150641023736735" text:style-name="WWNum2">
          <text:list-item>
            <text:list>
              <text:list-item>
                <text:p text:style-name="P369"><text:span text:style-name="T101">PSP solar wind environment</text:span><text:span text:style-name="T110"> </text:span><text:span text:style-name="T101">estimation</text:span></text:p>
              </text:list-item>
            </text:list>
          </text:list-item>
        </text:list>
        <text:p text:style-name="P141">Implementing<text:span text:style-name="T194"> </text:span>the<text:span text:style-name="T194"> </text:span>orbital<text:span text:style-name="T194"> </text:span>distance<text:span text:style-name="T194"> </text:span>data<text:span text:style-name="T194"> </text:span>and<text:span text:style-name="T194"> </text:span>predicted<text:span text:style-name="T194"> </text:span>SSN<text:span text:style-name="T194"> </text:span>for<text:span text:style-name="T194"> </text:span>the mission time we can derive <text:span text:style-name="T169">PSP’s </text:span>estimated solar wind<text:span text:style-name="T363"> </text:span>environ- ment <text:span text:style-name="T424">W</text:span><text:span text:style-name="T213">,,,</text:span><text:span text:style-name="T423">(</text:span><text:span text:style-name="T424">x</text:span><text:span text:style-name="T140">, </text:span><text:span text:style-name="T389">ssn</text:span><text:span text:style-name="T129">,</text:span><text:span text:style-name="T141"> </text:span><text:span text:style-name="T305">r</text:span>).</text:p>
        <text:p text:style-name="P132">The<text:span text:style-name="T222"> </text:span>zoom<text:span text:style-name="T222"> </text:span>into<text:span text:style-name="T222"> </text:span>the<text:span text:style-name="T222"> </text:span>first<text:span text:style-name="T222"> </text:span>and<text:span text:style-name="T222"> </text:span>the<text:span text:style-name="T222"> </text:span>nearest<text:span text:style-name="T222"> </text:span>perihelia<text:span text:style-name="T222"> </text:span>show<text:span text:style-name="T222"> </text:span>which<text:span text:style-name="T222"> </text:span>so- lar wind parameter magnitudes can be expected there (Figs. <text:span text:style-name="T425"><text:s/></text:span>12</text:p>
      </text:section>
      <text:p text:style-name="P359"/>
      <text:p text:style-name="Text_20_body"/>
      <text:p text:style-name="Text_20_body"/>
      <text:p text:style-name="Text_20_body"/>
      <text:p text:style-name="Text_20_body"/>
      <text:p text:style-name="Text_20_body"/>
      <text:p text:style-name="Text_20_body"/>
      <text:p text:style-name="P245"/>
      <text:p text:style-name="P335"><draw:g text:anchor-type="paragraph" draw:z-index="33" draw:name="Group 9" draw:style-name="gr27"><draw:polygon draw:name="Line 13" draw:style-name="gr28" draw:text-style-name="P386" svg:width="0in" svg:height="0in" svg:x="0.0862in" svg:y="-0.1571in" svg:viewBox="0 0 0 0" draw:points="0,0"><text:p/></draw:polygon><draw:line draw:name="Line 12" draw:style-name="gr28" draw:text-style-name="P386" svg:x1="1.9701in" svg:y1="-2.0457in" svg:x2="4.4799in" svg:y2="0.465in"><text:p/></draw:line><draw:line draw:name="Line 11" draw:style-name="gr28" draw:text-style-name="P386" svg:x1="0.0866in" svg:y1="-0.1618in" svg:x2="2.5965in" svg:y2="2.3488in"><text:p/></draw:line><draw:polygon draw:name="Line 10" draw:style-name="gr28" draw:text-style-name="P386" svg:width="0in" svg:height="0in" svg:x="2.5925in" svg:y="2.3496in" svg:viewBox="0 0 0 0" draw:points="0,0"><text:p/></draw:polygon></draw:g><draw:g text:anchor-type="paragraph" draw:z-index="35" draw:name="Group 4" draw:style-name="gr37"><draw:line draw:name="Line 8" draw:style-name="gr28" draw:text-style-name="P386" svg:x1="4.2118in" svg:y1="1.4862in" svg:x2="4.2126in" svg:y2="1.4862in"><text:p/></draw:line><draw:line draw:name="Line 7" draw:style-name="gr28" draw:text-style-name="P386" svg:x1="4.2091in" svg:y1="-1.1819in" svg:x2="7.7591in" svg:y2="-1.1811in"><text:p/></draw:line><draw:line draw:name="Line 6" draw:style-name="gr28" draw:text-style-name="P386" svg:x1="4.2091in" svg:y1="1.4827in" svg:x2="7.7591in" svg:y2="1.4835in"><text:p/></draw:line><draw:line draw:name="Line 5" draw:style-name="gr28" draw:text-style-name="P386" svg:x1="7.7563in" svg:y1="1.4862in" svg:x2="7.7571in" svg:y2="1.4862in"><text:p/></draw:line></draw:g>figures/SPP_orbit_predicted_SSN_overview_e_plot.pdffigures/SPP_perihelia_prediction_nearest_e_plot.pdf</text:p>
      <text:p text:style-name="P8"/>
      <text:p text:style-name="P8"/>
      <text:p text:style-name="P8"/>
      <text:p text:style-name="P8"/>
      <text:p text:style-name="P8"/>
      <text:p text:style-name="P8"/>
      <text:p text:style-name="P170"/>
      <text:section text:style-name="Sect14" text:name="Section33">
        <text:p text:style-name="P40"><draw:custom-shape text:anchor-type="paragraph" draw:z-index="13" draw:name="Text Box 3" draw:style-name="gr12" draw:text-style-name="P385" svg:width="3.5386in" svg:height="2.6567in" svg:x="0.5146in" svg:y="1.152in"><text:p text:style-name="P5"/><text:p text:style-name="P5"/><text:p text:style-name="P5"/><text:p text:style-name="P5"/><text:p text:style-name="P5"/><text:p text:style-name="P5"/><text:p text:style-name="P5"/><text:p text:style-name="P355"><text:span text:style-name="T37">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6">Fig. 10. </text:span><text:span text:style-name="T63">PSP’s solar distance during its mission time (top). Consec- utive </text:span><text:span text:style-name="T75">Venus </text:span><text:span text:style-name="T63">flybys bring its perihelia nearer to the Sun. Actual and predicted SSN (bottom), i.e. SIDC 13-month smoothed monthly actual SSN,</text:span><text:span text:style-name="T82"> </text:span><text:span text:style-name="T63">SIDC</text:span><text:span text:style-name="T82"> </text:span><text:span text:style-name="T63">prediction,</text:span><text:span text:style-name="T82"> </text:span><text:span text:style-name="T63">SWPC</text:span><text:span text:style-name="T82"> </text:span><text:span text:style-name="T63">prediction</text:span><text:span text:style-name="T65"> </text:span><text:span text:style-name="T63">and</text:span><text:span text:style-name="T82"> </text:span><text:span text:style-name="T63">simply</text:span><text:span text:style-name="T82"> </text:span><text:span text:style-name="T63">by</text:span><text:span text:style-name="T82"> </text:span><text:span text:style-name="T63">11</text:span><text:span text:style-name="T82"> </text:span><text:span text:style-name="T63">years</text:span><text:span text:style-name="T82"> </text:span><text:span text:style-name="T63">shifted SSN</text:span><text:span text:style-name="T82"> </text:span><text:span text:style-name="T63">from</text:span><text:span text:style-name="T82"> </text:span><text:span text:style-name="T63">previous</text:span><text:span text:style-name="T82"> </text:span><text:span text:style-name="T63">cycle</text:span><text:span text:style-name="T82"> </text:span><text:span text:style-name="T63">24,</text:span><text:span text:style-name="T82"> </text:span><text:span text:style-name="T63">together</text:span><text:span text:style-name="T82"> </text:span><text:span text:style-name="T63">with</text:span><text:span text:style-name="T82"> </text:span><text:span text:style-name="T63">two</text:span><text:span text:style-name="T82"> </text:span><text:span text:style-name="T63">alternative</text:span><text:span text:style-name="T82"> </text:span><text:span text:style-name="T63">trends</text:span><text:span text:style-name="T82"> </text:span><text:span text:style-name="T63">of</text:span><text:span text:style-name="T82"> </text:span><text:span text:style-name="T63">half and twice its</text:span><text:span text:style-name="T71"> </text:span><text:span text:style-name="T63">amplitud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6"/>
        <text:p text:style-name="P81"><text:span text:style-name="T76">Fig.</text:span><text:span text:style-name="T79"> </text:span><text:span text:style-name="T76">12.</text:span><text:span text:style-name="T79"> </text:span><text:span text:style-name="T63">Estimated</text:span><text:span text:style-name="T78"> </text:span><text:span text:style-name="T63">solar</text:span><text:span text:style-name="T78"> </text:span><text:span text:style-name="T63">wind</text:span><text:span text:style-name="T78"> </text:span><text:span text:style-name="T63">parameter</text:span><text:span text:style-name="T78"> </text:span><text:span text:style-name="T63">medians</text:span><text:span text:style-name="T78"> </text:span><text:span text:style-name="T63">(black)</text:span><text:span text:style-name="T78"> </text:span><text:span text:style-name="T63">and</text:span><text:span text:style-name="T78"> </text:span><text:span text:style-name="T63">their</text:span><text:span text:style-name="T78"> </text:span><text:span text:style-name="T63">error bands</text:span><text:span text:style-name="T91"> </text:span><text:span text:style-name="T63">(grey)</text:span><text:span text:style-name="T91"> </text:span><text:span text:style-name="T63">during</text:span><text:span text:style-name="T91"> </text:span><text:span text:style-name="T63">12</text:span><text:span text:style-name="T91"> </text:span><text:span text:style-name="T63">days</text:span><text:span text:style-name="T91"> </text:span><text:span text:style-name="T63">in</text:span><text:span text:style-name="T91"> </text:span><text:span text:style-name="T63">2018</text:span><text:span text:style-name="T91"> </text:span><text:span text:style-name="T63">with</text:span><text:span text:style-name="T91"> </text:span><text:span text:style-name="T63">PSP’s</text:span><text:span text:style-name="T91"> </text:span><text:span text:style-name="T63">first</text:span><text:span text:style-name="T91"> </text:span><text:span text:style-name="T63">perihelion</text:span><text:span text:style-name="T91"> </text:span><text:span text:style-name="T63">at</text:span><text:span text:style-name="T91"> </text:span><text:span text:style-name="T63">about</text:span></text:p>
        <text:p text:style-name="P81"><text:span text:style-name="T63">0</text:span><text:span text:style-name="T95">.</text:span><text:span text:style-name="T63">16</text:span><text:span text:style-name="T68"> </text:span><text:span text:style-name="T63">au.</text:span><text:span text:style-name="T71"> </text:span><text:span text:style-name="T63">For</text:span><text:span text:style-name="T71"> </text:span><text:span text:style-name="T63">the</text:span><text:span text:style-name="T71"> </text:span><text:span text:style-name="T63">velocity</text:span><text:span text:style-name="T71"> </text:span><text:span text:style-name="T63">the</text:span><text:span text:style-name="T71"> </text:span><text:span text:style-name="T63">combined</text:span><text:span text:style-name="T71"> </text:span><text:span text:style-name="T63">median</text:span><text:span text:style-name="T71"> </text:span><text:span text:style-name="T63">is</text:span><text:span text:style-name="T71"> </text:span><text:span text:style-name="T63">calculated</text:span><text:span text:style-name="T71"> </text:span><text:span text:style-name="T63">and</text:span><text:span text:style-name="T71"> </text:span><text:span text:style-name="T63">also</text:span><text:span text:style-name="T71"> </text:span><text:span text:style-name="T63">the SSN independent slow and fast parts are plotted</text:span><text:span text:style-name="T92"> </text:span><text:span text:style-name="T63">(dotted).</text:span></text:p>
        <text:p text:style-name="P3"/>
        <text:p text:style-name="P175"/>
        <text:p text:style-name="P95">and 13).</text:p>
        <text:p text:style-name="P4"/>
        <text:p text:style-name="P162"/>
        <text:list xml:id="list150641412258828" text:continue-numbering="true" text:style-name="WWNum2">
          <text:list-item>
            <text:list>
              <text:list-item>
                <text:p text:style-name="P369"><text:span text:style-name="T101">Model validity and error</text:span><text:span text:style-name="T111"> </text:span><text:span text:style-name="T101">sources</text:span></text:p>
              </text:list-item>
            </text:list>
          </text:list-item>
        </text:list>
        <text:p text:style-name="P110">validity and estimation of error size outside of valid model range...</text:p>
        <text:p text:style-name="P288">derive heliocentric distance depending error... list simplifications<text:span text:style-name="T93">/</text:span>approximations...</text:p>
        <text:p text:style-name="P196">error estimation for general model and extreme value tendencies</text:p>
        <text:p text:style-name="P154"><text:span text:style-name="T76">Fig.</text:span><text:span text:style-name="T79"> </text:span><text:span text:style-name="T76">13.</text:span><text:span text:style-name="T79"> </text:span><text:span text:style-name="T63">Estimated</text:span><text:span text:style-name="T78"> </text:span><text:span text:style-name="T63">solar</text:span><text:span text:style-name="T78"> </text:span><text:span text:style-name="T63">wind</text:span><text:span text:style-name="T78"> </text:span><text:span text:style-name="T63">parameter</text:span><text:span text:style-name="T78"> </text:span><text:span text:style-name="T63">medians</text:span><text:span text:style-name="T78"> </text:span><text:span text:style-name="T63">(black)</text:span><text:span text:style-name="T78"> </text:span><text:span text:style-name="T63">and</text:span><text:span text:style-name="T78"> </text:span><text:span text:style-name="T63">their</text:span><text:span text:style-name="T78"> </text:span><text:span text:style-name="T63">error bands (grey) during during 12 days in 2024 with PSP’s nearest perihe- lion at 0</text:span><text:span text:style-name="T95">.</text:span><text:span text:style-name="T63">0459 au. For the velocity the combined median is calculated and</text:span><text:span text:style-name="T75"> </text:span><text:span text:style-name="T63">also</text:span><text:span text:style-name="T75"> </text:span><text:span text:style-name="T63">the</text:span><text:span text:style-name="T75"> </text:span><text:span text:style-name="T63">SSN</text:span><text:span text:style-name="T75"> </text:span><text:span text:style-name="T63">independent</text:span><text:span text:style-name="T75"> </text:span><text:span text:style-name="T63">slow</text:span><text:span text:style-name="T75"> </text:span><text:span text:style-name="T63">and</text:span><text:span text:style-name="T75"> </text:span><text:span text:style-name="T63">fast</text:span><text:span text:style-name="T75"> </text:span><text:span text:style-name="T63">parts</text:span><text:span text:style-name="T75"> </text:span><text:span text:style-name="T63">are</text:span><text:span text:style-name="T75"> </text:span><text:span text:style-name="T63">plotted</text:span><text:span text:style-name="T75"> </text:span><text:span text:style-name="T63">(dotted).</text:span></text:p>
        <text:p text:style-name="P3"/>
        <text:p text:style-name="P211">error sources:</text:p>
        <text:list xml:id="list150642274876697" text:continue-list="list150642442609469" text:style-name="WWNum1">
          <text:list-item>
            <text:p text:style-name="P379">extrapolation</text:p>
          </text:list-item>
          <text:list-item>
            <text:p text:style-name="P376"><text:span text:style-name="T227">lognormal</text:span><text:span text:style-name="T239"> </text:span><text:span text:style-name="T227">model</text:span></text:p>
          </text:list-item>
          <text:list-item>
            <text:p text:style-name="P377"><text:span text:style-name="T227">SSN</text:span><text:span text:style-name="T260"> </text:span><text:span text:style-name="T227">variance</text:span></text:p>
          </text:list-item>
        </text:list>
        <text:p text:style-name="P175"/>
        <text:p text:style-name="P289">all estimates outside these boundaries are extrapolations with large uncertainties.</text:p>
        <text:p text:style-name="P176"/>
        <text:p text:style-name="P208">discuss high value zoom figures</text:p>
        <text:p text:style-name="P175"/>
        <text:p text:style-name="P289">The solar wind parameters vary with solar distance as well as<text:span text:style-name="T172"> </text:span>with<text:span text:style-name="T172"> </text:span>latitudinal<text:span text:style-name="T172"> </text:span>separation<text:span text:style-name="T172"> </text:span>from<text:span text:style-name="T172"> </text:span>the<text:span text:style-name="T172"> </text:span>heliospheric<text:span text:style-name="T172"> </text:span>current<text:span text:style-name="T172"> </text:span>sheet (HCS).</text:p>
        <text:p text:style-name="P155"><draw:custom-shape text:anchor-type="paragraph" draw:z-index="45" draw:name="Text Box 2" draw:style-name="gr47" draw:text-style-name="P385" svg:width="0.0886in" svg:height="0.2512in" svg:x="6.5626in" svg:y="0.4583in"><text:p text:style-name="P15"><text:span text:style-name="T3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93">&gt; </text:span>2 % (cite?) as the Earth orbits the Sun. Furthermore, its orbit within the ecliptic leads to a yearly variation of 7<text:span text:style-name="T93">.</text:span>2<text:span text:style-name="T205">◦ </text:span>in heliospheric latitude.</text:p>
        <text:p text:style-name="P155">The HCS’s position in latitude is highly variable around the solar equator (Schwenn 1990, p. 127 <text:span text:style-name="T93">ff</text:span>.?).</text:p>
        <text:p text:style-name="P187"/>
        <text:p text:style-name="P290">Error estimation over the year (seasonal<text:span text:style-name="T93">/</text:span>monthly) -<text:span text:style-name="T93">&gt; </text:span>we expect variations to be less than 5 %</text:p>
        <text:p text:style-name="P4"/>
        <text:p text:style-name="P177"/>
        <text:list xml:id="list150641260196152" text:continue-list="list150641412258828" text:style-name="WWNum2">
          <text:list-item>
            <text:h text:style-name="P364" text:outline-level="1"><text:span text:style-name="T167">Results and</text:span><text:span text:style-name="T426"> </text:span><text:span text:style-name="T167">discussion</text:span></text:h>
          </text:list-item>
        </text:list>
        <text:p text:style-name="P65">list of results:</text:p>
        <text:list xml:id="list150641589782278" text:continue-list="list150642274876697" text:style-name="WWNum1">
          <text:list-item>
            <text:p text:style-name="P382">empirical solar wind model for inner heliosphere within ecliptic</text:p>
          </text:list-item>
          <text:list-item>
            <text:p text:style-name="P374"><text:span text:style-name="T227">low velocity at 0.0459</text:span><text:span text:style-name="T268"> </text:span><text:span text:style-name="T227">au</text:span></text:p>
          </text:list-item>
          <text:list-item>
            <text:p text:style-name="P380"><text:span text:style-name="T227">slow</text:span><text:span text:style-name="T112">/</text:span><text:span text:style-name="T227">fast ratio SSN</text:span><text:span text:style-name="T269"> </text:span><text:span text:style-name="T227">dependency</text:span></text:p>
          </text:list-item>
          <text:list-item>
            <text:p text:style-name="P376"><text:span text:style-name="T227">application validity of lognormal</text:span><text:span text:style-name="T270"> </text:span><text:span text:style-name="T227">distributions</text:span></text:p>
          </text:list-item>
        </text:list>
        <text:p text:style-name="P50">–<text:span text:style-name="T93">&gt; </text:span>B inversion of frequency distribution</text:p>
        <text:p text:style-name="P291">—<text:span text:style-name="T93">&gt; </text:span>magnetic field distribution’s with distance increasing high value tail -<text:span text:style-name="T93">&gt; </text:span>source are compression regions (why with density no increase?); look into Parker1958’s B-field formula...</text:p>
        <text:p text:style-name="P292">varying shape with distance is indicator for internal physical processes (mixing<text:span text:style-name="T93">/</text:span>turbulence...)</text:p>
      </text:section>
      <text:p text:style-name="P360"/>
      <text:section text:style-name="Sect15" text:name="Section34">
        <text:p text:style-name="P197">Balogh et al. (1999) p. 162 <text:span text:style-name="T93">ff </text:span>(origin and formation of CIRs in inner heliosphere with Helios data; latitude V dependence) Balogh2009 (HMF review <text:span text:style-name="T93">+ </text:span>inner heliosheath)</text:p>
        <text:p text:style-name="P43">Aschwanden2004, p. 29</text:p>
        <text:p text:style-name="P168"/>
        <text:p text:style-name="P252">individual velocity part discussion -<text:span text:style-name="T93">&gt; </text:span>there is no specific velocity threshold between slow and fast solar wind types, the<text:span text:style-name="T180"> </text:span>velocity ranges of both types overlap.</text:p>
        <text:p text:style-name="P93">Not only the slowest wind but also the fastest wind is expected to converge to the average speed (Sanchez-Diaz2016 p. 2835, using MHD-model -<text:span text:style-name="T93">&gt; </text:span>very slow solar wind is continuation of slow wind) (because of interaction).</text:p>
        <text:p text:style-name="P168"/>
        <text:p text:style-name="P252">The ratio of both varies with solar activity, e.g. 3 years <text:s/>after maximum, polar coronal holes are observed to often have equatorial extensions (cite?). see and use Bougeret et al. (1984) p.<text:span text:style-name="T222"> </text:span>498...</text:p>
        <text:p text:style-name="P212">larger influx from higher latitudes (see figure b))</text:p>
        <text:p text:style-name="P11"/>
        <text:p text:style-name="P251">In most studies the density distance dependence is assumed to scale with <text:span text:style-name="T305">r</text:span><text:span text:style-name="T205">−</text:span><text:span text:style-name="T200">2 </text:span>(cites), assuming a constant velocity.</text:p>
        <text:p text:style-name="P13"/>
        <text:p text:style-name="P241"/>
        <text:list xml:id="list150641648148192" text:continue-list="list150641260196152" text:style-name="WWNum2">
          <text:list-item>
            <text:h text:style-name="P366" text:outline-level="1">Conclusions</text:h>
          </text:list-item>
        </text:list>
        <text:p text:style-name="P111">Further investigations should be done into structure extrapola- tions; outward extension of model to Mars seems feasable...</text:p>
        <text:p text:style-name="P213">Further questions:</text:p>
        <text:p text:style-name="P112">nearer to the Sun (at and below the source surface) the solar wind expansion in the ecliptic should be less spherical but<text:span text:style-name="T394"> </text:span>more circular due to the influx from higher latitudes. <text:span text:style-name="T93">=&gt; </text:span>density exponent <text:span text:style-name="T93">&gt;</text:span><text:span text:style-name="T142"> </text:span>-2</text:p>
        <text:p text:style-name="P96">see Li2011 Fig. 1</text:p>
        <text:p text:style-name="P178"/>
        <text:p text:style-name="P82"><text:span text:style-name="T427">Acknowledgements. </text:span><text:span text:style-name="T428">This work was done within the scope of the Coronagraphic German and US SolarProbePlus Survey (CGAUSS), funded by the German Aerospace Center (DLR) (grant number...).</text:span></text:p>
        <text:p text:style-name="P82"><text:span text:style-name="T428">The authors thank the Helios and OMNI PIs</text:span><text:span text:style-name="T143">/</text:span><text:span text:style-name="T428">teams for creating and making available</text:span><text:span text:style-name="T429"> </text:span><text:span text:style-name="T428">the</text:span><text:span text:style-name="T429"> </text:span><text:span text:style-name="T428">solar</text:span><text:span text:style-name="T429"> </text:span><text:span text:style-name="T428">wind</text:span><text:span text:style-name="T429"> </text:span><text:span text:style-name="T428">in</text:span><text:span text:style-name="T429"> </text:span><text:span text:style-name="T428">situ</text:span><text:span text:style-name="T429"> </text:span><text:span text:style-name="T428">data.</text:span><text:span text:style-name="T429"> </text:span><text:span text:style-name="T428">The</text:span><text:span text:style-name="T429"> </text:span><text:span text:style-name="T428">Helios</text:span><text:span text:style-name="T429"> </text:span><text:span text:style-name="T428">and</text:span><text:span text:style-name="T429"> </text:span><text:span text:style-name="T428">the</text:span><text:span text:style-name="T429"> </text:span><text:span text:style-name="T428">OMNI</text:span><text:span text:style-name="T429"> </text:span><text:span text:style-name="T428">data</text:span><text:span text:style-name="T429"> </text:span><text:span text:style-name="T428">are</text:span><text:span text:style-name="T429"> </text:span><text:span text:style-name="T428">supplied by the NASA Space Science Data Coordinated Archive (NSSDCA) and the Space Physics Data Facility (SPDF) at </text:span><text:span text:style-name="T431">NASA’s </text:span><text:span text:style-name="T428">Goddard Space Flight Center (GSFC).</text:span></text:p>
        <text:p text:style-name="P82"><text:span text:style-name="T428">Additional thanks for maintaining and providing the international sunspot number series goes to the </text:span><text:span text:style-name="T432">World </text:span><text:span text:style-name="T428">Data Center – Sunspot Index and Long-term Solar Observations (WDC-SILSO) at the Solar Influences Data Analysis</text:span><text:span text:style-name="T434"> </text:span><text:span text:style-name="T428">Center (SIDC), Royal Observatory of Belgium</text:span><text:span text:style-name="T435"> </text:span><text:span text:style-name="T428">(ROB).</text:span></text:p>
        <text:p text:style-name="P83">The PSP SPICE kernel was kindly provided by Angelos Vourlidas (check...).</text:p>
        <text:p text:style-name="P12"/>
        <text:p text:style-name="P12"/>
        <text:p text:style-name="P183"/>
        <text:h text:style-name="P117" text:outline-level="1">References</text:h>
        <text:p text:style-name="P320">Balogh, A., Bothmer, V., Crooker, N. U., et al. 1999, Space Sci. Rev., 89, 141 Banaszkiewicz, M., Axford, W. I., &amp; McKenzie, J. F. 1998, A&amp;A, 337, 940 Bougeret, J.-L., King, J. H., &amp; Schwenn, R. 1984, Sol. Phys., 90, 401</text:p>
        <text:p text:style-name="P321">Feldman, W. C., Asbridge, J. R., Bame, S. J., &amp; Gosling, J. T. 1978, J. Geo- phys. Res., 83, 2177</text:p>
        <text:p text:style-name="P156"><text:span text:style-name="T428">Fox, N. J., </text:span><text:span text:style-name="T432">Velli, </text:span><text:span text:style-name="T428">M. C., Bale, S. D., et al. 2015, Space Sci. </text:span><text:span text:style-name="T430">Rev. </text:span><text:span text:style-name="T436">Kasper,</text:span><text:span text:style-name="T433"> </text:span><text:span text:style-name="T436">J.</text:span><text:span text:style-name="T433"> </text:span><text:span text:style-name="T436">C.,</text:span><text:span text:style-name="T433"> </text:span><text:span text:style-name="T436">Stevens,</text:span><text:span text:style-name="T433"> </text:span><text:span text:style-name="T436">M.</text:span><text:span text:style-name="T433"> </text:span><text:span text:style-name="T436">L.,</text:span><text:span text:style-name="T433"> </text:span><text:span text:style-name="T436">Korreck,</text:span><text:span text:style-name="T433"> </text:span><text:span text:style-name="T436">K.</text:span><text:span text:style-name="T433"> </text:span><text:span text:style-name="T436">E.,</text:span><text:span text:style-name="T433"> </text:span><text:span text:style-name="T436">et</text:span><text:span text:style-name="T433"> </text:span><text:span text:style-name="T436">al.</text:span><text:span text:style-name="T433"> </text:span><text:span text:style-name="T436">2012,</text:span><text:span text:style-name="T433"> </text:span><text:span text:style-name="T436">ApJ,</text:span><text:span text:style-name="T433"> </text:span><text:span text:style-name="T436">745,</text:span><text:span text:style-name="T433"> </text:span><text:span text:style-name="T436">162</text:span></text:p>
        <text:p text:style-name="P325">King, J. H. &amp; Papitashvili, N. E. 2005, Journal of Geophysical Research (Space Physics), 110, A02104</text:p>
        <text:p text:style-name="P113">Leblanc, Y., Dulk, G. A., &amp; Bougeret, J.-L. 1998, Sol. Phys., 183, 165 McGregor, S. L., Hughes, W. J., Arge, C. N., Odstrcil, D., &amp; Schwadron, N. A.</text:p>
        <text:p text:style-name="P157"><text:span text:style-name="T428">2011a, Journal of Geophysical Research (Space Physics), 116, A03106 McGregor,</text:span><text:span text:style-name="T437"> </text:span><text:span text:style-name="T428">S.</text:span><text:span text:style-name="T437"> </text:span><text:span text:style-name="T428">L.,</text:span><text:span text:style-name="T437"> </text:span><text:span text:style-name="T428">Hughes,</text:span><text:span text:style-name="T437"> </text:span><text:span text:style-name="T438">W.</text:span><text:span text:style-name="T437"> </text:span><text:span text:style-name="T428">J.,</text:span><text:span text:style-name="T437"> </text:span><text:span text:style-name="T428">Arge,</text:span><text:span text:style-name="T437"> </text:span><text:span text:style-name="T428">C.</text:span><text:span text:style-name="T437"> </text:span><text:span text:style-name="T428">N.,</text:span><text:span text:style-name="T437"> </text:span><text:span text:style-name="T428">Owens,</text:span><text:span text:style-name="T437"> </text:span><text:span text:style-name="T428">M.</text:span><text:span text:style-name="T437"> </text:span><text:span text:style-name="T428">J.,</text:span><text:span text:style-name="T437"> </text:span><text:span text:style-name="T428">&amp;</text:span><text:span text:style-name="T437"> </text:span><text:span text:style-name="T428">Odstrcil,</text:span><text:span text:style-name="T437"> </text:span><text:span text:style-name="T428">D.</text:span><text:span text:style-name="T437"> </text:span><text:span text:style-name="T428">2011b,</text:span></text:p>
        <text:p text:style-name="P326">Journal of Geophysical Research (Space Physics), 116, A03101 Parker, E. N. 1958, ApJ, 128, 664</text:p>
        <text:p text:style-name="P323"><text:soft-page-break/>Richardson, I. G. &amp; Cane, H. V. 2012, Journal of Space Weather and Space Climate, 2, A2</text:p>
        <text:p text:style-name="P322">Rosenbauer, H., Schwenn, R., Marsch, E., et al. 1977, Journal of Geophysics Zeitschrift Geophysik, 42, 561</text:p>
        <text:p text:style-name="P327">Sanchez-Diaz, E., Rouillard, A. P., Lavraud, B., et al. 2016, Journal of Geophys- ical Research (Space Physics), 121, 2830</text:p>
        <text:p text:style-name="P328">Schwenn, R. 1983, in NASA Conference Publication, Vol. 228, NASA Confer- ence Publication</text:p>
        <text:p text:style-name="P79">Schwenn, R. 1990, Large-Scale Structure of the Interplanetary Medium, ed.</text:p>
        <text:p text:style-name="P329">R. Schwenn &amp; E. Marsch, 99</text:p>
        <text:p text:style-name="P84">Sheeley, N. R., Wang, Y.-M., Hawley, S. H., et al. 1997, ApJ, 484, 472</text:p>
        <text:p text:style-name="P324">SILSO World Data Center. 1963–2016, International Sunspot Number Monthly Bulletin and online catalogue</text:p>
        <text:p text:style-name="P85">Sittler, Jr., E. C. &amp; Guhathakurta, M. 1999, ApJ, 523, 812</text:p>
        <text:p text:style-name="P158"><text:span text:style-name="T428">Smith,</text:span><text:span text:style-name="T439"> </text:span><text:span text:style-name="T428">E.</text:span><text:span text:style-name="T439"> </text:span><text:span text:style-name="T428">J.</text:span><text:span text:style-name="T439"> </text:span><text:span text:style-name="T428">&amp;</text:span><text:span text:style-name="T439"> </text:span><text:span text:style-name="T428">Balogh,</text:span><text:span text:style-name="T439"> </text:span><text:span text:style-name="T428">A.</text:span><text:span text:style-name="T439"> </text:span><text:span text:style-name="T428">2003,</text:span><text:span text:style-name="T439"> </text:span><text:span text:style-name="T428">in</text:span><text:span text:style-name="T439"> </text:span><text:span text:style-name="T428">American</text:span><text:span text:style-name="T439"> </text:span><text:span text:style-name="T428">Institute</text:span><text:span text:style-name="T439"> </text:span><text:span text:style-name="T428">of</text:span><text:span text:style-name="T439"> </text:span><text:span text:style-name="T428">Physics</text:span><text:span text:style-name="T439"> </text:span><text:span text:style-name="T428">Conference</text:span><text:span text:style-name="T439"> </text:span><text:span text:style-name="T428">Se- ries,</text:span><text:span text:style-name="T431"> Vol. </text:span><text:span text:style-name="T428">679,</text:span><text:span text:style-name="T431"> </text:span><text:span text:style-name="T428">Solar</text:span><text:span text:style-name="T431"> </text:span><text:span text:style-name="T428">Wind</text:span><text:span text:style-name="T431"> </text:span><text:span text:style-name="T432">Ten,</text:span><text:span text:style-name="T431"> </text:span><text:span text:style-name="T428">ed.</text:span><text:span text:style-name="T431"> </text:span><text:span text:style-name="T428">M.</text:span><text:span text:style-name="T431"> </text:span><text:span text:style-name="T432">Velli,</text:span><text:span text:style-name="T431"> </text:span><text:span text:style-name="T428">R.</text:span><text:span text:style-name="T431"> </text:span><text:span text:style-name="T428">Bruno,</text:span><text:span text:style-name="T431"> </text:span><text:span text:style-name="T439">F.</text:span><text:span text:style-name="T431"> </text:span><text:span text:style-name="T428">Malara,</text:span><text:span text:style-name="T431"> </text:span><text:span text:style-name="T428">&amp;</text:span><text:span text:style-name="T431"> </text:span><text:span text:style-name="T428">B.</text:span><text:span text:style-name="T431"> </text:span><text:span text:style-name="T428">Bucci, 67–70</text:span></text:p>
        <text:p text:style-name="P331">Vourlidas, A., Howard, R. A., Plunkett, S. P., et al. 2016, Space Sci. Rev., 204, 83</text:p>
        <text:p text:style-name="P79">Wang, Y.-M., Sheeley, N. R., Socker, D. G., Howard, R. A., &amp; Rich, N. B. 2000,</text:p>
        <text:p text:style-name="P330">J. Geophys. Res., 105, 2513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1618in" fo:margin-right="0in" fo:text-align="justify" style:justify-single-word="false" fo:text-indent="-0.0807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0pt" style:font-name-asian="Times New Roman3" style:font-family-asian="'Times New Roman'" style:font-family-generic-asian="system" style:font-pitch-asian="variable" style:font-size-asian="10pt" style:font-name-complex="Times New Roman3" style:font-family-complex="'Times New Roman'" style:font-family-generic-complex="system" style:font-pitch-complex="variable" style:font-size-complex="10pt" style:text-scale="99%"/>
    </style:style>
    <style:style style:name="ListLabel_20_2" style:display-name="ListLabel 2"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3" style:display-name="ListLabel 3" style:family="text">
      <style:text-properties style:font-name="Arial" fo:font-family="Arial" style:font-family-generic="roman" style:font-pitch="variable"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0811in" fo:margin-left="0.0811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138in" fo:margin-right="0in" fo:margin-top="0.0118in" fo:margin-bottom="0in" loext:contextual-spacing="false" fo:text-indent="0in" style:auto-text-indent="false"/>
      <style:text-properties style:use-window-font-color="true"/>
    </style:style>
    <style:style style:name="MT1" style:family="text">
      <style:text-properties style:use-window-font-color="true" fo:font-size="9pt" style:font-size-asian="9pt"/>
    </style:style>
    <style:style style:name="MT2" style:family="text">
      <style:text-properties fo:font-size="9pt" style:font-size-asian="9pt"/>
    </style:style>
    <style:style style:name="MT3" style:family="text">
      <style:text-properties fo:font-size="9pt" fo:letter-spacing="-0.002in" style:font-size-asian="9pt"/>
    </style:style>
    <style:style style:name="MT4" style:family="text">
      <style:text-properties fo:font-size="9pt" fo:letter-spacing="-0.0083in" style:font-size-asian="9pt"/>
    </style:style>
    <style:style style:name="MT5" style:family="text">
      <style:text-properties style:use-window-font-color="true" fo:font-size="9pt" fo:letter-spacing="-0.002in" style:font-size-asian="9pt"/>
    </style:style>
    <style:style style:name="MT6" style:family="text">
      <style:text-properties style:use-window-font-color="true" fo:font-size="9pt" fo:letter-spacing="-0.0083in" style:font-size-asian="9pt"/>
    </style:style>
    <style:style style:name="MT7" style:family="text">
      <style:text-properties style:font-name="Arial" fo:font-size="9pt" fo:font-style="italic" style:font-size-asian="9pt" style:font-style-asian="italic"/>
    </style:style>
    <style:style style:name="MT8" style:family="text">
      <style:text-properties fo:font-size="9pt" fo:letter-spacing="-0.0181in" style:font-size-asian="9pt"/>
    </style:style>
    <style:style style:name="MT9" style:family="text">
      <style:text-properties style:use-window-font-color="true" style:font-name="Arial" fo:font-size="9pt" fo:font-style="italic" style:font-size-asian="9pt" style:font-style-asian="italic"/>
    </style:style>
    <style:style style:name="MT10" style:family="text">
      <style:text-properties style:use-window-font-color="true" fo:font-size="9pt" fo:letter-spacing="-0.0181in" style:font-size-asian="9pt"/>
    </style:style>
    <style:style style:name="M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1528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1"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2"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frame draw:style-name="Mfr1" draw:name="Frame4" text:anchor-type="paragraph" svg:x="1.9654in" svg:y="0.4382in" svg:width="4.3374in" svg:height="0.1791in" draw:z-index="120"><draw:text-box><text:p text:style-name="MP4"><text:span text:style-name="MT2">M. S. </text:span><text:span text:style-name="MT3">Venzmer </text:span><text:span text:style-name="MT2">and </text:span><text:span text:style-name="MT4">V. </text:span><text:span text:style-name="MT2">Bothmer: Solar wind prediction for the Parker Solar Probe orbit</text:span></text:p></draw:text-box></draw:frame><draw:custom-shape text:anchor-type="paragraph" draw:z-index="5" draw:name="Text Box 1" draw:style-name="Mgr3" draw:text-style-name="MP3" svg:width="4.337in" svg:height="0.1787in" svg:x="1.9654in" svg:y="0.4382in"><text:p text:style-name="MP2"><text:span text:style-name="MT1">M. S. </text:span><text:span text:style-name="MT5">Venzmer </text:span><text:span text:style-name="MT1">and </text:span><text:span text:style-name="MT6">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1" text:anchor-type="paragraph" svg:x="3.0634in" svg:y="0.4382in" svg:width="2.1425in" svg:height="0.1791in" draw:z-index="121"><draw:text-box><text:p text:style-name="MP4"><text:span text:style-name="MT7">A&amp;A proofs: </text:span><text:span text:style-name="MT2">manuscript no.</text:span><text:span text:style-name="MT8"> </text:span><text:span text:style-name="MT2">paperMVVB</text:span></text:p></draw:text-box></draw:frame><draw:custom-shape text:anchor-type="paragraph" draw:z-index="11" draw:name="Text Box 2" draw:style-name="Mgr4" draw:text-style-name="MP3" svg:width="2.1421in" svg:height="0.1787in" svg:x="3.0634in" svg:y="0.4382in"><text:p text:style-name="MP2"><text:span text:style-name="MT9">A&amp;A proofs: </text:span><text:span text:style-name="MT1">manuscript no.</text:span><text:span text:style-name="MT10">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5"/>
    <style:master-page style:name="Converted7" style:page-layout-name="Mpm4"/>
    <style:master-page style:name="Converted8" style:page-layout-name="Mpm5"/>
    <style:master-page style:name="Converted9" style:page-layout-name="Mpm4"/>
    <style:master-page style:name="Converted10" style:page-layout-name="Mpm5"/>
    <style:master-page style:name="Converted11" style:page-layout-name="Mpm4"/>
    <style:master-page style:name="Converted12" style:page-layout-name="Mpm5"/>
    <style:master-page style:name="Converted13" style:page-layout-name="Mpm4"/>
    <style:master-page style:name="Converted14" style:page-layout-name="Mpm5"/>
    <style:master-page style:name="Converted15" style:page-layout-name="Mpm4"/>
    <style:master-page style:name="Converted16" style:page-layout-name="Mpm5"/>
    <style:master-page style:name="Converted17" style:page-layout-name="Mpm4"/>
    <style:master-page style:name="Converted18" style:page-layout-name="Mpm5"/>
    <style:master-page style:name="Converted19" style:page-layout-name="Mpm6"/>
    <style:master-page style:name="Converted20" style:page-layout-name="Mpm5"/>
    <style:master-page style:name="Converted21" style:page-layout-name="Mpm4"/>
    <style:master-page style:name="Converted2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17-06-21T12:39:00</meta:creation-date>
    <dc:date>2017-06-22T15:06:39.765354284</dc:date>
    <meta:editing-duration>PT12M56S</meta:editing-duration>
    <meta:generator>LibreOffice/5.2.5.1$Linux_X86_64 LibreOffice_project/20m0$Build-1</meta:generator>
    <meta:document-statistic meta:table-count="1" meta:image-count="0" meta:object-count="0" meta:page-count="23" meta:paragraph-count="395" meta:word-count="7717" meta:character-count="47309" meta:non-whitespace-character-count="39837"/>
    <meta:user-defined meta:name="AppVersion">15.0000</meta:user-defined>
    <meta:user-defined meta:name="Created" meta:value-type="date">2017-06-21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6-2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